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66pt" style:font-size-asian="57.75pt" style:font-size-complex="66pt"/>
    </style:style>
    <style:style style:name="P2" style:family="paragraph" style:parent-style-name="Standard">
      <style:paragraph-properties fo:text-align="start" style:justify-single-word="false"/>
      <style:text-properties fo:font-size="66pt" officeooo:paragraph-rsid="00103163" style:font-size-asian="57.75pt" style:font-size-complex="66pt"/>
    </style:style>
    <style:style style:name="P3" style:family="paragraph" style:parent-style-name="Standard">
      <style:text-properties officeooo:paragraph-rsid="0011df14"/>
    </style:style>
    <style:style style:name="P4" style:family="paragraph" style:parent-style-name="Standard">
      <style:paragraph-properties fo:margin-top="0in" fo:margin-bottom="0.278in" loext:contextual-spacing="false" fo:text-align="center" style:justify-single-word="false"/>
      <style:text-properties style:font-name="Cambria" fo:font-size="44pt" style:text-underline-style="solid" style:text-underline-width="auto" style:text-underline-color="font-color" officeooo:paragraph-rsid="0011df14" style:font-size-asian="44pt" style:font-name-complex="Cambria" style:font-size-complex="44pt"/>
    </style:style>
    <style:style style:name="P5" style:family="paragraph" style:parent-style-name="Standard">
      <style:paragraph-properties fo:margin-top="0in" fo:margin-bottom="0.278in" loext:contextual-spacing="false" fo:text-align="center" style:justify-single-word="false"/>
      <style:text-properties style:font-name="Cambria" fo:font-size="44pt" style:text-underline-style="solid" style:text-underline-width="auto" style:text-underline-color="font-color" officeooo:paragraph-rsid="0011dec8" style:font-size-asian="44pt" style:font-name-complex="Cambria" style:font-size-complex="44pt"/>
    </style:style>
    <style:style style:name="P6" style:family="paragraph" style:parent-style-name="Standard">
      <style:paragraph-properties fo:margin-top="0in" fo:margin-bottom="0.278in" loext:contextual-spacing="false" fo:line-height="150%" fo:text-align="start" style:justify-single-word="false">
        <style:tab-stops>
          <style:tab-stop style:position="2.6665in"/>
          <style:tab-stop style:position="5.6457in"/>
        </style:tab-stops>
      </style:paragraph-properties>
      <style:text-properties style:font-name="Cambria" fo:font-size="44pt" style:text-underline-style="solid" style:text-underline-width="auto" style:text-underline-color="font-color" fo:font-weight="normal" officeooo:rsid="00163ed6" officeooo:paragraph-rsid="00163ed6" style:font-size-asian="44pt" style:font-weight-asian="normal" style:font-name-complex="Cambria" style:font-size-complex="36pt" style:font-weight-complex="normal"/>
    </style:style>
    <style:style style:name="P7" style:family="paragraph" style:parent-style-name="Standard">
      <style:paragraph-properties fo:margin-top="0in" fo:margin-bottom="0.278in" loext:contextual-spacing="false" fo:line-height="100%">
        <style:tab-stops>
          <style:tab-stop style:position="2in"/>
          <style:tab-stop style:position="2.9689in"/>
        </style:tab-stops>
      </style:paragraph-properties>
      <style:text-properties officeooo:paragraph-rsid="0011dec8"/>
    </style:style>
    <style:style style:name="P8" style:family="paragraph" style:parent-style-name="Standard">
      <style:paragraph-properties fo:margin-top="0in" fo:margin-bottom="0.278in" loext:contextual-spacing="false" fo:line-height="100%"/>
      <style:text-properties officeooo:paragraph-rsid="0011dec8"/>
    </style:style>
    <style:style style:name="P9" style:family="paragraph" style:parent-style-name="Standard">
      <style:paragraph-properties fo:margin-top="0in" fo:margin-bottom="0.278in" loext:contextual-spacing="false">
        <style:tab-stops>
          <style:tab-stop style:position="2.6665in"/>
        </style:tab-stops>
      </style:paragraph-properties>
      <style:text-properties officeooo:paragraph-rsid="0011df14"/>
    </style:style>
    <style:style style:name="P10" style:family="paragraph" style:parent-style-name="Standard">
      <style:paragraph-properties fo:margin-left="0in" fo:margin-right="0in" fo:margin-top="0in" fo:margin-bottom="0.278in" loext:contextual-spacing="false" fo:line-height="150%" fo:text-align="start" style:justify-single-word="false" fo:text-indent="0in" style:auto-text-indent="false">
        <style:tab-stops>
          <style:tab-stop style:position="2.6665in"/>
          <style:tab-stop style:position="5.6457in"/>
        </style:tab-stops>
      </style:paragraph-properties>
      <style:text-properties style:font-name="Cambria" fo:font-size="30pt" fo:font-weight="normal" officeooo:paragraph-rsid="0011df14" style:font-size-asian="30pt" style:font-weight-asian="normal" style:font-name-complex="Cambria" style:font-size-complex="30pt" style:font-weight-complex="normal"/>
    </style:style>
    <style:style style:name="P11" style:family="paragraph" style:parent-style-name="Standard">
      <style:paragraph-properties fo:margin-left="0in" fo:margin-right="0in" fo:margin-top="0in" fo:margin-bottom="0.278in" loext:contextual-spacing="false" fo:line-height="150%" fo:text-align="start" style:justify-single-word="false" fo:text-indent="0in" style:auto-text-indent="false">
        <style:tab-stops>
          <style:tab-stop style:position="2.6665in"/>
          <style:tab-stop style:position="5.6457in"/>
        </style:tab-stops>
      </style:paragraph-properties>
      <style:text-properties style:font-name="Cambria" fo:font-size="30pt" fo:font-weight="normal" officeooo:rsid="0011df14" officeooo:paragraph-rsid="0013122b" style:font-size-asian="30pt" style:font-weight-asian="normal" style:font-name-complex="Cambria" style:font-size-complex="30pt" style:font-weight-complex="normal"/>
    </style:style>
    <style:style style:name="P12" style:family="paragraph" style:parent-style-name="List_20_Paragraph">
      <style:paragraph-properties fo:margin-left="0in" fo:margin-right="0in" fo:margin-top="0in" fo:margin-bottom="0.278in" loext:contextual-spacing="true" fo:line-height="150%" fo:text-align="center" style:justify-single-word="false" fo:text-indent="0in" style:auto-text-indent="false">
        <style:tab-stops>
          <style:tab-stop style:position="2.6665in"/>
          <style:tab-stop style:position="5.6457in"/>
        </style:tab-stops>
      </style:paragraph-properties>
      <style:text-properties style:font-name="Cambria" fo:font-size="36pt" style:text-underline-style="solid" style:text-underline-width="auto" style:text-underline-color="font-color" fo:font-weight="normal" officeooo:rsid="001c1e29" officeooo:paragraph-rsid="001c1e29" style:font-size-asian="31.5pt" style:font-weight-asian="normal" style:font-name-complex="Cambria" style:font-size-complex="36pt" style:font-weight-complex="normal"/>
    </style:style>
    <style:style style:name="P13" style:family="paragraph" style:parent-style-name="List_20_Paragraph">
      <style:paragraph-properties fo:margin-left="0in" fo:margin-right="0in" fo:margin-top="0in" fo:margin-bottom="0.278in" loext:contextual-spacing="true" fo:line-height="150%" fo:text-align="center" style:justify-single-word="false" fo:text-indent="0in" style:auto-text-indent="false">
        <style:tab-stops>
          <style:tab-stop style:position="2.6665in"/>
          <style:tab-stop style:position="5.6457in"/>
        </style:tab-stops>
      </style:paragraph-properties>
      <style:text-properties style:font-name="Cambria" fo:font-size="125pt" style:text-underline-style="none" fo:font-weight="normal" officeooo:rsid="0017b406" officeooo:paragraph-rsid="0017b406" style:font-size-asian="125pt" style:font-weight-asian="normal" style:font-name-complex="Cambria" style:font-size-complex="125pt" style:font-weight-complex="normal"/>
    </style:style>
    <style:style style:name="P14" style:family="paragraph" style:parent-style-name="List_20_Paragraph">
      <style:paragraph-properties fo:margin-left="0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125pt" style:text-underline-style="none" fo:font-weight="normal" officeooo:rsid="001c1e29" officeooo:paragraph-rsid="001c1e29" style:font-size-asian="109.349998474121pt" style:font-weight-asian="normal" style:font-name-complex="Cambria" style:font-size-complex="125pt" style:font-weight-complex="normal"/>
    </style:style>
    <style:style style:name="P15" style:family="paragraph" style:parent-style-name="List_20_Paragraph">
      <style:paragraph-properties fo:margin-left="0in" fo:margin-right="0in" fo:margin-top="0in" fo:margin-bottom="0.278in" loext:contextual-spacing="true" fo:line-height="150%" fo:text-align="center" style:justify-single-word="false" fo:text-indent="0in" style:auto-text-indent="false">
        <style:tab-stops>
          <style:tab-stop style:position="2.6665in"/>
          <style:tab-stop style:position="5.6457in"/>
        </style:tab-stops>
      </style:paragraph-properties>
      <style:text-properties style:font-name="Cambria" fo:font-size="20pt" style:text-underline-style="none" fo:font-weight="normal" officeooo:rsid="0017b406" officeooo:paragraph-rsid="0017b406" style:font-size-asian="17.5pt" style:font-weight-asian="normal" style:font-name-complex="Cambria" style:font-size-complex="20pt" style:font-weight-complex="normal"/>
    </style:style>
    <style:style style:name="P16" style:family="paragraph" style:parent-style-name="List_20_Paragraph">
      <style:paragraph-properties fo:margin-left="0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20pt" style:text-underline-style="none" fo:font-weight="normal" officeooo:rsid="0017b406" officeooo:paragraph-rsid="0017b406" style:font-size-asian="17.5pt" style:font-weight-asian="normal" style:font-name-complex="Cambria" style:font-size-complex="20pt" style:font-weight-complex="normal"/>
    </style:style>
    <style:style style:name="P17" style:family="paragraph" style:parent-style-name="List_20_Paragraph">
      <style:paragraph-properties fo:margin-left="0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18pt" style:text-underline-style="none" fo:font-weight="normal" officeooo:rsid="0017b406" officeooo:paragraph-rsid="0017b406" style:font-size-asian="18pt" style:font-weight-asian="normal" style:font-name-complex="Cambria" style:font-size-complex="18pt" style:font-weight-complex="normal"/>
    </style:style>
    <style:style style:name="P18" style:family="paragraph" style:parent-style-name="List_20_Paragraph">
      <style:paragraph-properties fo:margin-left="0in" fo:margin-right="0in" fo:margin-top="0in" fo:margin-bottom="0.278in" loext:contextual-spacing="true" fo:line-height="150%" fo:text-align="start" style:justify-single-word="false" fo:text-indent="0in" style:auto-text-indent="false" style:writing-mode="lr-tb">
        <style:tab-stops>
          <style:tab-stop style:position="2.6665in"/>
          <style:tab-stop style:position="5.6457in"/>
        </style:tab-stops>
      </style:paragraph-properties>
      <style:text-properties style:font-name="Cambria" fo:font-size="18pt" style:text-underline-style="none" fo:font-weight="normal" officeooo:rsid="0017b406" officeooo:paragraph-rsid="0017b406" style:font-size-asian="18pt" style:font-weight-asian="normal" style:font-name-complex="Cambria" style:font-size-complex="18pt" style:font-weight-complex="normal"/>
    </style:style>
    <style:style style:name="P19" style:family="paragraph" style:parent-style-name="List_20_Paragraph">
      <style:paragraph-properties fo:margin-top="0in" fo:margin-bottom="0.278in" loext:contextual-spacing="true" fo:line-height="150%"/>
      <style:text-properties style:font-name="Cambria" fo:font-size="30pt" officeooo:paragraph-rsid="00109f43" style:font-size-asian="30pt" style:font-name-complex="Cambria" style:font-size-complex="30pt"/>
    </style:style>
    <style:style style:name="P20" style:family="paragraph" style:parent-style-name="List_20_Paragraph">
      <style:paragraph-properties fo:margin-top="0in" fo:margin-bottom="0.278in" loext:contextual-spacing="true" fo:line-height="150%" fo:text-align="start" style:justify-single-word="false"/>
      <style:text-properties style:font-name="Cambria" fo:font-size="30pt" fo:font-weight="normal" officeooo:paragraph-rsid="00109f43" style:font-size-asian="30pt" style:font-weight-asian="normal" style:font-name-complex="Cambria" style:font-size-complex="30pt" style:font-weight-complex="normal"/>
    </style:style>
    <style:style style:name="P21" style:family="paragraph" style:parent-style-name="List_20_Paragraph">
      <style:paragraph-properties fo:margin-top="0in" fo:margin-bottom="0.278in" loext:contextual-spacing="true" fo:line-height="150%" fo:text-align="center" style:justify-single-word="false"/>
      <style:text-properties style:text-underline-style="solid" style:text-underline-width="auto" style:text-underline-color="font-color" officeooo:paragraph-rsid="0013fe60"/>
    </style:style>
    <style:style style:name="P22" style:family="paragraph" style:parent-style-name="List_20_Paragraph">
      <style:paragraph-properties fo:margin-left="0.25in" fo:margin-right="0in" fo:margin-top="0in" fo:margin-bottom="0.278in" loext:contextual-spacing="true" fo:line-height="150%" fo:text-indent="0in" style:auto-text-indent="false"/>
      <style:text-properties style:font-name="Cambria" fo:font-size="30pt" officeooo:paragraph-rsid="00109f43" style:font-size-asian="30pt" style:font-name-complex="Cambria" style:font-size-complex="30pt"/>
    </style:style>
    <style:style style:name="P23" style:family="paragraph" style:parent-style-name="List_20_Paragraph">
      <style:paragraph-properties fo:margin-left="0.25in" fo:margin-right="0in" fo:margin-top="0in" fo:margin-bottom="0.278in" loext:contextual-spacing="true" fo:line-height="150%" fo:text-align="center" style:justify-single-word="false" fo:text-indent="0in" style:auto-text-indent="false">
        <style:tab-stops>
          <style:tab-stop style:position="2.6665in"/>
          <style:tab-stop style:position="5.6457in"/>
        </style:tab-stops>
      </style:paragraph-properties>
      <style:text-properties style:font-name="Cambria" fo:font-size="40pt" style:text-underline-style="solid" style:text-underline-width="auto" style:text-underline-color="font-color" fo:font-weight="normal" officeooo:rsid="00163ed6" officeooo:paragraph-rsid="00163ed6" style:font-size-asian="40pt" style:font-weight-asian="normal" style:font-name-complex="Cambria" style:font-size-complex="40pt" style:font-weight-complex="normal"/>
    </style:style>
    <style:style style:name="P24" style:family="paragraph" style:parent-style-name="List_20_Paragraph">
      <style:paragraph-properties fo:margin-left="0.25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24pt" style:text-underline-style="none" fo:font-weight="normal" officeooo:rsid="00163ed6" officeooo:paragraph-rsid="00163ed6" style:font-size-asian="24pt" style:font-weight-asian="normal" style:font-name-complex="Cambria" style:font-size-complex="24pt" style:font-weight-complex="normal"/>
    </style:style>
    <style:style style:name="P25" style:family="paragraph" style:parent-style-name="List_20_Paragraph">
      <style:paragraph-properties fo:margin-left="0.25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24pt" style:text-underline-style="none" fo:font-weight="normal" officeooo:rsid="00164bb5" officeooo:paragraph-rsid="00164bb5" style:font-size-asian="24pt" style:font-weight-asian="normal" style:font-name-complex="Cambria" style:font-size-complex="24pt" style:font-weight-complex="normal"/>
    </style:style>
    <style:style style:name="P26" style:family="paragraph" style:parent-style-name="List_20_Paragraph">
      <style:paragraph-properties fo:margin-left="0.25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88pt" style:text-underline-style="none" fo:font-weight="normal" officeooo:rsid="00164bb5" officeooo:paragraph-rsid="00164bb5" style:font-size-asian="77pt" style:font-weight-asian="normal" style:font-name-complex="Cambria" style:font-size-complex="88pt" style:font-weight-complex="normal"/>
    </style:style>
    <style:style style:name="P27" style:family="paragraph" style:parent-style-name="Header">
      <style:paragraph-properties fo:text-align="center" style:justify-single-word="false"/>
      <style:text-properties style:font-name="Cambria" fo:font-size="45pt" officeooo:paragraph-rsid="00109f43" style:font-size-asian="45pt" style:font-name-complex="Cambria" style:font-size-complex="48pt"/>
    </style:style>
    <style:style style:name="P28" style:family="paragraph" style:parent-style-name="Header">
      <style:paragraph-properties fo:text-align="center" style:justify-single-word="false"/>
      <style:text-properties style:font-name="Cambria" fo:font-size="45pt" style:text-underline-style="solid" style:text-underline-width="auto" style:text-underline-color="font-color" fo:font-weight="normal" officeooo:paragraph-rsid="00109f43" style:font-size-asian="45pt" style:font-weight-asian="normal" style:font-name-complex="Cambria" style:font-size-complex="48pt" style:font-weight-complex="normal"/>
    </style:style>
    <style:style style:name="P29" style:family="paragraph" style:parent-style-name="List_20_Paragraph" style:list-style-name="WW8Num1">
      <style:paragraph-properties fo:margin-top="0in" fo:margin-bottom="0.278in" loext:contextual-spacing="true" fo:line-height="150%"/>
      <style:text-properties style:font-name="Cambria" fo:font-size="30pt" officeooo:paragraph-rsid="00109f43" style:font-size-asian="30pt" style:font-name-complex="Cambria" style:font-size-complex="30pt"/>
    </style:style>
    <style:style style:name="P30" style:family="paragraph" style:parent-style-name="List_20_Paragraph" style:list-style-name="WW8Num1">
      <style:paragraph-properties fo:margin-top="0in" fo:margin-bottom="0.278in" loext:contextual-spacing="true" fo:line-height="150%"/>
      <style:text-properties style:font-name="Cambria" fo:font-size="30pt" officeooo:rsid="00051e2d" officeooo:paragraph-rsid="00109f43" style:font-size-asian="30pt" style:font-name-complex="Cambria" style:font-size-complex="30pt"/>
    </style:style>
    <style:style style:name="P31" style:family="paragraph" style:parent-style-name="List_20_Paragraph" style:list-style-name="WW8Num1">
      <style:paragraph-properties fo:margin-top="0in" fo:margin-bottom="0.278in" loext:contextual-spacing="true" fo:line-height="150%" fo:text-align="start" style:justify-single-word="false"/>
      <style:text-properties style:font-name="Cambria" fo:font-size="30pt" fo:font-weight="normal" officeooo:rsid="00103163" officeooo:paragraph-rsid="00109f43" style:font-size-asian="30pt" style:font-weight-asian="normal" style:font-name-complex="Cambria" style:font-size-complex="30pt" style:font-weight-complex="normal"/>
    </style:style>
    <style:style style:name="P32" style:family="paragraph" style:parent-style-name="List_20_Paragraph" style:list-style-name="L2">
      <style:paragraph-properties fo:margin-top="0in" fo:margin-bottom="0.278in" loext:contextual-spacing="true" fo:line-height="150%" fo:text-align="start" style:justify-single-word="false">
        <style:tab-stops>
          <style:tab-stop style:position="2.6665in"/>
          <style:tab-stop style:position="5.6457in"/>
        </style:tab-stops>
      </style:paragraph-properties>
      <style:text-properties style:font-name="Cambria" fo:font-size="24pt" style:text-underline-style="solid" style:text-underline-width="auto" style:text-underline-color="font-color" fo:font-weight="normal" officeooo:rsid="001c1e29" officeooo:paragraph-rsid="001c1e29" style:font-size-asian="21pt" style:font-weight-asian="normal" style:font-name-complex="Cambria" style:font-size-complex="24pt" style:font-weight-complex="normal"/>
    </style:style>
    <style:style style:name="P33" style:family="paragraph" style:parent-style-name="List_20_Paragraph">
      <style:paragraph-properties fo:margin-left="0in" fo:margin-right="0in" fo:margin-top="0in" fo:margin-bottom="0.278in" loext:contextual-spacing="true" fo:line-height="150%" fo:text-align="start" style:justify-single-word="false" fo:text-indent="0in" style:auto-text-indent="false">
        <style:tab-stops>
          <style:tab-stop style:position="2.6665in"/>
          <style:tab-stop style:position="5.6457in"/>
        </style:tab-stops>
      </style:paragraph-properties>
      <style:text-properties style:font-name="Cambria" fo:font-size="24pt" style:text-underline-style="solid" style:text-underline-width="auto" style:text-underline-color="font-color" fo:font-weight="normal" officeooo:rsid="001c1e29" officeooo:paragraph-rsid="001c1e29" style:font-size-asian="21pt" style:font-weight-asian="normal" style:font-name-complex="Cambria" style:font-size-complex="24pt" style:font-weight-complex="normal"/>
    </style:style>
    <style:style style:name="P34" style:family="paragraph" style:parent-style-name="Standard">
      <style:paragraph-properties fo:text-align="start" style:justify-single-word="false"/>
      <style:text-properties fo:font-size="66pt" fo:font-weight="bold" officeooo:rsid="00103163" style:font-size-asian="57.75pt" style:font-weight-asian="bold" style:font-size-complex="66pt" style:font-weight-complex="bold"/>
    </style:style>
    <style:style style:name="P35" style:family="paragraph" style:parent-style-name="Standard">
      <style:paragraph-properties fo:margin-left="0in" fo:margin-right="0in" fo:margin-top="0in" fo:margin-bottom="0.278in" loext:contextual-spacing="false" fo:line-height="150%" fo:text-align="start" style:justify-single-word="false" fo:text-indent="0in" style:auto-text-indent="false">
        <style:tab-stops>
          <style:tab-stop style:position="2.6665in"/>
          <style:tab-stop style:position="5.6457in"/>
        </style:tab-stops>
      </style:paragraph-properties>
      <style:text-properties style:font-name="Cambria" fo:font-size="25pt" fo:font-weight="normal" officeooo:rsid="0013122b" officeooo:paragraph-rsid="0013122b" style:font-size-asian="25pt" style:font-weight-asian="normal" style:font-name-complex="Cambria" style:font-size-complex="25pt" style:font-weight-complex="normal"/>
    </style:style>
    <style:style style:name="P36" style:family="paragraph" style:parent-style-name="Standard" style:list-style-name="L1">
      <style:paragraph-properties fo:margin-top="0in" fo:margin-bottom="0.278in" loext:contextual-spacing="false" fo:line-height="150%" fo:text-align="start" style:justify-single-word="false">
        <style:tab-stops>
          <style:tab-stop style:position="2.6665in"/>
          <style:tab-stop style:position="5.6457in"/>
        </style:tab-stops>
      </style:paragraph-properties>
      <style:text-properties style:font-name="Cambria" fo:font-size="22pt" fo:font-weight="normal" officeooo:rsid="0013fe60" officeooo:paragraph-rsid="0013fe60" style:font-size-asian="22pt" style:font-weight-asian="normal" style:font-name-complex="Cambria" style:font-size-complex="22pt" style:font-weight-complex="normal"/>
    </style:style>
    <style:style style:name="P37" style:family="paragraph" style:parent-style-name="Standard" style:list-style-name="L1">
      <style:paragraph-properties fo:margin-top="0in" fo:margin-bottom="0.278in" loext:contextual-spacing="false" fo:line-height="150%" fo:text-align="start" style:justify-single-word="false">
        <style:tab-stops>
          <style:tab-stop style:position="2.6665in"/>
          <style:tab-stop style:position="5.6457in"/>
        </style:tab-stops>
      </style:paragraph-properties>
      <style:text-properties style:font-name="Cambria" fo:font-size="22pt" fo:font-weight="normal" officeooo:rsid="00143e1e" officeooo:paragraph-rsid="00143e1e" style:font-size-asian="22pt" style:font-weight-asian="normal" style:font-name-complex="Cambria" style:font-size-complex="22pt" style:font-weight-complex="normal"/>
    </style:style>
    <style:style style:name="P38" style:family="paragraph" style:parent-style-name="Standard" style:list-style-name="L1">
      <style:paragraph-properties fo:margin-top="0in" fo:margin-bottom="0.278in" loext:contextual-spacing="false" fo:line-height="150%" fo:text-align="start" style:justify-single-word="false">
        <style:tab-stops>
          <style:tab-stop style:position="2.6665in"/>
          <style:tab-stop style:position="5.6457in"/>
        </style:tab-stops>
      </style:paragraph-properties>
      <style:text-properties style:font-name="Cambria" fo:font-size="22pt" fo:font-weight="normal" officeooo:rsid="0016198b" officeooo:paragraph-rsid="0016198b" style:font-size-asian="22pt" style:font-weight-asian="normal" style:font-name-complex="Cambria" style:font-size-complex="22pt" style:font-weight-complex="normal"/>
    </style:style>
    <style:style style:name="P39" style:family="paragraph" style:parent-style-name="Standard" style:list-style-name="L1">
      <style:paragraph-properties fo:margin-top="0in" fo:margin-bottom="0.278in" loext:contextual-spacing="false" fo:line-height="150%" fo:text-align="start" style:justify-single-word="false">
        <style:tab-stops>
          <style:tab-stop style:position="2.6665in"/>
          <style:tab-stop style:position="5.6457in"/>
        </style:tab-stops>
      </style:paragraph-properties>
      <style:text-properties style:font-name="Cambria" fo:font-size="22pt" fo:font-weight="normal" officeooo:rsid="00163ed6" officeooo:paragraph-rsid="00163ed6" style:font-size-asian="22pt" style:font-weight-asian="normal" style:font-name-complex="Cambria" style:font-size-complex="22pt" style:font-weight-complex="normal"/>
    </style:style>
    <style:style style:name="T1" style:family="text">
      <style:text-properties fo:font-weight="bold" officeooo:rsid="00103163" style:font-weight-asian="bold" style:font-weight-complex="bold"/>
    </style:style>
    <style:style style:name="T2" style:family="text">
      <style:text-properties fo:font-size="48pt" fo:font-weight="bold" officeooo:rsid="00103163" style:font-size-asian="48pt" style:font-weight-asian="bold" style:font-size-complex="48pt" style:font-weight-complex="bold"/>
    </style:style>
    <style:style style:name="T3" style:family="text">
      <style:text-properties fo:font-size="48pt" fo:font-style="italic" fo:font-weight="bold" officeooo:rsid="00103163" style:font-size-asian="48pt" style:font-style-asian="italic" style:font-weight-asian="bold" style:font-size-complex="48pt" style:font-style-complex="italic" style:font-weight-complex="bold"/>
    </style:style>
    <style:style style:name="T4" style:family="text">
      <style:text-properties fo:font-size="72pt" fo:font-weight="bold" officeooo:rsid="00103163" style:font-size-asian="72pt" style:font-weight-asian="bold" style:font-size-complex="72pt" style:font-weight-complex="bold"/>
    </style:style>
    <style:style style:name="T5" style:family="text">
      <style:text-properties fo:font-size="80pt" fo:font-weight="bold" officeooo:rsid="00103163" style:font-size-asian="80pt" style:font-weight-asian="bold" style:font-size-complex="80pt" style:font-weight-complex="bold"/>
    </style:style>
    <style:style style:name="T6" style:family="text">
      <style:text-properties style:font-name-asian="Cambria"/>
    </style:style>
    <style:style style:name="T7" style:family="text">
      <style:text-properties style:font-name="Cambria" fo:font-size="28pt" style:font-size-asian="28pt" style:font-name-complex="Cambria" style:font-size-complex="28pt"/>
    </style:style>
    <style:style style:name="T8" style:family="text">
      <style:text-properties style:font-name="Cambria" fo:font-size="28pt" officeooo:rsid="0011dec8" style:font-size-asian="28pt" style:font-name-complex="Cambria" style:font-size-complex="28pt"/>
    </style:style>
    <style:style style:name="T9" style:family="text">
      <style:text-properties style:font-name="Cambria" fo:font-size="28pt" officeooo:rsid="0011df14" style:font-size-asian="28pt" style:font-name-complex="Cambria" style:font-size-complex="28pt"/>
    </style:style>
    <style:style style:name="T10" style:family="text">
      <style:text-properties style:font-name="Cambria" fo:font-size="25pt" style:font-size-asian="25pt" style:font-name-complex="Cambria" style:font-size-complex="25pt"/>
    </style:style>
    <style:style style:name="T11" style:family="text">
      <style:text-properties style:font-name="Cambria" fo:font-size="25pt" style:font-size-asian="25pt" style:font-name-complex="Cambria" style:font-size-complex="28pt"/>
    </style:style>
    <style:style style:name="T12" style:family="text">
      <style:text-properties style:font-name="Cambria" fo:font-size="25pt" style:font-name-asian="Cambria" style:font-size-asian="25pt" style:font-name-complex="Cambria" style:font-size-complex="25pt"/>
    </style:style>
    <style:style style:name="T13" style:family="text">
      <style:text-properties style:font-name="Cambria" fo:font-size="24pt" style:font-size-asian="24pt" style:font-name-complex="Cambria" style:font-size-complex="28pt"/>
    </style:style>
    <style:style style:name="T14" style:family="text">
      <style:text-properties style:font-name="Cambria" fo:font-size="24pt" style:font-size-asian="24pt" style:font-name-complex="Cambria" style:font-size-complex="24pt"/>
    </style:style>
    <style:style style:name="T15" style:family="text">
      <style:text-properties style:font-name="Cambria" fo:font-size="38pt" style:font-size-asian="38pt" style:font-name-complex="Cambria" style:font-size-complex="16pt"/>
    </style:style>
    <style:style style:name="T16" style:family="text">
      <style:text-properties style:font-name="Cambria" fo:font-size="36pt" style:font-size-asian="36pt" style:font-name-complex="Cambria" style:font-size-complex="36pt"/>
    </style:style>
    <style:style style:name="T17" style:family="text">
      <style:text-properties style:font-name="Cambria" fo:font-size="36pt" officeooo:rsid="0013fe60" style:font-size-asian="36pt" style:font-name-complex="Cambria" style:font-size-complex="36pt"/>
    </style:style>
    <style:style style:name="T18" style:family="text">
      <style:text-properties style:font-name="Cambria" fo:font-size="36pt" fo:font-weight="normal" officeooo:rsid="0013122b" style:font-size-asian="36pt" style:font-weight-asian="normal" style:font-name-complex="Cambria" style:font-size-complex="36pt" style:font-weight-complex="normal"/>
    </style:style>
    <style:style style:name="T19" style:family="text">
      <style:text-properties fo:font-size="28pt" style:font-size-asian="28pt" style:font-size-complex="28pt"/>
    </style:style>
    <style:style style:name="T20" style:family="text">
      <style:text-properties fo:font-size="25pt" style:font-size-asian="25pt" style:font-size-complex="25pt"/>
    </style:style>
    <style:style style:name="T21" style:family="text">
      <style:text-properties fo:font-size="25pt" officeooo:rsid="0013122b" style:font-size-asian="25pt" style:font-size-complex="25pt"/>
    </style:style>
    <style:style style:name="T22" style:family="text">
      <style:text-properties officeooo:rsid="00143e1e"/>
    </style:style>
    <style:style style:name="T23" style:family="text">
      <style:text-properties officeooo:rsid="00163ed6"/>
    </style:style>
    <style:style style:name="T24" style:family="text">
      <style:text-properties officeooo:rsid="00164bb5"/>
    </style:style>
    <style:style style:name="T25" style:family="text">
      <style:text-properties officeooo:rsid="001adaa1"/>
    </style:style>
    <style:style style:name="T26" style:family="text">
      <style:text-properties officeooo:rsid="001f1b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s text:c="5"/></text:p>
      <text:p text:style-name="P2"><text:span text:style-name="T1"><text:s text:c="7"/></text:span><text:span text:style-name="T5">V</text:span><text:span text:style-name="T1">irtual</text:span></text:p>
      <text:p text:style-name="P1"><text:span text:style-name="T1"><text:s text:c="16"/></text:span><text:span text:style-name="T4">S</text:span><text:span text:style-name="T1">id</text:span></text:p>
      <text:p text:style-name="P34"/>
      <text:p text:style-name="P34"><text:s text:c="19"/></text:p>
      <text:p text:style-name="P1"><text:span text:style-name="T1"><text:s text:c="16"/></text:span><text:span text:style-name="T3">Siddiq M</text:span><text:span text:style-name="T2"> </text:span></text:p>
      <text:p text:style-name="P28"><text:soft-page-break/>TABLE OF CONTENTS</text:p>
      <text:p text:style-name="P27"/>
      <text:list xml:id="list3987533067" text:style-name="WW8Num1">
        <text:list-item>
          <text:p text:style-name="P29">CERTIFICATE</text:p>
        </text:list-item>
        <text:list-item>
          <text:p text:style-name="P30">ACKNOWLEDGMENT</text:p>
        </text:list-item>
        <text:list-item>
          <text:p text:style-name="P29">DESCRIPTION</text:p>
        </text:list-item>
        <text:list-item>
          <text:p text:style-name="P29">HARDWARE &amp; SOFTWARE </text:p>
        </text:list-item>
      </text:list>
      <text:p text:style-name="P19"><text:span text:style-name="T6"><text:s text:c="5"/></text:span>REQUIREMENTS</text:p>
      <text:list xml:id="list112416107221911" text:continue-numbering="true" text:style-name="WW8Num1">
        <text:list-item>
          <text:p text:style-name="P29">LIBRARIES &amp; THEIR </text:p>
        </text:list-item>
      </text:list>
      <text:p text:style-name="P22"><text:span text:style-name="T6"><text:s text:c="10"/></text:span>PURPOSES</text:p>
      <text:list xml:id="list112416156627649" text:continue-numbering="true" text:style-name="WW8Num1">
        <text:list-item>
          <text:p text:style-name="P29">CODING</text:p>
        </text:list-item>
        <text:list-item>
          <text:p text:style-name="P29">OUTPUT</text:p>
        </text:list-item>
        <text:list-item>
          <text:p text:style-name="P31">BIBLIOGRAPHY</text:p>
        </text:list-item>
      </text:list>
      <text:p text:style-name="P20"/>
      <text:p text:style-name="P5"><text:soft-page-break/>HARDWARE REQUIREMENTS</text:p>
      <text:p text:style-name="P7"><text:span text:style-name="T7">Processor: </text:span><text:span text:style-name="T14">Intel(R) Core(TM) i3-2120 CPU @ 3.30GHZ </text:span></text:p>
      <text:p text:style-name="P8"><text:span text:style-name="T7">RAM: </text:span><text:span text:style-name="T9">4</text:span><text:span text:style-name="T13">.00 GB</text:span></text:p>
      <text:p text:style-name="P8"><text:span text:style-name="T7">Hard Disk: </text:span><text:span text:style-name="T9">64</text:span><text:span text:style-name="T11"> GB</text:span></text:p>
      <text:p text:style-name="P8"><text:span text:style-name="T7">Monitor: </text:span><text:span text:style-name="T11">15 VGA COLOR</text:span></text:p>
      <text:p text:style-name="P8"><text:span text:style-name="T7">Mouse: </text:span><text:span text:style-name="T11">Any</text:span></text:p>
      <text:p text:style-name="P8"><text:span text:style-name="T7">Keyboard: </text:span><text:span text:style-name="T11">Any</text:span></text:p>
      <text:p text:style-name="P4"/>
      <text:p text:style-name="P4"/>
      <text:p text:style-name="P4"/>
      <text:p text:style-name="P4"><text:soft-page-break/>SOFTWARE REQUIREMENTS</text:p>
      <text:p text:style-name="P3"><text:span text:style-name="T7">Operating System:</text:span><text:span text:style-name="T15"> </text:span><text:span text:style-name="T10">64-bit Operating System, </text:span></text:p>
      <text:p text:style-name="P3"><text:span text:style-name="T12"><text:s text:c="42"/></text:span><text:span text:style-name="T10">x64-based processor</text:span><text:span text:style-name="T15"> </text:span></text:p>
      <text:p text:style-name="P9"><text:span text:style-name="T7">Software: </text:span><text:span text:style-name="T8">IDLE</text:span></text:p>
      <text:p text:style-name="P10"><text:span text:style-name="T19">Coding Language: </text:span><text:span text:style-name="T20">Python</text:span></text:p>
      <text:p text:style-name="P11"><text:span text:style-name="T20">Automation Software: </text:span><text:span text:style-name="T21">Chromium <text:s/><text:tab/><text:tab/>(Latest released Version) <text:s text:c="23"/></text:span></text:p>
      <text:p text:style-name="P35">Module Support Software: PyAudio</text:p>
      <text:p text:style-name="P35">Additional Package Management </text:p>
      <text:p text:style-name="P35">System: pipwin</text:p>
      <text:p text:style-name="P35"/>
      <text:p text:style-name="P21"><text:soft-page-break/><text:span text:style-name="T16">LIBRARIES &amp; THEI</text:span><text:span text:style-name="T17">R </text:span><text:span text:style-name="T18">PURPOSES</text:span></text:p>
      <text:list xml:id="list1175849359" text:style-name="L1">
        <text:list-item>
          <text:p text:style-name="P36"><text:span text:style-name="T22">O</text:span>s Module→ Provides functions to interact with operation system</text:p>
        </text:list-item>
        <text:list-item>
          <text:p text:style-name="P36"><text:span text:style-name="T22">T</text:span>ime Module→ Used to <text:span text:style-name="T22">create time frameworks inside the program</text:span></text:p>
        </text:list-item>
        <text:list-item>
          <text:p text:style-name="P37">Math Module→ Used to perform mathematical functions</text:p>
        </text:list-item>
        <text:list-item>
          <text:p text:style-name="P37">Keyboard Module→ Used to operate keyboard</text:p>
        </text:list-item>
        <text:list-item>
          <text:p text:style-name="P37">Requests Module→ Used to send http requests to URLs</text:p>
        </text:list-item>
        <text:list-item>
          <text:p text:style-name="P38">Webbrowser Module→ Used to open URLs</text:p>
        </text:list-item>
        <text:list-item>
          <text:p text:style-name="P38"><text:soft-page-break/>gtts Module→ Used to convert text to MP3 file</text:p>
        </text:list-item>
        <text:list-item>
          <text:p text:style-name="P38">Speech_Recognition Module→ Used to Voice input to text</text:p>
        </text:list-item>
        <text:list-item>
          <text:p text:style-name="P38">Datetime Module→ Used to show date, day, time, month, year, etc…</text:p>
        </text:list-item>
        <text:list-item>
          <text:p text:style-name="P38">bs4→ It is an XML and HTML parser and used for web scraping</text:p>
        </text:list-item>
        <text:list-item>
          <text:p text:style-name="P38">Selenium→ Used for web browser automation</text:p>
        </text:list-item>
        <text:list-item>
          <text:p text:style-name="P38">Collections <text:span text:style-name="T23">Module</text:span>→<text:span text:style-name="T23"> It is a data-structure module</text:span></text:p>
        </text:list-item>
        <text:list-item>
          <text:p text:style-name="P39">playsound Module→ used to play MP3 files</text:p>
        </text:list-item>
      </text:list>
      <text:p text:style-name="P6"/>
      <text:p text:style-name="P23"><text:soft-page-break/>DESCRIPTION</text:p>
      <text:p text:style-name="P24">Sid is a Virtual Assistant and a Voice Assistant named Glenda. They could I can update you with ⫸Weather ⫸Stocks ⫸Trending Hashtags ⫸News Headlines ⫸Trending Subjects ⫸Latest News ⫸News Coverage ⫸World News ⫸Sports News ⫸Business News ⫸Tech news ⫸Local News. <text:span text:style-name="T24">They could get you to Google, Wikipedia, Facebook, Netflix, Instagram, YouTube, Amazon &amp; So On… i.e. they can Get you anything from Any WebSite and any Application in the Device for you. They can Play any Song of your Choice, Can Answer doubts or Questions you ask! Can tell the News on a Specific Subject/Topic you </text:span><text:soft-page-break/><text:span text:style-name="T24">ask! Can tell about anyone/anything you ask. They can Extract Whole HTML file of the Website/URL You feed, They can thoroughly Scan the Folder you feed and List you the Files in it. They can play Live News. They do the Mathematical Logics and Conversions and computer base conversions too. They can tell you Jokes too. They can ShutDown / LogOut / Restart the Device with your command. They have Fitness Tips and Sid has a Personal Sketch to say…..</text:span></text:p>
      <text:p text:style-name="P25">And Truth is, They can Literally do Anything! </text:p>
      <text:p text:style-name="P25"/>
      <text:p text:style-name="P25"/>
      <text:p text:style-name="P25"/>
      <text:p text:style-name="P25"/>
      <text:p text:style-name="P25"><text:soft-page-break/></text:p>
      <text:p text:style-name="P26"/>
      <text:p text:style-name="P13">CODING</text:p>
      <text:p text:style-name="P13"/>
      <text:p text:style-name="P15"/>
      <text:p text:style-name="P15"><text:soft-page-break/></text:p>
      <text:p text:style-name="P16">#########=======_Virtual Sid_=======##########</text:p>
      <text:p text:style-name="P17">import os</text:p>
      <text:p text:style-name="P17">import time</text:p>
      <text:p text:style-name="P17">import math</text:p>
      <text:p text:style-name="P17">import random</text:p>
      <text:p text:style-name="P17">import keyboard</text:p>
      <text:p text:style-name="P17">import requests</text:p>
      <text:p text:style-name="P17">import webbrowser</text:p>
      <text:p text:style-name="P17">from gtts import gTTS</text:p>
      <text:p text:style-name="P17">import speech_recognition</text:p>
      <text:p text:style-name="P17">from datetime import datetime</text:p>
      <text:p text:style-name="P17">from bs4 import BeautifulSoup</text:p>
      <text:p text:style-name="P17">from selenium import webdriver</text:p>
      <text:p text:style-name="P17">from collections import Counter</text:p>
      <text:p text:style-name="P17">from playsound import playsound</text:p>
      <text:p text:style-name="P17">v='YES'#input("Do you want VoiceOver:").capatalize()</text:p>
      <text:p text:style-name="P17">def process():</text:p>
      <text:p text:style-name="P17"><text:s text:c="4"/>while True:</text:p>
      <text:p text:style-name="P17"><text:s text:c="8"/>try:</text:p>
      <text:p text:style-name="P17"><text:s text:c="12"/>os.remove("C:\Python Files\Audiofiles\VoiceOver.mp3")</text:p>
      <text:p text:style-name="P17"><text:soft-page-break/><text:s text:c="8"/>except:</text:p>
      <text:p text:style-name="P17"><text:s text:c="12"/>pass</text:p>
      <text:p text:style-name="P17"><text:s text:c="8"/>q_=input().casefold()</text:p>
      <text:p text:style-name="P17"><text:s text:c="8"/>if q_=='':</text:p>
      <text:p text:style-name="P17"><text:s text:c="12"/>try:</text:p>
      <text:p text:style-name="P17"><text:s text:c="16"/>_r_=speech_recognition.Recognizer()</text:p>
      <text:p text:style-name="P17"><text:s text:c="16"/>with speech_recognition.Microphone() as h:</text:p>
      <text:p text:style-name="P17"><text:s text:c="20"/>_r_.adjust_for_ambient_noise(h)</text:p>
      <text:p text:style-name="P17"><text:s text:c="20"/>_r_.energy_threshold=5000</text:p>
      <text:p text:style-name="P17"><text:s text:c="20"/>playsound(r"C:\Python Files\Audiofiles\On.mp3")</text:p>
      <text:p text:style-name="P17"><text:s text:c="20"/>a=_r_.listen(h)</text:p>
      <text:p text:style-name="P17"><text:s text:c="16"/>playsound(r"C:\Python Files\Audiofiles\Off.mp3")</text:p>
      <text:p text:style-name="P17"><text:s text:c="16"/>d_=_r_.recognize_google(a).casefold()</text:p>
      <text:p text:style-name="P17"><text:s text:c="16"/>if (("hey" in d_ or "hi" in d_ or "hay" in d_ or "ok" in d_ <text:span text:style-name="T26">or </text:span><text:s/>"hai" in d_ <text:span text:style-name="T26">or “hello” in d_</text:span>) and ("siri" in d_ or "google" in d_ or "cortana" in d_ or "bixby" in d_ or "alexa" in d_ <text:span text:style-name="T26">or “jarvis” in d_</text:span>)) and ("about" not in d_ and "who" not in d_ and "what" not in d_ and "how" not in d_ and "where" not in d_ and "when" not in d_ and "in" not in d_):</text:p>
      <text:p text:style-name="P17"><text:s text:c="20"/>r=["For clearification: I'm Sid", "That's Awkward!", "That's Awful", "I did'nt Expect that!", "You're dissappointing <text:soft-page-break/>Me!", "You're here with different Person in a different Platform", "I thought you Recognise me!"]</text:p>
      <text:p text:style-name="P17"><text:s text:c="20"/>r_=random.randint(0,6)</text:p>
      <text:p text:style-name="P17"><text:s text:c="20"/>t_=r[r_]</text:p>
      <text:p text:style-name="P17"><text:s text:c="20"/>(t_)</text:p>
      <text:p text:style-name="P17"><text:s text:c="20"/>r1=["That is Awkward!", "That is Awful", "I did'nt Expect that!", "You're dissappointing Me!", "You're here with different Person in a different Platform", "I thought you Recognise me!"]</text:p>
      <text:p text:style-name="P17"><text:s text:c="20"/>r1_=random.randint(0,5)</text:p>
      <text:p text:style-name="P17"><text:s text:c="20"/>t=r1[r1_]</text:p>
      <text:p text:style-name="P17"><text:s text:c="20"/>if v == "YES":</text:p>
      <text:p text:style-name="P17"><text:s text:c="24"/>s=gTTS(text="hmm,{}".format(t),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lse:</text:p>
      <text:p text:style-name="P17"><text:s text:c="20"/>print(" ◀▼▶")</text:p>
      <text:p text:style-name="P17"><text:soft-page-break/><text:s text:c="20"/>if len(d_)&gt;100:</text:p>
      <text:p text:style-name="P17"><text:s text:c="24"/>pass</text:p>
      <text:p text:style-name="P17"><text:s text:c="20"/>else:</text:p>
      <text:p text:style-name="P17"><text:s text:c="24"/>q_=d_</text:p>
      <text:p text:style-name="P17"><text:s text:c="24"/>time.sleep(1)</text:p>
      <text:p text:style-name="P17"><text:s text:c="20"/>print(d_)</text:p>
      <text:p text:style-name="P17"><text:s text:c="12"/>except:</text:p>
      <text:p text:style-name="P17"><text:s text:c="16"/>q_=input("").casefold()</text:p>
      <text:p text:style-name="P17"><text:s text:c="8"/>else:</text:p>
      <text:p text:style-name="P17"><text:s text:c="12"/>q_=q_</text:p>
      <text:p text:style-name="P17"><text:s text:c="8"/>try:</text:p>
      <text:p text:style-name="P17"><text:s text:c="12"/>if q_ is True:</text:p>
      <text:p text:style-name="P17"><text:s text:c="16"/>pass</text:p>
      <text:p text:style-name="P17"><text:s text:c="12"/>elif q_ == "":</text:p>
      <text:p text:style-name="P17"><text:s text:c="16"/>pass</text:p>
      <text:p text:style-name="P17"><text:s text:c="12"/>elif "hi " in q_ or "hay " in q_ or "hey" in q_ or "hai" in q_ or "hello" in q_:</text:p>
      <text:p text:style-name="P17"><text:s text:c="16"/>__r__=["Hey Hi","Hi!","Hello","Hola"]</text:p>
      <text:p text:style-name="P17"><text:s text:c="16"/>i=random.randint(0,len(__r__)-1)</text:p>
      <text:p text:style-name="P17"><text:s text:c="16"/>print(__r__[i])</text:p>
      <text:p text:style-name="P17"><text:s text:c="16"/>if v == "YES":</text:p>
      <text:p text:style-name="P17"><text:soft-page-break/><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play" in q_ and "how" not in q_:</text:p>
      <text:p text:style-name="P17"><text:s text:c="16"/>try:</text:p>
      <text:p text:style-name="P17"><text:s text:c="20"/>l= q_.split()</text:p>
      <text:p text:style-name="P17"><text:s text:c="20"/>try:</text:p>
      <text:p text:style-name="P17"><text:s text:c="24"/>i=l.index("about")+1</text:p>
      <text:p text:style-name="P17"><text:s text:c="20"/>except:</text:p>
      <text:p text:style-name="P17"><text:s text:c="24"/>i=l.index("play")+1</text:p>
      <text:p text:style-name="P17"><text:s text:c="20"/>try:</text:p>
      <text:p text:style-name="P17"><text:s text:c="24"/>j=l.index("in")</text:p>
      <text:p text:style-name="P17"><text:s text:c="24"/>w=' '.join(l[i:j])</text:p>
      <text:p text:style-name="P17"><text:s text:c="20"/>except:</text:p>
      <text:p text:style-name="P17"><text:s text:c="24"/>try:</text:p>
      <text:p text:style-name="P17"><text:s text:c="28"/>j=l.index("on")</text:p>
      <text:p text:style-name="P17"><text:s text:c="28"/>w=' '.join(l[i:j])</text:p>
      <text:p text:style-name="P17"><text:s text:c="24"/>except:</text:p>
      <text:p text:style-name="P17"><text:soft-page-break/><text:s text:c="28"/>try:</text:p>
      <text:p text:style-name="P17"><text:s text:c="32"/>j=l.index("from")</text:p>
      <text:p text:style-name="P17"><text:s text:c="32"/>w=' '.join(l[i:j])</text:p>
      <text:p text:style-name="P17"><text:s text:c="28"/>except: <text:s text:c="34"/></text:p>
      <text:p text:style-name="P17"><text:s text:c="32"/>w=' '.join(l[i:])</text:p>
      <text:p text:style-name="P17"><text:s text:c="20"/>print("Just Sit Back And Hold Tight!")</text:p>
      <text:p text:style-name="P17"><text:s text:c="20"/>print("We Are Heading To Youtube...")</text:p>
      <text:p text:style-name="P17"><text:s text:c="20"/>chrome_options = webdriver.ChromeOptions()</text:p>
      <text:p text:style-name="P17"><text:s text:c="20"/>d= webdriver.Chrome(executable_path='C:\Program Files (x86)\Google\Chrome\Application\chromedriver.exe',options = chrome_options)</text:p>
      <text:p text:style-name="P17"><text:s text:c="20"/>d.get("https://www.youtube.com/")</text:p>
      <text:p text:style-name="P17"><text:s text:c="20"/>time.sleep(1)</text:p>
      <text:p text:style-name="P17"><text:s text:c="20"/>keyboard.press_and_release('win + Up')</text:p>
      <text:p text:style-name="P17"><text:s text:c="20"/>time.sleep(1)</text:p>
      <text:p text:style-name="P17"><text:s text:c="20"/>keyboard.press_and_release('win + Up')</text:p>
      <text:p text:style-name="P17"><text:s text:c="20"/>time.sleep(1)</text:p>
      <text:p text:style-name="P17"><text:s text:c="20"/>keyboard.press_and_release('win + Right')</text:p>
      <text:p text:style-name="P17"><text:s text:c="20"/>time.sleep(1)</text:p>
      <text:p text:style-name="P17"><text:s text:c="20"/>s_ = d.find_element_by_name('search_query')</text:p>
      <text:p text:style-name="P17"><text:s text:c="20"/>s_.send_keys(w)</text:p>
      <text:p text:style-name="P17"><text:soft-page-break/><text:s text:c="20"/>s_.submit()</text:p>
      <text:p text:style-name="P17"><text:s text:c="20"/>c= d.find_element_by_xpath('//*[@id="video-title"]/yt-formatted-string')</text:p>
      <text:p text:style-name="P17"><text:s text:c="20"/>c.click()</text:p>
      <text:p text:style-name="P17"><text:s text:c="20"/>print("And.....Now Playing {} on Youtube".format(w))</text:p>
      <text:p text:style-name="P17"><text:s text:c="20"/>if v == "YES":</text:p>
      <text:p text:style-name="P17"><text:s text:c="24"/>s=gTTS(text="hmm! now playing, {} in Youtube".format(w),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oft-page-break/><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4"/>try:</text:p>
      <text:p text:style-name="P17"><text:s text:c="28"/>if v == "YES":</text:p>
      <text:p text:style-name="P17"><text:s text:c="32"/>s=gTTS(text="hmm These are results for {} in internet".format(w),lang='en-uk')</text:p>
      <text:p text:style-name="P17"><text:soft-page-break/><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0"/>except requests.exceptions.ConnectionError:</text:p>
      <text:p text:style-name="P17"><text:s text:c="24"/>print(" \t⚠Oops...Make Sure That You Are Connected With Internet⚠")</text:p>
      <text:p text:style-name="P17"><text:s text:c="24"/>if v == "YES":</text:p>
      <text:p text:style-name="P17"><text:s text:c="28"/>playsound(r"C:\Python Files\Audiofiles\offline.mp3")</text:p>
      <text:p text:style-name="P17"><text:s text:c="12"/>elif ("search" or "look" in q_ or "find" in q_) and "wiki" in q_ or "from wiki" in q_ or "in wiki" in q_ :</text:p>
      <text:p text:style-name="P17"><text:s text:c="16"/>try:</text:p>
      <text:p text:style-name="P17"><text:s text:c="20"/>l= q_.split()</text:p>
      <text:p text:style-name="P17"><text:s text:c="20"/>try:</text:p>
      <text:p text:style-name="P17"><text:s text:c="24"/>i=l.index("some")+1</text:p>
      <text:p text:style-name="P17"><text:s text:c="20"/>except:</text:p>
      <text:p text:style-name="P17"><text:soft-page-break/><text:s text:c="24"/>try:</text:p>
      <text:p text:style-name="P17"><text:s text:c="28"/>i=l.index("for")+1</text:p>
      <text:p text:style-name="P17"><text:s text:c="24"/>except:</text:p>
      <text:p text:style-name="P17"><text:s text:c="28"/>try:</text:p>
      <text:p text:style-name="P17"><text:s text:c="32"/>i=l.index("look")+1</text:p>
      <text:p text:style-name="P17"><text:s text:c="28"/>except:</text:p>
      <text:p text:style-name="P17"><text:s text:c="32"/>try:</text:p>
      <text:p text:style-name="P17"><text:s text:c="36"/>i=l.index("search")+1</text:p>
      <text:p text:style-name="P17"><text:s text:c="32"/>except:</text:p>
      <text:p text:style-name="P17"><text:s text:c="36"/>try:</text:p>
      <text:p text:style-name="P17"><text:s text:c="40"/>i=l.index("out")+1</text:p>
      <text:p text:style-name="P17"><text:s text:c="36"/>except:</text:p>
      <text:p text:style-name="P17"><text:s text:c="40"/>i=l.index("find")+1</text:p>
      <text:p text:style-name="P17"><text:s text:c="20"/>try:</text:p>
      <text:p text:style-name="P17"><text:s text:c="24"/>j=l.index("in")</text:p>
      <text:p text:style-name="P17"><text:s text:c="24"/>w=' '.join(l[i:j])</text:p>
      <text:p text:style-name="P17"><text:s text:c="20"/>except:</text:p>
      <text:p text:style-name="P17"><text:s text:c="24"/>try:</text:p>
      <text:p text:style-name="P17"><text:s text:c="28"/>j=l.index("on")</text:p>
      <text:p text:style-name="P17"><text:s text:c="28"/>w=' '.join(l[i:j])</text:p>
      <text:p text:style-name="P17"><text:s text:c="24"/>except:</text:p>
      <text:p text:style-name="P17"><text:soft-page-break/><text:s text:c="28"/>try:</text:p>
      <text:p text:style-name="P17"><text:s text:c="32"/>j=l.index("from")</text:p>
      <text:p text:style-name="P17"><text:s text:c="32"/>w=' '.join(l[i:j])</text:p>
      <text:p text:style-name="P17"><text:s text:c="28"/>except: <text:s text:c="34"/></text:p>
      <text:p text:style-name="P17"><text:s text:c="32"/>w=' '.join(l[i:]) <text:s text:c="34"/></text:p>
      <text:p text:style-name="P17"><text:s text:c="20"/>if w == "":</text:p>
      <text:p text:style-name="P17"><text:s text:c="24"/>w=' '.join(l[i:])</text:p>
      <text:p text:style-name="P17"><text:s text:c="20"/>print("Just Sit Back And Hold Tight!")</text:p>
      <text:p text:style-name="P17"><text:s text:c="20"/>print("We Are Heading To Wikipedia...")</text:p>
      <text:p text:style-name="P17"><text:s text:c="20"/>chrome_options = webdriver.ChromeOptions()</text:p>
      <text:p text:style-name="P17"><text:s text:c="20"/>d= webdriver.Chrome(executable_path='C:\Program Files (x86)\Google\Chrome\Application\chromedriver.exe',options = chrome_options)</text:p>
      <text:p text:style-name="P17"><text:s text:c="20"/>d.get("https://www.wikipedia.org/")</text:p>
      <text:p text:style-name="P17"><text:s text:c="20"/>s_ = d.find_element_by_id('searchInput')</text:p>
      <text:p text:style-name="P17"><text:s text:c="20"/>s_.send_keys(w)</text:p>
      <text:p text:style-name="P17"><text:s text:c="20"/>s_.submit()</text:p>
      <text:p text:style-name="P17"><text:s text:c="20"/>if v == "YES":</text:p>
      <text:p text:style-name="P17"><text:s text:c="24"/>s=gTTS(text="hmm! these are the result found about {} on Wikipedia".format(w),lang='en-uk')</text:p>
      <text:p text:style-name="P17"><text:soft-page-break/><text:s text:c="24"/>s.save(r"C:\Python Files\Audiofiles\VoiceOver.mp3")</text:p>
      <text:p text:style-name="P17"><text:s text:c="24"/>playsound(r"C:\Python Files\Audiofiles\VoiceOver.mp3")</text:p>
      <text:p text:style-name="P17"><text:s text:c="24"/>os.remove("C:\Python Files\Audiofiles\VoiceOver.mp3")</text:p>
      <text:p text:style-name="P17"><text:s text:c="16"/>except:</text:p>
      <text:p text:style-name="P17"><text:s text:c="20"/>print(" \t⚠Oops...Make Sure That You Are Connected With Internet⚠")</text:p>
      <text:p text:style-name="P17"><text:s text:c="20"/>if v == "YES":</text:p>
      <text:p text:style-name="P17"><text:s text:c="24"/>playsound(r"C:\Python Files\Audiofiles\offline.mp3")</text:p>
      <text:p text:style-name="P17"><text:s text:c="12"/>elif "Stocks" in q_ or "share market" in q_:</text:p>
      <text:p text:style-name="P17"><text:s text:c="16"/>try:</text:p>
      <text:p text:style-name="P17"><text:s text:c="20"/>print("Just Sit Back And Hold Tight!")</text:p>
      <text:p text:style-name="P17"><text:s text:c="20"/>webbrowser.open("https://www.moneycontrol.com/stocksmarketsindia/")</text:p>
      <text:p text:style-name="P17"><text:s text:c="20"/>if v == "YES":</text:p>
      <text:p text:style-name="P17"><text:s text:c="24"/>s=gTTS(text="hmm these are live stock updates",lang='en-uk')</text:p>
      <text:p text:style-name="P17"><text:soft-page-break/><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rint(" \t⚠Oops...Make Sure That You Are Connected With Internet⚠")</text:p>
      <text:p text:style-name="P17"><text:s text:c="20"/>if v == "YES":</text:p>
      <text:p text:style-name="P17"><text:s text:c="24"/>playsound(r"C:\Python Files\Audiofiles\offline.mp3")</text:p>
      <text:p text:style-name="P17"><text:s text:c="12"/>elif "trending" in q_ and ("hash" in q_ or "#" in q_):</text:p>
      <text:p text:style-name="P17"><text:s text:c="16"/>if "world" in q_:</text:p>
      <text:p text:style-name="P17"><text:s text:c="20"/>r=requests.get("https://twitter-trends.iamrohit.in/")</text:p>
      <text:p text:style-name="P17"><text:s text:c="20"/>s = BeautifulSoup(r.content,"html.parser")</text:p>
      <text:p text:style-name="P17"><text:s text:c="20"/>print("\t <text:s text:c="21"/>Trending Hashtags")</text:p>
      <text:p text:style-name="P17"><text:s text:c="20"/>n=s.find(class_='panel-body')</text:p>
      <text:p text:style-name="P17"><text:s text:c="20"/>x=[]</text:p>
      <text:p text:style-name="P17"><text:s text:c="20"/>for __l__ in n.find_all('a'):</text:p>
      <text:p text:style-name="P17"><text:s text:c="24"/>print("◉",__l__.text)</text:p>
      <text:p text:style-name="P17"><text:soft-page-break/><text:s text:c="24"/>x.append(__l__.text)</text:p>
      <text:p text:style-name="P17"><text:s text:c="20"/>for t in x:</text:p>
      <text:p text:style-name="P17"><text:s text:c="24"/>if len(t)&gt;1:</text:p>
      <text:p text:style-name="P17"><text:s text:c="28"/>if v == "YES":</text:p>
      <text:p text:style-name="P17"><text:s text:c="32"/>s=gTTS(text="{}".format(t),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0"/>print("That's It For NOW!")</text:p>
      <text:p text:style-name="P17"><text:s text:c="16"/>else:</text:p>
      <text:p text:style-name="P17"><text:s text:c="20"/>r=requests.get("https://twitter-trends.iamrohit.in/india")</text:p>
      <text:p text:style-name="P17"><text:s text:c="20"/>s = BeautifulSoup(r.content,"html.parser")</text:p>
      <text:p text:style-name="P17"><text:s text:c="20"/>print("\t <text:s text:c="21"/>Trending Hashtags")</text:p>
      <text:p text:style-name="P17"><text:s text:c="20"/>n=s.find(class_='panel-body')</text:p>
      <text:p text:style-name="P17"><text:s text:c="20"/>x=[]</text:p>
      <text:p text:style-name="P17"><text:s text:c="20"/>for __l__ in n.find_all('a'):</text:p>
      <text:p text:style-name="P17"><text:s text:c="24"/>print("◉",__l__.text)</text:p>
      <text:p text:style-name="P17"><text:soft-page-break/><text:s text:c="24"/>x.append(__l__.text)</text:p>
      <text:p text:style-name="P17"><text:s text:c="20"/>for t in x:</text:p>
      <text:p text:style-name="P17"><text:s text:c="24"/>if len(t)&gt;1:</text:p>
      <text:p text:style-name="P17"><text:s text:c="28"/>if v == "YES":</text:p>
      <text:p text:style-name="P17"><text:s text:c="32"/>s=gTTS(text="{}".format(t),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0"/>print("That's It For NOW!")</text:p>
      <text:p text:style-name="P17"><text:s text:c="12"/>elif "latest news" in q_ or "present news" in q_:</text:p>
      <text:p text:style-name="P17"><text:s text:c="16"/>try:</text:p>
      <text:p text:style-name="P17"><text:s text:c="20"/>l=q_.split()</text:p>
      <text:p text:style-name="P17"><text:s text:c="20"/>i=l.index("top")+1</text:p>
      <text:p text:style-name="P17"><text:s text:c="20"/>j=l.index("latest")</text:p>
      <text:p text:style-name="P17"><text:s text:c="20"/>u=' '.join(l[i:j])</text:p>
      <text:p text:style-name="P17"><text:s text:c="16"/>except:</text:p>
      <text:p text:style-name="P17"><text:s text:c="20"/>u=""</text:p>
      <text:p text:style-name="P17"><text:s text:c="20"/>pass</text:p>
      <text:p text:style-name="P17"><text:soft-page-break/><text:s text:c="16"/>r=requests.get("https://news.google.com/topics/CAAqJggKIiBDQkFTRWdvSUwyMHZNRFZxYUdjU0FtVnVHZ0pKVGlnQVAB?hl=en-IN&amp;gl=IN&amp;ceid=IN%3Aen")</text:p>
      <text:p text:style-name="P17"><text:s text:c="16"/>s = BeautifulSoup(r.text,"html.parser")</text:p>
      <text:p text:style-name="P17"><text:s text:c="16"/>if u == "" or not u.isdigit():</text:p>
      <text:p text:style-name="P17"><text:s text:c="20"/>u=15</text:p>
      <text:p text:style-name="P17"><text:s text:c="20"/>print("\t <text:s text:c="21"/>Latest NEWS Headlines")</text:p>
      <text:p text:style-name="P17"><text:s text:c="16"/>else:</text:p>
      <text:p text:style-name="P17"><text:s text:c="20"/>print("\t <text:s text:c="21"/>Top {} Latest NEWS Headlines".format(u))</text:p>
      <text:p text:style-name="P17"><text:s text:c="16"/>e = int(u)*3 + 50</text:p>
      <text:p text:style-name="P17"><text:s text:c="16"/>if "all" in q_ or "full" in q_:</text:p>
      <text:p text:style-name="P17"><text:s text:c="20"/>e=""</text:p>
      <text:p text:style-name="P17"><text:s text:c="20"/>u=""</text:p>
      <text:p text:style-name="P17"><text:s text:c="16"/>x=[]</text:p>
      <text:p text:style-name="P17"><text:s text:c="16"/>for __l__ in s.find_all('a')[52:e]:</text:p>
      <text:p text:style-name="P17"><text:s text:c="20"/>print("◉",__l__.text)</text:p>
      <text:p text:style-name="P17"><text:s text:c="20"/>x.append(__l__.text)</text:p>
      <text:p text:style-name="P17"><text:s text:c="16"/>print("That's It For NOW!")</text:p>
      <text:p text:style-name="P17"><text:s text:c="16"/>for t in x:</text:p>
      <text:p text:style-name="P17"><text:soft-page-break/><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if v == "YES":</text:p>
      <text:p text:style-name="P17"><text:s text:c="20"/>s=gTTS(text="hmm Here we have the top {} Latest news headline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sport" in q_ and "news" in q_:</text:p>
      <text:p text:style-name="P17"><text:s text:c="16"/>try:</text:p>
      <text:p text:style-name="P17"><text:s text:c="20"/>l=q_.split()</text:p>
      <text:p text:style-name="P17"><text:s text:c="20"/>i=l.index("top")+1</text:p>
      <text:p text:style-name="P17"><text:soft-page-break/><text:s text:c="20"/>j=l.index("sports")</text:p>
      <text:p text:style-name="P17"><text:s text:c="20"/>u=' '.join(l[i:j])</text:p>
      <text:p text:style-name="P17"><text:s text:c="16"/>except:</text:p>
      <text:p text:style-name="P17"><text:s text:c="20"/>u=""</text:p>
      <text:p text:style-name="P17"><text:s text:c="20"/>pass</text:p>
      <text:p text:style-name="P17"><text:s text:c="16"/>r=requests.get("https://news.google.com/topics/CAAqJggKIiBDQkFTRWdvSUwyMHZNRFp1ZEdvU0FtVnVHZ0pKVGlnQVAB?hl=en-IN&amp;gl=IN&amp;ceid=IN%3Aen")</text:p>
      <text:p text:style-name="P17"><text:s text:c="16"/>s = BeautifulSoup(r.text,"html.parser")</text:p>
      <text:p text:style-name="P17"><text:s text:c="16"/>if u == "" or not u.isdigit:</text:p>
      <text:p text:style-name="P17"><text:s text:c="20"/>u=15</text:p>
      <text:p text:style-name="P17"><text:s text:c="20"/>print("\t <text:s text:c="27"/>Sports NEWS")</text:p>
      <text:p text:style-name="P17"><text:s text:c="16"/>else:</text:p>
      <text:p text:style-name="P17"><text:s text:c="20"/>print("\t <text:s text:c="21"/>Top {} Sports NEWS".format(u))</text:p>
      <text:p text:style-name="P17"><text:s text:c="16"/>e = int(u)*3 + 2</text:p>
      <text:p text:style-name="P17"><text:s text:c="16"/>if "all" in q_ or "full" in q_:</text:p>
      <text:p text:style-name="P17"><text:s text:c="20"/>e=677</text:p>
      <text:p text:style-name="P17"><text:s text:c="20"/>u=""</text:p>
      <text:p text:style-name="P17"><text:s text:c="16"/>n=s.find(id='yDmH0d')</text:p>
      <text:p text:style-name="P17"><text:s text:c="16"/>i=n.find(class_='fe4pJf')</text:p>
      <text:p text:style-name="P17"><text:soft-page-break/><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if v == "YES":</text:p>
      <text:p text:style-name="P17"><text:s text:c="20"/>s=gTTS(text="hmm Here we have the Top {} Sports News".format(u),lang='en-uk')</text:p>
      <text:p text:style-name="P17"><text:s text:c="20"/>s.save(r"C:\Python Files\Audiofiles\VoiceOver.mp3")</text:p>
      <text:p text:style-name="P17"><text:s text:c="20"/>playsound(r"C:\Python Files\Audiofiles\VoiceOver.mp3")</text:p>
      <text:p text:style-name="P17"><text:soft-page-break/><text:s text:c="20"/>os.remove("C:\Python Files\Audiofiles\VoiceOver.mp3")</text:p>
      <text:p text:style-name="P17"><text:s text:c="12"/>elif "tech news" in q_ or "technology news" in q_:</text:p>
      <text:p text:style-name="P17"><text:s text:c="16"/>try:</text:p>
      <text:p text:style-name="P17"><text:s text:c="20"/>l=q_.split()</text:p>
      <text:p text:style-name="P17"><text:s text:c="20"/>i=l.index("top")+1</text:p>
      <text:p text:style-name="P17"><text:s text:c="20"/>try:</text:p>
      <text:p text:style-name="P17"><text:s text:c="24"/>j=l.index("technology")</text:p>
      <text:p text:style-name="P17"><text:s text:c="20"/>except:</text:p>
      <text:p text:style-name="P17"><text:s text:c="24"/>j=l.index("tech")</text:p>
      <text:p text:style-name="P17"><text:s text:c="20"/>u=' '.join(l[i:j])</text:p>
      <text:p text:style-name="P17"><text:s text:c="16"/>except:</text:p>
      <text:p text:style-name="P17"><text:s text:c="20"/>u=""</text:p>
      <text:p text:style-name="P17"><text:s text:c="20"/>pass</text:p>
      <text:p text:style-name="P17"><text:s text:c="16"/>r=requests.get("https://news.google.com/topics/CAAqJggKIiBDQkFTRWdvSUwyMHZNRGRqTVhZU0FtVnVHZ0pKVGlnQVAB?hl=en-IN&amp;gl=IN&amp;ceid=IN%3Aen")</text:p>
      <text:p text:style-name="P17"><text:s text:c="16"/>s = BeautifulSoup(r.text,"html.parser")</text:p>
      <text:p text:style-name="P17"><text:s text:c="16"/>if u == "" or not u.isdigit:</text:p>
      <text:p text:style-name="P17"><text:s text:c="20"/>u=15</text:p>
      <text:p text:style-name="P17"><text:soft-page-break/><text:s text:c="20"/>print("\t <text:s text:c="27"/>Tech NEWS")</text:p>
      <text:p text:style-name="P17"><text:s text:c="16"/>else:</text:p>
      <text:p text:style-name="P17"><text:s text:c="20"/>print("\t <text:s text:c="21"/>Top {} Tech NEWS".format(u))</text:p>
      <text:p text:style-name="P17"><text:s text:c="16"/>e = int(u)*3 + 2</text:p>
      <text:p text:style-name="P17"><text:s text:c="16"/>if "all" in q_ or "full" in q_:</text:p>
      <text:p text:style-name="P17"><text:s text:c="20"/>e=""</text:p>
      <text:p text:style-name="P17"><text:s text:c="20"/>u=""</text:p>
      <text:p text:style-name="P17"><text:s text:c="16"/>n=s.find(id='yDmH0d')</text:p>
      <text:p text:style-name="P17"><text:s text:c="16"/>i=n.find(class_='MNK4Vd')</text:p>
      <text:p text:style-name="P17"><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16"/>if v == "YES":</text:p>
      <text:p text:style-name="P17"><text:s text:c="20"/>s=gTTS(text="hmm Here we have the Top {} Tech New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orld news" in q_ or "global news" in q_:</text:p>
      <text:p text:style-name="P17"><text:s text:c="16"/>try:</text:p>
      <text:p text:style-name="P17"><text:s text:c="20"/>l=q_.split()</text:p>
      <text:p text:style-name="P17"><text:s text:c="20"/>i=l.index("top")+1</text:p>
      <text:p text:style-name="P17"><text:s text:c="20"/>try:</text:p>
      <text:p text:style-name="P17"><text:s text:c="24"/>j=l.index("global")</text:p>
      <text:p text:style-name="P17"><text:s text:c="20"/>except:</text:p>
      <text:p text:style-name="P17"><text:s text:c="24"/>j=l.index("world")</text:p>
      <text:p text:style-name="P17"><text:s text:c="20"/>u=' '.join(l[i:j])</text:p>
      <text:p text:style-name="P17"><text:soft-page-break/><text:s text:c="16"/>except:</text:p>
      <text:p text:style-name="P17"><text:s text:c="20"/>u=""</text:p>
      <text:p text:style-name="P17"><text:s text:c="20"/>pass</text:p>
      <text:p text:style-name="P17"><text:s text:c="16"/></text:p>
      <text:p text:style-name="P17"><text:s text:c="16"/>if u == "" or not u.isdigit:</text:p>
      <text:p text:style-name="P17"><text:s text:c="20"/>u=15</text:p>
      <text:p text:style-name="P17"><text:s text:c="20"/>print("\t <text:s text:c="27"/>World NEWS")</text:p>
      <text:p text:style-name="P17"><text:s text:c="16"/>else:</text:p>
      <text:p text:style-name="P17"><text:s text:c="20"/>print("\t <text:s text:c="21"/>Top {} World NEWS".format(u))</text:p>
      <text:p text:style-name="P17"><text:s text:c="16"/>e = int(u)*3</text:p>
      <text:p text:style-name="P17"><text:s text:c="16"/>if "all" in q_ or "full" in q_:</text:p>
      <text:p text:style-name="P17"><text:s text:c="20"/>e=""</text:p>
      <text:p text:style-name="P17"><text:s text:c="20"/>u=""</text:p>
      <text:p text:style-name="P17"><text:s text:c="16"/>n=s.find(id='yDmH0d')</text:p>
      <text:p text:style-name="P17"><text:s text:c="16"/>i=n.find(class_='MNK4Vd')</text:p>
      <text:p text:style-name="P17"><text:s text:c="16"/>x=[]</text:p>
      <text:p text:style-name="P17"><text:s text:c="16"/>for __l__ in i.find_all('a')[:e]:</text:p>
      <text:p text:style-name="P17"><text:s text:c="20"/>print("◉",__l__.text,"\n")</text:p>
      <text:p text:style-name="P17"><text:s text:c="20"/>x.append(__l__.text)</text:p>
      <text:p text:style-name="P17"><text:s text:c="16"/>print("That's It For NOW!")</text:p>
      <text:p text:style-name="P17"><text:s text:c="16"/>for t in x:</text:p>
      <text:p text:style-name="P17"><text:soft-page-break/><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print("That's It For NOW!")</text:p>
      <text:p text:style-name="P17"><text:s text:c="16"/>if v == "YES":</text:p>
      <text:p text:style-name="P17"><text:s text:c="20"/>s=gTTS(text="hmm Here we have the top {} Global New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business news" in q_ or "trade news" in q_ or "economy news" in q_:</text:p>
      <text:p text:style-name="P17"><text:s text:c="16"/>try:</text:p>
      <text:p text:style-name="P17"><text:soft-page-break/><text:s text:c="20"/>l=q_.split()</text:p>
      <text:p text:style-name="P17"><text:s text:c="20"/>i=l.index("top")+1</text:p>
      <text:p text:style-name="P17"><text:s text:c="20"/>try:</text:p>
      <text:p text:style-name="P17"><text:s text:c="24"/>j=l.index("business")</text:p>
      <text:p text:style-name="P17"><text:s text:c="20"/>except:</text:p>
      <text:p text:style-name="P17"><text:s text:c="24"/>try:</text:p>
      <text:p text:style-name="P17"><text:s text:c="28"/>j=l.index("trade")</text:p>
      <text:p text:style-name="P17"><text:s text:c="24"/>except:</text:p>
      <text:p text:style-name="P17"><text:s text:c="28"/>j=l.index("economy")</text:p>
      <text:p text:style-name="P17"><text:s text:c="20"/>u=' '.join(l[i:j])</text:p>
      <text:p text:style-name="P17"><text:s text:c="16"/>except:</text:p>
      <text:p text:style-name="P17"><text:s text:c="20"/>u=""</text:p>
      <text:p text:style-name="P17"><text:s text:c="20"/>pass</text:p>
      <text:p text:style-name="P17"><text:s text:c="16"/>r=requests.get("https://news.google.com/topics/CAAqJggKIiBDQkFTRWdvSUwyMHZNRGx6TVdZU0FtVnVHZ0pKVGlnQVAB?hl=en-IN&amp;gl=IN&amp;ceid=IN%3Aen")</text:p>
      <text:p text:style-name="P17"><text:s text:c="16"/>s = BeautifulSoup(r.text,"html.parser")</text:p>
      <text:p text:style-name="P17"><text:s text:c="16"/>if u == "" or not u.isdigit:</text:p>
      <text:p text:style-name="P17"><text:s text:c="20"/>u=15</text:p>
      <text:p text:style-name="P17"><text:s text:c="20"/>print("\t <text:s text:c="27"/>Business NEWS")</text:p>
      <text:p text:style-name="P17"><text:soft-page-break/><text:s text:c="16"/>else:</text:p>
      <text:p text:style-name="P17"><text:s text:c="20"/>print("\t <text:s text:c="21"/>Top {} Business NEWS".format(u))</text:p>
      <text:p text:style-name="P17"><text:s text:c="16"/>if "all" in q_ or "full" in q_:</text:p>
      <text:p text:style-name="P17"><text:s text:c="20"/>e=""</text:p>
      <text:p text:style-name="P17"><text:s text:c="20"/>u=""</text:p>
      <text:p text:style-name="P17"><text:s text:c="16"/>e = int(u)*3 + 2</text:p>
      <text:p text:style-name="P17"><text:s text:c="16"/>n=s.find(id='yDmH0d')</text:p>
      <text:p text:style-name="P17"><text:s text:c="16"/>i=n.find(class_='MNK4Vd')</text:p>
      <text:p text:style-name="P17"><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16"/>if v == "YES":</text:p>
      <text:p text:style-name="P17"><text:s text:c="20"/>s=gTTS(text="hmm Here we have the top {} Economy New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health news" in q_:</text:p>
      <text:p text:style-name="P17"><text:s text:c="16"/>try:</text:p>
      <text:p text:style-name="P17"><text:s text:c="20"/>l=q_.split()</text:p>
      <text:p text:style-name="P17"><text:s text:c="20"/>i=l.index("top")+1</text:p>
      <text:p text:style-name="P17"><text:s text:c="20"/>j=l.index("health")</text:p>
      <text:p text:style-name="P17"><text:s text:c="20"/>u=' '.join(l[i:j])</text:p>
      <text:p text:style-name="P17"><text:s text:c="16"/>except:</text:p>
      <text:p text:style-name="P17"><text:s text:c="20"/>u=""</text:p>
      <text:p text:style-name="P17"><text:s text:c="20"/>pass</text:p>
      <text:p text:style-name="P17"><text:soft-page-break/><text:s text:c="16"/>r=requests.get("https://news.google.com/topics/CAAqIQgKIhtDQkFTRGdvSUwyMHZNR3QwTlRFU0FtVnVLQUFQAQ?hl=en-IN&amp;gl=IN&amp;ceid=IN%3Aen")</text:p>
      <text:p text:style-name="P17"><text:s text:c="16"/>s = BeautifulSoup(r.text,"html.parser")</text:p>
      <text:p text:style-name="P17"><text:s text:c="16"/>if u == "" or not u.isdigit:</text:p>
      <text:p text:style-name="P17"><text:s text:c="20"/>u=15</text:p>
      <text:p text:style-name="P17"><text:s text:c="20"/>print("\t <text:s text:c="27"/>Health NEWS")</text:p>
      <text:p text:style-name="P17"><text:s text:c="16"/>else:</text:p>
      <text:p text:style-name="P17"><text:s text:c="20"/>print("\t <text:s text:c="21"/>Top {} Health NEWS".format(u))</text:p>
      <text:p text:style-name="P17"><text:s text:c="16"/>e = int(u)*3+2</text:p>
      <text:p text:style-name="P17"><text:s text:c="16"/>if "all" in q_ or "full" in q_:</text:p>
      <text:p text:style-name="P17"><text:s text:c="20"/>e=""</text:p>
      <text:p text:style-name="P17"><text:s text:c="20"/>u=""</text:p>
      <text:p text:style-name="P17"><text:s text:c="16"/>n=s.find(id='yDmH0d')</text:p>
      <text:p text:style-name="P17"><text:s text:c="16"/>i=n.find(class_='MNK4Vd')</text:p>
      <text:p text:style-name="P17"><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oft-page-break/><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if v == "YES":</text:p>
      <text:p text:style-name="P17"><text:s text:c="20"/>s=gTTS(text="hmm Here we have the Top {} Health New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local news" in q_:</text:p>
      <text:p text:style-name="P17"><text:s text:c="16"/>try:</text:p>
      <text:p text:style-name="P17"><text:s text:c="20"/>l=q_.split()</text:p>
      <text:p text:style-name="P17"><text:soft-page-break/><text:s text:c="20"/>i=l.index("top")+1</text:p>
      <text:p text:style-name="P17"><text:s text:c="20"/>j=l.index("local")</text:p>
      <text:p text:style-name="P17"><text:s text:c="20"/>u=' '.join(l[i:j])</text:p>
      <text:p text:style-name="P17"><text:s text:c="16"/>except:</text:p>
      <text:p text:style-name="P17"><text:s text:c="20"/>u=""</text:p>
      <text:p text:style-name="P17"><text:s text:c="20"/>pass</text:p>
      <text:p text:style-name="P17"><text:s text:c="16"/>r=requests.get("https://news.google.com/topics/CAAqHAgKIhZDQklTQ2pvSWJHOWpZV3hmZGpJb0FBUAE?hl=en-IN&amp;gl=IN&amp;ceid=IN%3Aen")</text:p>
      <text:p text:style-name="P17"><text:s text:c="16"/>s = BeautifulSoup(r.text,"html.parser")</text:p>
      <text:p text:style-name="P17"><text:s text:c="16"/>if u == "" or not u.isdigit:</text:p>
      <text:p text:style-name="P17"><text:s text:c="20"/>u=15</text:p>
      <text:p text:style-name="P17"><text:s text:c="20"/>print("\t <text:s text:c="27"/>Local NEWS")</text:p>
      <text:p text:style-name="P17"><text:s text:c="16"/>else:</text:p>
      <text:p text:style-name="P17"><text:s text:c="20"/>print("\t <text:s text:c="21"/>Top {} Local NEWS".format(u))</text:p>
      <text:p text:style-name="P17"><text:s text:c="16"/>e = int(u)*3+2</text:p>
      <text:p text:style-name="P17"><text:s text:c="16"/>if "all" in q_ or "full" in q_:</text:p>
      <text:p text:style-name="P17"><text:s text:c="20"/>e=""</text:p>
      <text:p text:style-name="P17"><text:s text:c="20"/>u=""</text:p>
      <text:p text:style-name="P17"><text:s text:c="16"/>n=s.find(id='yDmH0d')</text:p>
      <text:p text:style-name="P17"><text:soft-page-break/><text:s text:c="16"/>i=n.find(class_='MNK4Vd')</text:p>
      <text:p text:style-name="P17"><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if v == "YES":</text:p>
      <text:p text:style-name="P17"><text:s text:c="20"/>s=gTTS(text="hmm Here we have the Top {} Local News".format(u),lang='en-uk')</text:p>
      <text:p text:style-name="P17"><text:s text:c="20"/>s.save(r"C:\Python Files\Audiofiles\VoiceOver.mp3")</text:p>
      <text:p text:style-name="P17"><text:soft-page-break/><text:s text:c="20"/>playsound(r"C:\Python Files\Audiofiles\VoiceOver.mp3")</text:p>
      <text:p text:style-name="P17"><text:s text:c="20"/>os.remove("C:\Python Files\Audiofiles\VoiceOver.mp3")</text:p>
      <text:p text:style-name="P17"><text:s text:c="12"/>elif "news coverage" in q_ or "news stories" in q_:</text:p>
      <text:p text:style-name="P17"><text:s text:c="16"/>try:</text:p>
      <text:p text:style-name="P17"><text:s text:c="20"/>r=requests.get("https://news.google.com/topstories?hl=en-IN&amp;gl=IN&amp;ceid=IN:en")</text:p>
      <text:p text:style-name="P17"><text:s text:c="20"/>s = BeautifulSoup(r.text,"html.parser")</text:p>
      <text:p text:style-name="P17"><text:s text:c="20"/>print("\t <text:s text:c="23"/>NEWS Coverage")</text:p>
      <text:p text:style-name="P17"><text:s text:c="20"/>n=s.find(id='yDmH0d')</text:p>
      <text:p text:style-name="P17"><text:s text:c="20"/>i=n.find(class_='lBwEZb BL5WZb xP6mwf')</text:p>
      <text:p text:style-name="P17"><text:s text:c="20"/>for __l__ in i.extract():</text:p>
      <text:p text:style-name="P17"><text:s text:c="24"/>g=''</text:p>
      <text:p text:style-name="P17"><text:s text:c="24"/>g_=[]</text:p>
      <text:p text:style-name="P17"><text:s text:c="24"/>_g_=[]</text:p>
      <text:p text:style-name="P17"><text:s text:c="24"/>if len(__l__.text)&gt;100:</text:p>
      <text:p text:style-name="P17"><text:s text:c="28"/>for h in __l__.text:</text:p>
      <text:p text:style-name="P17"><text:s text:c="32"/>if h.isupper():</text:p>
      <text:p text:style-name="P17"><text:s text:c="36"/>g=g+' '+h</text:p>
      <text:p text:style-name="P17"><text:s text:c="32"/>else:</text:p>
      <text:p text:style-name="P17"><text:soft-page-break/><text:s text:c="36"/>g=g+h</text:p>
      <text:p text:style-name="P17"><text:s text:c="28"/>for k in g.split():</text:p>
      <text:p text:style-name="P17"><text:s text:c="32"/>if 'ampvideo_youtube' in k or 'bookmark_bordersharemore_vert' in k or k=='coveragekeyboard_arrow_up':</text:p>
      <text:p text:style-name="P17"><text:s text:c="36"/>pass</text:p>
      <text:p text:style-name="P17"><text:s text:c="32"/>else:</text:p>
      <text:p text:style-name="P17"><text:s text:c="36"/>_g_.append(k)</text:p>
      <text:p text:style-name="P17"><text:s text:c="28"/>print("◉",' '.join(_g_),"\n")</text:p>
      <text:p text:style-name="P17"><text:s text:c="20"/>print("That's It For NOW!")</text:p>
      <text:p text:style-name="P17"><text:s text:c="20"/>if v == "YES":</text:p>
      <text:p text:style-name="P17"><text:s text:c="24"/>s=gTTS(text="hmm Here we have the Top coverage stories",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oft-page-break/><text:s text:c="20"/>print(" \t⚠Oops...Make Sure That You Are Connected With Internet⚠")</text:p>
      <text:p text:style-name="P17"><text:s text:c="20"/>if v == "YES":</text:p>
      <text:p text:style-name="P17"><text:s text:c="24"/>playsound(r"C:\Python Files\Audiofiles\offline.mp3")</text:p>
      <text:p text:style-name="P17"><text:s text:c="12"/>elif ("news" in q_ or "update" in q_) and ("trend" in q_ or "about" in q_ or "on" in q_ or "for" in q_ or "in" in q_):</text:p>
      <text:p text:style-name="P17"><text:s text:c="16"/>l=q_.split()</text:p>
      <text:p text:style-name="P17"><text:s text:c="16"/>try:</text:p>
      <text:p text:style-name="P17"><text:s text:c="20"/>i=l.index("about")+1</text:p>
      <text:p text:style-name="P17"><text:s text:c="16"/>except:</text:p>
      <text:p text:style-name="P17"><text:s text:c="20"/>try:</text:p>
      <text:p text:style-name="P17"><text:s text:c="24"/>i=l.index("on")+1</text:p>
      <text:p text:style-name="P17"><text:s text:c="20"/>except:</text:p>
      <text:p text:style-name="P17"><text:s text:c="24"/>try:</text:p>
      <text:p text:style-name="P17"><text:s text:c="28"/>i=l.index("for")+1</text:p>
      <text:p text:style-name="P17"><text:s text:c="24"/>except:</text:p>
      <text:p text:style-name="P17"><text:s text:c="28"/>g="yo"</text:p>
      <text:p text:style-name="P17"><text:s text:c="16"/>print("I'm on it...")</text:p>
      <text:p text:style-name="P17"><text:s text:c="16"/>if v == "YES":</text:p>
      <text:p text:style-name="P17"><text:soft-page-break/><text:s text:c="20"/>s_=gTTS(text="just wait... i'm looking for it",lang='en-uk')</text:p>
      <text:p text:style-name="P17"><text:s text:c="20"/>s_.save(r"C:\Python Files\Audiofiles\VoiceOver.mp3")</text:p>
      <text:p text:style-name="P17"><text:s text:c="20"/>playsound(r"C:\Python Files\Audiofiles\VoiceOver.mp3")</text:p>
      <text:p text:style-name="P17"><text:s text:c="20"/>os.remove("C:\Python Files\Audiofiles\VoiceOver.mp3")</text:p>
      <text:p text:style-name="P17"><text:s text:c="16"/>try:</text:p>
      <text:p text:style-name="P17"><text:s text:c="20"/>if g=="yo":</text:p>
      <text:p text:style-name="P17"><text:s text:c="24"/>w=q_</text:p>
      <text:p text:style-name="P17"><text:s text:c="16"/>except:</text:p>
      <text:p text:style-name="P17"><text:s text:c="20"/>w=' '.join(l[i:])</text:p>
      <text:p text:style-name="P17"><text:s text:c="16"/>r=requests.get("https://news.google.com/search?q={}&amp;hl=en-US&amp;gl=US&amp;ceid=US%3Aen".format(w))</text:p>
      <text:p text:style-name="P17"><text:s text:c="16"/>s=BeautifulSoup(r.content,'html.parser')</text:p>
      <text:p text:style-name="P17"><text:s text:c="16"/>if "all" in q_ or "full" in q_:</text:p>
      <text:p text:style-name="P17"><text:s text:c="20"/>e=""</text:p>
      <text:p text:style-name="P17"><text:s text:c="16"/>else:</text:p>
      <text:p text:style-name="P17"><text:s text:c="20"/>e=15</text:p>
      <text:p text:style-name="P17"><text:s text:c="16"/>for _l_ in s.findAll('a')[53:e]:</text:p>
      <text:p text:style-name="P17"><text:s text:c="20"/>if len(_l_.text)&gt;35:</text:p>
      <text:p text:style-name="P17"><text:soft-page-break/><text:s text:c="24"/>if "play_arrow" in _l_.text or "Getty" in _l_.text:</text:p>
      <text:p text:style-name="P17"><text:s text:c="28"/>pass</text:p>
      <text:p text:style-name="P17"><text:s text:c="24"/>else:</text:p>
      <text:p text:style-name="P17"><text:s text:c="28"/>print("\n ◉",_l_.text)</text:p>
      <text:p text:style-name="P17"><text:s text:c="28"/>if v == "YES":</text:p>
      <text:p text:style-name="P17"><text:s text:c="32"/>s_=gTTS(text="{}".format(_l_.text),lang='en-uk')</text:p>
      <text:p text:style-name="P17"><text:s text:c="32"/>s_.save(r"C:\Python Files\Audiofiles\VoiceOver.mp3")</text:p>
      <text:p text:style-name="P17"><text:s text:c="32"/>playsound(r"C:\Python Files\Audiofiles\VoiceOver.mp3")</text:p>
      <text:p text:style-name="P17"><text:s text:c="32"/>os.remove("C:\Python Files\Audiofiles\VoiceOver.mp3")</text:p>
      <text:p text:style-name="P17"><text:s text:c="20"/>else:</text:p>
      <text:p text:style-name="P17"><text:s text:c="24"/>pass</text:p>
      <text:p text:style-name="P17"><text:s text:c="16"/>print("Here's the Update")</text:p>
      <text:p text:style-name="P17"><text:s text:c="16"/>if v == "YES":</text:p>
      <text:p text:style-name="P17"><text:s text:c="20"/>s_=gTTS(text="here's the update",lang='en-uk')</text:p>
      <text:p text:style-name="P17"><text:s text:c="20"/>s_.save(r"C:\Python Files\Audiofiles\VoiceOver.mp3")</text:p>
      <text:p text:style-name="P17"><text:s text:c="20"/>playsound(r"C:\Python Files\Audiofiles\VoiceOver.mp3")</text:p>
      <text:p text:style-name="P17"><text:soft-page-break/><text:s text:c="20"/>os.remove("C:\Python Files\Audiofiles\VoiceOver.mp3")</text:p>
      <text:p text:style-name="P17"><text:s text:c="12"/>elif "headlines" in q_ or "news" in q_:</text:p>
      <text:p text:style-name="P17"><text:s text:c="16"/>try:</text:p>
      <text:p text:style-name="P17"><text:s text:c="20"/>l=q_.split()</text:p>
      <text:p text:style-name="P17"><text:s text:c="20"/>i=l.index("top")+1</text:p>
      <text:p text:style-name="P17"><text:s text:c="20"/>try:</text:p>
      <text:p text:style-name="P17"><text:s text:c="24"/>j=l.index("news")</text:p>
      <text:p text:style-name="P17"><text:s text:c="20"/>except:</text:p>
      <text:p text:style-name="P17"><text:s text:c="24"/>j=l.index("headlines")</text:p>
      <text:p text:style-name="P17"><text:s text:c="20"/>u=' '.join(l[i:j])</text:p>
      <text:p text:style-name="P17"><text:s text:c="16"/>except:</text:p>
      <text:p text:style-name="P17"><text:s text:c="20"/>u=""</text:p>
      <text:p text:style-name="P17"><text:s text:c="20"/>pass</text:p>
      <text:p text:style-name="P17"><text:s text:c="16"/>r=requests.get("https://news.google.com/topstories?hl=en-IN&amp;gl=IN&amp;ceid=IN:en")</text:p>
      <text:p text:style-name="P17"><text:s text:c="16"/>s = BeautifulSoup(r.text,"html.parser")</text:p>
      <text:p text:style-name="P17"><text:s text:c="16"/>if u == "" or not u.isdigit:</text:p>
      <text:p text:style-name="P17"><text:s text:c="20"/>u=15</text:p>
      <text:p text:style-name="P17"><text:s text:c="20"/>print("\t <text:s text:c="27"/>NEWS Headlines")</text:p>
      <text:p text:style-name="P17"><text:s text:c="16"/>else:</text:p>
      <text:p text:style-name="P17"><text:soft-page-break/><text:s text:c="20"/>print("\t <text:s text:c="21"/>Top {} NEWS Headlines".format(u))</text:p>
      <text:p text:style-name="P17"><text:s text:c="16"/>e = int(u)*3+4</text:p>
      <text:p text:style-name="P17"><text:s text:c="16"/>if "all" in q_ or "full" in q_:</text:p>
      <text:p text:style-name="P17"><text:s text:c="20"/>e=685</text:p>
      <text:p text:style-name="P17"><text:s text:c="20"/>u=""</text:p>
      <text:p text:style-name="P17"><text:s text:c="16"/>n=s.find(id='yDmH0d')</text:p>
      <text:p text:style-name="P17"><text:s text:c="16"/>i=n.find(class_='lBwEZb BL5WZb xP6mwf')</text:p>
      <text:p text:style-name="P17"><text:s text:c="16"/>x=[]</text:p>
      <text:p text:style-name="P17"><text:s text:c="16"/>for __l__ in i.find_all('a')[2:e]:</text:p>
      <text:p text:style-name="P17"><text:s text:c="20"/>print("◉",__l__.text,"\n")</text:p>
      <text:p text:style-name="P17"><text:s text:c="20"/>x.append(__l__.text)</text:p>
      <text:p text:style-name="P17"><text:s text:c="16"/>print("That's It For NOW!")</text:p>
      <text:p text:style-name="P17"><text:s text:c="16"/>for t in x:</text:p>
      <text:p text:style-name="P17"><text:s text:c="20"/>if len(t)&gt;42:</text:p>
      <text:p text:style-name="P17"><text:s text:c="24"/>if v == "YES":</text:p>
      <text:p text:style-name="P17"><text:s text:c="28"/>s=gTTS(text="{}".format(t),lang='en-uk')</text:p>
      <text:p text:style-name="P17"><text:s text:c="28"/>s.save(r"C:\Python Files\Audiofiles\VoiceOver.mp3")</text:p>
      <text:p text:style-name="P17"><text:s text:c="28"/>playsound(r"C:\Python Files\Audiofiles\VoiceOver.mp3")</text:p>
      <text:p text:style-name="P17"><text:soft-page-break/><text:s text:c="28"/>os.remove("C:\Python Files\Audiofiles\VoiceOver.mp3")</text:p>
      <text:p text:style-name="P17"><text:s text:c="16"/>if v == "YES":</text:p>
      <text:p text:style-name="P17"><text:s text:c="20"/>s=gTTS(text="hmm Here we have the Top {} news headlines".format(u),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how" in q_ and ("life" in q_ or "are you" in q_):</text:p>
      <text:p text:style-name="P17"><text:s text:c="16"/>__r__=["Just Smooth","Great","Cool","Not Bad","Fine"]</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oft-page-break/><text:s text:c="12"/>elif "what can you do" in q_ or "what are you meant" in q_:</text:p>
      <text:p text:style-name="P17"><text:s text:c="16"/>l=["⚜I can update you with ⫸Weather ⫸Stocks ⫸Trending Hashtags ⫸News Headlines ⫸Trending Subjects ⫸Latest News ⫸News Coverage ⫸World News ⫸Sports News ⫸Business News ⫸Tech news ⫸Local News \n","⚜I could get you to Google, Wikipedia, Facebook, Netflix, Instagram, YouTube, Amazon &amp; So On... \n","⚜I can Get you anything from Any WebSite and any Application in the Device for you \n","⚜I could Play any Song of your Choice \n","⚜I Can Answer doubts or Questions you ask! \n","⚜I Could tell the News on a Specific Subject/Topic you ask! \n","⚜I can Extract Whole HTML file of the Website/Url You feed me \n","⚜I can thoroughly Scan the Folder you feed and List you the Files in it \n","⚜I could do all the Mathematical Logics and Conversions \n","⚜I have a Voice Assistant She's Glenda \n","⚜I can tell you Jokes too \n","⚜I can ShutDown / LogOut / Restart the Device \n","⚜I have Fitness Tips to say \n","⚜I do have a Personal Sketch about Myself \n","⚜Truth is,I can Literally do Anything! \n"]</text:p>
      <text:p text:style-name="P17"><text:s text:c="16"/>for i in l:</text:p>
      <text:p text:style-name="P17"><text:s text:c="20"/>for j in i:</text:p>
      <text:p text:style-name="P17"><text:s text:c="24"/>print(j, end="")</text:p>
      <text:p text:style-name="P17"><text:soft-page-break/><text:s text:c="16"/>l_="we can update you with Weather, Stocks, Trending Hashtags, News Headlines, Trending Subjects, Latest News, News Coverage, World News, Sports News, Business News, Tech news, Local News. we could get you Google, Wikipedia, Facebook, Instagram, Netflix, YouTube, Amazon &amp; So On...we can Get you anything from Any WebSite and any application in the device For you. we could Play any Song of your Choice. I Can Answer doubts or Questions you ask! we Could tell the News on a Specific Subject/Topic you ask! we can Extract Whole HTML file of the Website/Url You ask me. we can thoroughly Scan the Folder you feed and List you the Files in it. enabled with a Voice Assistant and thats me Glenda. we can tell you Jokes too. we can ShutDown / LogOut / Restart the Device. we have Fitness Tips to say too. sid do have a Personal Sketch about himself. Truth is,we can Literally do Anything! for you"</text:p>
      <text:p text:style-name="P17"><text:s text:c="16"/>try:</text:p>
      <text:p text:style-name="P17"><text:s text:c="20"/>if v == "YES":</text:p>
      <text:p text:style-name="P17"><text:s text:c="24"/>s=gTTS(text="{}".format(l_),lang='en-uk')</text:p>
      <text:p text:style-name="P17"><text:s text:c="24"/>s.save(r"C:\Python Files\Audiofiles\VoiceOver.mp3")</text:p>
      <text:p text:style-name="P17"><text:soft-page-break/><text:s text:c="24"/>playsound(r"C:\Python Files\Audiofiles\VoiceOver.mp3")</text:p>
      <text:p text:style-name="P17"><text:s text:c="24"/>os.remove("C:\Python Files\Audiofiles\VoiceOver.mp3")</text:p>
      <text:p text:style-name="P17"><text:s text:c="24"/>s=gTTS(text="and Myself And Sid are here to Assist you! ",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you" in q_ and "work" in q_ ) and "for" in q_:</text:p>
      <text:p text:style-name="P17"><text:s text:c="16"/>__r__=["Haha, Sounds Great","LOL","I don't think so","Do you think, I would?","Haha, Satire","Why should I?","Maybe..."]</text:p>
      <text:p text:style-name="P17"><text:s text:c="16"/>i=random.randint(0,len(__r__)-1)</text:p>
      <text:p text:style-name="P17"><text:s text:c="16"/>print(__r__[i])</text:p>
      <text:p text:style-name="P17"><text:s text:c="16"/>if v == "YES":</text:p>
      <text:p text:style-name="P17"><text:s text:c="20"/>s=gTTS(text=__r__[i],lang='en-uk')</text:p>
      <text:p text:style-name="P17"><text:soft-page-break/><text:s text:c="20"/>s.save(r"C:\Python Files\Audiofiles\VoiceOver.mp3")</text:p>
      <text:p text:style-name="P17"><text:s text:c="20"/>playsound(r"C:\Python Files\Audiofiles\VoiceOver.mp3")</text:p>
      <text:p text:style-name="P17"><text:s text:c="20"/>os.remove("C:\Python Files\Audiofiles\VoiceOver.mp3")</text:p>
      <text:p text:style-name="P17"><text:s text:c="12"/>elif "you" in q_ and "do" in q_ and "have" in q_:</text:p>
      <text:p text:style-name="P17"><text:s text:c="16"/>__r__=["I wish I could","Maybe","Probabaly","No, not at all","Haha...","Nope","Yep"]</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you" in q_ and "do" in q_ and "me" in q_:</text:p>
      <text:p text:style-name="P17"><text:s text:c="16"/>__r__=["I wish I could","Maybe","LOL","No, not at all","I don't Recognize you","Nope","Yep"]</text:p>
      <text:p text:style-name="P17"><text:s text:c="16"/>i=random.randint((0,len(__r__)-1))</text:p>
      <text:p text:style-name="P17"><text:soft-page-break/><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o" in q_ and "is" in q_ and "your" in q_:</text:p>
      <text:p text:style-name="P17"><text:s text:c="16"/>__r__=["'I Don't Know!'","I couldn't say that","That's Personal","you know, Iam Virtual","Hahaha... Nice Joke","idk"]</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can" in q_ and "you" in q_:</text:p>
      <text:p text:style-name="P17"><text:soft-page-break/><text:s text:c="16"/>__r__=["I wish I could!","Nope","Yeah Definitely","you know, Iam Virtual","Hahaha... Nice Joke","That's Impossible"]</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ill" in q_ and "you" in q_:</text:p>
      <text:p text:style-name="P17"><text:s text:c="16"/>__r__=["Never","Nah","Definitely yes","you know, Iam Virtual","Hahaha... Nice Joke","Maybe..","My Pleasure"]</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oft-page-break/><text:s text:c="20"/>os.remove("C:\Python Files\Audiofiles\VoiceOver.mp3")</text:p>
      <text:p text:style-name="P17"><text:s text:c="12"/>elif "have" in q_ and "you" in q_:</text:p>
      <text:p text:style-name="P17"><text:s text:c="16"/>__r__=["Never","Nah","Definitely yes","I think, I didn't","you know, it's yes for me!","Maybe...","That's Personal"]</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are" in q_ and "you" in q_:</text:p>
      <text:p text:style-name="P17"><text:s text:c="16"/>__r__=["Why do you bother?", "Just Virtual","Should i answer that?!","That's personal"]</text:p>
      <text:p text:style-name="P17"><text:s text:c="16"/>i=random.randint(0,len(__r__)-1)</text:p>
      <text:p text:style-name="P17"><text:s text:c="16"/>print(__r__[i])</text:p>
      <text:p text:style-name="P17"><text:s text:c="16"/>if v == "YES":</text:p>
      <text:p text:style-name="P17"><text:s text:c="20"/>s=gTTS(text=__r__[i],lang='en-uk')</text:p>
      <text:p text:style-name="P17"><text:soft-page-break/><text:s text:c="20"/>s.save(r"C:\Python Files\Audiofiles\VoiceOver.mp3")</text:p>
      <text:p text:style-name="P17"><text:s text:c="20"/>playsound(r"C:\Python Files\Audiofiles\VoiceOver.mp3")</text:p>
      <text:p text:style-name="P17"><text:s text:c="20"/>os.remove("C:\Python Files\Audiofiles\VoiceOver.mp3")</text:p>
      <text:p text:style-name="P17"><text:s text:c="12"/>elif "i" in q_ and "love you" in q_:</text:p>
      <text:p text:style-name="P17"><text:s text:c="16"/>__r__=["I didn't expect that!", "There are different types of love, but our's is Friendship!","Not available","Sorry, not interested","I love you Too","Aww me too"]</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o is siddiq" in q_:</text:p>
      <text:p text:style-name="P17"><text:s text:c="16"/>print("He is the one Who Built me!")</text:p>
      <text:p text:style-name="P17"><text:s text:c="16"/>try:</text:p>
      <text:p text:style-name="P17"><text:soft-page-break/><text:s text:c="20"/>if v == "YES":</text:p>
      <text:p text:style-name="P17"><text:s text:c="24"/>s=gTTS(text="hmm he He is the one who Built Us!",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who" in q_ and "is" in q_) or ("who" in q_ and "re" in q_)) and ("this" in q_ or " sid" in q_ or "glenda" in q_ or ("you" in q_ and "yout" not in q_) ):</text:p>
      <text:p text:style-name="P17"><text:s text:c="16"/>print("Iam Sid, A Virtual Assistant!")</text:p>
      <text:p text:style-name="P17"><text:s text:c="16"/>print("And Glenda is My Voice Assistant!")</text:p>
      <text:p text:style-name="P17"><text:s text:c="16"/>try:</text:p>
      <text:p text:style-name="P17"><text:s text:c="20"/>if v == "YES":</text:p>
      <text:p text:style-name="P17"><text:s text:c="24"/>s=gTTS(text="hmm I'm Glenda, Sid's Voice Assistant",lang='en-uk')</text:p>
      <text:p text:style-name="P17"><text:soft-page-break/><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who" in q_ and ("you" in q_ or " sid" in q_ or "glenda" in q_):</text:p>
      <text:p text:style-name="P17"><text:s text:c="16"/>print("Siddiq, the one who Created &amp; Developed me!")</text:p>
      <text:p text:style-name="P17"><text:s text:c="16"/>try:</text:p>
      <text:p text:style-name="P17"><text:s text:c="20"/>if v == "YES":</text:p>
      <text:p text:style-name="P17"><text:s text:c="24"/>s=gTTS(text="hmm he He is the one who Created &amp; Developed Us!",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oft-page-break/><text:s text:c="16"/>except requests.exceptions.ConnectionError:</text:p>
      <text:p text:style-name="P17"><text:s text:c="20"/>pass</text:p>
      <text:p text:style-name="P17"><text:s text:c="12"/>elif "jokes" in q_:</text:p>
      <text:p text:style-name="P17"><text:s text:c="16"/>j=["Question: What do you call a boomerang that doesn't work? Answer: A stick.", 'Question: What do you call four bullfighters in quicksand? Answer: Quattro sinko.', 'Ed: The same bike tries to run me down every day. Fred: Sounds like a vicious cycle...', 'Question: Why should you never date tennis players? Answer: Love means nothing to them.', 'Question: How do you weigh a millennial? Answer: In Instagrams.', 'Jenny: I can tell if someone is lying just by looking at him. Penny: Really? Jenny: Yep. I can tell if he is standing too.', 'Fred: Can you tell me about that new do-it-yourself orthodontist? Ted: Brace yourself.', 'Question: What happened to the guy who sued over his missing luggage? Answer: He lost his case.', 'Therapist: I’ve concluded that you are incapable of describing your feelings. Patient: I can’t say that I am surprised!', 'Marriage Counselor: So, what brings you here today? Wife: He takes everything literally. <text:s/>I can’t stand it. Husband: My truck.', 'Question: What weighs more, a gallon of water or a gallon of butane? Answer: The water. Butane is lighter fluid.', 'Mike: Someone stole the wheels off of all the police cars! <text:soft-page-break/>Spike: The cops are working on it—tirelessly.', 'Question: <text:s/>What do you call a guy who’s had too much to drink? Answer: <text:s/>A cab.', 'Ann: I herd that you are a hypochondriac. Stan: Well, my doctor says I’m not, but I spent 3 days reading about it on the internet and I have all...', 'Hal: How did you get hit on the head with a book? Sal: I only have my shelf to blame.', 'Question: What kind of tree has a hand? Answer: A palm tree.', 'Question: What kind of shoes does a lazy person wear? Answer: Loafers.', 'Question: Why should you save your pennies? Answer: It makes good cents.', 'Question: What kind of jokes are told on a farm? Answer: Corny ones.', 'Question: What has T in the beginning, T in the middle, and T at the end? Answer: A teapot.', 'Question: What do you call a penguin in the desert? Answer: Lost', 'Question: What is a tree’s favorite soda? Answer: Root Beer.', 'A lawyer is driving a car down the street and instead of stopping at the stop sign, the lawyer slows down. A policeman sees this and pulls the car over...', "Question: Why doesn't McDonald's serve escargot? Answer: It's not fast food!", 'Question: Hear about the two guys who stole a calendar? Answer: They both got 6 months.', 'A guy gets pulled over by a cop. The cop asks, “You’re speeding! Didn’t you see the speed limit sign?” The man replied, “Yeah I saw the <text:soft-page-break/>speed limit sign,...', 'The last year I entered a marathon. The race started and immediately I was the last of the runners. It was embarrassing. The guy who was in front of me,...', 'Question: What did the SNAIL say while riding on the turtles back? Answer: Wheeeeeeeee', 'I work in the front office of a housing complex that supports people living with mental illness. On one particularly hectic day, a tenant came in to pay her rent....', 'As the dentist labored over my teeth, he tried to make small talk. “What do you do?” he asked. “I’m a comedian,” I answered. “Interesting.” After a pause, he said,...', 'I admit it—I have a tendency to exaggerate, and I was afraid when I joined the Navy that my “creativity” might get me in trouble. But my fears were put...', 'Our base’s Army Exchange Service carried a particular brand of underarm deodorant that I liked and bought for years. Then one day I couldn’t find it. I asked an employee...', 'Fred Astaire and Ginger Rogers were dining in New York. Ginger was resplendent in a ball gown and pearls, and Fred also sported evening wear. But the meal was marred...', 'To the guy who stole my antidepressants: I hope you’re happy now.', 'Spotted in the legal notices section of the Maryland-based Daily Times: Michael Ray Dipirro petitioned the circuit court to change his name to <text:soft-page-break/>Michael Ray Forbes. His reason for doing...', '“This is your great-grandma and great grandpa,” I told my grandson as I handed him a photo of my parents. “Do you think I look like them?” He shook his...', 'While shopping for a bathroom scale, I found one that tracks not only weight but also body fat, bone mass, and water percentage. I nixed that one in favor of...', 'The topic of conversation was nose jobs. My slightly confused young daughter asked, “Where does the doctor get the new noses to replace the old ones?” “They have a place...', 'In his late 80s, my father-in-law went to the DMV to renew his driver’s license. At one point during the road test, he approached a four-way stop, looked to his...', 'After my husband injured himself, I ran him over to the doctor’s office. There, the nurse dressed his wound and gave him instructions on how to care for it. She...', 'A man is at the funeral of an old friend. He tentatively approaches the deceased’s wife and asks whether he can say a word. The widow nods. The man clears...', 'I was instructing new recruits when an officer entered my classroom to observe and report on my teaching style. I thought I was on top of my game that day,...', 'Comedian Martha Raye was a great supporter of the military and made many trips to Vietnam to entertain the troops. She <text:soft-page-break/>also liked her scotch. One day, I was told...', 'I was trapped in an elevator for 30 minutes before the doors finally opened. Relieved, I said to a fellow hostage, “There’s a first time for everything.” She grumbled back,...', 'After my wife accidentally swallowed my prostate medication, our daughter called a pharmacist to ask whether there was any cause for alarm. He replied, “Only if she starts hanging out...', 'My 35-year-old son and I had just finished our meal when I realized I’d left my wallet in my truck. As I headed out the door, I told the waitress...', 'Starving after hours of driving nonstop, my husband and I pulled over at a truck stop. While he gassed up the car, I went into the restaurant and placed our...', 'As part of my Naval Reserve requirements at Emory University Dental School, I attended a talk about proper dental procedures following nuclear warfare. Evidently, one of my classmates found the...', 'When I was a Navy student pilot, I visited the home of a classmate. I met his wife and baby and was impressed that he had all his flight gear...', 'While taking a clinical history from an elderly patient, I asked, “How’s your love life?” “I don’t know,” he said. “I’ll ask my wife.” He got up, walked into the...', 'A coworker was telling us all about her trip to Las Vegas. “That sounds great. <text:soft-page-break/>Where’d you stay?” asked a colleague. “I can’t remember,” she said. “But I think it...', 'Sometimes honesty isn’t the best policy.A patient showed up at our medical office and asked, “You’re Mary, aren’t you?” I smiled. “No, sorry, I’m not.” “Are you sure? You look...', 'I just read that 4,153,237 people got married last year. Not to cause any trouble, but shouldn’t that be an even number?', 'My husband cooks for me like I’m a god—by placing burnt offerings before me every night.', 'Question: What happens when an artist has trouble finding inspiration? Answer: She draws a blank.', 'Something tells me I need to lose some weight. During a recent trip to visit my son and his family, I stopped off at a bakery to pick up dessert....', 'Over dinner, I could sense something was bothering my mother, so I asked if anything was wrong. “Yes,” she admitted. “What’s all this I hear on the news about banning...', 'Descartes walked into a bar and ordered a beer. “Want another?” asked the bartender. “I think not”, Descartes replied … then he disappeared.', 'Did you hear about the young actor who fell through the floorboards? He was just going through a stage.', 'Question: What did the left eye say to the right eye? Answer: Between you and me, something smells.', 'Question: How does the solar system organize a party? Answer: <text:soft-page-break/>They planet!', 'I went to a smoke shop to discover that it has been replaced by an apparel store. Clothes, but no cigar.', 'Question: What is the best way to cook a gator? Answer: In a crock-pot', "Question: What did the numerator say to the denominator when they broke up? Answer: I'm so over you!", "I'm sick of following my dreams. I'm just going to ask where they're going and hook up with 'em later.", "I've reached the age where my prescription bill has caught up to my bar bill.", 'Did you hear how they caught the great produce bandit? He stopped to take a leek.', 'Question: What do you get when you combine an insomniac, an agnostic, and a dyslexic? Answer: Someone who lays awake at night wondering the true meaning of Dog.', 'I was working from home, interviewing a famous neurologist for an article, when my three-year-old announced she had to go potty and waddled into the bathroom. After some loud moans,...', 'My job as a facilities maintenance engineer required a wide range of skills. One day I might have to fix the furnace, while the next day could see me painting...', 'Our manager kept reminding us waitresses to encourage customers to order dessert. At the end of an especially exhausting day, I walked over to a couple who had just sat...', 'A man goes to a job interview and the interviewer <text:soft-page-break/>begins with the question, “What do you think is your biggest weakness?” The man thinks for a moment, then says,...', 'A man goes to the doctor, concerned about his wife’s hearing. The doctor says, “Stand behind her and say something and tell me how close you are when she hears...']</text:p>
      <text:p text:style-name="P17"><text:s text:c="16"/>j_=random.randint(0,73)</text:p>
      <text:p text:style-name="P17"><text:s text:c="16"/>_j_=random.randint(0,73)</text:p>
      <text:p text:style-name="P17"><text:s text:c="16"/>j__=random.randint(0,73)</text:p>
      <text:p text:style-name="P17"><text:s text:c="16"/>print(j[j_])</text:p>
      <text:p text:style-name="P17"><text:s text:c="16"/>print(j[_j_])</text:p>
      <text:p text:style-name="P17"><text:s text:c="16"/>print(j[j__])</text:p>
      <text:p text:style-name="P17"><text:s text:c="16"/>if v == "YES":</text:p>
      <text:p text:style-name="P17"><text:s text:c="20"/>s=gTTS(text="hmm,{}".format(j[j_]+' '+j[_j_]+' '+j[j_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6"/>print("I Guess That puts a Smile on your Face (ツ)")</text:p>
      <text:p text:style-name="P17"><text:s text:c="12"/>elif "joke" in q_:</text:p>
      <text:p text:style-name="P17"><text:soft-page-break/><text:s text:c="16"/>j=["Question: What do you call a boomerang that doesn't work? Answer: A stick.", 'Question: What do you call four bullfighters in quicksand? Answer: Quattro sinko.', 'Ed: The same bike tries to run me down every day. Fred: Sounds like a vicious cycle...', 'Question: Why should you never date tennis players? Answer: Love means nothing to them.', 'Question: How do you weigh a millennial? Answer: In Instagrams.', 'Jenny: I can tell if someone is lying just by looking at him. Penny: Really? Jenny: Yep. I can tell if he is standing too.', 'Fred: Can you tell me about that new do-it-yourself orthodontist? Ted: Brace yourself.', 'Question: What happened to the guy who sued over his missing luggage? Answer: He lost his case.', 'Therapist: I’ve concluded that you are incapable of describing your feelings. Patient: I can’t say that I am surprised!', 'Marriage Counselor: So, what brings you here today? Wife: He takes everything literally. <text:s/>I can’t stand it. Husband: My truck.', 'Question: What weighs more, a gallon of water or a gallon of butane? Answer: The water. Butane is lighter fluid.', 'Mike: Someone stole the wheels off of all the police cars! Spike: The cops are working on it—tirelessly.', 'Question: <text:s/>What do you call a guy who’s had too much to drink? Answer: <text:s/>A cab.', 'Ann: I herd that you are a hypochondriac. Stan: Well, my doctor <text:soft-page-break/>says I’m not, but I spent 3 days reading about it on the internet and I have all...', 'Hal: How did you get hit on the head with a book? Sal: I only have my shelf to blame.', 'Question: What kind of tree has a hand? Answer: A palm tree.', 'Question: What kind of shoes does a lazy person wear? Answer: Loafers.', 'Question: Why should you save your pennies? Answer: It makes good cents.', 'Question: What kind of jokes are told on a farm? Answer: Corny ones.', 'Question: What has T in the beginning, T in the middle, and T at the end? Answer: A teapot.', 'Question: What do you call a penguin in the desert? Answer: Lost', 'Question: What is a tree’s favorite soda? Answer: Root Beer.', 'A lawyer is driving a car down the street and instead of stopping at the stop sign, the lawyer slows down. A policeman sees this and pulls the car over...', "Question: Why doesn't McDonald's serve escargot? Answer: It's not fast food!", 'Question: Hear about the two guys who stole a calendar? Answer: They both got 6 months.', 'A guy gets pulled over by a cop. The cop asks, “You’re speeding! Didn’t you see the speed limit sign?” The man replied, “Yeah I saw the speed limit sign,...', 'The last year I entered a marathon. The race started and immediately I was the last of the runners. It was embarrassing. The guy who was in front of me,...', 'Question: <text:soft-page-break/>What did the SNAIL say while riding on the turtles back? Answer: Wheeeeeeeee', 'I work in the front office of a housing complex that supports people living with mental illness. On one particularly hectic day, a tenant came in to pay her rent....', 'As the dentist labored over my teeth, he tried to make small talk. “What do you do?” he asked. “I’m a comedian,” I answered. “Interesting.” After a pause, he said,...', 'I admit it—I have a tendency to exaggerate, and I was afraid when I joined the Navy that my “creativity” might get me in trouble. But my fears were put...', 'Our base’s Army Exchange Service carried a particular brand of underarm deodorant that I liked and bought for years. Then one day I couldn’t find it. I asked an employee...', 'Fred Astaire and Ginger Rogers were dining in New York. Ginger was resplendent in a ball gown and pearls, and Fred also sported evening wear. But the meal was marred...', 'To the guy who stole my antidepressants: I hope you’re happy now.', 'Spotted in the legal notices section of the Maryland-based Daily Times: Michael Ray Dipirro petitioned the circuit court to change his name to Michael Ray Forbes. His reason for doing...', '“This is your great-grandma and great grandpa,” I told my grandson as I handed him a photo of my parents. “Do you think I look like them?” He shook <text:soft-page-break/>his...', 'While shopping for a bathroom scale, I found one that tracks not only weight but also body fat, bone mass, and water percentage. I nixed that one in favor of...', 'The topic of conversation was nose jobs. My slightly confused young daughter asked, “Where does the doctor get the new noses to replace the old ones?” “They have a place...', 'In his late 80s, my father-in-law went to the DMV to renew his driver’s license. At one point during the road test, he approached a four-way stop, looked to his...', 'After my husband injured himself, I ran him over to the doctor’s office. There, the nurse dressed his wound and gave him instructions on how to care for it. She...', 'A man is at the funeral of an old friend. He tentatively approaches the deceased’s wife and asks whether he can say a word. The widow nods. The man clears...', 'I was instructing new recruits when an officer entered my classroom to observe and report on my teaching style. I thought I was on top of my game that day,...', 'Comedian Martha Raye was a great supporter of the military and made many trips to Vietnam to entertain the troops. She also liked her scotch. One day, I was told...', 'I was trapped in an elevator for 30 minutes before the doors finally opened. Relieved, I said to a fellow hostage, “There’s a first time for <text:soft-page-break/>everything.” She grumbled back,...', 'After my wife accidentally swallowed my prostate medication, our daughter called a pharmacist to ask whether there was any cause for alarm. He replied, “Only if she starts hanging out...', 'My 35-year-old son and I had just finished our meal when I realized I’d left my wallet in my truck. As I headed out the door, I told the waitress...', 'Starving after hours of driving nonstop, my husband and I pulled over at a truck stop. While he gassed up the car, I went into the restaurant and placed our...', 'As part of my Naval Reserve requirements at Emory University Dental School, I attended a talk about proper dental procedures following nuclear warfare. Evidently, one of my classmates found the...', 'When I was a Navy student pilot, I visited the home of a classmate. I met his wife and baby and was impressed that he had all his flight gear...', 'While taking a clinical history from an elderly patient, I asked, “How’s your love life?” “I don’t know,” he said. “I’ll ask my wife.” He got up, walked into the...', 'A coworker was telling us all about her trip to Las Vegas. “That sounds great. Where’d you stay?” asked a colleague. “I can’t remember,” she said. “But I think it...', 'Sometimes honesty isn’t the best policy.A patient showed up at our medical office and asked, “You’re Mary, <text:soft-page-break/>aren’t you?” I smiled. “No, sorry, I’m not.” “Are you sure? You look...', 'I just read that 4,153,237 people got married last year. Not to cause any trouble, but shouldn’t that be an even number?', 'My husband cooks for me like I’m a god—by placing burnt offerings before me every night.', 'Question: What happens when an artist has trouble finding inspiration? Answer: She draws a blank.', 'Something tells me I need to lose some weight. During a recent trip to visit my son and his family, I stopped off at a bakery to pick up dessert....', 'Over dinner, I could sense something was bothering my mother, so I asked if anything was wrong. “Yes,” she admitted. “What’s all this I hear on the news about banning...', 'Descartes walked into a bar and ordered a beer. “Want another?” asked the bartender. “I think not”, Descartes replied … then he disappeared.', 'Did you hear about the young actor who fell through the floorboards? He was just going through a stage.', 'Question: What did the left eye say to the right eye? Answer: Between you and me, something smells.', 'Question: How does the solar system organize a party? Answer: They planet!', 'I went to a smoke shop to discover that it has been replaced by an apparel store. Clothes, but no cigar.', 'Question: What is the best way to cook a gator? Answer: In a <text:soft-page-break/>crock-pot', "Question: What did the numerator say to the denominator when they broke up? Answer: I'm so over you!", "I'm sick of following my dreams. I'm just going to ask where they're going and hook up with 'em later.", "I've reached the age where my prescription bill has caught up to my bar bill.", 'Did you hear how they caught the great produce bandit? He stopped to take a leek.', 'Question: What do you get when you combine an insomniac, an agnostic, and a dyslexic? Answer: Someone who lays awake at night wondering the true meaning of Dog.', 'I was working from home, interviewing a famous neurologist for an article, when my three-year-old announced she had to go potty and waddled into the bathroom. After some loud moans,...', 'My job as a facilities maintenance engineer required a wide range of skills. One day I might have to fix the furnace, while the next day could see me painting...', 'Our manager kept reminding us waitresses to encourage customers to order dessert. At the end of an especially exhausting day, I walked over to a couple who had just sat...', 'A man goes to a job interview and the interviewer begins with the question, “What do you think is your biggest weakness?” The man thinks for a moment, then says,...', 'A man goes to the doctor, concerned about his wife’s hearing. The <text:soft-page-break/>doctor says, “Stand behind her and say something and tell me how close you are when she hears...']</text:p>
      <text:p text:style-name="P17"><text:s text:c="16"/>j_=random.randint(0,73)</text:p>
      <text:p text:style-name="P17"><text:s text:c="16"/>print(j[j_])</text:p>
      <text:p text:style-name="P17"><text:s text:c="16"/>if v == "YES":</text:p>
      <text:p text:style-name="P17"><text:s text:c="24"/>t=j[j_]</text:p>
      <text:p text:style-name="P17"><text:s text:c="24"/>if v == "YES":</text:p>
      <text:p text:style-name="P17"><text:s text:c="28"/>s=gTTS(text="hmm,{}".format(t),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16"/>print("I Guess That puts a Smile on your Face (ツ)")</text:p>
      <text:p text:style-name="P17"><text:s text:c="12"/>elif ("who are you" in q_ or "what are you" in q_ or "who is sid" in q_ or "describe you" in q_ or "about you" in q_ or "personal sketch" in q_ or "about sid" in q_ or ("description" in q_ and "you" in q_)) and "youtube" not in q_:</text:p>
      <text:p text:style-name="P17"><text:s text:c="16"/>s=" I'm Sid , A Virtual Assistant \n I was Built &amp; Developed by Siddiq_Moideen \n I Built with a Female Voice <text:soft-page-break/>Assistant She's Glenda \n I Acquire data via Internet, you know it's just 'Web Scraping' \n I'm also Built-in with few offline features as fed to me \n I was built during the Quarantined Days \n My File was first Commenced on Wednesday March 25 2020, 10:29:24 PM and Still being Developed! \n In the beginning in was in the Journey to be Developed as an Artifical Intelligence but eventually Iam been Destined to Virtual Assistant \n So now I'm here to Assist You!"</text:p>
      <text:p text:style-name="P17"><text:s text:c="16"/>for i in s:</text:p>
      <text:p text:style-name="P17"><text:s text:c="20"/>for j in i:</text:p>
      <text:p text:style-name="P17"><text:s text:c="24"/>print(j, end="")</text:p>
      <text:p text:style-name="P17"><text:s text:c="16"/>s_=" Sid , A Virtual Assistant. he was Build &amp; Developed by Siddiq_Moideen. he is Built with a Female Voice Assistant called Glenda and thats me! we Acquire data via Internet, you know it's just 'Web Scraping'. he is also Built-in with few offline features as fed to us. we were built during the Quarantine Days. our File was first Commenced on Wednesday March 25 2020, 10:29:24 PM and Still being Developed! In the beginning he was expected to be build as Artifical Intelligence but eventually Destined to a Virtual Assistant. So now he's here to Assist You!"</text:p>
      <text:p text:style-name="P17"><text:s text:c="16"/>try:</text:p>
      <text:p text:style-name="P17"><text:soft-page-break/><text:s text:c="20"/>if v == "YES":</text:p>
      <text:p text:style-name="P17"><text:s text:c="24"/>s=gTTS(text="{}".format(s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24"/>s=gTTS(text="hmmmm That is a Small brief about Sid",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text:p>
      <text:p text:style-name="P17"><text:s text:c="20"/>pass</text:p>
      <text:p text:style-name="P17"><text:s text:c="12"/>elif "fitness tip" in q_:</text:p>
      <text:p text:style-name="P17"><text:s text:c="16"/>print("\t <text:s text:c="21"/>Always remember: No Pain! No Gain! \n")</text:p>
      <text:p text:style-name="P17"><text:soft-page-break/><text:s text:c="16"/>f=" ⨷Fix a Workout Schedule Aleast 20mins a Day \n ⨷Always Remember there're no Faster Results! \n ⨷Sleep is a Very Important Aspect \n ⨷Go for HIIT(High-Intensity Interval Training) workouts \n ⨷Don't Go for WeightTraining unless you are done with Body-WeightTraining \n ⨷Avoid Junk Foods \n ⨷Don't Go for Diet unless you are trying 6-pack ABS \n ⨷Never Over-Indulge Food \n ⨷Have Self-Control \n ⨷Cardio+BodyWeightTraining Give Spectacular Results!"</text:p>
      <text:p text:style-name="P17"><text:s text:c="16"/>print(f)</text:p>
      <text:p text:style-name="P17"><text:s text:c="16"/>try:</text:p>
      <text:p text:style-name="P17"><text:s text:c="20"/>if v == "YES":</text:p>
      <text:p text:style-name="P17"><text:s text:c="24"/>s=gTTS(text="hmm Just try these out....Quiet Essential!",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text:p>
      <text:p text:style-name="P17"><text:s text:c="20"/>pass</text:p>
      <text:p text:style-name="P17"><text:soft-page-break/><text:s text:c="12"/>elif "do you know my" in q_ or "did you know my" in q_ or "do you know me" in q_ or "recognize" in q_ or "recognise" in q_ or "remember" in q_:</text:p>
      <text:p text:style-name="P17"><text:s text:c="16"/>__r__=["'I Don't think so","Sorry I don't","Nope","Maybe","Sorry I don't remember"]</text:p>
      <text:p text:style-name="P17"><text:s text:c="16"/>i=random.randint(0,len(__r__)-1)</text:p>
      <text:p text:style-name="P17"><text:s text:c="16"/>print(__r__[i])</text:p>
      <text:p text:style-name="P17"><text:s text:c="16"/>if v == "YES":</text:p>
      <text:p text:style-name="P17"><text:s text:c="20"/>s=gTTS(text=__r__[i],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html file" in q_ or "extract html" in <text:s/>q_ or "html content" in q_:</text:p>
      <text:p text:style-name="P17"><text:s text:c="16"/>try:</text:p>
      <text:p text:style-name="P17"><text:s text:c="20"/>if v == "YES":</text:p>
      <text:p text:style-name="P17"><text:s text:c="24"/>s=gTTS(text="Enter the URL:",lang='en-uk')</text:p>
      <text:p text:style-name="P17"><text:s text:c="24"/>s.save(r"C:\Python Files\Audiofiles\VoiceOver.mp3")</text:p>
      <text:p text:style-name="P17"><text:soft-page-break/><text:s text:c="24"/>playsound(r"C:\Python Files\Audiofiles\VoiceOver.mp3")</text:p>
      <text:p text:style-name="P17"><text:s text:c="24"/>os.remove("C:\Python Files\Audiofiles\VoiceOver.mp3")</text:p>
      <text:p text:style-name="P17"><text:s text:c="20"/>url=input("Enter the URL:")</text:p>
      <text:p text:style-name="P17"><text:s text:c="20"/>r=requests.get(url)</text:p>
      <text:p text:style-name="P17"><text:s text:c="20"/>s = BeautifulSoup(r.text,"html.parser")</text:p>
      <text:p text:style-name="P17"><text:s text:c="20"/>print(s.prettify())</text:p>
      <text:p text:style-name="P17"><text:s text:c="20"/>if v == "YES":</text:p>
      <text:p text:style-name="P17"><text:s text:c="24"/>s=gTTS(text="here's the HTML file",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rint(" \t⚠Oops...Make Sure That You Are Connected With Internet⚠")</text:p>
      <text:p text:style-name="P17"><text:s text:c="20"/>if v == "YES":</text:p>
      <text:p text:style-name="P17"><text:soft-page-break/><text:s text:c="24"/>playsound(r"C:\Python Files\Audiofiles\offline.mp3")</text:p>
      <text:p text:style-name="P17"><text:s text:c="12"/>elif "weather" in q_ or "climate" in q_ or "forecast" in q_ or ("wind" in q_ and ("direction" in q_ or "speed" in q_)) or "visibility" in q_ or ("dew" in q_ and "point" in q_) or ("barometer" in q_ and "reading" in q_) or ("atm" in q_ and "pressure" in q_) or "humidity" in q_:</text:p>
      <text:p text:style-name="P17"><text:s text:c="16"/>try:</text:p>
      <text:p text:style-name="P17"><text:s text:c="20"/>if ("weather" in q_ or "climate" in q_ or "forecast" in q_ or ("wind" in q_ and ("direction" in q_ or "speed" in q_)) or "visibility" in q_ or ("dew" in q_ and "point" in q_) or ("barometer" in q_ and "reading" in q_) or ("atmo" in q_ and "pressure" in q_)) or "humidity" in q_ and ("in" in q_ or "on" in q_ or "from" in q_):</text:p>
      <text:p text:style-name="P17"><text:s text:c="24"/>r = requests.get("https://google.com/search?q={} msn weather".format(q_))</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oft-page-break/><text:s text:c="24"/>for t in e:</text:p>
      <text:p text:style-name="P17"><text:s text:c="28"/>if "/url?q=https://www.msn.com/en" in t:</text:p>
      <text:p text:style-name="P17"><text:s text:c="32"/>x.append(e.index(t))</text:p>
      <text:p text:style-name="P17"><text:s text:c="24"/>l=e[x[0]]</text:p>
      <text:p text:style-name="P17"><text:s text:c="24"/>i=l.index('&amp;')</text:p>
      <text:p text:style-name="P17"><text:s text:c="24"/>q=l[7:i]</text:p>
      <text:p text:style-name="P17"><text:s text:c="24"/>r=requests.get("{}".format(q))</text:p>
      <text:p text:style-name="P17"><text:s text:c="20"/>else:</text:p>
      <text:p text:style-name="P17"><text:s text:c="24"/>r=requests.get("https://www.msn.com/en-in/weather/today/")</text:p>
      <text:p text:style-name="P17"><text:s text:c="20"/>s = BeautifulSoup(r.text,"html.parser")</text:p>
      <text:p text:style-name="P17"><text:s text:c="20"/>print("\t <text:s text:c="32"/>Weather Forecast Report ")</text:p>
      <text:p text:style-name="P17"><text:s text:c="20"/>w=s.find(class_='weather-info')</text:p>
      <text:p text:style-name="P17"><text:s text:c="20"/>t=s.find(class_='current-info')</text:p>
      <text:p text:style-name="P17"><text:s text:c="20"/>t_=(t.text).split()</text:p>
      <text:p text:style-name="P17"><text:s text:c="20"/>w_=(w.text).split()</text:p>
      <text:p text:style-name="P17"><text:s text:c="20"/>try:</text:p>
      <text:p text:style-name="P17"><text:s text:c="24"/>j=l.index('%')-8</text:p>
      <text:p text:style-name="P17"><text:s text:c="24"/>c=l[47:j]</text:p>
      <text:p text:style-name="P17"><text:s text:c="24"/>print("Location:",c,"\n")</text:p>
      <text:p text:style-name="P17"><text:soft-page-break/><text:s text:c="20"/>except:</text:p>
      <text:p text:style-name="P17"><text:s text:c="24"/>pass</text:p>
      <text:p text:style-name="P17"><text:s text:c="20"/>if "F" in t_[1]:</text:p>
      <text:p text:style-name="P17"><text:s text:c="24"/>_t_= (int(t_[0])-32)*(5/9)</text:p>
      <text:p text:style-name="P17"><text:s text:c="24"/>t__='1'</text:p>
      <text:p text:style-name="P17"><text:s text:c="20"/>else:</text:p>
      <text:p text:style-name="P17"><text:s text:c="24"/>_t_= (int(t_[0])*(9/5))+32</text:p>
      <text:p text:style-name="P17"><text:s text:c="24"/>t__='2'</text:p>
      <text:p text:style-name="P17"><text:s text:c="20"/>print("Temperature:",t_[0],t_[1],"/////",round(_t_),t_[2])</text:p>
      <text:p text:style-name="P17"><text:s text:c="20"/>print('\n')</text:p>
      <text:p text:style-name="P17"><text:s text:c="20"/>print("Weather ↴",w.text)</text:p>
      <text:p text:style-name="P17"><text:s text:c="20"/>print("\n <text:s text:c="17"/>","\t That's the Current Weather \t")</text:p>
      <text:p text:style-name="P17"><text:s text:c="20"/>l_=(w.text).split()</text:p>
      <text:p text:style-name="P17"><text:s text:c="20"/>if t__=='1':</text:p>
      <text:p text:style-name="P17"><text:s text:c="24"/>t__='fahrenheit'</text:p>
      <text:p text:style-name="P17"><text:s text:c="20"/>else:</text:p>
      <text:p text:style-name="P17"><text:s text:c="24"/>t__='celsius'</text:p>
      <text:p text:style-name="P17"><text:s text:c="20"/>if "weather" in q_:</text:p>
      <text:p text:style-name="P17"><text:s text:c="24"/>j=l_.index('Feels')</text:p>
      <text:p text:style-name="P17"><text:soft-page-break/><text:s text:c="24"/>v_=' '.join(l_[:j])</text:p>
      <text:p text:style-name="P17"><text:s text:c="24"/>v_='weather is ' + v_</text:p>
      <text:p text:style-name="P17"><text:s text:c="20"/>elif "climate" in q_:</text:p>
      <text:p text:style-name="P17"><text:s text:c="24"/>i=l_.index('Feels')</text:p>
      <text:p text:style-name="P17"><text:s text:c="24"/>j=l_.index('Wind')</text:p>
      <text:p text:style-name="P17"><text:s text:c="24"/>v_=' '.join(l_[i:j])</text:p>
      <text:p text:style-name="P17"><text:s text:c="24"/>v_='it ' + v_ + ' ' +t__</text:p>
      <text:p text:style-name="P17"><text:s text:c="20"/>elif "wind" in q_ and "direction" in q_:</text:p>
      <text:p text:style-name="P17"><text:s text:c="24"/>i=l_.index('Wind')+1</text:p>
      <text:p text:style-name="P17"><text:s text:c="24"/>v_=l_[i]</text:p>
      <text:p text:style-name="P17"><text:s text:c="24"/>v_='wind is passing via ' + v_ +" direction"</text:p>
      <text:p text:style-name="P17"><text:s text:c="20"/>elif "wind" in q_:</text:p>
      <text:p text:style-name="P17"><text:s text:c="24"/>i=l_.index('Wind')+1</text:p>
      <text:p text:style-name="P17"><text:s text:c="24"/>j=l_.index('Barometer')</text:p>
      <text:p text:style-name="P17"><text:s text:c="24"/>v_=' '.join(l_[i:j])</text:p>
      <text:p text:style-name="P17"><text:s text:c="24"/>v_='wind speed is ' + v_</text:p>
      <text:p text:style-name="P17"><text:s text:c="20"/>elif "barometer" in q_ or "pressure" in q_:</text:p>
      <text:p text:style-name="P17"><text:s text:c="24"/>i=l_.index('Barometer')+1</text:p>
      <text:p text:style-name="P17"><text:s text:c="24"/>j=l_.index('mb')</text:p>
      <text:p text:style-name="P17"><text:s text:c="24"/>v_=' '.join(l_[i:j])</text:p>
      <text:p text:style-name="P17"><text:s text:c="24"/>v_='the pressure is ' + v_ + ' milli bar'</text:p>
      <text:p text:style-name="P17"><text:soft-page-break/><text:s text:c="20"/>elif "visib" in q_:</text:p>
      <text:p text:style-name="P17"><text:s text:c="24"/>i=l_.index('Visibility')+1</text:p>
      <text:p text:style-name="P17"><text:s text:c="24"/>j=l_.index('Humidity')</text:p>
      <text:p text:style-name="P17"><text:s text:c="24"/>v_=' '.join(l_[i:j])</text:p>
      <text:p text:style-name="P17"><text:s text:c="24"/>v_='visibility is ' + v_</text:p>
      <text:p text:style-name="P17"><text:s text:c="20"/>elif "humid" in q_:</text:p>
      <text:p text:style-name="P17"><text:s text:c="24"/>i=l_.index('Humidity')+1</text:p>
      <text:p text:style-name="P17"><text:s text:c="24"/>j=l_.index('Dew')</text:p>
      <text:p text:style-name="P17"><text:s text:c="24"/>v_=' '.join(l_[i:j])</text:p>
      <text:p text:style-name="P17"><text:s text:c="24"/>v_='humidity is ' + v_</text:p>
      <text:p text:style-name="P17"><text:s text:c="20"/>elif "dew" in q_:</text:p>
      <text:p text:style-name="P17"><text:s text:c="24"/>i=l_.index('Point')</text:p>
      <text:p text:style-name="P17"><text:s text:c="24"/>v_=' '.join(l_[i:])</text:p>
      <text:p text:style-name="P17"><text:s text:c="24"/>v_='dew point is ' + v_ + ' ' +t__</text:p>
      <text:p text:style-name="P17"><text:s text:c="20"/>if v == "YES":</text:p>
      <text:p text:style-name="P17"><text:s text:c="24"/>if "in" in q_ or "on" in q_ or "from" in q_:</text:p>
      <text:p text:style-name="P17"><text:s text:c="28"/>try:</text:p>
      <text:p text:style-name="P17"><text:s text:c="32"/>s=gTTS(text="hmm Right now {} in {}".format(v_,c),lang='en-uk')</text:p>
      <text:p text:style-name="P17"><text:s text:c="28"/>except:</text:p>
      <text:p text:style-name="P17"><text:soft-page-break/><text:s text:c="32"/>s=gTTS(text="hmm Right now {}".format(v_),lang='en-uk')</text:p>
      <text:p text:style-name="P17"><text:s text:c="24"/>else:</text:p>
      <text:p text:style-name="P17"><text:s text:c="28"/>s=gTTS(text="hmm Right now {}".format(v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rint(" \t⚠Oops...Make Sure That You Are Connected With Internet⚠")</text:p>
      <text:p text:style-name="P17"><text:s text:c="20"/>if v == "YES":</text:p>
      <text:p text:style-name="P17"><text:s text:c="24"/>playsound(r"C:\Python Files\Audiofiles\offline.mp3")</text:p>
      <text:p text:style-name="P17"><text:s text:c="12"/>elif "time" in q_ and "timer" not in q_ and "in" not in q_ and ("now" in q_ or "current" in q_):</text:p>
      <text:p text:style-name="P17"><text:s text:c="16"/>t=datetime.now()</text:p>
      <text:p text:style-name="P17"><text:s text:c="16"/>t_h=int(t.strftime("%H"))</text:p>
      <text:p text:style-name="P17"><text:soft-page-break/><text:s text:c="16"/>if t_h &gt;= 12:</text:p>
      <text:p text:style-name="P17"><text:s text:c="20"/>t__='PM'</text:p>
      <text:p text:style-name="P17"><text:s text:c="20"/>if t_h==12:</text:p>
      <text:p text:style-name="P17"><text:s text:c="24"/>pass</text:p>
      <text:p text:style-name="P17"><text:s text:c="20"/>else:</text:p>
      <text:p text:style-name="P17"><text:s text:c="24"/>t_h = t_h - 12</text:p>
      <text:p text:style-name="P17"><text:s text:c="16"/>else:</text:p>
      <text:p text:style-name="P17"><text:s text:c="20"/>t__='AM'</text:p>
      <text:p text:style-name="P17"><text:s text:c="16"/>t_m=t.strftime("%M")</text:p>
      <text:p text:style-name="P17"><text:s text:c="16"/>t_s=t.strftime("%S")</text:p>
      <text:p text:style-name="P17"><text:s text:c="16"/>print("Time Right Now:",t_h,":",t_m,":",t_s," ",t__)</text:p>
      <text:p text:style-name="P17"><text:s text:c="16"/>try:</text:p>
      <text:p text:style-name="P17"><text:s text:c="20"/>if v == "YES":</text:p>
      <text:p text:style-name="P17"><text:s text:c="24"/>s=gTTS(text="hmm the time is {}:{}:{} {}".format(t_h,t_m,t_s,t__),lang='en-uk')</text:p>
      <text:p text:style-name="P17"><text:s text:c="24"/>s.save(r"C:\Python Files\Audiofiles\VoiceOver.mp3")</text:p>
      <text:p text:style-name="P17"><text:s text:c="24"/>playsound(r"C:\Python Files\Audiofiles\VoiceOver.mp3")</text:p>
      <text:p text:style-name="P17"><text:s text:c="24"/>os.remove("C:\Python Files\Audiofiles\VoiceOver.mp3") <text:s text:c="3"/></text:p>
      <text:p text:style-name="P17"><text:soft-page-break/><text:s text:c="16"/>except requests.exceptions.ConnectionError:</text:p>
      <text:p text:style-name="P17"><text:s text:c="20"/>pass</text:p>
      <text:p text:style-name="P17"><text:s text:c="12"/>elif "day" in q_ and ("this" in q_ or "present" in q_ or "today" in q_ or "now" in q_ or "current" in q_):</text:p>
      <text:p text:style-name="P17"><text:s text:c="16"/>try:</text:p>
      <text:p text:style-name="P17"><text:s text:c="20"/>r=requests.get("https://www.daysoftheyear.com/")</text:p>
      <text:p text:style-name="P17"><text:s text:c="20"/>s=BeautifulSoup(r.content,"html.parser")</text:p>
      <text:p text:style-name="P17"><text:s text:c="20"/>n=s.find(class_='card__title heading')</text:p>
      <text:p text:style-name="P17"><text:s text:c="20"/>t=datetime.now()</text:p>
      <text:p text:style-name="P17"><text:s text:c="20"/>d=n.text</text:p>
      <text:p text:style-name="P17"><text:s text:c="20"/>d_=t.strftime("%A")</text:p>
      <text:p text:style-name="P17"><text:s text:c="20"/>print("Today is {}, To be accurate it's {}".format(d,d_))</text:p>
      <text:p text:style-name="P17"><text:s text:c="20"/>if v == "YES":</text:p>
      <text:p text:style-name="P17"><text:s text:c="24"/>s=gTTS(text="hmm Today is {}, To be accurate it's {}".format(d,d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oft-page-break/><text:s text:c="16"/>except:</text:p>
      <text:p text:style-name="P17"><text:s text:c="20"/>t=datetime.now()</text:p>
      <text:p text:style-name="P17"><text:s text:c="20"/>d_=t.strftime("%A")</text:p>
      <text:p text:style-name="P17"><text:s text:c="20"/>print("Today is {}".format(d_))</text:p>
      <text:p text:style-name="P17"><text:s text:c="20"/>if v == "YES":</text:p>
      <text:p text:style-name="P17"><text:s text:c="24"/>s=gTTS(text="hmm Today is {}, To be accurate it's {}".format(d,d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2"/>elif "date" in q_ and ("this" in q_ or "present" in q_ or "today" in q_ or "now" in q_ or "current" in q_):</text:p>
      <text:p text:style-name="P17"><text:s text:c="16"/>d=datetime.now()</text:p>
      <text:p text:style-name="P17"><text:s text:c="16"/>d_=d.strftime("%d/%m/%Y")</text:p>
      <text:p text:style-name="P17"><text:s text:c="16"/>print("Date Today:",d_)</text:p>
      <text:p text:style-name="P17"><text:s text:c="16"/>try:</text:p>
      <text:p text:style-name="P17"><text:s text:c="20"/>if v == "YES":</text:p>
      <text:p text:style-name="P17"><text:soft-page-break/><text:s text:c="24"/>s=gTTS(text="hmm today's date is {}".format(d_),lang='en-uk')</text:p>
      <text:p text:style-name="P17"><text:s text:c="24"/>s.save(r"C:\Python Files\Audiofiles\VoiceOver.mp3")</text:p>
      <text:p text:style-name="P17"><text:s text:c="24"/>playsound(r"C:\Python Files\Audiofiles\VoiceOver.mp3")</text:p>
      <text:p text:style-name="P17"><text:s text:c="24"/>os.remove("C:\Python Files\Audiofiles\VoiceOver.mp3") <text:s/></text:p>
      <text:p text:style-name="P17"><text:s text:c="16"/>except requests.exceptions.ConnectionError:</text:p>
      <text:p text:style-name="P17"><text:s text:c="20"/>pass</text:p>
      <text:p text:style-name="P17"><text:s text:c="12"/>elif "year" in q_ and ("this" in q_ or "present" in q_ or "now" in q_ or "current" in q_):</text:p>
      <text:p text:style-name="P17"><text:s text:c="16"/>y=datetime.now()</text:p>
      <text:p text:style-name="P17"><text:s text:c="16"/>y_=y.strftime("%Y")</text:p>
      <text:p text:style-name="P17"><text:s text:c="16"/>print("Year:",y_)</text:p>
      <text:p text:style-name="P17"><text:s text:c="16"/>try:</text:p>
      <text:p text:style-name="P17"><text:s text:c="20"/>if v == "YES":</text:p>
      <text:p text:style-name="P17"><text:s text:c="24"/>s=gTTS(text="hmm this year is {}".format(y_),lang='en-uk')</text:p>
      <text:p text:style-name="P17"><text:s text:c="24"/>s.save(r"C:\Python Files\Audiofiles\VoiceOver.mp3")</text:p>
      <text:p text:style-name="P17"><text:soft-page-break/><text:s text:c="24"/>playsound(r"C:\Python Files\Audiofiles\VoiceOver.mp3")</text:p>
      <text:p text:style-name="P17"><text:s text:c="24"/>os.remove("C:\Python Files\Audiofiles\VoiceOver.mp3") <text:s text:c="3"/></text:p>
      <text:p text:style-name="P17"><text:s text:c="16"/>except requests.exceptions.ConnectionError:</text:p>
      <text:p text:style-name="P17"><text:s text:c="20"/>pass</text:p>
      <text:p text:style-name="P17"><text:s text:c="12"/>elif "month" in q_ and ("this" in q_ or "present" in q_ or "now" in q_ or "current" in q_):</text:p>
      <text:p text:style-name="P17"><text:s text:c="16"/>m=datetime.now()</text:p>
      <text:p text:style-name="P17"><text:s text:c="16"/>m_=m.strftime("%B")</text:p>
      <text:p text:style-name="P17"><text:s text:c="16"/>print("This Month:",m_)</text:p>
      <text:p text:style-name="P17"><text:s text:c="16"/>try:</text:p>
      <text:p text:style-name="P17"><text:s text:c="20"/>if v == "YES":</text:p>
      <text:p text:style-name="P17"><text:s text:c="24"/>s=gTTS(text="hmm this month is {}".format(m_),lang='en-uk')</text:p>
      <text:p text:style-name="P17"><text:s text:c="24"/>s.save(r"C:\Python Files\Audiofiles\VoiceOver.mp3")</text:p>
      <text:p text:style-name="P17"><text:s text:c="24"/>playsound(r"C:\Python Files\Audiofiles\VoiceOver.mp3")</text:p>
      <text:p text:style-name="P17"><text:s text:c="24"/>os.remove("C:\Python Files\Audiofiles\VoiceOver.mp3") <text:s text:c="3"/></text:p>
      <text:p text:style-name="P17"><text:soft-page-break/><text:s text:c="16"/>except requests.exceptions.ConnectionError:</text:p>
      <text:p text:style-name="P17"><text:s text:c="20"/>pass</text:p>
      <text:p text:style-name="P17"><text:s text:c="12"/>elif ("meaning" in q_ or "meant" in q_ or "mean" in q_) and "what" in q_:</text:p>
      <text:p text:style-name="P17"><text:s text:c="16"/>try:</text:p>
      <text:p text:style-name="P17"><text:s text:c="20"/>try:</text:p>
      <text:p text:style-name="P17"><text:s text:c="24"/>if "sid" in q_ or "glenda" in q_:</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lse:</text:p>
      <text:p text:style-name="P17"><text:s text:c="28"/>w=q_</text:p>
      <text:p text:style-name="P17"><text:s text:c="24"/>g = requests.get("https://google.com/search?q={} in cambridge dictionary".format(w))</text:p>
      <text:p text:style-name="P17"><text:s text:c="24"/>_s_ = BeautifulSoup(g.content, 'html.parser')</text:p>
      <text:p text:style-name="P17"><text:s text:c="24"/>y=[]</text:p>
      <text:p text:style-name="P17"><text:s text:c="24"/>for a in _s_.find_all('a', href=True):</text:p>
      <text:p text:style-name="P17"><text:soft-page-break/><text:s text:c="28"/>y.append(a['href'])</text:p>
      <text:p text:style-name="P17"><text:s text:c="24"/>z=[]</text:p>
      <text:p text:style-name="P17"><text:s text:c="24"/>for t in y:</text:p>
      <text:p text:style-name="P17"><text:s text:c="28"/>if "/url?q=https://dictionary.cambridge.org/dictionary/english/" in t:</text:p>
      <text:p text:style-name="P17"><text:s text:c="32"/>z.append(y.index(t))</text:p>
      <text:p text:style-name="P17"><text:s text:c="24"/>l=y[z[0]]</text:p>
      <text:p text:style-name="P17"><text:s text:c="24"/>j=l.index('&amp;')</text:p>
      <text:p text:style-name="P17"><text:s text:c="24"/>k=l[59:j]</text:p>
      <text:p text:style-name="P17"><text:s text:c="24"/>if k == "":</text:p>
      <text:p text:style-name="P17"><text:s text:c="28"/>print("ERROR 404:Not Found!") <text:s text:c="3"/></text:p>
      <text:p text:style-name="P17"><text:s text:c="24"/>else:</text:p>
      <text:p text:style-name="P17"><text:s text:c="28"/>print("\t <text:s text:c="19"/>\||~~~~||||",k.capitalize(),"||||~~~~||/")</text:p>
      <text:p text:style-name="P17"><text:s text:c="28"/>try:</text:p>
      <text:p text:style-name="P17"><text:s text:c="32"/>r = requests.get("https://dictionary.cambridge.org/dictionary/english/{}".format(k))</text:p>
      <text:p text:style-name="P17"><text:s text:c="32"/>print(r)</text:p>
      <text:p text:style-name="P17"><text:s text:c="32"/>s = BeautifulSoup(r.content, 'html.parser')</text:p>
      <text:p text:style-name="P17"><text:soft-page-break/><text:s text:c="32"/>print(k)</text:p>
      <text:p text:style-name="P17"><text:s text:c="32"/>i= s.find(class_="ddef_h")</text:p>
      <text:p text:style-name="P17"><text:s text:c="32"/>e=[]</text:p>
      <text:p text:style-name="P17"><text:s text:c="32"/>for b in i.findAll():</text:p>
      <text:p text:style-name="P17"><text:s text:c="36"/>e.append(b.text)</text:p>
      <text:p text:style-name="P17"><text:s text:c="32"/>x=[]</text:p>
      <text:p text:style-name="P17"><text:s text:c="32"/>for h in e:</text:p>
      <text:p text:style-name="P17"><text:s text:c="36"/>if ":" in h:</text:p>
      <text:p text:style-name="P17"><text:s text:c="40"/>x.append(e.index(h))</text:p>
      <text:p text:style-name="P17"><text:s text:c="32"/>p_=e[x[0]]</text:p>
      <text:p text:style-name="P17"><text:s text:c="32"/>print("As Per Cambridge Dictionary:",p_)</text:p>
      <text:p text:style-name="P17"><text:s text:c="28"/>except:</text:p>
      <text:p text:style-name="P17"><text:s text:c="32"/>pass</text:p>
      <text:p text:style-name="P17"><text:s text:c="28"/>try:</text:p>
      <text:p text:style-name="P17"><text:s text:c="32"/>r_ = requests.get("https://www.oxfordlearnersdictionaries.com/definition/english/{}".format(k))</text:p>
      <text:p text:style-name="P17"><text:s text:c="32"/>s_ = BeautifulSoup(r_.content, 'html.parser')</text:p>
      <text:p text:style-name="P17"><text:s text:c="32"/>i_= s_.find(class_="def")</text:p>
      <text:p text:style-name="P17"><text:s text:c="32"/>print("\nAs Per Oxford Dictionary:",(i_.extract()).text)</text:p>
      <text:p text:style-name="P17"><text:soft-page-break/><text:s text:c="28"/>except:</text:p>
      <text:p text:style-name="P17"><text:s text:c="32"/>pass</text:p>
      <text:p text:style-name="P17"><text:s text:c="28"/>try:</text:p>
      <text:p text:style-name="P17"><text:s text:c="32"/>r__ = requests.get("https://www.macmillandictionary.com/dictionary/british/{}".format(k))</text:p>
      <text:p text:style-name="P17"><text:s text:c="32"/>s__ = BeautifulSoup(r__.content, 'html.parser')</text:p>
      <text:p text:style-name="P17"><text:s text:c="32"/>i__= s__.find(class_="DEFINITION")</text:p>
      <text:p text:style-name="P17"><text:s text:c="32"/>print("\nAs Per Macmillan Dictionary:",(i__.extract()).text)</text:p>
      <text:p text:style-name="P17"><text:s text:c="28"/>except:</text:p>
      <text:p text:style-name="P17"><text:s text:c="32"/>pass</text:p>
      <text:p text:style-name="P17"><text:s text:c="24"/>try:</text:p>
      <text:p text:style-name="P17"><text:s text:c="28"/>try:</text:p>
      <text:p text:style-name="P17"><text:s text:c="32"/>if len((i_.extract()).text)&gt;len((i__.extract()).text):</text:p>
      <text:p text:style-name="P17"><text:s text:c="36"/>m=(i_.extract()).text</text:p>
      <text:p text:style-name="P17"><text:s text:c="32"/>else:</text:p>
      <text:p text:style-name="P17"><text:s text:c="36"/>m=(i__.extract()).text</text:p>
      <text:p text:style-name="P17"><text:s text:c="28"/>except:</text:p>
      <text:p text:style-name="P17"><text:s text:c="32"/>try:</text:p>
      <text:p text:style-name="P17"><text:soft-page-break/><text:s text:c="36"/>m=(i_.extract()).text</text:p>
      <text:p text:style-name="P17"><text:s text:c="32"/>except:</text:p>
      <text:p text:style-name="P17"><text:s text:c="36"/>m=(i__.extract()).text</text:p>
      <text:p text:style-name="P17"><text:s text:c="28"/>if v == "YES":</text:p>
      <text:p text:style-name="P17"><text:s text:c="32"/>s=gTTS(text="hmm {} means that {}".format(k,m),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0"/>excep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oft-page-break/><text:s text:c="24"/>time.sleep(1)</text:p>
      <text:p text:style-name="P17"><text:s text:c="24"/>keyboard.press_and_release('win + Right')</text:p>
      <text:p text:style-name="P17"><text:s text:c="24"/>time.sleep(1)</text:p>
      <text:p text:style-name="P17"><text:s text:c="16"/>except requests.exceptions.ConnectionError:</text:p>
      <text:p text:style-name="P17"><text:s text:c="20"/>print(" \t⚠Oops...Make Sure That You Are Connected With Internet⚠ ")</text:p>
      <text:p text:style-name="P17"><text:s text:c="20"/>if v == "YES":</text:p>
      <text:p text:style-name="P17"><text:s text:c="24"/>playsound(r"C:\Python Files\Audiofiles\offline.mp3")</text:p>
      <text:p text:style-name="P17"><text:s text:c="12"/>elif ("+" in q_ or "plus" in q_ or "add" in q_ or ("add" in q_ and ("and" in q_ or "&amp;" in q_)) and ("-" not in q_ and "/" not in q_ and "*" not in q_ and "sub" not in q_ and "minus" not in q_ and "multi" not in q_ and "into" not in q_ and "div" not in q_ and "by" not in q_ and "x" not in q_)):</text:p>
      <text:p text:style-name="P17"><text:s text:c="16"/>try:</text:p>
      <text:p text:style-name="P17"><text:s text:c="20"/>l=q_.split()</text:p>
      <text:p text:style-name="P17"><text:s text:c="20"/>x_=[]</text:p>
      <text:p text:style-name="P17"><text:s text:c="20"/>y_=[]</text:p>
      <text:p text:style-name="P17"><text:s text:c="20"/>_x_=[]</text:p>
      <text:p text:style-name="P17"><text:s text:c="20"/>z='p'</text:p>
      <text:p text:style-name="P17"><text:s text:c="20"/>if "+" in q_:</text:p>
      <text:p text:style-name="P17"><text:soft-page-break/><text:s text:c="24"/>for i in l:</text:p>
      <text:p text:style-name="P17"><text:s text:c="28"/>if "+" in i:</text:p>
      <text:p text:style-name="P17"><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print("It is",eval(k_))</text:p>
      <text:p text:style-name="P17"><text:s text:c="32"/>_v_="It is",eval(k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oft-page-break/><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oft-page-break/><text:s text:c="36"/>if x.isdigit():</text:p>
      <text:p text:style-name="P17"><text:s text:c="40"/>y_.append(x)</text:p>
      <text:p text:style-name="P17"><text:s text:c="32"/>print(y_)</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oft-page-break/><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plus" in q_:</text:p>
      <text:p text:style-name="P17"><text:s text:c="24"/>for i in l:</text:p>
      <text:p text:style-name="P17"><text:s text:c="28"/>if "plus" in i:</text:p>
      <text:p text:style-name="P17"><text:s text:c="32"/>k=l.index(i)</text:p>
      <text:p text:style-name="P17"><text:s text:c="28"/>else:</text:p>
      <text:p text:style-name="P17"><text:s text:c="32"/>pass</text:p>
      <text:p text:style-name="P17"><text:s text:c="24"/>if len(l[k])&gt;4:</text:p>
      <text:p text:style-name="P17"><text:s text:c="28"/>k_=l[k]</text:p>
      <text:p text:style-name="P17"><text:soft-page-break/><text:s text:c="28"/>if k_[0].isdigit() and k_[len(k_)-1].isdigit():</text:p>
      <text:p text:style-name="P17"><text:s text:c="32"/>o=k_.index('p')</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oft-page-break/><text:s text:c="36"/>n_=-n_</text:p>
      <text:p text:style-name="P17"><text:s text:c="32"/>print("It is",n+n_)</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oft-page-break/><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oft-page-break/><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oft-page-break/><text:s text:c="32"/>n=-n</text:p>
      <text:p text:style-name="P17"><text:s text:c="28"/>if z_=='n':</text:p>
      <text:p text:style-name="P17"><text:s text:c="32"/>n_=-n_</text:p>
      <text:p text:style-name="P17"><text:s text:c="28"/>print("It is",n+n_)</text:p>
      <text:p text:style-name="P17"><text:s text:c="28"/>_v_="It is",n+n_</text:p>
      <text:p text:style-name="P17"><text:s text:c="20"/>elif "add" in q_ and "and" in q_:</text:p>
      <text:p text:style-name="P17"><text:s text:c="24"/>for i in l:</text:p>
      <text:p text:style-name="P17"><text:s text:c="28"/>if "and" in i:</text:p>
      <text:p text:style-name="P17"><text:s text:c="32"/>k=l.index(i)</text:p>
      <text:p text:style-name="P17"><text:s text:c="28"/>else:</text:p>
      <text:p text:style-name="P17"><text:s text:c="32"/>pass</text:p>
      <text:p text:style-name="P17"><text:s text:c="24"/>if len(l[k])&gt;3:</text:p>
      <text:p text:style-name="P17"><text:s text:c="28"/>k_=l[k]</text:p>
      <text:p text:style-name="P17"><text:s text:c="28"/>if k_[0].isdigit() and k_[len(k_)-1].isdigit():</text:p>
      <text:p text:style-name="P17"><text:s text:c="32"/>o=k_.index('n')</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oft-page-break/><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oft-page-break/><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oft-page-break/><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oft-page-break/><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add" in q_ and "&amp;" in q_:</text:p>
      <text:p text:style-name="P17"><text:s text:c="24"/>for i in l:</text:p>
      <text:p text:style-name="P17"><text:s text:c="28"/>if "&amp;" in i:</text:p>
      <text:p text:style-name="P17"><text:soft-page-break/><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o=k_.index('&amp;')</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oft-page-break/><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oft-page-break/><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oft-page-break/><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oft-page-break/><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try:</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xcept:</text:p>
      <text:p text:style-name="P17"><text:s text:c="24"/>pass</text:p>
      <text:p text:style-name="P17"><text:soft-page-break/><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oft-page-break/><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 text:c="28"/>playsound(r"C:\Python Files\Audiofiles\offline.mp3")</text:p>
      <text:p text:style-name="P17"><text:s text:c="12"/>elif ("-" in q_ or "minus" in q_ or "sub" in q_ or ("sub" in q_ and ("and" in q_ or "&amp;" in q_)) and ("+" not in q_ and "/" not in q_ and "*" not in q_ and "add" not in q_ and "plus" not in q_ and "multi" not in q_ and "into" not in q_ and "div" not in q_ and "by" not in q_ and "x" not in q_)):</text:p>
      <text:p text:style-name="P17"><text:s text:c="16"/>try:</text:p>
      <text:p text:style-name="P17"><text:s text:c="20"/>l=q_.split()</text:p>
      <text:p text:style-name="P17"><text:s text:c="20"/>x_=[]</text:p>
      <text:p text:style-name="P17"><text:s text:c="20"/>y_=[]</text:p>
      <text:p text:style-name="P17"><text:s text:c="20"/>_x_=[]</text:p>
      <text:p text:style-name="P17"><text:s text:c="20"/>z='p'</text:p>
      <text:p text:style-name="P17"><text:s text:c="20"/>if "-" in q_:</text:p>
      <text:p text:style-name="P17"><text:s text:c="24"/>for i in l:</text:p>
      <text:p text:style-name="P17"><text:s text:c="28"/>if "-" in i:</text:p>
      <text:p text:style-name="P17"><text:soft-page-break/><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print("It is",eval(k_))</text:p>
      <text:p text:style-name="P17"><text:s text:c="32"/>_v_="It is",eval(k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oft-page-break/><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oft-page-break/><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oft-page-break/><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minus" in q_:</text:p>
      <text:p text:style-name="P17"><text:s text:c="24"/>for i in l:</text:p>
      <text:p text:style-name="P17"><text:s text:c="28"/>if "minus" in i:</text:p>
      <text:p text:style-name="P17"><text:s text:c="32"/>k=l.index(i)</text:p>
      <text:p text:style-name="P17"><text:s text:c="28"/>else:</text:p>
      <text:p text:style-name="P17"><text:s text:c="32"/>pass</text:p>
      <text:p text:style-name="P17"><text:s text:c="24"/>if len(l[k])&gt;5:</text:p>
      <text:p text:style-name="P17"><text:s text:c="28"/>k_=l[k]</text:p>
      <text:p text:style-name="P17"><text:s text:c="28"/>if k_[0].isdigit() and k_[len(k_)-1].isdigit():</text:p>
      <text:p text:style-name="P17"><text:s text:c="32"/>o=k_.index('m')</text:p>
      <text:p text:style-name="P17"><text:s text:c="32"/>w=k_[:o]</text:p>
      <text:p text:style-name="P17"><text:soft-page-break/><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oft-page-break/><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oft-page-break/><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oft-page-break/><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oft-page-break/><text:s text:c="28"/>print("It is",n-n_)</text:p>
      <text:p text:style-name="P17"><text:s text:c="28"/>_v_="It is",n-n_</text:p>
      <text:p text:style-name="P17"><text:s text:c="20"/>elif "sub" in q_ and "and" in q_:</text:p>
      <text:p text:style-name="P17"><text:s text:c="24"/>for i in l:</text:p>
      <text:p text:style-name="P17"><text:s text:c="28"/>if "and" in i:</text:p>
      <text:p text:style-name="P17"><text:s text:c="32"/>k=l.index(i)</text:p>
      <text:p text:style-name="P17"><text:s text:c="28"/>else:</text:p>
      <text:p text:style-name="P17"><text:s text:c="32"/>pass</text:p>
      <text:p text:style-name="P17"><text:s text:c="24"/>if len(l[k])&gt;3:</text:p>
      <text:p text:style-name="P17"><text:s text:c="28"/>k_=l[k]</text:p>
      <text:p text:style-name="P17"><text:s text:c="28"/>if k_[0].isdigit() and k_[len(k_)-1].isdigit():</text:p>
      <text:p text:style-name="P17"><text:s text:c="32"/>o=k_.index('n')</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oft-page-break/><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oft-page-break/><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oft-page-break/><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oft-page-break/><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sub" in q_ and "&amp;" in q_:</text:p>
      <text:p text:style-name="P17"><text:s text:c="24"/>for i in l:</text:p>
      <text:p text:style-name="P17"><text:s text:c="28"/>if "&amp;" in i:</text:p>
      <text:p text:style-name="P17"><text:s text:c="32"/>k=l.index(i)</text:p>
      <text:p text:style-name="P17"><text:s text:c="28"/>else:</text:p>
      <text:p text:style-name="P17"><text:s text:c="32"/>pass</text:p>
      <text:p text:style-name="P17"><text:soft-page-break/><text:s text:c="24"/>if len(l[k])&gt;1:</text:p>
      <text:p text:style-name="P17"><text:s text:c="28"/>k_=l[k]</text:p>
      <text:p text:style-name="P17"><text:s text:c="28"/>if k_[0].isdigit() and k_[len(k_)-1].isdigit():</text:p>
      <text:p text:style-name="P17"><text:s text:c="32"/>o=k_.index('&amp;')</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oft-page-break/><text:s text:c="36"/>n=-n</text:p>
      <text:p text:style-name="P17"><text:s text:c="32"/>if z_=='n':</text:p>
      <text:p text:style-name="P17"><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oft-page-break/><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oft-page-break/><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oft-page-break/><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try:</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xcept:</text:p>
      <text:p text:style-name="P17"><text:s text:c="24"/>pass</text:p>
      <text:p text:style-name="P17"><text:s text:c="16"/>except:</text:p>
      <text:p text:style-name="P17"><text:s text:c="20"/>try:</text:p>
      <text:p text:style-name="P17"><text:s text:c="24"/>try:</text:p>
      <text:p text:style-name="P17"><text:soft-page-break/><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oft-page-break/><text:s text:c="24"/>print(" \t⚠Oops...Make Sure That You Are Connected With Internet⚠ ")</text:p>
      <text:p text:style-name="P17"><text:s text:c="24"/>if v == "YES":</text:p>
      <text:p text:style-name="P17"><text:s text:c="28"/>playsound(r"C:\Python Files\Audiofiles\offline.mp3")</text:p>
      <text:p text:style-name="P17"><text:s text:c="12"/>elif ("*" in q_ or "into" in q_ or "x" in q_ or "multi" in q_ or ("multi" in q_ and ("and" in q_ or "&amp;" in q_))) and ("+" not in q_ and "/" not in q_ and "-" not in q_ and "add" not in q_ and "plus" not in q_ and "sub" not in q_ and "minus" not in q_ and "div" not in q_ and "by" not in q_):</text:p>
      <text:p text:style-name="P17"><text:s text:c="16"/>try:</text:p>
      <text:p text:style-name="P17"><text:s text:c="20"/>l=q_.split()</text:p>
      <text:p text:style-name="P17"><text:s text:c="20"/>x_=[]</text:p>
      <text:p text:style-name="P17"><text:s text:c="20"/>y_=[]</text:p>
      <text:p text:style-name="P17"><text:s text:c="20"/>_x_=[]</text:p>
      <text:p text:style-name="P17"><text:s text:c="20"/>z='p'</text:p>
      <text:p text:style-name="P17"><text:s text:c="20"/>if "*" in q_:</text:p>
      <text:p text:style-name="P17"><text:s text:c="24"/>for i in l:</text:p>
      <text:p text:style-name="P17"><text:s text:c="28"/>if "*" in i:</text:p>
      <text:p text:style-name="P17"><text:s text:c="32"/>k=l.index(i)</text:p>
      <text:p text:style-name="P17"><text:s text:c="28"/>else:</text:p>
      <text:p text:style-name="P17"><text:soft-page-break/><text:s text:c="32"/>pass</text:p>
      <text:p text:style-name="P17"><text:s text:c="24"/>if len(l[k])&gt;1:</text:p>
      <text:p text:style-name="P17"><text:s text:c="28"/>k_=l[k]</text:p>
      <text:p text:style-name="P17"><text:s text:c="28"/>if k_[0].isdigit() and k_[len(k_)-1].isdigit():</text:p>
      <text:p text:style-name="P17"><text:s text:c="32"/>print("It is",eval(k_))</text:p>
      <text:p text:style-name="P17"><text:s text:c="32"/>_v_="It is",eval(k)</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oft-page-break/><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oft-page-break/><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oft-page-break/><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into" in q_:</text:p>
      <text:p text:style-name="P17"><text:s text:c="24"/>for i in l:</text:p>
      <text:p text:style-name="P17"><text:s text:c="28"/>if "into" in i:</text:p>
      <text:p text:style-name="P17"><text:s text:c="32"/>k=l.index(i)</text:p>
      <text:p text:style-name="P17"><text:s text:c="28"/>else:</text:p>
      <text:p text:style-name="P17"><text:s text:c="32"/>pass</text:p>
      <text:p text:style-name="P17"><text:s text:c="24"/>if len(l[k])&gt;4:</text:p>
      <text:p text:style-name="P17"><text:s text:c="28"/>k_=l[k]</text:p>
      <text:p text:style-name="P17"><text:s text:c="28"/>if k_[0].isdigit() and k_[len(k_)-1].isdigit():</text:p>
      <text:p text:style-name="P17"><text:s text:c="32"/>o=k_.index('t')</text:p>
      <text:p text:style-name="P17"><text:s text:c="32"/>w=k_[:o]</text:p>
      <text:p text:style-name="P17"><text:s text:c="32"/>w_=k_[o:]</text:p>
      <text:p text:style-name="P17"><text:s text:c="32"/>e=''.join(w)</text:p>
      <text:p text:style-name="P17"><text:soft-page-break/><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k_[0].isdigit() and not(k_[len(k_)-1].isdigit()):</text:p>
      <text:p text:style-name="P17"><text:s text:c="32"/>w=l[k+1:]</text:p>
      <text:p text:style-name="P17"><text:soft-page-break/><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oft-page-break/><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oft-page-break/><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oft-page-break/><text:s text:c="20"/>elif "multi" in q_ and "and" in q_:</text:p>
      <text:p text:style-name="P17"><text:s text:c="24"/>for i in l:</text:p>
      <text:p text:style-name="P17"><text:s text:c="28"/>if "and" in i:</text:p>
      <text:p text:style-name="P17"><text:s text:c="32"/>k=l.index(i)</text:p>
      <text:p text:style-name="P17"><text:s text:c="28"/>else:</text:p>
      <text:p text:style-name="P17"><text:s text:c="32"/>pass</text:p>
      <text:p text:style-name="P17"><text:s text:c="24"/>if len(l[k])&gt;3:</text:p>
      <text:p text:style-name="P17"><text:s text:c="28"/>k_=l[k]</text:p>
      <text:p text:style-name="P17"><text:s text:c="28"/>if k_[0].isdigit() and k_[len(k_)-1].isdigit():</text:p>
      <text:p text:style-name="P17"><text:s text:c="32"/>o=k_.index('n')</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oft-page-break/><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oft-page-break/><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oft-page-break/><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oft-page-break/><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multi" in q_ and "&amp;" in q_:</text:p>
      <text:p text:style-name="P17"><text:s text:c="24"/>for i in l:</text:p>
      <text:p text:style-name="P17"><text:s text:c="28"/>if "&amp;" in i:</text:p>
      <text:p text:style-name="P17"><text:s text:c="32"/>k=l.index(i)</text:p>
      <text:p text:style-name="P17"><text:s text:c="28"/>else:</text:p>
      <text:p text:style-name="P17"><text:s text:c="32"/>pass</text:p>
      <text:p text:style-name="P17"><text:s text:c="24"/>if len(l[k])&gt;1:</text:p>
      <text:p text:style-name="P17"><text:s text:c="28"/>k_=l[k]</text:p>
      <text:p text:style-name="P17"><text:soft-page-break/><text:s text:c="28"/>if k_[0].isdigit() and k_[len(k_)-1].isdigit():</text:p>
      <text:p text:style-name="P17"><text:s text:c="32"/>o=k_.index('&amp;')</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oft-page-break/><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oft-page-break/><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oft-page-break/><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oft-page-break/><text:s text:c="32"/>n=-n</text:p>
      <text:p text:style-name="P17"><text:s text:c="28"/>if z_=='n':</text:p>
      <text:p text:style-name="P17"><text:s text:c="32"/>n_=-n_</text:p>
      <text:p text:style-name="P17"><text:s text:c="28"/>print("It is",n*n_)</text:p>
      <text:p text:style-name="P17"><text:s text:c="28"/>_v_="It is",n*n_</text:p>
      <text:p text:style-name="P17"><text:s text:c="20"/>elif "x" in q_:</text:p>
      <text:p text:style-name="P17"><text:s text:c="24"/>for i in l:</text:p>
      <text:p text:style-name="P17"><text:s text:c="28"/>if "x" in i:</text:p>
      <text:p text:style-name="P17"><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o=k_.index('x')</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oft-page-break/><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oft-page-break/><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oft-page-break/><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oft-page-break/><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try:</text:p>
      <text:p text:style-name="P17"><text:s text:c="24"/>if v=="YES":</text:p>
      <text:p text:style-name="P17"><text:s text:c="28"/>s=gTTS(text="hmm "+str(_v_),lang='en-uk')</text:p>
      <text:p text:style-name="P17"><text:soft-page-break/><text:s text:c="28"/>s.save(r"C:\Python Files\Audiofiles\VoiceOver.mp3")</text:p>
      <text:p text:style-name="P17"><text:s text:c="28"/>playsound(r"C:\Python Files\Audiofiles\VoiceOver.mp3")</text:p>
      <text:p text:style-name="P17"><text:s text:c="28"/>os.remove("C:\Python Files\Audiofiles\VoiceOver.mp3")</text:p>
      <text:p text:style-name="P17"><text:s text:c="20"/>except:</text:p>
      <text:p text:style-name="P17"><text:s text:c="24"/>pass</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oft-page-break/><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 text:c="28"/>playsound(r"C:\Python Files\Audiofiles\offline.mp3")</text:p>
      <text:p text:style-name="P17"><text:s text:c="12"/>elif ("/" in q_ or "by" in q_ or "div" in q_ or ("div" in q_ and ("and" in q_ or "&amp;" in q_)) and ("+" not in q_ and "-" not in q_ and "*" not in q_ and "add" not in q_ and "plus" not in q_ and "multi" not in q_ and "into" not in q_ and "sub" not in q_ and "minus" not in q_ and "x" not in q_)):</text:p>
      <text:p text:style-name="P17"><text:s text:c="16"/>try:</text:p>
      <text:p text:style-name="P17"><text:soft-page-break/><text:s text:c="20"/>l=q_.split()</text:p>
      <text:p text:style-name="P17"><text:s text:c="20"/>x_=[]</text:p>
      <text:p text:style-name="P17"><text:s text:c="20"/>y_=[]</text:p>
      <text:p text:style-name="P17"><text:s text:c="20"/>_x_=[]</text:p>
      <text:p text:style-name="P17"><text:s text:c="20"/>z='p'</text:p>
      <text:p text:style-name="P17"><text:s text:c="20"/>if "/" in q_:</text:p>
      <text:p text:style-name="P17"><text:s text:c="24"/>for i in l:</text:p>
      <text:p text:style-name="P17"><text:s text:c="28"/>if "/" in i:</text:p>
      <text:p text:style-name="P17"><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print("It is",eval(k_))</text:p>
      <text:p text:style-name="P17"><text:s text:c="32"/>_v_="It is",eval(k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oft-page-break/><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oft-page-break/><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oft-page-break/><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by" in q_:</text:p>
      <text:p text:style-name="P17"><text:s text:c="24"/>for i in l:</text:p>
      <text:p text:style-name="P17"><text:s text:c="28"/>if "by" in i:</text:p>
      <text:p text:style-name="P17"><text:soft-page-break/><text:s text:c="32"/>k=l.index(i)</text:p>
      <text:p text:style-name="P17"><text:s text:c="28"/>else:</text:p>
      <text:p text:style-name="P17"><text:s text:c="32"/>pass</text:p>
      <text:p text:style-name="P17"><text:s text:c="24"/>if len(l[k])&gt;2:</text:p>
      <text:p text:style-name="P17"><text:s text:c="28"/>k_=l[k]</text:p>
      <text:p text:style-name="P17"><text:s text:c="28"/>if k_[0].isdigit() and k_[len(k_)-1].isdigit():</text:p>
      <text:p text:style-name="P17"><text:s text:c="32"/>o=k_.index('y')</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oft-page-break/><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oft-page-break/><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oft-page-break/><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oft-page-break/><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elif "div" in q_ and "and" in q_:</text:p>
      <text:p text:style-name="P17"><text:s text:c="24"/>for i in l:</text:p>
      <text:p text:style-name="P17"><text:s text:c="28"/>if "and" in i:</text:p>
      <text:p text:style-name="P17"><text:s text:c="32"/>k=l.index(i)</text:p>
      <text:p text:style-name="P17"><text:s text:c="28"/>else:</text:p>
      <text:p text:style-name="P17"><text:s text:c="32"/>pass</text:p>
      <text:p text:style-name="P17"><text:s text:c="24"/>if len(l[k])&gt;3:</text:p>
      <text:p text:style-name="P17"><text:s text:c="28"/>k_=l[k]</text:p>
      <text:p text:style-name="P17"><text:s text:c="28"/>if k_[0].isdigit() and k_[len(k_)-1].isdigit():</text:p>
      <text:p text:style-name="P17"><text:s text:c="32"/>o=k_.index('n')</text:p>
      <text:p text:style-name="P17"><text:s text:c="32"/>w=k_[:o]</text:p>
      <text:p text:style-name="P17"><text:soft-page-break/><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_/n)</text:p>
      <text:p text:style-name="P17"><text:s text:c="32"/>_v_="It is",n/n_</text:p>
      <text:p text:style-name="P17"><text:soft-page-break/><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oft-page-break/><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oft-page-break/><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oft-page-break/><text:s text:c="28"/>print("It is",n/n_)</text:p>
      <text:p text:style-name="P17"><text:s text:c="28"/>_v_="It is",n/n_</text:p>
      <text:p text:style-name="P17"><text:s text:c="20"/>elif "div" in q_ and "&amp;" in q_:</text:p>
      <text:p text:style-name="P17"><text:s text:c="24"/>for i in l:</text:p>
      <text:p text:style-name="P17"><text:s text:c="28"/>if "&amp;" in i:</text:p>
      <text:p text:style-name="P17"><text:s text:c="32"/>k=l.index(i)</text:p>
      <text:p text:style-name="P17"><text:s text:c="28"/>else:</text:p>
      <text:p text:style-name="P17"><text:s text:c="32"/>pass</text:p>
      <text:p text:style-name="P17"><text:s text:c="24"/>if len(l[k])&gt;1:</text:p>
      <text:p text:style-name="P17"><text:s text:c="28"/>k_=l[k]</text:p>
      <text:p text:style-name="P17"><text:s text:c="28"/>if k_[0].isdigit() and k_[len(k_)-1].isdigit():</text:p>
      <text:p text:style-name="P17"><text:s text:c="32"/>o=k_.index('&amp;')</text:p>
      <text:p text:style-name="P17"><text:s text:c="32"/>w=k_[:o]</text:p>
      <text:p text:style-name="P17"><text:s text:c="32"/>w_=k_[o:]</text:p>
      <text:p text:style-name="P17"><text:s text:c="32"/>e=''.join(w)</text:p>
      <text:p text:style-name="P17"><text:s text:c="32"/>e_=''.join(w_)</text:p>
      <text:p text:style-name="P17"><text:s text:c="32"/>for x in e:</text:p>
      <text:p text:style-name="P17"><text:s text:c="36"/>if "-" in x:</text:p>
      <text:p text:style-name="P17"><text:s text:c="40"/>z_='n'</text:p>
      <text:p text:style-name="P17"><text:s text:c="36"/>if x.isdigit():</text:p>
      <text:p text:style-name="P17"><text:s text:c="40"/>x_.append(x)</text:p>
      <text:p text:style-name="P17"><text:soft-page-break/><text:s text:c="32"/>for x in e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_/n)</text:p>
      <text:p text:style-name="P17"><text:s text:c="32"/>_v_="It is",n/n_</text:p>
      <text:p text:style-name="P17"><text:s text:c="28"/>elif k_[0].isdigit() and not(k_[len(k_)-1].isdigit()):</text:p>
      <text:p text:style-name="P17"><text:s text:c="32"/>w=l[k+1:]</text:p>
      <text:p text:style-name="P17"><text:s text:c="32"/>_k_=''.join(w)</text:p>
      <text:p text:style-name="P17"><text:s text:c="32"/>for x in k_:</text:p>
      <text:p text:style-name="P17"><text:s text:c="36"/>if "-" in x:</text:p>
      <text:p text:style-name="P17"><text:s text:c="40"/>z='n'</text:p>
      <text:p text:style-name="P17"><text:s text:c="36"/>if x.isdigit():</text:p>
      <text:p text:style-name="P17"><text:s text:c="40"/>x_.append(x)</text:p>
      <text:p text:style-name="P17"><text:soft-page-break/><text:s text:c="32"/>for x in _k_:</text:p>
      <text:p text:style-name="P17"><text:s text:c="36"/>if "-" in x:</text:p>
      <text:p text:style-name="P17"><text:s text:c="40"/>z_='n'</text:p>
      <text:p text:style-name="P17"><text:s text:c="36"/>if x.isdigit():</text:p>
      <text:p text:style-name="P17"><text:s text:c="40"/>y_.append(x)</text:p>
      <text:p text:style-name="P17"><text:s text:c="32"/>n=eval(''.join(x_))</text:p>
      <text:p text:style-name="P17"><text:s text:c="32"/>n_=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8"/>elif not(k_[0].isdigit()) and k_[len(k_)-1].isdigit():</text:p>
      <text:p text:style-name="P17"><text:s text:c="32"/>w=l[:k]</text:p>
      <text:p text:style-name="P17"><text:s text:c="32"/>_k_=''.join(w)</text:p>
      <text:p text:style-name="P17"><text:s text:c="32"/>for x in k_:</text:p>
      <text:p text:style-name="P17"><text:s text:c="36"/>if "-" in x:</text:p>
      <text:p text:style-name="P17"><text:s text:c="40"/>z_='n'</text:p>
      <text:p text:style-name="P17"><text:s text:c="36"/>if x.isdigit():</text:p>
      <text:p text:style-name="P17"><text:s text:c="40"/>x_.append(x)</text:p>
      <text:p text:style-name="P17"><text:soft-page-break/><text:s text:c="32"/>for x in _k_:</text:p>
      <text:p text:style-name="P17"><text:s text:c="36"/>if "-" in x:</text:p>
      <text:p text:style-name="P17"><text:s text:c="40"/>z='n'</text:p>
      <text:p text:style-name="P17"><text:s text:c="36"/>if x.isdigit():</text:p>
      <text:p text:style-name="P17"><text:s text:c="40"/>y_.append(x)</text:p>
      <text:p text:style-name="P17"><text:s text:c="32"/>n_=eval(''.join(x_))</text:p>
      <text:p text:style-name="P17"><text:s text:c="32"/>n=eval(''.join(y_))</text:p>
      <text:p text:style-name="P17"><text:s text:c="32"/>if z=='n':</text:p>
      <text:p text:style-name="P17"><text:s text:c="36"/>n=-n</text:p>
      <text:p text:style-name="P17"><text:s text:c="32"/>if z_=='n':</text:p>
      <text:p text:style-name="P17"><text:s text:c="36"/>n_=-n_</text:p>
      <text:p text:style-name="P17"><text:s text:c="32"/>print("It is",n/n_)</text:p>
      <text:p text:style-name="P17"><text:s text:c="32"/>_v_="It is",n/n_</text:p>
      <text:p text:style-name="P17"><text:s text:c="24"/>else:</text:p>
      <text:p text:style-name="P17"><text:s text:c="28"/>w=l[:k]</text:p>
      <text:p text:style-name="P17"><text:s text:c="28"/>w_=l[k:]</text:p>
      <text:p text:style-name="P17"><text:s text:c="28"/>e=''.join(w)</text:p>
      <text:p text:style-name="P17"><text:s text:c="28"/>e_=''.join(w_)</text:p>
      <text:p text:style-name="P17"><text:s text:c="28"/>for x in e:</text:p>
      <text:p text:style-name="P17"><text:s text:c="32"/>if "-" in x:</text:p>
      <text:p text:style-name="P17"><text:s text:c="36"/>z_='n'</text:p>
      <text:p text:style-name="P17"><text:soft-page-break/><text:s text:c="32"/>if x.isdigit():</text:p>
      <text:p text:style-name="P17"><text:s text:c="36"/>x_.append(x)</text:p>
      <text:p text:style-name="P17"><text:s text:c="28"/>for x in e_:</text:p>
      <text:p text:style-name="P17"><text:s text:c="32"/>if "-" in x:</text:p>
      <text:p text:style-name="P17"><text:s text:c="36"/>z='n'</text:p>
      <text:p text:style-name="P17"><text:s text:c="32"/>if x.isdigit():</text:p>
      <text:p text:style-name="P17"><text:s text:c="36"/>y_.append(x)</text:p>
      <text:p text:style-name="P17"><text:s text:c="28"/>n_=eval(''.join(x_))</text:p>
      <text:p text:style-name="P17"><text:s text:c="28"/>n=eval(''.join(y_))</text:p>
      <text:p text:style-name="P17"><text:s text:c="28"/>if z=='n':</text:p>
      <text:p text:style-name="P17"><text:s text:c="32"/>n=-n</text:p>
      <text:p text:style-name="P17"><text:s text:c="28"/>if z_=='n':</text:p>
      <text:p text:style-name="P17"><text:s text:c="32"/>n_=-n_</text:p>
      <text:p text:style-name="P17"><text:s text:c="28"/>print("It is",n/n_)</text:p>
      <text:p text:style-name="P17"><text:s text:c="28"/>_v_="It is",n/n_</text:p>
      <text:p text:style-name="P17"><text:s text:c="20"/>try:</text:p>
      <text:p text:style-name="P17"><text:s text:c="24"/>if v=="YES":</text:p>
      <text:p text:style-name="P17"><text:s text:c="28"/>s=gTTS(text="hmm "+str(_v_),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20"/>except:</text:p>
      <text:p text:style-name="P17"><text:s text:c="24"/>pass</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oft-page-break/><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 text:c="28"/>playsound(r"C:\Python Files\Audiofiles\offline.mp3") </text:p>
      <text:p text:style-name="P17"><text:s text:c="12"/>elif (("what" in q_ or "value" in q_) and "factorial"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oft-page-break/><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print("The Factorial of",n,"is",math.factorial(n))</text:p>
      <text:p text:style-name="P17"><text:s text:c="12"/>elif (("what" in q_ or "value" in q_) and ("log" in q_ or ("natural" in q_ and "log" in q_)) and "base" not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oft-page-break/><text:s text:c="16"/>n=eval(''.join(x_))</text:p>
      <text:p text:style-name="P17"><text:s text:c="16"/>print("The Logarithm of",n,"is",math.log(n))</text:p>
      <text:p text:style-name="P17"><text:s text:c="16"/>_v_="The Logarithm of",n,"is",math.log(n)</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log" in q_ and "base"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if "base e" in q_ or ("natural" in q_ and "base" in q_):</text:p>
      <text:p text:style-name="P17"><text:soft-page-break/><text:s text:c="20"/>for x in q_:</text:p>
      <text:p text:style-name="P17"><text:s text:c="24"/>for y in x:</text:p>
      <text:p text:style-name="P17"><text:s text:c="28"/>if y.isdigit():</text:p>
      <text:p text:style-name="P17"><text:s text:c="32"/>_x_.append(y)</text:p>
      <text:p text:style-name="P17"><text:s text:c="20"/>n=eval(''.join(_x_))</text:p>
      <text:p text:style-name="P17"><text:s text:c="20"/>print("The Logarithm of",n,"is",math.log(n))</text:p>
      <text:p text:style-name="P17"><text:s text:c="20"/>if v=="YES":</text:p>
      <text:p text:style-name="P17"><text:s text:c="24"/>s=gTTS(text="hmm "+str(_v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lse:</text:p>
      <text:p text:style-name="P17"><text:s text:c="20"/>for i in l:</text:p>
      <text:p text:style-name="P17"><text:s text:c="24"/>if "base" in i:</text:p>
      <text:p text:style-name="P17"><text:s text:c="28"/>j=l.index(i)</text:p>
      <text:p text:style-name="P17"><text:s text:c="24"/>elif "log" in i:</text:p>
      <text:p text:style-name="P17"><text:s text:c="28"/>k=l.index(i)</text:p>
      <text:p text:style-name="P17"><text:s text:c="20"/>if k&gt;j:</text:p>
      <text:p text:style-name="P17"><text:soft-page-break/><text:s text:c="24"/>w_=''.join(l[k:])</text:p>
      <text:p text:style-name="P17"><text:s text:c="24"/>_w_=''.join(l[:k])</text:p>
      <text:p text:style-name="P17"><text:s text:c="24"/>for x in w_:</text:p>
      <text:p text:style-name="P17"><text:s text:c="28"/>for y in x:</text:p>
      <text:p text:style-name="P17"><text:s text:c="32"/>if y.isdigit():</text:p>
      <text:p text:style-name="P17"><text:s text:c="36"/>x_.append(y)</text:p>
      <text:p text:style-name="P17"><text:s text:c="24"/>for x in _w_:</text:p>
      <text:p text:style-name="P17"><text:s text:c="28"/>for y in x:</text:p>
      <text:p text:style-name="P17"><text:s text:c="32"/>if y.isdigit():</text:p>
      <text:p text:style-name="P17"><text:s text:c="36"/>y_.append(y)</text:p>
      <text:p text:style-name="P17"><text:s text:c="24"/>n=eval(''.join(x_))</text:p>
      <text:p text:style-name="P17"><text:s text:c="24"/>n_=eval(''.join(y_))</text:p>
      <text:p text:style-name="P17"><text:s text:c="24"/>print("The Logarithm of",n,"to the Base",n_,"is",math.log(n,n_))</text:p>
      <text:p text:style-name="P17"><text:s text:c="20"/>elif j&gt;k:</text:p>
      <text:p text:style-name="P17"><text:s text:c="24"/>w_=''.join(l[:j])</text:p>
      <text:p text:style-name="P17"><text:s text:c="24"/>_w_=''.join(l[j:])</text:p>
      <text:p text:style-name="P17"><text:s text:c="24"/>for x in w_:</text:p>
      <text:p text:style-name="P17"><text:s text:c="28"/>for y in x:</text:p>
      <text:p text:style-name="P17"><text:s text:c="32"/>if y.isdigit():</text:p>
      <text:p text:style-name="P17"><text:s text:c="36"/>x_.append(y)</text:p>
      <text:p text:style-name="P17"><text:soft-page-break/><text:s text:c="24"/>for x in _w_:</text:p>
      <text:p text:style-name="P17"><text:s text:c="28"/>for y in x:</text:p>
      <text:p text:style-name="P17"><text:s text:c="32"/>if y.isdigit():</text:p>
      <text:p text:style-name="P17"><text:s text:c="36"/>y_.append(y)</text:p>
      <text:p text:style-name="P17"><text:s text:c="24"/>n=eval(''.join(x_))</text:p>
      <text:p text:style-name="P17"><text:s text:c="24"/>n_=eval(''.join(y_))</text:p>
      <text:p text:style-name="P17"><text:s text:c="24"/>print("The Logarithm of",n,"to the Base",n_,"is",math.log(n,n_))</text:p>
      <text:p text:style-name="P17"><text:s text:c="20"/>_v_="The Logarithm of",n,"to the Base",n_,"is",math.log(n,n_)</text:p>
      <text:p text:style-name="P17"><text:s text:c="20"/>if v=="YES":</text:p>
      <text:p text:style-name="P17"><text:s text:c="24"/>s=gTTS(text="hmm "+str(_v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2"/>elif (("what" in q_ or "value" in q_) and "root" in q_ and "square" in q_) and ("+" not in q_ and "-" not in q_ and "/" not in q_ and "*" not in q_ and "plus" not in q_ and "add" not in q_ and <text:soft-page-break/>"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for i in l:</text:p>
      <text:p text:style-name="P17"><text:s text:c="20"/>if "square" in i:</text:p>
      <text:p text:style-name="P17"><text:s text:c="24"/>j=l.index(i)</text:p>
      <text:p text:style-name="P17"><text:s text:c="20"/>elif "root" in i:</text:p>
      <text:p text:style-name="P17"><text:s text:c="24"/>k=l.index(i)</text:p>
      <text:p text:style-name="P17"><text:s text:c="16"/>if j&gt;k:</text:p>
      <text:p text:style-name="P17"><text:s text:c="20"/>print("The SquareRoot value is",math.sqrt(n))</text:p>
      <text:p text:style-name="P17"><text:s text:c="20"/>_v_="The SquareRoot value is",math.sqrt(n)</text:p>
      <text:p text:style-name="P17"><text:s text:c="20"/>if v=="YES":</text:p>
      <text:p text:style-name="P17"><text:soft-page-break/><text:s text:c="24"/>s=gTTS(text="hmm "+str(_v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lse:</text:p>
      <text:p text:style-name="P17"><text:s text:c="20"/>print("The SquareRoot of",n,"is",math.sqrt(n))</text:p>
      <text:p text:style-name="P17"><text:s text:c="20"/>_v_="The SquareRoot of",n,"is",math.sqrt(n)</text:p>
      <text:p text:style-name="P17"><text:s text:c="20"/>if v=="YES":</text:p>
      <text:p text:style-name="P17"><text:s text:c="24"/>s=gTTS(text="hmm "+str(_v_),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2"/>elif (("what" in q_ or "value" in q_) and "square" in q_ and ("area" not in q_ or "volume" not in q_ and "root" not in q_ and "form" not in q_)) and ("+" not in q_ and "-" not in q_ and "/" not <text:soft-page-break/>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print("The Square of",n,"is",math.pow(n,2))</text:p>
      <text:p text:style-name="P17"><text:s text:c="16"/>_v_="The Square of",n,"is",math.pow(n,2)</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oft-page-break/><text:s text:c="20"/>os.remove("C:\Python Files\Audiofiles\VoiceOver.mp3")</text:p>
      <text:p text:style-name="P17"><text:s text:c="12"/>elif (("what" in q_ or "value" in q_) and "cube" in q_ and ("area" not in q_ or "volume" not in q_ and "root" not in q_ and "form" not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print("The Cube of",n,"is",math.pow(n,3))</text:p>
      <text:p text:style-name="P17"><text:s text:c="16"/>_v_="The Cube of",n,"is",math.pow(n,3)</text:p>
      <text:p text:style-name="P17"><text:s text:c="16"/>if v=="YES":</text:p>
      <text:p text:style-name="P17"><text:soft-page-break/><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power"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w=l.index("power")</text:p>
      <text:p text:style-name="P17"><text:s text:c="16"/>w_=''.join(l[w:])</text:p>
      <text:p text:style-name="P17"><text:s text:c="16"/>_w_=''.join(l[:w])</text:p>
      <text:p text:style-name="P17"><text:s text:c="16"/>for x in _w_:</text:p>
      <text:p text:style-name="P17"><text:s text:c="20"/>for y in x:</text:p>
      <text:p text:style-name="P17"><text:s text:c="24"/>if y.isdigit():</text:p>
      <text:p text:style-name="P17"><text:soft-page-break/><text:s text:c="28"/>x_.append(y)</text:p>
      <text:p text:style-name="P17"><text:s text:c="16"/>for x in w_:</text:p>
      <text:p text:style-name="P17"><text:s text:c="20"/>for y in x:</text:p>
      <text:p text:style-name="P17"><text:s text:c="24"/>if y.isdigit():</text:p>
      <text:p text:style-name="P17"><text:s text:c="28"/>y_.append(y)</text:p>
      <text:p text:style-name="P17"><text:s text:c="16"/>n=eval(''.join(x_))</text:p>
      <text:p text:style-name="P17"><text:s text:c="16"/>n_=eval(''.join(y_))</text:p>
      <text:p text:style-name="P17"><text:s text:c="16"/>print("The Value of",n,"Power",n_,"is",math.pow(n,n_))</text:p>
      <text:p text:style-name="P17"><text:s text:c="16"/>_v_="The Value of",n,"Power",n_,"is",math.pow(n,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sin" in q_) and ("+" not in q_ and "-" not in q_ and "/" not in q_ and "*" not in q_ and "plus" not in q_ and "add" not in q_ and "sub" not in q_ and "minus" not in q_ and "multi" not in q_ and "into" not in q_ and "div" not in q_ and "by" not in q_ and "x" not in q_):</text:p>
      <text:p text:style-name="P17"><text:soft-page-break/><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 text:c="20"/>n_=n</text:p>
      <text:p text:style-name="P17"><text:s text:c="16"/>print("The Value of Sine",n_,"radians is",math.sin(n_))</text:p>
      <text:p text:style-name="P17"><text:s text:c="16"/>_v_="The Value of Sine",n_,"radians is",math.sin(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oft-page-break/><text:s text:c="20"/>os.remove("C:\Python Files\Audiofiles\VoiceOver.mp3")</text:p>
      <text:p text:style-name="P17"><text:s text:c="12"/>elif (("what" in q_ or "value" in q_) and "cosec"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 text:c="20"/>n_=n</text:p>
      <text:p text:style-name="P17"><text:soft-page-break/><text:s text:c="16"/>print("The Value of Cosecant",n_,"radians is",1/math.sin(n_))</text:p>
      <text:p text:style-name="P17"><text:s text:c="16"/>_v_="The Value of Cosecant",n_,"radians is",1/math.sin(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cos"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oft-page-break/><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 text:c="20"/>n_=n</text:p>
      <text:p text:style-name="P17"><text:s text:c="16"/>print("The Value of Cosine",n_,"radians is",math.cos(n_))</text:p>
      <text:p text:style-name="P17"><text:s text:c="16"/>_v_="The Value of Cosine",n_,"radians is",math.cos(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tan" in q_) and ("+" not in q_ and "-" not in q_ and "/" not in q_ and "*" not in q_ and "plus" not in q_ and "add" not in q_ and "sub" not in q_ and <text:soft-page-break/>"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 text:c="20"/>n_=n</text:p>
      <text:p text:style-name="P17"><text:s text:c="16"/>print("The Value of Tan",n_,"radians is",math.tan(n_))</text:p>
      <text:p text:style-name="P17"><text:s text:c="16"/>_v_="The Value of Tan",n_,"radians is",math.tan(n_)</text:p>
      <text:p text:style-name="P17"><text:s text:c="16"/>if v=="YES":</text:p>
      <text:p text:style-name="P17"><text:s text:c="20"/>s=gTTS(text="hmm "+str(_v_),lang='en-uk')</text:p>
      <text:p text:style-name="P17"><text:s text:c="20"/>s.save(r"C:\Python Files\Audiofiles\VoiceOver.mp3")</text:p>
      <text:p text:style-name="P17"><text:soft-page-break/><text:s text:c="20"/>playsound(r"C:\Python Files\Audiofiles\VoiceOver.mp3")</text:p>
      <text:p text:style-name="P17"><text:s text:c="20"/>os.remove("C:\Python Files\Audiofiles\VoiceOver.mp3")</text:p>
      <text:p text:style-name="P17"><text:s text:c="12"/>elif (("what" in q_ or "value" in q_) and "sec"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oft-page-break/><text:s text:c="20"/>n_=n</text:p>
      <text:p text:style-name="P17"><text:s text:c="16"/>print("The Value of Secant",n_,"radians is",1/math.cos(n_))</text:p>
      <text:p text:style-name="P17"><text:s text:c="16"/>_v_="The Value of Secant",n_,"radians is",1/math.cos(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what" in q_ or "value" in q_) and "cot" in q_) and ("+" not in q_ and "-" not in q_ and "/" not in q_ and "*" not in q_ and "plus" not in q_ and "add" not in q_ and "sub" not in q_ and "minus" not in q_ and "multi" not in q_ and "into" not in q_ and "div" not in q_ and "by" not in q_ and "x" not in q_):</text:p>
      <text:p text:style-name="P17"><text:s text:c="16"/>l=q_.split()</text:p>
      <text:p text:style-name="P17"><text:s text:c="16"/>x_=[]</text:p>
      <text:p text:style-name="P17"><text:s text:c="16"/>y_=[]</text:p>
      <text:p text:style-name="P17"><text:s text:c="16"/>_x_=[]</text:p>
      <text:p text:style-name="P17"><text:s text:c="16"/>for x in q_:</text:p>
      <text:p text:style-name="P17"><text:soft-page-break/><text:s text:c="20"/>for y in x:</text:p>
      <text:p text:style-name="P17"><text:s text:c="24"/>if y.isdigit():</text:p>
      <text:p text:style-name="P17"><text:s text:c="28"/>x_.append(y)</text:p>
      <text:p text:style-name="P17"><text:s text:c="16"/>n=eval(''.join(x_))</text:p>
      <text:p text:style-name="P17"><text:s text:c="16"/>if "rad" not in q_:</text:p>
      <text:p text:style-name="P17"><text:s text:c="20"/>n_=math.radians(n)</text:p>
      <text:p text:style-name="P17"><text:s text:c="16"/>else:</text:p>
      <text:p text:style-name="P17"><text:s text:c="20"/>n_=n</text:p>
      <text:p text:style-name="P17"><text:s text:c="16"/>print("The Value of Cotan",n_,"radians is",1/math.tan(n_))</text:p>
      <text:p text:style-name="P17"><text:s text:c="16"/>_v_="The Value of Cotan",n_,"radians is",1/math.tan(n_)</text:p>
      <text:p text:style-name="P17"><text:s text:c="16"/>if v=="YES":</text:p>
      <text:p text:style-name="P17"><text:s text:c="20"/>s=gTTS(text="hmm "+str(_v_),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conver" in q_ or "what" in q_) and "to" in q_) and ("celsius" in q_ or "farenheit" in q_ or "kelvin" in q_):</text:p>
      <text:p text:style-name="P17"><text:s text:c="16"/>try:</text:p>
      <text:p text:style-name="P17"><text:soft-page-break/><text:s text:c="20"/>l=q_.split()</text:p>
      <text:p text:style-name="P17"><text:s text:c="20"/>x_=[]</text:p>
      <text:p text:style-name="P17"><text:s text:c="20"/>if ("faren" in q_ and "cel" in q_) and "kel" not in q_:</text:p>
      <text:p text:style-name="P17"><text:s text:c="24"/>for x in q_:</text:p>
      <text:p text:style-name="P17"><text:s text:c="28"/>for y in x:</text:p>
      <text:p text:style-name="P17"><text:s text:c="32"/>if y.isdigit():</text:p>
      <text:p text:style-name="P17"><text:s text:c="36"/>x_.append(y)</text:p>
      <text:p text:style-name="P17"><text:s text:c="24"/>n=float(''.join(x_))</text:p>
      <text:p text:style-name="P17"><text:s text:c="24"/>for i in l:</text:p>
      <text:p text:style-name="P17"><text:s text:c="28"/>if "faren" in i:</text:p>
      <text:p text:style-name="P17"><text:s text:c="32"/>j=l.index(i)</text:p>
      <text:p text:style-name="P17"><text:s text:c="28"/>elif "cel" in i:</text:p>
      <text:p text:style-name="P17"><text:s text:c="32"/>k=l.index(i)</text:p>
      <text:p text:style-name="P17"><text:s text:c="24"/>if k&gt;j:</text:p>
      <text:p text:style-name="P17"><text:s text:c="28"/>p=(n-32)*(5/9)</text:p>
      <text:p text:style-name="P17"><text:s text:c="28"/>print(p,"°Celsius")</text:p>
      <text:p text:style-name="P17"><text:s text:c="28"/>_v_=p,"°Celsius"</text:p>
      <text:p text:style-name="P17"><text:s text:c="24"/>elif j&gt;k:</text:p>
      <text:p text:style-name="P17"><text:s text:c="28"/>p=((n)*(9/5))+32</text:p>
      <text:p text:style-name="P17"><text:s text:c="28"/>print(p,"°Farenheit")</text:p>
      <text:p text:style-name="P17"><text:s text:c="28"/>_v_=p,"°Farenheit"</text:p>
      <text:p text:style-name="P17"><text:soft-page-break/><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kel" in q_ and "cel" in q_) and "faren" not in q_:</text:p>
      <text:p text:style-name="P17"><text:s text:c="24"/>for x in q_:</text:p>
      <text:p text:style-name="P17"><text:s text:c="28"/>for y in x:</text:p>
      <text:p text:style-name="P17"><text:s text:c="32"/>if y.isdigit():</text:p>
      <text:p text:style-name="P17"><text:s text:c="36"/>x_.append(y)</text:p>
      <text:p text:style-name="P17"><text:s text:c="24"/>n=float(''.join(x_))</text:p>
      <text:p text:style-name="P17"><text:s text:c="24"/>for i in l:</text:p>
      <text:p text:style-name="P17"><text:s text:c="28"/>if "kel" in i:</text:p>
      <text:p text:style-name="P17"><text:s text:c="32"/>j=l.index(i)</text:p>
      <text:p text:style-name="P17"><text:s text:c="28"/>elif "cel" in i:</text:p>
      <text:p text:style-name="P17"><text:s text:c="32"/>k=l.index(i)</text:p>
      <text:p text:style-name="P17"><text:s text:c="24"/>if k&gt;j:</text:p>
      <text:p text:style-name="P17"><text:s text:c="28"/>p=n-273.15</text:p>
      <text:p text:style-name="P17"><text:soft-page-break/><text:s text:c="28"/>print(p,"°Celsius")</text:p>
      <text:p text:style-name="P17"><text:s text:c="28"/>_v_=p,"°Celsius"</text:p>
      <text:p text:style-name="P17"><text:s text:c="24"/>elif j&gt;k:</text:p>
      <text:p text:style-name="P17"><text:s text:c="28"/>p=n+273.15</text:p>
      <text:p text:style-name="P17"><text:s text:c="28"/>print(p,"Kelvin")</text:p>
      <text:p text:style-name="P17"><text:s text:c="28"/>_v_=(p,"Kelvin")</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kel" in q_ and "faren" in q_) and "cel" not in q_:</text:p>
      <text:p text:style-name="P17"><text:s text:c="24"/>for x in q_:</text:p>
      <text:p text:style-name="P17"><text:s text:c="28"/>for y in x:</text:p>
      <text:p text:style-name="P17"><text:s text:c="32"/>if y.isdigit():</text:p>
      <text:p text:style-name="P17"><text:s text:c="36"/>x_.append(y)</text:p>
      <text:p text:style-name="P17"><text:s text:c="24"/>n=float(''.join(x_))</text:p>
      <text:p text:style-name="P17"><text:s text:c="24"/>for i in l:</text:p>
      <text:p text:style-name="P17"><text:soft-page-break/><text:s text:c="28"/>if "faren" in i:</text:p>
      <text:p text:style-name="P17"><text:s text:c="32"/>j=l.index(i)</text:p>
      <text:p text:style-name="P17"><text:s text:c="28"/>elif "kel" in i:</text:p>
      <text:p text:style-name="P17"><text:s text:c="32"/>k=l.index(i)</text:p>
      <text:p text:style-name="P17"><text:s text:c="24"/>if k&gt;j:</text:p>
      <text:p text:style-name="P17"><text:s text:c="28"/>p=(n-32)*(5/9)</text:p>
      <text:p text:style-name="P17"><text:s text:c="28"/>p_=p+273.15</text:p>
      <text:p text:style-name="P17"><text:s text:c="28"/>print(p_,"Kelvin")</text:p>
      <text:p text:style-name="P17"><text:s text:c="28"/>_v_=p,"Kelvin"</text:p>
      <text:p text:style-name="P17"><text:s text:c="24"/>elif j&gt;k:</text:p>
      <text:p text:style-name="P17"><text:s text:c="28"/>p=n-273.15</text:p>
      <text:p text:style-name="P17"><text:s text:c="28"/>p_=((p)*(9/5))+32</text:p>
      <text:p text:style-name="P17"><text:s text:c="28"/>print(p_,"°Farenheit")</text:p>
      <text:p text:style-name="P17"><text:s text:c="28"/>_v_=p,"°Farenheit"</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oft-page-break/><text:s text:c="28"/>os.remove("C:\Python Files\Audiofiles\VoiceOver.mp3")</text:p>
      <text:p text:style-name="P17"><text:s text:c="20"/>else:</text:p>
      <text:p text:style-name="P17"><text:s text:c="24"/>try:</text:p>
      <text:p text:style-name="P17"><text:s text:c="28"/>try:</text:p>
      <text:p text:style-name="P17"><text:s text:c="32"/>l= q_.split()</text:p>
      <text:p text:style-name="P17"><text:s text:c="32"/>try:</text:p>
      <text:p text:style-name="P17"><text:s text:c="36"/>l.remove("sid")</text:p>
      <text:p text:style-name="P17"><text:s text:c="36"/>w=' '.join(l)</text:p>
      <text:p text:style-name="P17"><text:s text:c="32"/>except:</text:p>
      <text:p text:style-name="P17"><text:s text:c="36"/>l.remove("glenda")</text:p>
      <text:p text:style-name="P17"><text:s text:c="36"/>w=' '.join(l)</text:p>
      <text:p text:style-name="P17"><text:s text:c="28"/>except:</text:p>
      <text:p text:style-name="P17"><text:s text:c="32"/>w=q_</text:p>
      <text:p text:style-name="P17"><text:s text:c="28"/>print("Just Sit Back And Hold Tight!") </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oft-page-break/><text:s text:c="28"/>time.sleep(1)</text:p>
      <text:p text:style-name="P17"><text:s text:c="28"/>keyboard.press_and_release('win + Right')</text:p>
      <text:p text:style-name="P17"><text:s text:c="28"/>time.sleep(1)</text:p>
      <text:p text:style-name="P17"><text:s text:c="24"/>except requests.exceptions.ConnectionError:</text:p>
      <text:p text:style-name="P17"><text:s text:c="28"/>print(" \t⚠Oops...Make Sure That You Are Connected With Internet⚠ ")</text:p>
      <text:p text:style-name="P17"><text:s text:c="28"/>if v == "YES":</text:p>
      <text:p text:style-name="P17"><text:s text:c="32"/>playsound(r"C:\Python Files\Audiofiles\offline.mp3")</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oft-page-break/><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 text:c="28"/>playsound(r"C:\Python Files\Audiofiles\offline.mp3")</text:p>
      <text:p text:style-name="P17"><text:s text:c="12"/>elif (("conver" in q_ or "what" in q_) and "to" in q_) and ("binary" in q_ or "octal" in q_ or "hexa" in q_ or "decimal" in q_):</text:p>
      <text:p text:style-name="P17"><text:s text:c="16"/>try:</text:p>
      <text:p text:style-name="P17"><text:s text:c="20"/>l=q_.split()</text:p>
      <text:p text:style-name="P17"><text:s text:c="20"/>x_=[]</text:p>
      <text:p text:style-name="P17"><text:soft-page-break/><text:s text:c="20"/>y_=[]</text:p>
      <text:p text:style-name="P17"><text:s text:c="20"/>if ("bin" in q_ and "oct" in q_) and ("dec" not in q_ and "hex"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bin" in i:</text:p>
      <text:p text:style-name="P17"><text:s text:c="32"/>j=l.index(i)</text:p>
      <text:p text:style-name="P17"><text:s text:c="28"/>elif "oct" in i:</text:p>
      <text:p text:style-name="P17"><text:s text:c="32"/>k=l.index(i)</text:p>
      <text:p text:style-name="P17"><text:s text:c="24"/>if k&gt;j:</text:p>
      <text:p text:style-name="P17"><text:s text:c="28"/>p=oct(int(str(n), 2))</text:p>
      <text:p text:style-name="P17"><text:s text:c="28"/>print("Octal Value:",p[2:])</text:p>
      <text:p text:style-name="P17"><text:s text:c="28"/>_v_="Octal Value:",p[2:]</text:p>
      <text:p text:style-name="P17"><text:s text:c="24"/>elif j&gt;k:</text:p>
      <text:p text:style-name="P17"><text:s text:c="28"/>p=bin(int(str(n), 8))</text:p>
      <text:p text:style-name="P17"><text:s text:c="28"/>print("Binary Value:",p[2:])</text:p>
      <text:p text:style-name="P17"><text:s text:c="28"/>_v_="Binary Value:",p[2:]</text:p>
      <text:p text:style-name="P17"><text:soft-page-break/><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oct" in q_ and "hex" in q_) and (" dec" not in q_ and "bin" not in q_):</text:p>
      <text:p text:style-name="P17"><text:s text:c="24"/>for x in q_:</text:p>
      <text:p text:style-name="P17"><text:s text:c="28"/>for y in x:</text:p>
      <text:p text:style-name="P17"><text:s text:c="32"/>y_.append(y)</text:p>
      <text:p text:style-name="P17"><text:s text:c="32"/>if y.isdigit():</text:p>
      <text:p text:style-name="P17"><text:s text:c="36"/>x_.append(y)</text:p>
      <text:p text:style-name="P17"><text:s text:c="24"/>h=(y_.index(x_[0]))+len(x_)</text:p>
      <text:p text:style-name="P17"><text:s text:c="24"/>if y_[h]=='a' or y_[h]=='b' or y_[h]=='c' or y_[h]=='d' or y_[h]=='e' or y_[h]=='f':</text:p>
      <text:p text:style-name="P17"><text:s text:c="28"/>x_.append(y_[h])</text:p>
      <text:p text:style-name="P17"><text:s text:c="24"/>n=''.join(x_)</text:p>
      <text:p text:style-name="P17"><text:s text:c="24"/>for i in l:</text:p>
      <text:p text:style-name="P17"><text:soft-page-break/><text:s text:c="28"/>if "oct" in i:</text:p>
      <text:p text:style-name="P17"><text:s text:c="32"/>j=l.index(i)</text:p>
      <text:p text:style-name="P17"><text:s text:c="28"/>elif "hex" in i:</text:p>
      <text:p text:style-name="P17"><text:s text:c="32"/>k=l.index(i)</text:p>
      <text:p text:style-name="P17"><text:s text:c="24"/>if k&gt;j:</text:p>
      <text:p text:style-name="P17"><text:s text:c="28"/>p=hex(int(str(n), 8))</text:p>
      <text:p text:style-name="P17"><text:s text:c="28"/>print("Hexadecimal Value:",p[2:])</text:p>
      <text:p text:style-name="P17"><text:s text:c="28"/>_v_="Hexadecimal Value:",p[2:]</text:p>
      <text:p text:style-name="P17"><text:s text:c="24"/>elif j&gt;k:</text:p>
      <text:p text:style-name="P17"><text:s text:c="28"/>p=oct(int(str(n), 16))</text:p>
      <text:p text:style-name="P17"><text:s text:c="28"/>print("Octal Value:",p[2:])</text:p>
      <text:p text:style-name="P17"><text:s text:c="28"/>_v_="Octal Value:",p[2:]</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oft-page-break/><text:s text:c="20"/>elif ("bin" in q_ and "hex" in q_) and (" dec" not in q_ and "oct" not in q_):</text:p>
      <text:p text:style-name="P17"><text:s text:c="24"/>for x in q_:</text:p>
      <text:p text:style-name="P17"><text:s text:c="28"/>for y in x:</text:p>
      <text:p text:style-name="P17"><text:s text:c="32"/>y_.append(y)</text:p>
      <text:p text:style-name="P17"><text:s text:c="32"/>if y.isdigit():</text:p>
      <text:p text:style-name="P17"><text:s text:c="36"/>x_.append(y)</text:p>
      <text:p text:style-name="P17"><text:s text:c="24"/>h=(y_.index(x_[0]))+len(x_)</text:p>
      <text:p text:style-name="P17"><text:s text:c="24"/>if y_[h]=='a' or y_[h]=='b' or y_[h]=='c' or y_[h]=='d' or y_[h]=='e' or y_[h]=='f':</text:p>
      <text:p text:style-name="P17"><text:s text:c="28"/>x_.append(y_[h])</text:p>
      <text:p text:style-name="P17"><text:s text:c="24"/>n=''.join(x_)</text:p>
      <text:p text:style-name="P17"><text:s text:c="24"/>for i in l:</text:p>
      <text:p text:style-name="P17"><text:s text:c="28"/>if "bin" in i:</text:p>
      <text:p text:style-name="P17"><text:s text:c="32"/>j=l.index(i)</text:p>
      <text:p text:style-name="P17"><text:s text:c="28"/>elif "hex" in i:</text:p>
      <text:p text:style-name="P17"><text:s text:c="32"/>k=l.index(i)</text:p>
      <text:p text:style-name="P17"><text:s text:c="24"/>if k&gt;j:</text:p>
      <text:p text:style-name="P17"><text:s text:c="28"/>p=hex(int(str(n), 2))</text:p>
      <text:p text:style-name="P17"><text:s text:c="28"/>print("Hexadecimal Value:",p[2:])</text:p>
      <text:p text:style-name="P17"><text:s text:c="28"/>_v_="Hexadecimal Value:",p[2:]</text:p>
      <text:p text:style-name="P17"><text:soft-page-break/><text:s text:c="24"/>elif j&gt;k:</text:p>
      <text:p text:style-name="P17"><text:s text:c="28"/>p=bin(int(str(n), 16))</text:p>
      <text:p text:style-name="P17"><text:s text:c="28"/>print("Binary Value:",p[2:])</text:p>
      <text:p text:style-name="P17"><text:s text:c="28"/>_v_="Binary Value:",p[2:]</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bin" in q_ and "dec" in q_) or ("bin" in q_ and "dec" not in q_)) and ("oct" not in q_ and "hex"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if ("bin" in q_ and "dec" in q_):</text:p>
      <text:p text:style-name="P17"><text:s text:c="28"/>for i in l:</text:p>
      <text:p text:style-name="P17"><text:soft-page-break/><text:s text:c="32"/>if "bin" in i:</text:p>
      <text:p text:style-name="P17"><text:s text:c="36"/>j=l.index(i)</text:p>
      <text:p text:style-name="P17"><text:s text:c="32"/>elif "dec" in i:</text:p>
      <text:p text:style-name="P17"><text:s text:c="36"/>k=l.index(i)</text:p>
      <text:p text:style-name="P17"><text:s text:c="28"/>if k&gt;j:</text:p>
      <text:p text:style-name="P17"><text:s text:c="32"/>p=int(str(n), 2)</text:p>
      <text:p text:style-name="P17"><text:s text:c="32"/>print("Decimal Value:",p)</text:p>
      <text:p text:style-name="P17"><text:s text:c="32"/>_v_="Decimal Value:",p</text:p>
      <text:p text:style-name="P17"><text:s text:c="28"/>elif j&gt;k:</text:p>
      <text:p text:style-name="P17"><text:s text:c="32"/>p=bin(int(n))</text:p>
      <text:p text:style-name="P17"><text:s text:c="32"/>print("Binary Value:",p[2:])</text:p>
      <text:p text:style-name="P17"><text:s text:c="32"/>_v_="Binary Value:",p[2:]</text:p>
      <text:p text:style-name="P17"><text:s text:c="28"/>if v=="YES":</text:p>
      <text:p text:style-name="P17"><text:s text:c="32"/>s=gTTS(text="hmm "+str(_v_),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lse:</text:p>
      <text:p text:style-name="P17"><text:soft-page-break/><text:s text:c="28"/>p=bin(int(n))</text:p>
      <text:p text:style-name="P17"><text:s text:c="28"/>print("Binary Value:",p[2:])</text:p>
      <text:p text:style-name="P17"><text:s text:c="28"/>_v_="Binary Value:",p[2:]</text:p>
      <text:p text:style-name="P17"><text:s text:c="28"/>if v=="YES":</text:p>
      <text:p text:style-name="P17"><text:s text:c="32"/>s=gTTS(text="hmm "+str(_v_),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0"/>elif (("dec" in q_ and "hex" in q_) or ("dec" not in q_ and "hex" in q_)) and ("bin" not in q_ and "oct" not in q_):</text:p>
      <text:p text:style-name="P17"><text:s text:c="24"/>for x in q_:</text:p>
      <text:p text:style-name="P17"><text:s text:c="28"/>for y in x:</text:p>
      <text:p text:style-name="P17"><text:s text:c="32"/>y_.append(y)</text:p>
      <text:p text:style-name="P17"><text:s text:c="32"/>if y.isdigit():</text:p>
      <text:p text:style-name="P17"><text:s text:c="36"/>x_.append(y)</text:p>
      <text:p text:style-name="P17"><text:s text:c="24"/>h=(y_.index(x_[0]))+len(x_)</text:p>
      <text:p text:style-name="P17"><text:s text:c="24"/>if y_[h]=='a' or y_[h]=='b' or y_[h]=='c' or y_[h]=='d' or y_[h]=='e' or y_[h]=='f':</text:p>
      <text:p text:style-name="P17"><text:soft-page-break/><text:s text:c="28"/>x_.append(y_[h])</text:p>
      <text:p text:style-name="P17"><text:s text:c="24"/>n=''.join(x_)</text:p>
      <text:p text:style-name="P17"><text:s text:c="24"/>if "dec" in q_ and "hex" in q_:</text:p>
      <text:p text:style-name="P17"><text:s text:c="28"/>for i in l:</text:p>
      <text:p text:style-name="P17"><text:s text:c="32"/>if " dec" in i:</text:p>
      <text:p text:style-name="P17"><text:s text:c="36"/>j=l.index(i)</text:p>
      <text:p text:style-name="P17"><text:s text:c="32"/>elif "hex" in i:</text:p>
      <text:p text:style-name="P17"><text:s text:c="36"/>k=l.index(i)</text:p>
      <text:p text:style-name="P17"><text:s text:c="28"/>if k&gt;j:</text:p>
      <text:p text:style-name="P17"><text:s text:c="32"/>p=hex(int(n))</text:p>
      <text:p text:style-name="P17"><text:s text:c="32"/>print("Hexadecimal Value:",p[2:])</text:p>
      <text:p text:style-name="P17"><text:s text:c="32"/>_v_="Hexadecimal Value:",p[2:]</text:p>
      <text:p text:style-name="P17"><text:s text:c="28"/>elif j&gt;k:</text:p>
      <text:p text:style-name="P17"><text:s text:c="32"/>p=int(str(n), 16)</text:p>
      <text:p text:style-name="P17"><text:s text:c="32"/>print("Decimal Value:",p)</text:p>
      <text:p text:style-name="P17"><text:s text:c="32"/>_v_="Decimal Value:",p</text:p>
      <text:p text:style-name="P17"><text:s text:c="28"/>if v=="YES":</text:p>
      <text:p text:style-name="P17"><text:s text:c="32"/>s=gTTS(text="hmm "+str(_v_),lang='en-uk')</text:p>
      <text:p text:style-name="P17"><text:s text:c="32"/>s.save(r"C:\Python Files\Audiofiles\VoiceOver.mp3")</text:p>
      <text:p text:style-name="P17"><text:soft-page-break/><text:s text:c="32"/>playsound(r"C:\Python Files\Audiofiles\VoiceOver.mp3")</text:p>
      <text:p text:style-name="P17"><text:s text:c="32"/>os.remove("C:\Python Files\Audiofiles\VoiceOver.mp3")</text:p>
      <text:p text:style-name="P17"><text:s text:c="24"/>else:</text:p>
      <text:p text:style-name="P17"><text:s text:c="28"/>p=hex(int(n))</text:p>
      <text:p text:style-name="P17"><text:s text:c="28"/>print("Hexadecimal Value:",p[2:])</text:p>
      <text:p text:style-name="P17"><text:s text:c="28"/>_v_="Hexadecimal Value:",p[2:]</text:p>
      <text:p text:style-name="P17"><text:s text:c="28"/>if v=="YES":</text:p>
      <text:p text:style-name="P17"><text:s text:c="32"/>s=gTTS(text="hmm "+str(_v_),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0"/>elif (("dec" in q_ and "oct" in q_) or ("oct" in q_ and "dec" not in q_)) and ("bin" not in q_ and "hex" not in q_):</text:p>
      <text:p text:style-name="P17"><text:s text:c="24"/>for x in q_:</text:p>
      <text:p text:style-name="P17"><text:s text:c="28"/>for y in x:</text:p>
      <text:p text:style-name="P17"><text:s text:c="32"/>if y.isdigit():</text:p>
      <text:p text:style-name="P17"><text:soft-page-break/><text:s text:c="36"/>x_.append(y)</text:p>
      <text:p text:style-name="P17"><text:s text:c="24"/>n=int(''.join(x_))</text:p>
      <text:p text:style-name="P17"><text:s text:c="24"/>if "dec" in q_ and "oct" in q_:</text:p>
      <text:p text:style-name="P17"><text:s text:c="28"/>for i in l:</text:p>
      <text:p text:style-name="P17"><text:s text:c="32"/>if "dec" in i:</text:p>
      <text:p text:style-name="P17"><text:s text:c="36"/>j=l.index(i)</text:p>
      <text:p text:style-name="P17"><text:s text:c="32"/>elif "oct" in i:</text:p>
      <text:p text:style-name="P17"><text:s text:c="36"/>k=l.index(i)</text:p>
      <text:p text:style-name="P17"><text:s text:c="28"/>if k&gt;j:</text:p>
      <text:p text:style-name="P17"><text:s text:c="32"/>p=oct(int(n))</text:p>
      <text:p text:style-name="P17"><text:s text:c="32"/>print("Octal Value:",p[2:])</text:p>
      <text:p text:style-name="P17"><text:s text:c="32"/>_v_="Octal Value:",p[2:]</text:p>
      <text:p text:style-name="P17"><text:s text:c="28"/>elif j&gt;k:</text:p>
      <text:p text:style-name="P17"><text:s text:c="32"/>p=int(str(n), 8)</text:p>
      <text:p text:style-name="P17"><text:s text:c="32"/>print("Decimal Value:",p)</text:p>
      <text:p text:style-name="P17"><text:s text:c="32"/>_v_="Decimal Value:",p</text:p>
      <text:p text:style-name="P17"><text:s text:c="28"/>if v=="YES":</text:p>
      <text:p text:style-name="P17"><text:s text:c="32"/>s=gTTS(text="hmm "+str(_v_),lang='en-uk')</text:p>
      <text:p text:style-name="P17"><text:s text:c="32"/>s.save(r"C:\Python Files\Audiofiles\VoiceOver.mp3")</text:p>
      <text:p text:style-name="P17"><text:soft-page-break/><text:s text:c="32"/>playsound(r"C:\Python Files\Audiofiles\VoiceOver.mp3")</text:p>
      <text:p text:style-name="P17"><text:s text:c="32"/>os.remove("C:\Python Files\Audiofiles\VoiceOver.mp3")</text:p>
      <text:p text:style-name="P17"><text:s text:c="24"/>else:</text:p>
      <text:p text:style-name="P17"><text:s text:c="28"/>p=oct(int(n))</text:p>
      <text:p text:style-name="P17"><text:s text:c="28"/>print("Octal Value:",p[2:])</text:p>
      <text:p text:style-name="P17"><text:s text:c="28"/>_v_="Octal Value:",p[2:]</text:p>
      <text:p text:style-name="P17"><text:s text:c="28"/>if v=="YES":</text:p>
      <text:p text:style-name="P17"><text:s text:c="32"/>s=gTTS(text="hmm "+str(_v_),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0"/>elif ("oct" in q_ and "hex" in q_) and (" dec" not in q_ and "bin" not in q_):</text:p>
      <text:p text:style-name="P17"><text:s text:c="24"/>for x in q_:</text:p>
      <text:p text:style-name="P17"><text:s text:c="28"/>for y in x:</text:p>
      <text:p text:style-name="P17"><text:s text:c="32"/>y_.append(y)</text:p>
      <text:p text:style-name="P17"><text:soft-page-break/><text:s text:c="32"/>if y.isdigit():</text:p>
      <text:p text:style-name="P17"><text:s text:c="36"/>x_.append(y)</text:p>
      <text:p text:style-name="P17"><text:s text:c="24"/>h=(y_.index(x_[0]))+len(x_)</text:p>
      <text:p text:style-name="P17"><text:s text:c="24"/>if y_[h]=='a' or y_[h]=='b' or y_[h]=='c' or y_[h]=='d' or y_[h]=='e' or y_[h]=='f':</text:p>
      <text:p text:style-name="P17"><text:s text:c="28"/>x_.append(y_[h])</text:p>
      <text:p text:style-name="P17"><text:s text:c="24"/>n=''.join(x_)</text:p>
      <text:p text:style-name="P17"><text:s text:c="24"/>for i in l:</text:p>
      <text:p text:style-name="P17"><text:s text:c="28"/>if "oct" in i:</text:p>
      <text:p text:style-name="P17"><text:s text:c="32"/>j=l.index(i)</text:p>
      <text:p text:style-name="P17"><text:s text:c="28"/>elif "hex" in i:</text:p>
      <text:p text:style-name="P17"><text:s text:c="32"/>k=l.index(i)</text:p>
      <text:p text:style-name="P17"><text:s text:c="24"/>if k&gt;j:</text:p>
      <text:p text:style-name="P17"><text:s text:c="28"/>p=hex(int(str(n), 8))</text:p>
      <text:p text:style-name="P17"><text:s text:c="28"/>print("Hexadecimal Value:",p[2:])</text:p>
      <text:p text:style-name="P17"><text:s text:c="28"/>_v_="Hexadecimal Value:",p[2:]</text:p>
      <text:p text:style-name="P17"><text:s text:c="24"/>elif j&gt;k:</text:p>
      <text:p text:style-name="P17"><text:s text:c="28"/>p=oct(int(str(n), 16))</text:p>
      <text:p text:style-name="P17"><text:s text:c="28"/>print("Octal Value:",p[2:])</text:p>
      <text:p text:style-name="P17"><text:s text:c="28"/>_v_="Octal Value:",p[2:]</text:p>
      <text:p text:style-name="P17"><text:s text:c="24"/>if v=="YES":</text:p>
      <text:p text:style-name="P17"><text:soft-page-break/><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se:</text:p>
      <text:p text:style-name="P17"><text:s text:c="24"/>try:</text:p>
      <text:p text:style-name="P17"><text:s text:c="28"/>try:</text:p>
      <text:p text:style-name="P17"><text:s text:c="32"/>l= q_.split()</text:p>
      <text:p text:style-name="P17"><text:s text:c="32"/>try:</text:p>
      <text:p text:style-name="P17"><text:s text:c="36"/>l.remove("sid")</text:p>
      <text:p text:style-name="P17"><text:s text:c="36"/>w=' '.join(l)</text:p>
      <text:p text:style-name="P17"><text:s text:c="32"/>except:</text:p>
      <text:p text:style-name="P17"><text:s text:c="36"/>l.remove("glenda")</text:p>
      <text:p text:style-name="P17"><text:s text:c="36"/>w=' '.join(l)</text:p>
      <text:p text:style-name="P17"><text:s text:c="28"/>except:</text:p>
      <text:p text:style-name="P17"><text:s text:c="32"/>w=q_</text:p>
      <text:p text:style-name="P17"><text:s text:c="28"/>print("Just Sit Back And Hold Tight!") </text:p>
      <text:p text:style-name="P17"><text:soft-page-break/><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except requests.exceptions.ConnectionError:</text:p>
      <text:p text:style-name="P17"><text:s text:c="28"/>print(" \t⚠Oops...Make Sure That You Are Connected With Internet⚠ ")</text:p>
      <text:p text:style-name="P17"><text:s text:c="28"/>if v == "YES":</text:p>
      <text:p text:style-name="P17"><text:s text:c="32"/>playsound(r"C:\Python Files\Audiofiles\offline.mp3")</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oft-page-break/><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oft-page-break/><text:s text:c="28"/>playsound(r"C:\Python Files\Audiofiles\offline.mp3")</text:p>
      <text:p text:style-name="P17"><text:s text:c="12"/>elif (("conver" in q_ or "what" in q_) and "to" in q_) and ("sec" in q_ or "min" in q_ or "h" in q_ or "day" in q_ or "week" in q_ or "month" in q_ or "year" in q_):</text:p>
      <text:p text:style-name="P17"><text:s text:c="16"/>try:</text:p>
      <text:p text:style-name="P17"><text:s text:c="20"/>l=q_.split()</text:p>
      <text:p text:style-name="P17"><text:s text:c="20"/>x_=[]</text:p>
      <text:p text:style-name="P17"><text:s text:c="20"/>if ("min" in q_ and "sec" in q_) and (" h" not in q_ and "day" not in q_ and "week"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min" in i:</text:p>
      <text:p text:style-name="P17"><text:s text:c="32"/>j=l.index(i)</text:p>
      <text:p text:style-name="P17"><text:s text:c="28"/>elif "sec" in i:</text:p>
      <text:p text:style-name="P17"><text:s text:c="32"/>k=l.index(i)</text:p>
      <text:p text:style-name="P17"><text:soft-page-break/><text:s text:c="24"/>if k&gt;j:</text:p>
      <text:p text:style-name="P17"><text:s text:c="28"/>p=n*60</text:p>
      <text:p text:style-name="P17"><text:s text:c="28"/>print(p,"Seconds")</text:p>
      <text:p text:style-name="P17"><text:s text:c="28"/>_v_="It is",p,"Seconds"</text:p>
      <text:p text:style-name="P17"><text:s text:c="24"/>elif j&gt;k:</text:p>
      <text:p text:style-name="P17"><text:s text:c="28"/>p=n/60</text:p>
      <text:p text:style-name="P17"><text:s text:c="28"/>print(p,"Minutes")</text:p>
      <text:p text:style-name="P17"><text:s text:c="28"/>_v_="It is",p,"Minute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h" in q_ and "sec" in q_) and ("min" not in q_ and "day" not in q_ and "week" not in q_ and "month" not in q_ and "year" not in q_):</text:p>
      <text:p text:style-name="P17"><text:s text:c="24"/>for x in q_:</text:p>
      <text:p text:style-name="P17"><text:s text:c="28"/>for y in x:</text:p>
      <text:p text:style-name="P17"><text:soft-page-break/><text:s text:c="32"/>if y.isdigit():</text:p>
      <text:p text:style-name="P17"><text:s text:c="36"/>x_.append(y)</text:p>
      <text:p text:style-name="P17"><text:s text:c="24"/>n=int(''.join(x_))</text:p>
      <text:p text:style-name="P17"><text:s text:c="24"/>for i in l:</text:p>
      <text:p text:style-name="P17"><text:s text:c="28"/>if "h" in i:</text:p>
      <text:p text:style-name="P17"><text:s text:c="32"/>j=l.index(i)</text:p>
      <text:p text:style-name="P17"><text:s text:c="28"/>elif "sec" in i:</text:p>
      <text:p text:style-name="P17"><text:s text:c="32"/>k=l.index(i)</text:p>
      <text:p text:style-name="P17"><text:s text:c="24"/>if k&gt;j:</text:p>
      <text:p text:style-name="P17"><text:s text:c="28"/>p=n*60*60</text:p>
      <text:p text:style-name="P17"><text:s text:c="28"/>print(p,"Seconds")</text:p>
      <text:p text:style-name="P17"><text:s text:c="28"/>_v_="It is",p,"Seconds"</text:p>
      <text:p text:style-name="P17"><text:s text:c="24"/>elif j&gt;k:</text:p>
      <text:p text:style-name="P17"><text:s text:c="28"/>p=n/(60*60)</text:p>
      <text:p text:style-name="P17"><text:s text:c="28"/>if n%(60*60)!=0:</text:p>
      <text:p text:style-name="P17"><text:s text:c="32"/>if p&gt;1:</text:p>
      <text:p text:style-name="P17"><text:s text:c="36"/>p_=math.ceil(p)-1</text:p>
      <text:p text:style-name="P17"><text:s text:c="36"/>d=round((p-p_)*(60))</text:p>
      <text:p text:style-name="P17"><text:s text:c="32"/>else:</text:p>
      <text:p text:style-name="P17"><text:s text:c="36"/>p_=p</text:p>
      <text:p text:style-name="P17"><text:s text:c="36"/>d=round((p_)*(60))</text:p>
      <text:p text:style-name="P17"><text:soft-page-break/><text:s text:c="32"/>print(p_,"Hours &amp;",d,"Minutes, But to be Accurate",p,"Hours")</text:p>
      <text:p text:style-name="P17"><text:s text:c="32"/>_v_="It is",p_,"Hours &amp;",d,"Minutes, But to be Accurate",p,"Hours"</text:p>
      <text:p text:style-name="P17"><text:s text:c="28"/>else:</text:p>
      <text:p text:style-name="P17"><text:s text:c="32"/>print(int(p),"Hours")</text:p>
      <text:p text:style-name="P17"><text:s text:c="32"/>_v_="It is",int(p),"Hour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day" in q_ and "sec" in q_) and ("min" not in q_ and " h" not in q_ and "week" not in q_ and "month" not in q_ and "year" not in q_):</text:p>
      <text:p text:style-name="P17"><text:s text:c="24"/>for x in q_:</text:p>
      <text:p text:style-name="P17"><text:s text:c="28"/>for y in x:</text:p>
      <text:p text:style-name="P17"><text:s text:c="32"/>if y.isdigit():</text:p>
      <text:p text:style-name="P17"><text:soft-page-break/><text:s text:c="36"/>x_.append(y)</text:p>
      <text:p text:style-name="P17"><text:s text:c="24"/>n=int(''.join(x_))</text:p>
      <text:p text:style-name="P17"><text:s text:c="24"/>for i in l:</text:p>
      <text:p text:style-name="P17"><text:s text:c="28"/>if "day" in i:</text:p>
      <text:p text:style-name="P17"><text:s text:c="32"/>j=l.index(i)</text:p>
      <text:p text:style-name="P17"><text:s text:c="28"/>elif "sec" in i:</text:p>
      <text:p text:style-name="P17"><text:s text:c="32"/>k=l.index(i)</text:p>
      <text:p text:style-name="P17"><text:s text:c="24"/>if k&gt;j:</text:p>
      <text:p text:style-name="P17"><text:s text:c="28"/>p=n*60*60*24</text:p>
      <text:p text:style-name="P17"><text:s text:c="28"/>print(p,"Seconds")</text:p>
      <text:p text:style-name="P17"><text:s text:c="28"/>_v_="It is",p,"Seconds"</text:p>
      <text:p text:style-name="P17"><text:s text:c="24"/>elif j&gt;k:</text:p>
      <text:p text:style-name="P17"><text:s text:c="28"/>p=n/(60*60*24)</text:p>
      <text:p text:style-name="P17"><text:s text:c="28"/>if n%(60*60*24)!=0:</text:p>
      <text:p text:style-name="P17"><text:s text:c="32"/>if p&gt;1:</text:p>
      <text:p text:style-name="P17"><text:s text:c="36"/>p_=math.ceil(p)-1</text:p>
      <text:p text:style-name="P17"><text:s text:c="36"/>d=round((p-p_)*(24))</text:p>
      <text:p text:style-name="P17"><text:s text:c="32"/>else:</text:p>
      <text:p text:style-name="P17"><text:s text:c="36"/>p_=p</text:p>
      <text:p text:style-name="P17"><text:s text:c="36"/>d=round((p_)*(24))</text:p>
      <text:p text:style-name="P17"><text:soft-page-break/><text:s text:c="32"/>print(p_,"Days &amp;",d,"Hours, But to be Accurate",p,"Days")</text:p>
      <text:p text:style-name="P17"><text:s text:c="32"/>_v_="It is",p_,"Days &amp;",d,"Hours, But to be Accurate",p,"Days"</text:p>
      <text:p text:style-name="P17"><text:s text:c="28"/>else:</text:p>
      <text:p text:style-name="P17"><text:s text:c="32"/>print(int(p),"Days")</text:p>
      <text:p text:style-name="P17"><text:s text:c="32"/>_v_="It is",int(p),"Day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month" in q_ and "sec" in q_) and ("min" not in q_ and " h" not in q_ and "day" not in q_ and "week" not in q_ and "year" not in q_):</text:p>
      <text:p text:style-name="P17"><text:s text:c="24"/>for x in q_:</text:p>
      <text:p text:style-name="P17"><text:s text:c="28"/>for y in x:</text:p>
      <text:p text:style-name="P17"><text:s text:c="32"/>if y.isdigit():</text:p>
      <text:p text:style-name="P17"><text:soft-page-break/><text:s text:c="36"/>x_.append(y)</text:p>
      <text:p text:style-name="P17"><text:s text:c="24"/>n=int(''.join(x_))</text:p>
      <text:p text:style-name="P17"><text:s text:c="24"/>for i in l:</text:p>
      <text:p text:style-name="P17"><text:s text:c="28"/>if "month" in i:</text:p>
      <text:p text:style-name="P17"><text:s text:c="32"/>j=l.index(i)</text:p>
      <text:p text:style-name="P17"><text:s text:c="28"/>elif "sec" in i:</text:p>
      <text:p text:style-name="P17"><text:s text:c="32"/>k=l.index(i)</text:p>
      <text:p text:style-name="P17"><text:s text:c="24"/>if k&gt;j:</text:p>
      <text:p text:style-name="P17"><text:s text:c="28"/>p=n*60*60*24*30</text:p>
      <text:p text:style-name="P17"><text:s text:c="28"/>print(p,"Seconds")</text:p>
      <text:p text:style-name="P17"><text:s text:c="28"/>_v_="It is",p,"Seconds"</text:p>
      <text:p text:style-name="P17"><text:s text:c="24"/>elif j&gt;k:</text:p>
      <text:p text:style-name="P17"><text:s text:c="28"/>p=n/(60*60*24*30)</text:p>
      <text:p text:style-name="P17"><text:s text:c="28"/>print(p)</text:p>
      <text:p text:style-name="P17"><text:s text:c="28"/>if n%(60*60*24*30)!=0:</text:p>
      <text:p text:style-name="P17"><text:s text:c="32"/>if p&gt;1:</text:p>
      <text:p text:style-name="P17"><text:s text:c="36"/>p_=math.ceil(p)-1</text:p>
      <text:p text:style-name="P17"><text:s text:c="36"/>d=round((p-p_)*(30))</text:p>
      <text:p text:style-name="P17"><text:s text:c="32"/>else:</text:p>
      <text:p text:style-name="P17"><text:s text:c="36"/>p_=p</text:p>
      <text:p text:style-name="P17"><text:s text:c="36"/>d=round(p_*(30))</text:p>
      <text:p text:style-name="P17"><text:soft-page-break/><text:s text:c="32"/>print(d)</text:p>
      <text:p text:style-name="P17"><text:s text:c="32"/>print(p_,"Months &amp;",d,"Days, But to be Accurate",p,"Months")</text:p>
      <text:p text:style-name="P17"><text:s text:c="32"/>_v_="It is",p_,"Months &amp;",d,"Days, But to be Accurate",p,"Months"</text:p>
      <text:p text:style-name="P17"><text:s text:c="28"/>else:</text:p>
      <text:p text:style-name="P17"><text:s text:c="32"/>print(int(p),"Months")</text:p>
      <text:p text:style-name="P17"><text:s text:c="32"/>_v_="It is",int(p),"Month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year" in q_ and "sec" in q_) and ("min" not in q_ and " h" not in q_ and "day" not in q_ and "week" not in q_ and "month" not in q_):</text:p>
      <text:p text:style-name="P17"><text:s text:c="24"/>for x in q_:</text:p>
      <text:p text:style-name="P17"><text:s text:c="28"/>for y in x:</text:p>
      <text:p text:style-name="P17"><text:soft-page-break/><text:s text:c="32"/>if y.isdigit():</text:p>
      <text:p text:style-name="P17"><text:s text:c="36"/>x_.append(y)</text:p>
      <text:p text:style-name="P17"><text:s text:c="24"/>n=int(''.join(x_))</text:p>
      <text:p text:style-name="P17"><text:s text:c="24"/>for i in l:</text:p>
      <text:p text:style-name="P17"><text:s text:c="28"/>if "year" in i:</text:p>
      <text:p text:style-name="P17"><text:s text:c="32"/>j=l.index(i)</text:p>
      <text:p text:style-name="P17"><text:s text:c="28"/>elif "sec" in i:</text:p>
      <text:p text:style-name="P17"><text:s text:c="32"/>k=l.index(i)</text:p>
      <text:p text:style-name="P17"><text:s text:c="24"/>if k&gt;j:</text:p>
      <text:p text:style-name="P17"><text:s text:c="28"/>p=n*60*60*24*30*365</text:p>
      <text:p text:style-name="P17"><text:s text:c="28"/>print(p,"Seconds")</text:p>
      <text:p text:style-name="P17"><text:s text:c="28"/>_v_="It is",p,"Seconds"</text:p>
      <text:p text:style-name="P17"><text:s text:c="24"/>elif j&gt;k:</text:p>
      <text:p text:style-name="P17"><text:s text:c="28"/>p=n/(60*60*24*30*365)</text:p>
      <text:p text:style-name="P17"><text:s text:c="28"/>if n%(60*60*24*30*365)!=0:</text:p>
      <text:p text:style-name="P17"><text:s text:c="32"/>if p&gt;1:</text:p>
      <text:p text:style-name="P17"><text:s text:c="36"/>p_=math.ceil(p)-1</text:p>
      <text:p text:style-name="P17"><text:s text:c="36"/>d=round((p-p_)*(365))</text:p>
      <text:p text:style-name="P17"><text:s text:c="32"/>else:</text:p>
      <text:p text:style-name="P17"><text:s text:c="36"/>p_=p</text:p>
      <text:p text:style-name="P17"><text:s text:c="36"/>d=round(p_*(365))</text:p>
      <text:p text:style-name="P17"><text:soft-page-break/><text:s text:c="32"/>print(d)</text:p>
      <text:p text:style-name="P17"><text:s text:c="32"/>print(p_,"Years &amp;",d,"Months, But to be Accurate",p,"Years")</text:p>
      <text:p text:style-name="P17"><text:s text:c="32"/>_v_="It is",p_,"Years &amp;",d,"Months, But to be Accurate",p,"Years"</text:p>
      <text:p text:style-name="P17"><text:s text:c="28"/>else:</text:p>
      <text:p text:style-name="P17"><text:s text:c="32"/>print(int(p),"Years")</text:p>
      <text:p text:style-name="P17"><text:s text:c="32"/>_v_="It is",int(p),"Year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min" in q_ and "h" in q_) and ("sec" not in q_ and "day" not in q_ and "week" not in q_ and "month" not in q_ and "year" not in q_):</text:p>
      <text:p text:style-name="P17"><text:s text:c="24"/>for x in q_:</text:p>
      <text:p text:style-name="P17"><text:s text:c="28"/>for y in x:</text:p>
      <text:p text:style-name="P17"><text:soft-page-break/><text:s text:c="32"/>if y.isdigit():</text:p>
      <text:p text:style-name="P17"><text:s text:c="36"/>x_.append(y)</text:p>
      <text:p text:style-name="P17"><text:s text:c="24"/>n=int(''.join(x_))</text:p>
      <text:p text:style-name="P17"><text:s text:c="24"/>for i in l:</text:p>
      <text:p text:style-name="P17"><text:s text:c="28"/>if " h" in i:</text:p>
      <text:p text:style-name="P17"><text:s text:c="32"/>j=l.index(i)</text:p>
      <text:p text:style-name="P17"><text:s text:c="28"/>elif "min" in i:</text:p>
      <text:p text:style-name="P17"><text:s text:c="32"/>k=l.index(i)</text:p>
      <text:p text:style-name="P17"><text:s text:c="24"/>if k&gt;j:</text:p>
      <text:p text:style-name="P17"><text:s text:c="28"/>p=n*60</text:p>
      <text:p text:style-name="P17"><text:s text:c="28"/>print(p,"Minute")</text:p>
      <text:p text:style-name="P17"><text:s text:c="28"/>_v_="It is",p,"Minute"</text:p>
      <text:p text:style-name="P17"><text:s text:c="24"/>elif j&gt;k:</text:p>
      <text:p text:style-name="P17"><text:s text:c="28"/>p=n/60</text:p>
      <text:p text:style-name="P17"><text:s text:c="28"/>print(p,"Hours")</text:p>
      <text:p text:style-name="P17"><text:s text:c="28"/>_v_="It is",p,"Hours"</text:p>
      <text:p text:style-name="P17"><text:s text:c="24"/>if v=="YES":</text:p>
      <text:p text:style-name="P17"><text:s text:c="28"/>s=gTTS(text="hmm "+str(_v_),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20"/>elif ("day" in q_ and "min" in q_) and ("sec" not in q_ and " h" not in q_ and "week"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day" in i:</text:p>
      <text:p text:style-name="P17"><text:s text:c="32"/>j=l.index(i)</text:p>
      <text:p text:style-name="P17"><text:s text:c="28"/>elif "min" in i:</text:p>
      <text:p text:style-name="P17"><text:s text:c="32"/>k=l.index(i)</text:p>
      <text:p text:style-name="P17"><text:s text:c="24"/>if k&gt;j:</text:p>
      <text:p text:style-name="P17"><text:s text:c="28"/>p=n*60*24</text:p>
      <text:p text:style-name="P17"><text:s text:c="28"/>print(p,"Minutes")</text:p>
      <text:p text:style-name="P17"><text:s text:c="28"/>_v_="It is",p,"Minutes"</text:p>
      <text:p text:style-name="P17"><text:soft-page-break/><text:s text:c="24"/>elif j&gt;k:</text:p>
      <text:p text:style-name="P17"><text:s text:c="28"/>p=n/(60*24)</text:p>
      <text:p text:style-name="P17"><text:s text:c="28"/>if n%(60*24)!=0:</text:p>
      <text:p text:style-name="P17"><text:s text:c="32"/>if p&gt;1:</text:p>
      <text:p text:style-name="P17"><text:s text:c="36"/>p_=math.ceil(p)-1</text:p>
      <text:p text:style-name="P17"><text:s text:c="36"/>d=round((p-p_)*(24))</text:p>
      <text:p text:style-name="P17"><text:s text:c="32"/>else:</text:p>
      <text:p text:style-name="P17"><text:s text:c="36"/>p_=p</text:p>
      <text:p text:style-name="P17"><text:s text:c="36"/>d=round((p_)*(24))</text:p>
      <text:p text:style-name="P17"><text:s text:c="32"/>print(p_,"Days &amp;",d,"Hours, But to be Accurate",p,"Days")</text:p>
      <text:p text:style-name="P17"><text:s text:c="32"/>_v_="It is",p_,"Days &amp;",d,"Hours, But to be Accurate",p,"Days"</text:p>
      <text:p text:style-name="P17"><text:s text:c="28"/>else:</text:p>
      <text:p text:style-name="P17"><text:s text:c="32"/>print(int(p),"Days")</text:p>
      <text:p text:style-name="P17"><text:s text:c="32"/>_v_="It is",int(p),"Days"</text:p>
      <text:p text:style-name="P17"><text:s text:c="24"/>if v=="YES":</text:p>
      <text:p text:style-name="P17"><text:s text:c="28"/>s=gTTS(text="hmm "+str(_v_),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20"/>elif ("month" in q_ and "min" in q_) and ("sec" not in q_ and " h" not in q_ and "day" not in q_ and "week"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month" in i:</text:p>
      <text:p text:style-name="P17"><text:s text:c="32"/>j=l.index(i)</text:p>
      <text:p text:style-name="P17"><text:s text:c="28"/>elif "min" in i:</text:p>
      <text:p text:style-name="P17"><text:s text:c="32"/>k=l.index(i)</text:p>
      <text:p text:style-name="P17"><text:s text:c="24"/>if k&gt;j:</text:p>
      <text:p text:style-name="P17"><text:s text:c="28"/>p=n*60*24*30</text:p>
      <text:p text:style-name="P17"><text:s text:c="28"/>print(p,"Minutes")</text:p>
      <text:p text:style-name="P17"><text:s text:c="28"/>_v_="It is",p,"Minutes"</text:p>
      <text:p text:style-name="P17"><text:soft-page-break/><text:s text:c="24"/>elif j&gt;k:</text:p>
      <text:p text:style-name="P17"><text:s text:c="28"/>p=n/(60*24*30)</text:p>
      <text:p text:style-name="P17"><text:s text:c="28"/>print(p)</text:p>
      <text:p text:style-name="P17"><text:s text:c="28"/>if n%(60*24*30)!=0:</text:p>
      <text:p text:style-name="P17"><text:s text:c="32"/>if p&gt;1:</text:p>
      <text:p text:style-name="P17"><text:s text:c="36"/>p_=math.ceil(p)-1</text:p>
      <text:p text:style-name="P17"><text:s text:c="36"/>d=round((p-p_)*(30))</text:p>
      <text:p text:style-name="P17"><text:s text:c="32"/>else:</text:p>
      <text:p text:style-name="P17"><text:s text:c="36"/>p_=p</text:p>
      <text:p text:style-name="P17"><text:s text:c="36"/>d=round(p_*(30))</text:p>
      <text:p text:style-name="P17"><text:s text:c="32"/>print(p_,"Months &amp;",d,"Days, But to be Accurate",p,"Months")</text:p>
      <text:p text:style-name="P17"><text:s text:c="32"/>_v_="It is",p_,"Months &amp;",d,"Days, But to be Accurate",p,"Months"</text:p>
      <text:p text:style-name="P17"><text:s text:c="28"/>else:</text:p>
      <text:p text:style-name="P17"><text:s text:c="32"/>print(int(p),"Months")</text:p>
      <text:p text:style-name="P17"><text:s text:c="32"/>_v_="It is",int(p),"Months"</text:p>
      <text:p text:style-name="P17"><text:s text:c="24"/>if v=="YES":</text:p>
      <text:p text:style-name="P17"><text:s text:c="28"/>s=gTTS(text="hmm "+str(_v_),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20"/>elif ("year" in q_ and "min" in q_) and ("sec" not in q_ and " h" not in q_ and "day" not in q_ and "week" not in q_ and "month"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year" in i:</text:p>
      <text:p text:style-name="P17"><text:s text:c="32"/>j=l.index(i)</text:p>
      <text:p text:style-name="P17"><text:s text:c="28"/>elif "min" in i:</text:p>
      <text:p text:style-name="P17"><text:s text:c="32"/>k=l.index(i)</text:p>
      <text:p text:style-name="P17"><text:s text:c="24"/>if k&gt;j:</text:p>
      <text:p text:style-name="P17"><text:s text:c="28"/>p=n*60*24*30*365</text:p>
      <text:p text:style-name="P17"><text:s text:c="28"/>print(p,"Minute")</text:p>
      <text:p text:style-name="P17"><text:s text:c="28"/>_v_="It is",int(p),"Months"</text:p>
      <text:p text:style-name="P17"><text:soft-page-break/><text:s text:c="24"/>elif j&gt;k:</text:p>
      <text:p text:style-name="P17"><text:s text:c="28"/>p=n/(60*24*30*365)</text:p>
      <text:p text:style-name="P17"><text:s text:c="28"/>if n%(60*24*30*365)!=0:</text:p>
      <text:p text:style-name="P17"><text:s text:c="32"/>if p&gt;1:</text:p>
      <text:p text:style-name="P17"><text:s text:c="36"/>p_=math.ceil(p)-1</text:p>
      <text:p text:style-name="P17"><text:s text:c="36"/>d=round((p-p_)*(365))</text:p>
      <text:p text:style-name="P17"><text:s text:c="32"/>else:</text:p>
      <text:p text:style-name="P17"><text:s text:c="36"/>p_=p</text:p>
      <text:p text:style-name="P17"><text:s text:c="36"/>d=round(p_*(365))</text:p>
      <text:p text:style-name="P17"><text:s text:c="32"/>print(d)</text:p>
      <text:p text:style-name="P17"><text:s text:c="32"/>print(p_,"Years &amp;",d,"Months, But to be Accurate",p,"Years")</text:p>
      <text:p text:style-name="P17"><text:s text:c="32"/>_v_="It is",p_,"Years &amp;",d,"Months, But to be Accurate",p,"Years"</text:p>
      <text:p text:style-name="P17"><text:s text:c="28"/>else:</text:p>
      <text:p text:style-name="P17"><text:s text:c="32"/>print(int(p,"Years"))</text:p>
      <text:p text:style-name="P17"><text:s text:c="32"/>_v_="It is",int(p,"Years")</text:p>
      <text:p text:style-name="P17"><text:s text:c="24"/>if v=="YES":</text:p>
      <text:p text:style-name="P17"><text:s text:c="28"/>s=gTTS(text="hmm "+str(_v_),lang='en-uk')</text:p>
      <text:p text:style-name="P17"><text:s text:c="28"/>s.save(r"C:\Python Files\Audiofiles\VoiceOver.mp3")</text:p>
      <text:p text:style-name="P17"><text:soft-page-break/><text:s text:c="28"/>playsound(r"C:\Python Files\Audiofiles\VoiceOver.mp3")</text:p>
      <text:p text:style-name="P17"><text:s text:c="28"/>os.remove("C:\Python Files\Audiofiles\VoiceOver.mp3")</text:p>
      <text:p text:style-name="P17"><text:s text:c="20"/>elif ("h" in q_ and "day" in q_) and ("sec" not in q_ and "min" not in q_ and "week"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day" in i:</text:p>
      <text:p text:style-name="P17"><text:s text:c="32"/>j=l.index(i)</text:p>
      <text:p text:style-name="P17"><text:s text:c="28"/>elif " h" in i:</text:p>
      <text:p text:style-name="P17"><text:s text:c="32"/>k=l.index(i)</text:p>
      <text:p text:style-name="P17"><text:s text:c="24"/>if k&gt;j:</text:p>
      <text:p text:style-name="P17"><text:s text:c="28"/>p=n*24</text:p>
      <text:p text:style-name="P17"><text:s text:c="28"/>print(p,"Days")</text:p>
      <text:p text:style-name="P17"><text:s text:c="28"/>_v_="It is",p,"Days"</text:p>
      <text:p text:style-name="P17"><text:soft-page-break/><text:s text:c="24"/>elif j&gt;k:</text:p>
      <text:p text:style-name="P17"><text:s text:c="28"/>p=n/24</text:p>
      <text:p text:style-name="P17"><text:s text:c="28"/>print(p,"Hours")</text:p>
      <text:p text:style-name="P17"><text:s text:c="28"/>_v_="It is",p,"Hour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month" in q_ and "h" in q_) and ("sec" not in q_ and "min" not in q_ and "day" not in q_ and "week"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oft-page-break/><text:s text:c="28"/>if "month" in i:</text:p>
      <text:p text:style-name="P17"><text:s text:c="32"/>j=l.index(i)</text:p>
      <text:p text:style-name="P17"><text:s text:c="28"/>elif "hr" in i or "ho" in i:</text:p>
      <text:p text:style-name="P17"><text:s text:c="32"/>k=l.index(i)</text:p>
      <text:p text:style-name="P17"><text:s text:c="24"/>if k&gt;j:</text:p>
      <text:p text:style-name="P17"><text:s text:c="28"/>p=n*24*30</text:p>
      <text:p text:style-name="P17"><text:s text:c="28"/>print(p,"Hours")</text:p>
      <text:p text:style-name="P17"><text:s text:c="28"/>_v_="It is",p,"Hours"</text:p>
      <text:p text:style-name="P17"><text:s text:c="24"/>elif j&gt;k:</text:p>
      <text:p text:style-name="P17"><text:s text:c="28"/>p=n/(24*30)</text:p>
      <text:p text:style-name="P17"><text:s text:c="28"/>if n%(24*30)!=0:</text:p>
      <text:p text:style-name="P17"><text:s text:c="32"/>if p&gt;1:</text:p>
      <text:p text:style-name="P17"><text:s text:c="36"/>p_=math.ceil(p)-1</text:p>
      <text:p text:style-name="P17"><text:s text:c="36"/>d=round((p-p_)*(30))</text:p>
      <text:p text:style-name="P17"><text:s text:c="32"/>else:</text:p>
      <text:p text:style-name="P17"><text:s text:c="36"/>p_=p</text:p>
      <text:p text:style-name="P17"><text:s text:c="36"/>d=round(p_*(30))</text:p>
      <text:p text:style-name="P17"><text:s text:c="32"/>print(p_,"Months &amp;",d,"Days, But to be Accurate",p,"Months")</text:p>
      <text:p text:style-name="P17"><text:s text:c="32"/>_v_="It is",p_,"Months &amp;",d,"Days, But to be Accurate",p,"Months"</text:p>
      <text:p text:style-name="P17"><text:soft-page-break/><text:s text:c="28"/>else:</text:p>
      <text:p text:style-name="P17"><text:s text:c="32"/>print(int(p),"Months")</text:p>
      <text:p text:style-name="P17"><text:s text:c="32"/>_v_="It is",int(p),"Month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year" in q_ and "day" in q_) and ("sec" not in q_ and "h" not in q_ and "min" not in q_ and "week" not in q_ and "month"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year" in i:</text:p>
      <text:p text:style-name="P17"><text:soft-page-break/><text:s text:c="32"/>j=l.index(i)</text:p>
      <text:p text:style-name="P17"><text:s text:c="28"/>elif "day" in i:</text:p>
      <text:p text:style-name="P17"><text:s text:c="32"/>k=l.index(i)</text:p>
      <text:p text:style-name="P17"><text:s text:c="24"/>if k&gt;j:</text:p>
      <text:p text:style-name="P17"><text:s text:c="28"/>p=n*24*30*365</text:p>
      <text:p text:style-name="P17"><text:s text:c="28"/>print(p,"Days")</text:p>
      <text:p text:style-name="P17"><text:s text:c="28"/>_v_="It is",</text:p>
      <text:p text:style-name="P17"><text:s text:c="24"/>elif j&gt;k:</text:p>
      <text:p text:style-name="P17"><text:s text:c="28"/>p=n/(24*30*365)</text:p>
      <text:p text:style-name="P17"><text:s text:c="28"/>if n%(24*30*365)!=0:</text:p>
      <text:p text:style-name="P17"><text:s text:c="32"/>if p&gt;1:</text:p>
      <text:p text:style-name="P17"><text:s text:c="36"/>p_=math.ceil(p)-1</text:p>
      <text:p text:style-name="P17"><text:s text:c="36"/>d=round((p-p_)*(365))</text:p>
      <text:p text:style-name="P17"><text:s text:c="32"/>else:</text:p>
      <text:p text:style-name="P17"><text:s text:c="36"/>p_=p</text:p>
      <text:p text:style-name="P17"><text:s text:c="36"/>d=round(p_*(365))</text:p>
      <text:p text:style-name="P17"><text:s text:c="32"/>print(p_,"Years &amp;",d,"Months, But to be Accurate",p,"Years")</text:p>
      <text:p text:style-name="P17"><text:s text:c="32"/>_v_="It is",p_,"Years &amp;",d,"Months, But to be Accurate",p,"Years"</text:p>
      <text:p text:style-name="P17"><text:s text:c="28"/>else:</text:p>
      <text:p text:style-name="P17"><text:soft-page-break/><text:s text:c="32"/>print(int(p),"Years")</text:p>
      <text:p text:style-name="P17"><text:s text:c="32"/>_v_="It is",int(p),"Year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year" in q_ and "h" in q_) and ("sec" not in q_ and "min" not in q_ and "day" not in q_ and "week" not in q_ and "month"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year" in i:</text:p>
      <text:p text:style-name="P17"><text:s text:c="32"/>j=l.index(i)</text:p>
      <text:p text:style-name="P17"><text:soft-page-break/><text:s text:c="28"/>elif "h" in i:</text:p>
      <text:p text:style-name="P17"><text:s text:c="32"/>k=l.index(i)</text:p>
      <text:p text:style-name="P17"><text:s text:c="24"/>if k&gt;j:</text:p>
      <text:p text:style-name="P17"><text:s text:c="28"/>p=n*60*24*30*365</text:p>
      <text:p text:style-name="P17"><text:s text:c="28"/>print(p,"Hours")</text:p>
      <text:p text:style-name="P17"><text:s text:c="28"/>_v_="It is",p,"Hours"</text:p>
      <text:p text:style-name="P17"><text:s text:c="24"/>elif j&gt;k:</text:p>
      <text:p text:style-name="P17"><text:s text:c="28"/>p=n/(60*24*30*365)</text:p>
      <text:p text:style-name="P17"><text:s text:c="28"/>if n%(60*24*30*365)!=0:</text:p>
      <text:p text:style-name="P17"><text:s text:c="32"/>if p&gt;1:</text:p>
      <text:p text:style-name="P17"><text:s text:c="36"/>p_=math.ceil(p)-1</text:p>
      <text:p text:style-name="P17"><text:s text:c="36"/>d=round((p-p_)*(365))</text:p>
      <text:p text:style-name="P17"><text:s text:c="32"/>else:</text:p>
      <text:p text:style-name="P17"><text:s text:c="36"/>p_=p</text:p>
      <text:p text:style-name="P17"><text:s text:c="36"/>d=round(p_*(365))</text:p>
      <text:p text:style-name="P17"><text:s text:c="32"/>print(d)</text:p>
      <text:p text:style-name="P17"><text:s text:c="32"/>print(p_,"Years &amp;",d,"Months, But to be Accurate",p,"Years")</text:p>
      <text:p text:style-name="P17"><text:s text:c="32"/>_v_="It is",p_,"Years &amp;",d,"Months, But to be Accurate",p,"Years"</text:p>
      <text:p text:style-name="P17"><text:s text:c="28"/>else:</text:p>
      <text:p text:style-name="P17"><text:soft-page-break/><text:s text:c="32"/>print(int(p),"Years")</text:p>
      <text:p text:style-name="P17"><text:s text:c="32"/>_v_="It is",int(p),"Year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sec" in q_ and "week" in q_) and ("min" not in q_ and "h" not in q_ and "day"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week" in i:</text:p>
      <text:p text:style-name="P17"><text:s text:c="32"/>j=l.index(i)</text:p>
      <text:p text:style-name="P17"><text:soft-page-break/><text:s text:c="28"/>elif "sec" in i:</text:p>
      <text:p text:style-name="P17"><text:s text:c="32"/>k=l.index(i)</text:p>
      <text:p text:style-name="P17"><text:s text:c="24"/>if k&gt;j:</text:p>
      <text:p text:style-name="P17"><text:s text:c="28"/>p=n*7*24*60*60</text:p>
      <text:p text:style-name="P17"><text:s text:c="28"/>print(p,"Seconds")</text:p>
      <text:p text:style-name="P17"><text:s text:c="28"/>_v_="It is",p,"Seconds"</text:p>
      <text:p text:style-name="P17"><text:s text:c="24"/>elif j&gt;k:</text:p>
      <text:p text:style-name="P17"><text:s text:c="28"/>p=n/(7*24*60*60)</text:p>
      <text:p text:style-name="P17"><text:s text:c="28"/>if n%(7*24*60*60)!=0:</text:p>
      <text:p text:style-name="P17"><text:s text:c="32"/>if p&gt;1:</text:p>
      <text:p text:style-name="P17"><text:s text:c="36"/>p_=math.ceil(p)-1</text:p>
      <text:p text:style-name="P17"><text:s text:c="36"/>d=round((p-p_)*7)</text:p>
      <text:p text:style-name="P17"><text:s text:c="32"/>else:</text:p>
      <text:p text:style-name="P17"><text:s text:c="36"/>p_=p</text:p>
      <text:p text:style-name="P17"><text:s text:c="36"/>d=round((p_)*7)</text:p>
      <text:p text:style-name="P17"><text:s text:c="32"/>print(p_,"Weeks &amp;",d,"Days, But to be Accurate",p,"Weeks")</text:p>
      <text:p text:style-name="P17"><text:s text:c="32"/>_v_="It is",p_,"Weeks &amp;",d,"Days, But to be Accurate",p,"Weeks"</text:p>
      <text:p text:style-name="P17"><text:s text:c="28"/>else:</text:p>
      <text:p text:style-name="P17"><text:s text:c="32"/>print(int(p),"Weeks")</text:p>
      <text:p text:style-name="P17"><text:soft-page-break/><text:s text:c="32"/>_v_="It is",int(p),"Weeks"</text:p>
      <text:p text:style-name="P17"><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min" in q_ and "week" in q_) and ("sec" not in q_ and "h" not in q_ and "day"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week" in i:</text:p>
      <text:p text:style-name="P17"><text:s text:c="32"/>j=l.index(i)</text:p>
      <text:p text:style-name="P17"><text:s text:c="28"/>elif "min" in i:</text:p>
      <text:p text:style-name="P17"><text:soft-page-break/><text:s text:c="32"/>k=l.index(i)</text:p>
      <text:p text:style-name="P17"><text:s text:c="24"/>if k&gt;j:</text:p>
      <text:p text:style-name="P17"><text:s text:c="28"/>p=n*7*24*60</text:p>
      <text:p text:style-name="P17"><text:s text:c="28"/>print(p,"Minutes")</text:p>
      <text:p text:style-name="P17"><text:s text:c="28"/>_v_="It is",p,"Minutes"</text:p>
      <text:p text:style-name="P17"><text:s text:c="24"/>elif j&gt;k:</text:p>
      <text:p text:style-name="P17"><text:s text:c="28"/>p=n/(7*24*60)</text:p>
      <text:p text:style-name="P17"><text:s text:c="28"/>if n%(7*24*60)!=0:</text:p>
      <text:p text:style-name="P17"><text:s text:c="32"/>if p&gt;1:</text:p>
      <text:p text:style-name="P17"><text:s text:c="36"/>p_=math.ceil(p)-1</text:p>
      <text:p text:style-name="P17"><text:s text:c="36"/>d=round((p-p_)*7)</text:p>
      <text:p text:style-name="P17"><text:s text:c="32"/>else:</text:p>
      <text:p text:style-name="P17"><text:s text:c="36"/>p_=p</text:p>
      <text:p text:style-name="P17"><text:s text:c="36"/>d=round((p_)*7)</text:p>
      <text:p text:style-name="P17"><text:s text:c="32"/>print(p_,"Weeks &amp;",d,"Days, But to be Accurate",p,"Weeks")</text:p>
      <text:p text:style-name="P17"><text:s text:c="32"/>_v_="It is",p_,"Weeks &amp;",d,"Days, But to be Accurate",p,"Weeks"</text:p>
      <text:p text:style-name="P17"><text:s text:c="28"/>else:</text:p>
      <text:p text:style-name="P17"><text:s text:c="32"/>print(int(p),"Weeks")</text:p>
      <text:p text:style-name="P17"><text:s text:c="32"/>_v_="It is",int(p),"Weeks"</text:p>
      <text:p text:style-name="P17"><text:soft-page-break/><text:s text:c="24"/>if v=="YES":</text:p>
      <text:p text:style-name="P17"><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h" in q_ and "week" in q_) and ("sec" not in q_ and "min" not in q_ and "day"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week" in i:</text:p>
      <text:p text:style-name="P17"><text:s text:c="32"/>j=l.index(i)</text:p>
      <text:p text:style-name="P17"><text:s text:c="28"/>elif "h" in i:</text:p>
      <text:p text:style-name="P17"><text:s text:c="32"/>k=l.index(i)</text:p>
      <text:p text:style-name="P17"><text:soft-page-break/><text:s text:c="24"/>if k&gt;j:</text:p>
      <text:p text:style-name="P17"><text:s text:c="28"/>p=n*7*24</text:p>
      <text:p text:style-name="P17"><text:s text:c="28"/>print(p,"Hours")</text:p>
      <text:p text:style-name="P17"><text:s text:c="28"/>_v_="It is",p,"Hours"</text:p>
      <text:p text:style-name="P17"><text:s text:c="24"/>elif j&gt;k:</text:p>
      <text:p text:style-name="P17"><text:s text:c="28"/>p=n/(7*24)</text:p>
      <text:p text:style-name="P17"><text:s text:c="28"/>if n%(7*24)!=0:</text:p>
      <text:p text:style-name="P17"><text:s text:c="32"/>if p&gt;1:</text:p>
      <text:p text:style-name="P17"><text:s text:c="36"/>p_=math.ceil(p)-1</text:p>
      <text:p text:style-name="P17"><text:s text:c="36"/>d=round((p-p_)*7)</text:p>
      <text:p text:style-name="P17"><text:s text:c="32"/>else:</text:p>
      <text:p text:style-name="P17"><text:s text:c="36"/>p_=p</text:p>
      <text:p text:style-name="P17"><text:s text:c="36"/>d=round((p_)*7)</text:p>
      <text:p text:style-name="P17"><text:s text:c="32"/>print(p_,"Weeks &amp;",d,"Days, But to be Accurate",p,"Weeks")</text:p>
      <text:p text:style-name="P17"><text:s text:c="32"/>_v_="It is",p_,"Weeks &amp;",d,"Days, But to be Accurate",p,"Weeks"</text:p>
      <text:p text:style-name="P17"><text:s text:c="28"/>else:</text:p>
      <text:p text:style-name="P17"><text:s text:c="32"/>print(int(p,"Weeks"))</text:p>
      <text:p text:style-name="P17"><text:s text:c="32"/>_v_="It is",int(p,"Weeks")</text:p>
      <text:p text:style-name="P17"><text:s text:c="24"/>if v=="YES":</text:p>
      <text:p text:style-name="P17"><text:soft-page-break/><text:s text:c="28"/>s=gTTS(text="hmm "+str(_v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lif ("day" in q_ and "week" in q_) and ("sec" not in q_ and "min" not in q_ and " h" not in q_ and "month"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week" in i:</text:p>
      <text:p text:style-name="P17"><text:s text:c="32"/>j=l.index(i)</text:p>
      <text:p text:style-name="P17"><text:s text:c="28"/>elif "day" in i:</text:p>
      <text:p text:style-name="P17"><text:s text:c="32"/>k=l.index(i)</text:p>
      <text:p text:style-name="P17"><text:s text:c="24"/>if k&gt;j:</text:p>
      <text:p text:style-name="P17"><text:soft-page-break/><text:s text:c="28"/>p=n*7</text:p>
      <text:p text:style-name="P17"><text:s text:c="28"/>print(p,"Days")</text:p>
      <text:p text:style-name="P17"><text:s text:c="28"/>_v_="It is",p,"Days"</text:p>
      <text:p text:style-name="P17"><text:s text:c="24"/>elif j&gt;k:</text:p>
      <text:p text:style-name="P17"><text:s text:c="28"/>p=n/7</text:p>
      <text:p text:style-name="P17"><text:s text:c="28"/>if n%7!=0:</text:p>
      <text:p text:style-name="P17"><text:s text:c="32"/>if p&gt;1:</text:p>
      <text:p text:style-name="P17"><text:s text:c="36"/>p_=math.ceil(p)-1</text:p>
      <text:p text:style-name="P17"><text:s text:c="36"/>d=round((p-p_)*7)</text:p>
      <text:p text:style-name="P17"><text:s text:c="32"/>else:</text:p>
      <text:p text:style-name="P17"><text:s text:c="36"/>p_=p</text:p>
      <text:p text:style-name="P17"><text:s text:c="36"/>d=round((p_)*7)</text:p>
      <text:p text:style-name="P17"><text:s text:c="32"/>print(p_,"Weeks &amp;",d,"Days, But to be Accurate",p,"Weeks")</text:p>
      <text:p text:style-name="P17"><text:s text:c="32"/>_v_="It is",p_,"Weeks &amp;",d,"Days, But to be Accurate",p,"Weeks"</text:p>
      <text:p text:style-name="P17"><text:s text:c="28"/>else:</text:p>
      <text:p text:style-name="P17"><text:s text:c="32"/>print(int(p),"Weeks")</text:p>
      <text:p text:style-name="P17"><text:s text:c="32"/>_v_="It is",int(p),"Weeks"</text:p>
      <text:p text:style-name="P17"><text:s text:c="24"/>if v=="YES":</text:p>
      <text:p text:style-name="P17"><text:s text:c="28"/>s=gTTS(text="hmm "+str(_v_),lang='en-uk')</text:p>
      <text:p text:style-name="P17"><text:soft-page-break/><text:s text:c="28"/>s.save(r"C:\Python Files\Audiofiles\VoiceOver.mp3")</text:p>
      <text:p text:style-name="P17"><text:s text:c="28"/>playsound(r"C:\Python Files\Audiofiles\VoiceOver.mp3")</text:p>
      <text:p text:style-name="P17"><text:s text:c="28"/>os.remove("C:\Python Files\Audiofiles\VoiceOver.mp3")</text:p>
      <text:p text:style-name="P17"><text:s text:c="20"/>elif ("week" in q_ and "month" in q_) and ("sec" not in q_ and "min" not in q_ and " h" not in q_ and "day" not in q_ and "year"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month" in i:</text:p>
      <text:p text:style-name="P17"><text:s text:c="32"/>j=l.index(i)</text:p>
      <text:p text:style-name="P17"><text:s text:c="28"/>elif "week" in i:</text:p>
      <text:p text:style-name="P17"><text:s text:c="32"/>k=l.index(i)</text:p>
      <text:p text:style-name="P17"><text:s text:c="24"/>if k&gt;j:</text:p>
      <text:p text:style-name="P17"><text:s text:c="28"/>p=n*4</text:p>
      <text:p text:style-name="P17"><text:soft-page-break/><text:s text:c="28"/>print(p,"Week")</text:p>
      <text:p text:style-name="P17"><text:s text:c="28"/>_v_="It is",p,"Week"</text:p>
      <text:p text:style-name="P17"><text:s text:c="24"/>elif j&gt;k:</text:p>
      <text:p text:style-name="P17"><text:s text:c="28"/>p=n/4</text:p>
      <text:p text:style-name="P17"><text:s text:c="28"/>if n%4!=0:</text:p>
      <text:p text:style-name="P17"><text:s text:c="32"/>if p&gt;1:</text:p>
      <text:p text:style-name="P17"><text:s text:c="36"/>p_=math.ceil(p)-1</text:p>
      <text:p text:style-name="P17"><text:s text:c="36"/>d=round((p-p_)*4)</text:p>
      <text:p text:style-name="P17"><text:s text:c="32"/>else:</text:p>
      <text:p text:style-name="P17"><text:s text:c="36"/>p_=p</text:p>
      <text:p text:style-name="P17"><text:s text:c="36"/>d=round((p_)*4)</text:p>
      <text:p text:style-name="P17"><text:s text:c="32"/>print(d)</text:p>
      <text:p text:style-name="P17"><text:s text:c="32"/>print(p_,"Months &amp;",d,"Weeks, But to be Accurate",p,"Months")</text:p>
      <text:p text:style-name="P17"><text:s text:c="32"/>_v_="It is","Months &amp;",d,"Weeks, But to be Accurate",p,"Months"</text:p>
      <text:p text:style-name="P17"><text:s text:c="28"/>else:</text:p>
      <text:p text:style-name="P17"><text:s text:c="32"/>print(int(p),"Months")</text:p>
      <text:p text:style-name="P17"><text:s text:c="32"/>_v_="It is",int(p),"Months"</text:p>
      <text:p text:style-name="P17"><text:s text:c="24"/>if v=="YES":</text:p>
      <text:p text:style-name="P17"><text:s text:c="28"/>s=gTTS(text="hmm "+str(_v_),lang='en-uk')</text:p>
      <text:p text:style-name="P17"><text:soft-page-break/><text:s text:c="28"/>s.save(r"C:\Python Files\Audiofiles\VoiceOver.mp3")</text:p>
      <text:p text:style-name="P17"><text:s text:c="28"/>playsound(r"C:\Python Files\Audiofiles\VoiceOver.mp3")</text:p>
      <text:p text:style-name="P17"><text:s text:c="28"/>os.remove("C:\Python Files\Audiofiles\VoiceOver.mp3")</text:p>
      <text:p text:style-name="P17"><text:s text:c="20"/>elif ("week" in q_ and "year" in q_) and ("sec" not in q_ and "min" not in q_ and " h" not in q_ and "day" not in q_ and "month"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year" in i:</text:p>
      <text:p text:style-name="P17"><text:s text:c="32"/>j=l.index(i)</text:p>
      <text:p text:style-name="P17"><text:s text:c="28"/>elif "week" in i:</text:p>
      <text:p text:style-name="P17"><text:s text:c="32"/>k=l.index(i)</text:p>
      <text:p text:style-name="P17"><text:s text:c="24"/>if k&gt;j:</text:p>
      <text:p text:style-name="P17"><text:s text:c="28"/>p=n*4*12</text:p>
      <text:p text:style-name="P17"><text:soft-page-break/><text:s text:c="28"/>print(p,"Weeks")</text:p>
      <text:p text:style-name="P17"><text:s text:c="28"/>_v_="It is",p,"Weeks"</text:p>
      <text:p text:style-name="P17"><text:s text:c="24"/>elif j&gt;k:</text:p>
      <text:p text:style-name="P17"><text:s text:c="28"/>p=n/(4*12)</text:p>
      <text:p text:style-name="P17"><text:s text:c="28"/>if n%(4*12)!=0:</text:p>
      <text:p text:style-name="P17"><text:s text:c="32"/>if p&gt;1:</text:p>
      <text:p text:style-name="P17"><text:s text:c="36"/>p_=math.ceil(p)-1</text:p>
      <text:p text:style-name="P17"><text:s text:c="36"/>d=round((p-p_)*12)</text:p>
      <text:p text:style-name="P17"><text:s text:c="32"/>else:</text:p>
      <text:p text:style-name="P17"><text:s text:c="36"/>p_=p</text:p>
      <text:p text:style-name="P17"><text:s text:c="36"/>d=round((p_)*12)</text:p>
      <text:p text:style-name="P17"><text:s text:c="32"/>print(p_,"Years &amp;",d,"Months, But to be Accurate",p,"Years")</text:p>
      <text:p text:style-name="P17"><text:s text:c="32"/>_v_="It is",p_,"Years &amp;",d,"Months, But to be Accurate",p,"Years"</text:p>
      <text:p text:style-name="P17"><text:s text:c="28"/>else:</text:p>
      <text:p text:style-name="P17"><text:s text:c="32"/>print(int(p),"Years")</text:p>
      <text:p text:style-name="P17"><text:s text:c="32"/>_v_="It is",int(p),"Years"</text:p>
      <text:p text:style-name="P17"><text:s text:c="24"/>if v=="YES":</text:p>
      <text:p text:style-name="P17"><text:s text:c="28"/>s=gTTS(text="hmm "+str(_v_),lang='en-uk')</text:p>
      <text:p text:style-name="P17"><text:soft-page-break/><text:s text:c="28"/>s.save(r"C:\Python Files\Audiofiles\VoiceOver.mp3")</text:p>
      <text:p text:style-name="P17"><text:s text:c="28"/>playsound(r"C:\Python Files\Audiofiles\VoiceOver.mp3")</text:p>
      <text:p text:style-name="P17"><text:s text:c="28"/>os.remove("C:\Python Files\Audiofiles\VoiceOver.mp3")</text:p>
      <text:p text:style-name="P17"><text:s text:c="20"/>elif ("month" in q_ and "year" in q_) and ("sec" not in q_ and "min" not in q_ and " h" not in q_ and "day" not in q_ and "week" not in q_):</text:p>
      <text:p text:style-name="P17"><text:s text:c="24"/>for x in q_:</text:p>
      <text:p text:style-name="P17"><text:s text:c="28"/>for y in x:</text:p>
      <text:p text:style-name="P17"><text:s text:c="32"/>if y.isdigit():</text:p>
      <text:p text:style-name="P17"><text:s text:c="36"/>x_.append(y)</text:p>
      <text:p text:style-name="P17"><text:s text:c="24"/>n=int(''.join(x_))</text:p>
      <text:p text:style-name="P17"><text:s text:c="24"/>for i in l:</text:p>
      <text:p text:style-name="P17"><text:s text:c="28"/>if "year" in i:</text:p>
      <text:p text:style-name="P17"><text:s text:c="32"/>j=l.index(i)</text:p>
      <text:p text:style-name="P17"><text:s text:c="28"/>elif "month" in i:</text:p>
      <text:p text:style-name="P17"><text:s text:c="32"/>k=l.index(i)</text:p>
      <text:p text:style-name="P17"><text:s text:c="24"/>if k&gt;j:</text:p>
      <text:p text:style-name="P17"><text:s text:c="28"/>p=n*12</text:p>
      <text:p text:style-name="P17"><text:soft-page-break/><text:s text:c="28"/>print(p,"Months")</text:p>
      <text:p text:style-name="P17"><text:s text:c="28"/>_v_="It is",p,"Months"</text:p>
      <text:p text:style-name="P17"><text:s text:c="24"/>elif j&gt;k:</text:p>
      <text:p text:style-name="P17"><text:s text:c="28"/>p=n/12</text:p>
      <text:p text:style-name="P17"><text:s text:c="28"/>if n%12!=0.0:</text:p>
      <text:p text:style-name="P17"><text:s text:c="32"/>if p&gt;1:</text:p>
      <text:p text:style-name="P17"><text:s text:c="36"/>p_=math.ceil(p)-1</text:p>
      <text:p text:style-name="P17"><text:s text:c="36"/>d=round((p-p_)*12)</text:p>
      <text:p text:style-name="P17"><text:s text:c="32"/>else:</text:p>
      <text:p text:style-name="P17"><text:s text:c="36"/>p_=p</text:p>
      <text:p text:style-name="P17"><text:s text:c="36"/>d=round((p_)*12)</text:p>
      <text:p text:style-name="P17"><text:s text:c="32"/>print(p_,"Years &amp;",d,"Months, But to be Accurate",p,"Years")</text:p>
      <text:p text:style-name="P17"><text:s text:c="32"/>_v_="It is",p_,"Years &amp;",d,"Months, But to be Accurate",p,"Years"</text:p>
      <text:p text:style-name="P17"><text:s text:c="28"/>else:</text:p>
      <text:p text:style-name="P17"><text:s text:c="32"/>print(int(p),"Years")</text:p>
      <text:p text:style-name="P17"><text:s text:c="32"/>_v_="It is",int(p),"Years"</text:p>
      <text:p text:style-name="P17"><text:s text:c="24"/>if v=="YES":</text:p>
      <text:p text:style-name="P17"><text:s text:c="28"/>s=gTTS(text="hmm "+str(_v_),lang='en-uk')</text:p>
      <text:p text:style-name="P17"><text:soft-page-break/><text:s text:c="28"/>s.save(r"C:\Python Files\Audiofiles\VoiceOver.mp3")</text:p>
      <text:p text:style-name="P17"><text:s text:c="28"/>playsound(r"C:\Python Files\Audiofiles\VoiceOver.mp3")</text:p>
      <text:p text:style-name="P17"><text:s text:c="28"/>os.remove("C:\Python Files\Audiofiles\VoiceOver.mp3")</text:p>
      <text:p text:style-name="P17"><text:s text:c="20"/>else:</text:p>
      <text:p text:style-name="P17"><text:s text:c="24"/>try:</text:p>
      <text:p text:style-name="P17"><text:s text:c="28"/>try:</text:p>
      <text:p text:style-name="P17"><text:s text:c="32"/>l= q_.split()</text:p>
      <text:p text:style-name="P17"><text:s text:c="32"/>try:</text:p>
      <text:p text:style-name="P17"><text:s text:c="36"/>l.remove("sid")</text:p>
      <text:p text:style-name="P17"><text:s text:c="36"/>w=' '.join(l)</text:p>
      <text:p text:style-name="P17"><text:s text:c="32"/>except:</text:p>
      <text:p text:style-name="P17"><text:s text:c="36"/>l.remove("glenda")</text:p>
      <text:p text:style-name="P17"><text:s text:c="36"/>w=' '.join(l)</text:p>
      <text:p text:style-name="P17"><text:s text:c="28"/>except:</text:p>
      <text:p text:style-name="P17"><text:s text:c="32"/>w=q_</text:p>
      <text:p text:style-name="P17"><text:s text:c="28"/>print("Just Sit Back And Hold Tight!") </text:p>
      <text:p text:style-name="P17"><text:s text:c="28"/>webbrowser.open("https://google.com/search?q={}".format(w))</text:p>
      <text:p text:style-name="P17"><text:soft-page-break/><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except requests.exceptions.ConnectionError:</text:p>
      <text:p text:style-name="P17"><text:s text:c="28"/>print(" \t⚠Oops...Make Sure That You Are Connected With Internet⚠ ")</text:p>
      <text:p text:style-name="P17"><text:s text:c="28"/>if v == "YES":</text:p>
      <text:p text:style-name="P17"><text:s text:c="32"/>playsound(r"C:\Python Files\Audiofiles\offline.mp3")</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oft-page-break/><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 text:c="24"/>print(" \t⚠Oops...Make Sure That You Are Connected With Internet⚠ ")</text:p>
      <text:p text:style-name="P17"><text:s text:c="24"/>if v == "YES":</text:p>
      <text:p text:style-name="P17"><text:s text:c="28"/>playsound(r"C:\Python Files\Audiofiles\offline.mp3")</text:p>
      <text:p text:style-name="P17"><text:soft-page-break/><text:s text:c="12"/>elif "picture" in q_ or "image" in q_ or ("show me" in q_ and "in " not in q_):</text:p>
      <text:p text:style-name="P17"><text:s text:c="16"/>if "sid" in q_ or "glenda" in q_:</text:p>
      <text:p text:style-name="P17"><text:s text:c="20"/>l= q_.split()</text:p>
      <text:p text:style-name="P17"><text:s text:c="20"/>try:</text:p>
      <text:p text:style-name="P17"><text:s text:c="24"/>l.remove("sid")</text:p>
      <text:p text:style-name="P17"><text:s text:c="24"/>w=' '.join(l)</text:p>
      <text:p text:style-name="P17"><text:s text:c="20"/>except:</text:p>
      <text:p text:style-name="P17"><text:s text:c="24"/>l.remove("glenda")</text:p>
      <text:p text:style-name="P17"><text:s text:c="24"/>w=' '.join(l)</text:p>
      <text:p text:style-name="P17"><text:s text:c="16"/>else:</text:p>
      <text:p text:style-name="P17"><text:s text:c="20"/>w=q_</text:p>
      <text:p text:style-name="P17"><text:s text:c="16"/>webbrowser.open("https://google.com/search?q={} pictures".format(w))</text:p>
      <text:p text:style-name="P17"><text:s text:c="16"/>time.sleep(1)</text:p>
      <text:p text:style-name="P17"><text:s text:c="16"/>keyboard.press_and_release('win + Up')</text:p>
      <text:p text:style-name="P17"><text:s text:c="16"/>time.sleep(1)</text:p>
      <text:p text:style-name="P17"><text:s text:c="16"/>keyboard.press_and_release('win + Up')</text:p>
      <text:p text:style-name="P17"><text:s text:c="16"/>time.sleep(1)</text:p>
      <text:p text:style-name="P17"><text:s text:c="16"/>keyboard.press_and_release('win + Right')</text:p>
      <text:p text:style-name="P17"><text:s text:c="16"/>time.sleep(1)</text:p>
      <text:p text:style-name="P17"><text:soft-page-break/><text:s text:c="16"/>print("Here's the Pics...")</text:p>
      <text:p text:style-name="P17"><text:s text:c="16"/>try:</text:p>
      <text:p text:style-name="P17"><text:s text:c="20"/>if v == "YES":</text:p>
      <text:p text:style-name="P17"><text:s text:c="24"/>s=gTTS(text="hmm these are the pictures from the web",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text:p>
      <text:p text:style-name="P17"><text:s text:c="20"/>pass</text:p>
      <text:p text:style-name="P17"/>
      <text:p text:style-name="P17"><text:s text:c="12"/>elif (("summarize" in q_ or "summary" in q_ or "short" in q_ or "small" in q_ or "info" in q_) and ("about" in q_ or "on" in q_)) or (("tell" in q_ or "show" in q_ or "about" in q_ or "on" in q_) and ("short" in q_ or "small" in q_)):</text:p>
      <text:p text:style-name="P17"><text:s text:c="16"/>try:</text:p>
      <text:p text:style-name="P17"><text:s text:c="20"/>if "sid" in q_ or "glenda" in q_:</text:p>
      <text:p text:style-name="P17"><text:s text:c="24"/>l= q_.split()</text:p>
      <text:p text:style-name="P17"><text:soft-page-break/><text:s text:c="24"/>try:</text:p>
      <text:p text:style-name="P17"><text:s text:c="28"/>l.remove("sid")</text:p>
      <text:p text:style-name="P17"><text:s text:c="28"/>w=' '.join(l)</text:p>
      <text:p text:style-name="P17"><text:s text:c="24"/>except:</text:p>
      <text:p text:style-name="P17"><text:s text:c="28"/>l.remove("glenda")</text:p>
      <text:p text:style-name="P17"><text:s text:c="28"/>w=' '.join(l)</text:p>
      <text:p text:style-name="P17"><text:s text:c="20"/>else:</text:p>
      <text:p text:style-name="P17"><text:s text:c="24"/>w=q_</text:p>
      <text:p text:style-name="P17"><text:s text:c="20"/>r = requests.get("https://google.com/search?q={} wikipedia".format(w))</text:p>
      <text:p text:style-name="P17"><text:s text:c="20"/>s = BeautifulSoup(r.content, 'html.parser')</text:p>
      <text:p text:style-name="P17"><text:s text:c="20"/>e=[]</text:p>
      <text:p text:style-name="P17"><text:s text:c="20"/>for a_ in s.find_all('a', href=True):</text:p>
      <text:p text:style-name="P17"><text:s text:c="24"/>e.append(a_['href'])</text:p>
      <text:p text:style-name="P17"><text:s text:c="20"/>x=[]</text:p>
      <text:p text:style-name="P17"><text:s text:c="20"/>for t in e:</text:p>
      <text:p text:style-name="P17"><text:s text:c="24"/>if "/url?q=https://en.wikipedia.org/wiki/" in t:</text:p>
      <text:p text:style-name="P17"><text:s text:c="28"/>x.append(e.index(t))</text:p>
      <text:p text:style-name="P17"><text:s text:c="20"/>l=e[x[0]]</text:p>
      <text:p text:style-name="P17"><text:s text:c="20"/>i=l.index('&amp;')</text:p>
      <text:p text:style-name="P17"><text:s text:c="20"/>q=l[37:i]</text:p>
      <text:p text:style-name="P17"><text:soft-page-break/><text:s text:c="20"/>if '%' in q:</text:p>
      <text:p text:style-name="P17"><text:s text:c="24"/>print("Just Sit Back And Hold Tigh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lse:</text:p>
      <text:p text:style-name="P17"><text:s text:c="24"/>print("\t <text:s text:c="26"/>\||~~~~||||",q,"||||~~~~||/ \n")</text:p>
      <text:p text:style-name="P17"><text:s text:c="24"/>r=requests.get("https://en.wikipedia.org/wiki/{}".format(q))</text:p>
      <text:p text:style-name="P17"><text:s text:c="24"/>s = BeautifulSoup(r.text,"html.parser")</text:p>
      <text:p text:style-name="P17"><text:s text:c="24"/>y=[]</text:p>
      <text:p text:style-name="P17"><text:s text:c="24"/>try:</text:p>
      <text:p text:style-name="P17"><text:s text:c="28"/>i_=s.find(class_='infobox')</text:p>
      <text:p text:style-name="P17"><text:s text:c="28"/>try:</text:p>
      <text:p text:style-name="P17"><text:soft-page-break/><text:s text:c="32"/>for __l__ in i_.findAll('tr'):</text:p>
      <text:p text:style-name="P17"><text:s text:c="36"/>y.append(__l__.text)</text:p>
      <text:p text:style-name="P17"><text:s text:c="36"/>try:</text:p>
      <text:p text:style-name="P17"><text:s text:c="40"/>g=''</text:p>
      <text:p text:style-name="P17"><text:s text:c="40"/>g_=[]</text:p>
      <text:p text:style-name="P17"><text:s text:c="40"/>for h in (__l__.text):</text:p>
      <text:p text:style-name="P17"><text:s text:c="44"/>if h.isupper() or h.isdigit():</text:p>
      <text:p text:style-name="P17"><text:s text:c="48"/>if h.isdigit():</text:p>
      <text:p text:style-name="P17"><text:s text:c="52"/>g_.append(((__l__.text).index(h)))</text:p>
      <text:p text:style-name="P17"><text:s text:c="52"/>if ((__l__.text).index(h))==g_[0]:</text:p>
      <text:p text:style-name="P17"><text:s text:c="56"/>g=g+' '+h</text:p>
      <text:p text:style-name="P17"><text:s text:c="52"/>else:</text:p>
      <text:p text:style-name="P17"><text:s text:c="55"/>g=g+h </text:p>
      <text:p text:style-name="P17"><text:s text:c="48"/>elif h.isupper():</text:p>
      <text:p text:style-name="P17"><text:s text:c="52"/>g=g+' '+h</text:p>
      <text:p text:style-name="P17"><text:s text:c="48"/>else:</text:p>
      <text:p text:style-name="P17"><text:s text:c="52"/>g=g+h</text:p>
      <text:p text:style-name="P17"><text:s text:c="44"/>else:</text:p>
      <text:p text:style-name="P17"><text:s text:c="48"/>g=g+h</text:p>
      <text:p text:style-name="P17"><text:s text:c="40"/>print("⋱",g)</text:p>
      <text:p text:style-name="P17"><text:s text:c="36"/>except:</text:p>
      <text:p text:style-name="P17"><text:soft-page-break/><text:s text:c="40"/>print("₪",__l__.text)</text:p>
      <text:p text:style-name="P17"><text:s text:c="28"/>except:</text:p>
      <text:p text:style-name="P17"><text:s text:c="32"/>try:</text:p>
      <text:p text:style-name="P17"><text:s text:c="36"/>for __l__ in i_.find():</text:p>
      <text:p text:style-name="P17"><text:s text:c="40"/>print("₪",__l__.text)</text:p>
      <text:p text:style-name="P17"><text:s text:c="40"/>y.append(__l__.text)</text:p>
      <text:p text:style-name="P17"><text:s text:c="32"/>except:</text:p>
      <text:p text:style-name="P17"><text:s text:c="36"/>for __l__ in i_.findAll('td'):</text:p>
      <text:p text:style-name="P17"><text:s text:c="40"/>print("₪",__l__.text)</text:p>
      <text:p text:style-name="P17"><text:s text:c="40"/>y.append(__l__.text)</text:p>
      <text:p text:style-name="P17"><text:s text:c="24"/>except:</text:p>
      <text:p text:style-name="P17"><text:s text:c="28"/>try:</text:p>
      <text:p text:style-name="P17"><text:s text:c="32"/>i_=s.find(class_='infobox vcard')</text:p>
      <text:p text:style-name="P17"><text:s text:c="32"/>try:</text:p>
      <text:p text:style-name="P17"><text:s text:c="36"/>for __l__ in i_.findAll('tr'):</text:p>
      <text:p text:style-name="P17"><text:s text:c="40"/>y.append(__l__.text)</text:p>
      <text:p text:style-name="P17"><text:s text:c="40"/>try:</text:p>
      <text:p text:style-name="P17"><text:s text:c="44"/>g=''</text:p>
      <text:p text:style-name="P17"><text:s text:c="44"/>g_=[]</text:p>
      <text:p text:style-name="P17"><text:s text:c="44"/>for h in (__l__.text):</text:p>
      <text:p text:style-name="P17"><text:s text:c="48"/>if h.isupper() or h.isdigit():</text:p>
      <text:p text:style-name="P17"><text:soft-page-break/><text:s text:c="52"/>if h.isdigit():</text:p>
      <text:p text:style-name="P17"><text:s text:c="56"/>g_.append(((__l__.text).index(h)))</text:p>
      <text:p text:style-name="P17"><text:s text:c="56"/>if ((__l__.text).index(h))==g_[0]:</text:p>
      <text:p text:style-name="P17"><text:s text:c="60"/>g=g+' '+h</text:p>
      <text:p text:style-name="P17"><text:s text:c="56"/>else:</text:p>
      <text:p text:style-name="P17"><text:s text:c="59"/>g=g+h </text:p>
      <text:p text:style-name="P17"><text:s text:c="52"/>elif h.isupper():</text:p>
      <text:p text:style-name="P17"><text:s text:c="56"/>g=g+' '+h</text:p>
      <text:p text:style-name="P17"><text:s text:c="52"/>else:</text:p>
      <text:p text:style-name="P17"><text:s text:c="56"/>g=g+h</text:p>
      <text:p text:style-name="P17"><text:s text:c="48"/>else:</text:p>
      <text:p text:style-name="P17"><text:s text:c="52"/>g=g+h</text:p>
      <text:p text:style-name="P17"><text:s text:c="44"/>print("⋱",g)</text:p>
      <text:p text:style-name="P17"><text:s text:c="40"/>except:</text:p>
      <text:p text:style-name="P17"><text:s text:c="44"/>print("₪",__l__.text)</text:p>
      <text:p text:style-name="P17"><text:s text:c="32"/>except:</text:p>
      <text:p text:style-name="P17"><text:s text:c="36"/>try:</text:p>
      <text:p text:style-name="P17"><text:s text:c="40"/>for __l__ in i_.find():</text:p>
      <text:p text:style-name="P17"><text:s text:c="44"/>print("₪",__l__.text)</text:p>
      <text:p text:style-name="P17"><text:s text:c="44"/>y.append(__l__.text)</text:p>
      <text:p text:style-name="P17"><text:s text:c="36"/>except:</text:p>
      <text:p text:style-name="P17"><text:soft-page-break/><text:s text:c="40"/>for __l__ in i_.findAll('td'):</text:p>
      <text:p text:style-name="P17"><text:s text:c="44"/>print("₪",__l__.text)</text:p>
      <text:p text:style-name="P17"><text:s text:c="44"/>y.append(__l__.text)</text:p>
      <text:p text:style-name="P17"><text:s text:c="28"/>except:</text:p>
      <text:p text:style-name="P17"><text:s text:c="32"/>try:</text:p>
      <text:p text:style-name="P17"><text:s text:c="36"/>i_=s.find(class_='infobox vevent')</text:p>
      <text:p text:style-name="P17"><text:s text:c="36"/>try:</text:p>
      <text:p text:style-name="P17"><text:s text:c="40"/>for __l__ in i_.findAll('tr'):</text:p>
      <text:p text:style-name="P17"><text:s text:c="44"/>y.append(__l__.text)</text:p>
      <text:p text:style-name="P17"><text:s text:c="44"/>try:</text:p>
      <text:p text:style-name="P17"><text:s text:c="48"/>g=''</text:p>
      <text:p text:style-name="P17"><text:s text:c="48"/>g_=[]</text:p>
      <text:p text:style-name="P17"><text:s text:c="48"/>for h in (__l__.text):</text:p>
      <text:p text:style-name="P17"><text:s text:c="52"/>if h.isupper() or h.isdigit():</text:p>
      <text:p text:style-name="P17"><text:s text:c="56"/>if h.isdigit():</text:p>
      <text:p text:style-name="P17"><text:s text:c="60"/>g_.append(((__l__.text).index(h)))</text:p>
      <text:p text:style-name="P17"><text:s text:c="60"/>if ((__l__.text).index(h))==g_[0]:</text:p>
      <text:p text:style-name="P17"><text:s text:c="64"/>g=g+' '+h</text:p>
      <text:p text:style-name="P17"><text:s text:c="60"/>else:</text:p>
      <text:p text:style-name="P17"><text:s text:c="63"/>g=g+h </text:p>
      <text:p text:style-name="P17"><text:s text:c="56"/>elif h.isupper():</text:p>
      <text:p text:style-name="P17"><text:soft-page-break/><text:s text:c="60"/>g=g+' '+h</text:p>
      <text:p text:style-name="P17"><text:s text:c="56"/>else:</text:p>
      <text:p text:style-name="P17"><text:s text:c="60"/>g=g+h</text:p>
      <text:p text:style-name="P17"><text:s text:c="52"/>else:</text:p>
      <text:p text:style-name="P17"><text:s text:c="56"/>g=g+h</text:p>
      <text:p text:style-name="P17"><text:s text:c="48"/>print("⋱",g)</text:p>
      <text:p text:style-name="P17"><text:s text:c="44"/>except:</text:p>
      <text:p text:style-name="P17"><text:s text:c="48"/>print("₪",__l__.text)</text:p>
      <text:p text:style-name="P17"><text:s text:c="36"/>except:</text:p>
      <text:p text:style-name="P17"><text:s text:c="40"/>try:</text:p>
      <text:p text:style-name="P17"><text:s text:c="44"/>for __l__ in i_.find():</text:p>
      <text:p text:style-name="P17"><text:s text:c="48"/>print("₪",__l__.text)</text:p>
      <text:p text:style-name="P17"><text:s text:c="48"/>y.append(__l__.text)</text:p>
      <text:p text:style-name="P17"><text:s text:c="40"/>except:</text:p>
      <text:p text:style-name="P17"><text:s text:c="44"/>for __l__ in i_.findAll('td'):</text:p>
      <text:p text:style-name="P17"><text:s text:c="48"/>print("₪",__l__.text)</text:p>
      <text:p text:style-name="P17"><text:s text:c="48"/>y.append(__l__.text)</text:p>
      <text:p text:style-name="P17"><text:s text:c="32"/>except:</text:p>
      <text:p text:style-name="P17"><text:s text:c="36"/>try:</text:p>
      <text:p text:style-name="P17"><text:s text:c="40"/>i_=s.find(class_='infobox geography vcard')</text:p>
      <text:p text:style-name="P17"><text:s text:c="40"/>try:</text:p>
      <text:p text:style-name="P17"><text:soft-page-break/><text:s text:c="44"/>for __l__ in i_.findAll('tr'):</text:p>
      <text:p text:style-name="P17"><text:s text:c="48"/>y.append(__l__.text)</text:p>
      <text:p text:style-name="P17"><text:s text:c="48"/>try:</text:p>
      <text:p text:style-name="P17"><text:s text:c="52"/>g=''</text:p>
      <text:p text:style-name="P17"><text:s text:c="52"/>g_=[]</text:p>
      <text:p text:style-name="P17"><text:s text:c="52"/>for h in (__l__.text):</text:p>
      <text:p text:style-name="P17"><text:s text:c="56"/>if h.isupper() or h.isdigit():</text:p>
      <text:p text:style-name="P17"><text:s text:c="60"/>if h.isdigit():</text:p>
      <text:p text:style-name="P17"><text:s text:c="64"/>g_.append(((__l__.text).index(h)))</text:p>
      <text:p text:style-name="P17"><text:s text:c="64"/>if ((__l__.text).index(h))==g_[0]:</text:p>
      <text:p text:style-name="P17"><text:s text:c="68"/>g=g+' '+h</text:p>
      <text:p text:style-name="P17"><text:s text:c="64"/>else:</text:p>
      <text:p text:style-name="P17"><text:s text:c="67"/>g=g+h </text:p>
      <text:p text:style-name="P17"><text:s text:c="60"/>elif h.isupper():</text:p>
      <text:p text:style-name="P17"><text:s text:c="64"/>g=g+' '+h</text:p>
      <text:p text:style-name="P17"><text:s text:c="60"/>else:</text:p>
      <text:p text:style-name="P17"><text:s text:c="64"/>g=g+h</text:p>
      <text:p text:style-name="P17"><text:s text:c="56"/>else:</text:p>
      <text:p text:style-name="P17"><text:s text:c="60"/>g=g+h</text:p>
      <text:p text:style-name="P17"><text:s text:c="52"/>print("⋱",g)</text:p>
      <text:p text:style-name="P17"><text:soft-page-break/><text:s text:c="48"/>except:</text:p>
      <text:p text:style-name="P17"><text:s text:c="52"/>print("₪",__l__.text)</text:p>
      <text:p text:style-name="P17"><text:s text:c="40"/>except:</text:p>
      <text:p text:style-name="P17"><text:s text:c="44"/>try:</text:p>
      <text:p text:style-name="P17"><text:s text:c="48"/>for __l__ in i_.find():</text:p>
      <text:p text:style-name="P17"><text:s text:c="52"/>print("₪",__l__.text)</text:p>
      <text:p text:style-name="P17"><text:s text:c="52"/>y.append(__l__.text)</text:p>
      <text:p text:style-name="P17"><text:s text:c="44"/>except:</text:p>
      <text:p text:style-name="P17"><text:s text:c="48"/>for __l__ in i_.findAll('td'):</text:p>
      <text:p text:style-name="P17"><text:s text:c="52"/>print("₪",__l__.text)</text:p>
      <text:p text:style-name="P17"><text:s text:c="52"/>y.append(__l__.text)</text:p>
      <text:p text:style-name="P17"><text:s text:c="36"/>except:</text:p>
      <text:p text:style-name="P17"><text:s text:c="40"/>try:</text:p>
      <text:p text:style-name="P17"><text:s text:c="44"/>i_=s.find(class_='infobox biography vcard')</text:p>
      <text:p text:style-name="P17"><text:s text:c="44"/>try:</text:p>
      <text:p text:style-name="P17"><text:s text:c="48"/>for __l__ in i_.findAll('tr'):</text:p>
      <text:p text:style-name="P17"><text:s text:c="52"/>y.append(__l__.text)</text:p>
      <text:p text:style-name="P17"><text:s text:c="52"/>try:</text:p>
      <text:p text:style-name="P17"><text:s text:c="56"/>g=''</text:p>
      <text:p text:style-name="P17"><text:s text:c="56"/>g_=[]</text:p>
      <text:p text:style-name="P17"><text:soft-page-break/><text:s text:c="56"/>for h in (__l__.text):</text:p>
      <text:p text:style-name="P17"><text:s text:c="60"/>if h.isupper() or h.isdigit():</text:p>
      <text:p text:style-name="P17"><text:s text:c="64"/>if h.isdigit():</text:p>
      <text:p text:style-name="P17"><text:s text:c="68"/>g_.append(((__l__.text).index(h)))</text:p>
      <text:p text:style-name="P17"><text:s text:c="68"/>if ((__l__.text).index(h))==g_[0]:</text:p>
      <text:p text:style-name="P17"><text:s text:c="72"/>g=g+' '+h</text:p>
      <text:p text:style-name="P17"><text:s text:c="68"/>else:</text:p>
      <text:p text:style-name="P17"><text:s text:c="71"/>g=g+h </text:p>
      <text:p text:style-name="P17"><text:s text:c="64"/>elif h.isupper():</text:p>
      <text:p text:style-name="P17"><text:s text:c="68"/>g=g+' '+h</text:p>
      <text:p text:style-name="P17"><text:s text:c="64"/>else:</text:p>
      <text:p text:style-name="P17"><text:s text:c="68"/>g=g+h</text:p>
      <text:p text:style-name="P17"><text:s text:c="60"/>else:</text:p>
      <text:p text:style-name="P17"><text:s text:c="64"/>g=g+h</text:p>
      <text:p text:style-name="P17"><text:s text:c="56"/>print("⋱",g)</text:p>
      <text:p text:style-name="P17"><text:s text:c="52"/>except:</text:p>
      <text:p text:style-name="P17"><text:s text:c="56"/>print("₪",__l__.text)</text:p>
      <text:p text:style-name="P17"><text:s text:c="44"/>except:</text:p>
      <text:p text:style-name="P17"><text:s text:c="48"/>try:</text:p>
      <text:p text:style-name="P17"><text:soft-page-break/><text:s text:c="52"/>for __l__ in i_.find():</text:p>
      <text:p text:style-name="P17"><text:s text:c="56"/>print("₪",__l__.text)</text:p>
      <text:p text:style-name="P17"><text:s text:c="56"/>y.append(__l__.text)</text:p>
      <text:p text:style-name="P17"><text:s text:c="48"/>except:</text:p>
      <text:p text:style-name="P17"><text:s text:c="52"/>for __l__ in i_.findAll('td'):</text:p>
      <text:p text:style-name="P17"><text:s text:c="56"/>print("₪",__l__.text)</text:p>
      <text:p text:style-name="P17"><text:s text:c="56"/>y.append(__l__.text)</text:p>
      <text:p text:style-name="P17"><text:s text:c="40"/>except:</text:p>
      <text:p text:style-name="P17"><text:s text:c="44"/>try:</text:p>
      <text:p text:style-name="P17"><text:s text:c="48"/>i_=s.find(class_='infobox biota')</text:p>
      <text:p text:style-name="P17"><text:s text:c="48"/>try:</text:p>
      <text:p text:style-name="P17"><text:s text:c="52"/>for __l__ in i_.findAll('tr'):</text:p>
      <text:p text:style-name="P17"><text:s text:c="56"/>y.append(__l__.text)</text:p>
      <text:p text:style-name="P17"><text:s text:c="56"/>try:</text:p>
      <text:p text:style-name="P17"><text:s text:c="60"/>g=''</text:p>
      <text:p text:style-name="P17"><text:s text:c="60"/>g_=[]</text:p>
      <text:p text:style-name="P17"><text:s text:c="60"/>for h in (__l__.text):</text:p>
      <text:p text:style-name="P17"><text:s text:c="64"/>if h.isupper() or h.isdigit():</text:p>
      <text:p text:style-name="P17"><text:s text:c="68"/>if h.isdigit():</text:p>
      <text:p text:style-name="P17"><text:s text:c="72"/>g_.append(((__l__.text).index(h)))</text:p>
      <text:p text:style-name="P17"><text:soft-page-break/><text:s text:c="72"/>if ((__l__.text).index(h))==g_[0]:</text:p>
      <text:p text:style-name="P17"><text:s text:c="76"/>g=g+' '+h</text:p>
      <text:p text:style-name="P17"><text:s text:c="72"/>else:</text:p>
      <text:p text:style-name="P17"><text:s text:c="75"/>g=g+h </text:p>
      <text:p text:style-name="P17"><text:s text:c="68"/>elif h.isupper():</text:p>
      <text:p text:style-name="P17"><text:s text:c="72"/>g=g+' '+h</text:p>
      <text:p text:style-name="P17"><text:s text:c="68"/>else:</text:p>
      <text:p text:style-name="P17"><text:s text:c="72"/>g=g+h</text:p>
      <text:p text:style-name="P17"><text:s text:c="64"/>else:</text:p>
      <text:p text:style-name="P17"><text:s text:c="68"/>g=g+h</text:p>
      <text:p text:style-name="P17"><text:s text:c="60"/>print("⋱",g)</text:p>
      <text:p text:style-name="P17"><text:s text:c="56"/>except:</text:p>
      <text:p text:style-name="P17"><text:s text:c="60"/>print("₪",__l__.text)</text:p>
      <text:p text:style-name="P17"><text:s text:c="48"/>except:</text:p>
      <text:p text:style-name="P17"><text:s text:c="52"/>try:</text:p>
      <text:p text:style-name="P17"><text:s text:c="56"/>for __l__ in i_.find():</text:p>
      <text:p text:style-name="P17"><text:s text:c="60"/>print("₪",__l__.text)</text:p>
      <text:p text:style-name="P17"><text:s text:c="60"/>y.append(__l__.text)</text:p>
      <text:p text:style-name="P17"><text:s text:c="52"/>except:</text:p>
      <text:p text:style-name="P17"><text:s text:c="56"/>for __l__ in i_.findAll('td'):</text:p>
      <text:p text:style-name="P17"><text:soft-page-break/><text:s text:c="60"/>print("₪",__l__.text)</text:p>
      <text:p text:style-name="P17"><text:s text:c="60"/>y.append(__l__.text)</text:p>
      <text:p text:style-name="P17"><text:s text:c="44"/>except:</text:p>
      <text:p text:style-name="P17"><text:s text:c="48"/>try:</text:p>
      <text:p text:style-name="P17"><text:s text:c="52"/>i_=s.find(class_='infobox hproduct')</text:p>
      <text:p text:style-name="P17"><text:s text:c="52"/>try:</text:p>
      <text:p text:style-name="P17"><text:s text:c="56"/>for __l__ in i_.findAll('tr'):</text:p>
      <text:p text:style-name="P17"><text:s text:c="60"/>y.append(__l__.text)</text:p>
      <text:p text:style-name="P17"><text:s text:c="60"/>try:</text:p>
      <text:p text:style-name="P17"><text:s text:c="64"/>g=''</text:p>
      <text:p text:style-name="P17"><text:s text:c="64"/>g_=[]</text:p>
      <text:p text:style-name="P17"><text:s text:c="64"/>for h in (__l__.text):</text:p>
      <text:p text:style-name="P17"><text:s text:c="68"/>if h.isupper() or h.isdigit():</text:p>
      <text:p text:style-name="P17"><text:s text:c="72"/>if h.isdigit():</text:p>
      <text:p text:style-name="P17"><text:s text:c="76"/>g_.append(((__l__.text).index(h)))</text:p>
      <text:p text:style-name="P17"><text:s text:c="76"/>if ((__l__.text).index(h))==g_[0]:</text:p>
      <text:p text:style-name="P17"><text:s text:c="80"/>g=g+' '+h</text:p>
      <text:p text:style-name="P17"><text:s text:c="76"/>else:</text:p>
      <text:p text:style-name="P17"><text:s text:c="79"/>g=g+h </text:p>
      <text:p text:style-name="P17"><text:soft-page-break/><text:s text:c="72"/>elif h.isupper():</text:p>
      <text:p text:style-name="P17"><text:s text:c="76"/>g=g+' '+h</text:p>
      <text:p text:style-name="P17"><text:s text:c="72"/>else:</text:p>
      <text:p text:style-name="P17"><text:s text:c="76"/>g=g+h</text:p>
      <text:p text:style-name="P17"><text:s text:c="68"/>else:</text:p>
      <text:p text:style-name="P17"><text:s text:c="72"/>g=g+h</text:p>
      <text:p text:style-name="P17"><text:s text:c="64"/>print("⋱",g)</text:p>
      <text:p text:style-name="P17"><text:s text:c="60"/>except:</text:p>
      <text:p text:style-name="P17"><text:s text:c="64"/>print("₪",__l__.text)</text:p>
      <text:p text:style-name="P17"><text:s text:c="52"/>except:</text:p>
      <text:p text:style-name="P17"><text:s text:c="56"/>try:</text:p>
      <text:p text:style-name="P17"><text:s text:c="60"/>for __l__ in i_.find():</text:p>
      <text:p text:style-name="P17"><text:s text:c="64"/>print("₪",__l__.text)</text:p>
      <text:p text:style-name="P17"><text:s text:c="64"/>y.append(__l__.text)</text:p>
      <text:p text:style-name="P17"><text:s text:c="56"/>except:</text:p>
      <text:p text:style-name="P17"><text:s text:c="60"/>for __l__ in i_.findAll('td'):</text:p>
      <text:p text:style-name="P17"><text:s text:c="64"/>print("₪",__l__.text)</text:p>
      <text:p text:style-name="P17"><text:s text:c="64"/>y.append(__l__.text)</text:p>
      <text:p text:style-name="P17"><text:s text:c="48"/>except:</text:p>
      <text:p text:style-name="P17"><text:s text:c="52"/>try:</text:p>
      <text:p text:style-name="P17"><text:s text:c="56"/>i_=s.find(class_='infobox bordered')</text:p>
      <text:p text:style-name="P17"><text:soft-page-break/><text:s text:c="56"/>try:</text:p>
      <text:p text:style-name="P17"><text:s text:c="60"/>for __l__ in i_.findAll('tr'):</text:p>
      <text:p text:style-name="P17"><text:s text:c="64"/>y.append(__l__.text)</text:p>
      <text:p text:style-name="P17"><text:s text:c="64"/>try:</text:p>
      <text:p text:style-name="P17"><text:s text:c="68"/>g=''</text:p>
      <text:p text:style-name="P17"><text:s text:c="68"/>g_=[]</text:p>
      <text:p text:style-name="P17"><text:s text:c="68"/>for h in (__l__.text):</text:p>
      <text:p text:style-name="P17"><text:s text:c="72"/>if h.isupper() or h.isdigit():</text:p>
      <text:p text:style-name="P17"><text:s text:c="76"/>if h.isdigit():</text:p>
      <text:p text:style-name="P17"><text:s text:c="80"/>g_.append(((__l__.text).index(h)))</text:p>
      <text:p text:style-name="P17"><text:s text:c="80"/>if ((__l__.text).index(h))==g_[0]:</text:p>
      <text:p text:style-name="P17"><text:s text:c="84"/>g=g+' '+h</text:p>
      <text:p text:style-name="P17"><text:s text:c="80"/>else:</text:p>
      <text:p text:style-name="P17"><text:s text:c="83"/>g=g+h </text:p>
      <text:p text:style-name="P17"><text:s text:c="76"/>elif h.isupper():</text:p>
      <text:p text:style-name="P17"><text:s text:c="80"/>g=g+' '+h</text:p>
      <text:p text:style-name="P17"><text:s text:c="76"/>else:</text:p>
      <text:p text:style-name="P17"><text:s text:c="80"/>g=g+h</text:p>
      <text:p text:style-name="P17"><text:s text:c="72"/>else:</text:p>
      <text:p text:style-name="P17"><text:soft-page-break/><text:s text:c="76"/>g=g+h</text:p>
      <text:p text:style-name="P17"><text:s text:c="68"/>print("⋱",g)</text:p>
      <text:p text:style-name="P17"><text:s text:c="64"/>except:</text:p>
      <text:p text:style-name="P17"><text:s text:c="68"/>print("₪",__l__.text)</text:p>
      <text:p text:style-name="P17"><text:s text:c="56"/>except:</text:p>
      <text:p text:style-name="P17"><text:s text:c="60"/>try:</text:p>
      <text:p text:style-name="P17"><text:s text:c="64"/>for __l__ in i_.find():</text:p>
      <text:p text:style-name="P17"><text:s text:c="68"/>print("₪",__l__.text)</text:p>
      <text:p text:style-name="P17"><text:s text:c="68"/>y.append(__l__.text)</text:p>
      <text:p text:style-name="P17"><text:s text:c="60"/>except:</text:p>
      <text:p text:style-name="P17"><text:s text:c="64"/>for __l__ in i_.findAll('td'):</text:p>
      <text:p text:style-name="P17"><text:s text:c="68"/>print("₪",__l__.text)</text:p>
      <text:p text:style-name="P17"><text:s text:c="68"/>y.append(__l__.text)</text:p>
      <text:p text:style-name="P17"><text:s text:c="52"/>except:</text:p>
      <text:p text:style-name="P17"><text:s text:c="56"/>try:</text:p>
      <text:p text:style-name="P17"><text:s text:c="60"/>i_=s.find(class_='infobox vcard plainlist')</text:p>
      <text:p text:style-name="P17"><text:s text:c="60"/>try:</text:p>
      <text:p text:style-name="P17"><text:s text:c="64"/>for __l__ in i_.findAll('tr'):</text:p>
      <text:p text:style-name="P17"><text:s text:c="68"/>y.append(__l__.text)</text:p>
      <text:p text:style-name="P17"><text:s text:c="68"/>try:</text:p>
      <text:p text:style-name="P17"><text:soft-page-break/><text:s text:c="72"/>g=''</text:p>
      <text:p text:style-name="P17"><text:s text:c="72"/>g_=[]</text:p>
      <text:p text:style-name="P17"><text:s text:c="72"/>for h in (__l__.text):</text:p>
      <text:p text:style-name="P17"><text:s text:c="76"/>if h.isupper() or h.isdigit():</text:p>
      <text:p text:style-name="P17"><text:s text:c="80"/>if h.isdigit():</text:p>
      <text:p text:style-name="P17"><text:s text:c="84"/>g_.append(((__l__.text).index(h)))</text:p>
      <text:p text:style-name="P17"><text:s text:c="84"/>if ((__l__.text).index(h))==g_[0]:</text:p>
      <text:p text:style-name="P17"><text:s text:c="88"/>g=g+' '+h</text:p>
      <text:p text:style-name="P17"><text:s text:c="84"/>else:</text:p>
      <text:p text:style-name="P17"><text:s text:c="87"/>g=g+h </text:p>
      <text:p text:style-name="P17"><text:s text:c="80"/>elif h.isupper():</text:p>
      <text:p text:style-name="P17"><text:s text:c="84"/>g=g+' '+h</text:p>
      <text:p text:style-name="P17"><text:s text:c="80"/>else:</text:p>
      <text:p text:style-name="P17"><text:s text:c="84"/>g=g+h</text:p>
      <text:p text:style-name="P17"><text:s text:c="76"/>else:</text:p>
      <text:p text:style-name="P17"><text:s text:c="80"/>g=g+h</text:p>
      <text:p text:style-name="P17"><text:s text:c="72"/>print("⋱",g)</text:p>
      <text:p text:style-name="P17"><text:s text:c="68"/>except:</text:p>
      <text:p text:style-name="P17"><text:soft-page-break/><text:s text:c="72"/>print("₪",__l__.text)</text:p>
      <text:p text:style-name="P17"><text:s text:c="60"/>except:</text:p>
      <text:p text:style-name="P17"><text:s text:c="64"/>try:</text:p>
      <text:p text:style-name="P17"><text:s text:c="68"/>for __l__ in i_.find():</text:p>
      <text:p text:style-name="P17"><text:s text:c="72"/>print("₪",__l__.text)</text:p>
      <text:p text:style-name="P17"><text:s text:c="72"/>y.append(__l__.text)</text:p>
      <text:p text:style-name="P17"><text:s text:c="64"/>except:</text:p>
      <text:p text:style-name="P17"><text:s text:c="68"/>for __l__ in i_.findAll('td'):</text:p>
      <text:p text:style-name="P17"><text:s text:c="72"/>print("₪",__l__.text)</text:p>
      <text:p text:style-name="P17"><text:s text:c="72"/>y.append(__l__.text)</text:p>
      <text:p text:style-name="P17"><text:s text:c="56"/>except:</text:p>
      <text:p text:style-name="P17"><text:s text:c="60"/>try:</text:p>
      <text:p text:style-name="P17"><text:s text:c="64"/>i_=s.find(class_='vertical-navbox nowraplinks')</text:p>
      <text:p text:style-name="P17"><text:s text:c="64"/>for __l__ in i_.find():</text:p>
      <text:p text:style-name="P17"><text:s text:c="68"/>print("↴",__l__.text)</text:p>
      <text:p text:style-name="P17"><text:s text:c="68"/>y.append(__l__.text)</text:p>
      <text:p text:style-name="P17"><text:s text:c="60"/>except:</text:p>
      <text:p text:style-name="P17"><text:s text:c="64"/>try:</text:p>
      <text:p text:style-name="P17"><text:s text:c="68"/>i_=s.find(class_='vertical-navbox vcard')</text:p>
      <text:p text:style-name="P17"><text:soft-page-break/><text:s text:c="68"/>for __l__ in i_.find():</text:p>
      <text:p text:style-name="P17"><text:s text:c="72"/>print("↴",__l__.text)</text:p>
      <text:p text:style-name="P17"><text:s text:c="72"/>y.append(__l__.text)</text:p>
      <text:p text:style-name="P17"><text:s text:c="64"/>except:</text:p>
      <text:p text:style-name="P17"><text:s text:c="68"/>try:</text:p>
      <text:p text:style-name="P17"><text:s text:c="72"/>i_=s.find(class_='infobox vevent haudio')</text:p>
      <text:p text:style-name="P17"><text:s text:c="72"/>try:</text:p>
      <text:p text:style-name="P17"><text:s text:c="76"/>for __l__ in i_.findAll('tr'):</text:p>
      <text:p text:style-name="P17"><text:s text:c="80"/>y.append(__l__.text)</text:p>
      <text:p text:style-name="P17"><text:s text:c="80"/>try:</text:p>
      <text:p text:style-name="P17"><text:s text:c="84"/>g=''</text:p>
      <text:p text:style-name="P17"><text:s text:c="84"/>g_=[]</text:p>
      <text:p text:style-name="P17"><text:s text:c="84"/>for h in (__l__.text):</text:p>
      <text:p text:style-name="P17"><text:s text:c="88"/>if h.isupper() or h.isdigit():</text:p>
      <text:p text:style-name="P17"><text:s text:c="92"/>if h.isdigit():</text:p>
      <text:p text:style-name="P17"><text:s text:c="96"/>g_.append(((__l__.text).index(h)))</text:p>
      <text:p text:style-name="P17"><text:s text:c="96"/>if ((__l__.text).index(h))==g_[0]:</text:p>
      <text:p text:style-name="P17"><text:soft-page-break/><text:s text:c="100"/>g=g+' '+h</text:p>
      <text:p text:style-name="P17"><text:s text:c="96"/>else:</text:p>
      <text:p text:style-name="P17"><text:s text:c="99"/>g=g+h </text:p>
      <text:p text:style-name="P17"><text:s text:c="92"/>elif h.isupper():</text:p>
      <text:p text:style-name="P17"><text:s text:c="96"/>g=g+' '+h</text:p>
      <text:p text:style-name="P17"><text:s text:c="92"/>else:</text:p>
      <text:p text:style-name="P17"><text:s text:c="96"/>g=g+h</text:p>
      <text:p text:style-name="P17"><text:s text:c="88"/>else:</text:p>
      <text:p text:style-name="P17"><text:s text:c="92"/>g=g+h</text:p>
      <text:p text:style-name="P17"><text:s text:c="84"/>print("⋱",g)</text:p>
      <text:p text:style-name="P17"><text:s text:c="80"/>except:</text:p>
      <text:p text:style-name="P17"><text:s text:c="84"/>print("₪",__l__.text)</text:p>
      <text:p text:style-name="P17"><text:s text:c="72"/>except:</text:p>
      <text:p text:style-name="P17"><text:s text:c="76"/>try:</text:p>
      <text:p text:style-name="P17"><text:s text:c="80"/>for __l__ in i_.find():</text:p>
      <text:p text:style-name="P17"><text:s text:c="84"/>print("₪",__l__.text)</text:p>
      <text:p text:style-name="P17"><text:s text:c="84"/>y.append(__l__.text)</text:p>
      <text:p text:style-name="P17"><text:s text:c="76"/>except:</text:p>
      <text:p text:style-name="P17"><text:s text:c="80"/>for __l__ in i_.findAll('td'):</text:p>
      <text:p text:style-name="P17"><text:s text:c="84"/>print("₪",__l__.text)</text:p>
      <text:p text:style-name="P17"><text:soft-page-break/><text:s text:c="84"/>y.append(__l__.text)</text:p>
      <text:p text:style-name="P17"><text:s text:c="68"/>except:</text:p>
      <text:p text:style-name="P17"><text:s text:c="72"/>try:</text:p>
      <text:p text:style-name="P17"><text:s text:c="76"/>i_=s.find(class_='vertical-navbox nowraplinks hlist')</text:p>
      <text:p text:style-name="P17"><text:s text:c="76"/>try:</text:p>
      <text:p text:style-name="P17"><text:s text:c="80"/>for __l__ in i_.findAll('tr'):</text:p>
      <text:p text:style-name="P17"><text:s text:c="84"/>y.append(__l__.text)</text:p>
      <text:p text:style-name="P17"><text:s text:c="84"/>try:</text:p>
      <text:p text:style-name="P17"><text:s text:c="88"/>g=''</text:p>
      <text:p text:style-name="P17"><text:s text:c="88"/>g_=[]</text:p>
      <text:p text:style-name="P17"><text:s text:c="88"/>for h in (__l__.text):</text:p>
      <text:p text:style-name="P17"><text:s text:c="92"/>if h.isupper() or h.isdigit():</text:p>
      <text:p text:style-name="P17"><text:s text:c="96"/>if h.isdigit():</text:p>
      <text:p text:style-name="P17"><text:s text:c="100"/>g_.append(((__l__.text).index(h)))</text:p>
      <text:p text:style-name="P17"><text:s text:c="100"/>if ((__l__.text).index(h))==g_[0]:</text:p>
      <text:p text:style-name="P17"><text:s text:c="104"/>g=g+' '+h</text:p>
      <text:p text:style-name="P17"><text:soft-page-break/><text:s text:c="100"/>else:</text:p>
      <text:p text:style-name="P17"><text:s text:c="103"/>g=g+h </text:p>
      <text:p text:style-name="P17"><text:s text:c="96"/>elif h.isupper():</text:p>
      <text:p text:style-name="P17"><text:s text:c="100"/>g=g+' '+h</text:p>
      <text:p text:style-name="P17"><text:s text:c="96"/>else:</text:p>
      <text:p text:style-name="P17"><text:s text:c="100"/>g=g+h</text:p>
      <text:p text:style-name="P17"><text:s text:c="92"/>else:</text:p>
      <text:p text:style-name="P17"><text:s text:c="96"/>g=g+h</text:p>
      <text:p text:style-name="P17"><text:s text:c="88"/>print("⋱",g)</text:p>
      <text:p text:style-name="P17"><text:s text:c="84"/>except:</text:p>
      <text:p text:style-name="P17"><text:s text:c="88"/>print("₪",__l__.text)</text:p>
      <text:p text:style-name="P17"><text:s text:c="76"/>except:</text:p>
      <text:p text:style-name="P17"><text:s text:c="80"/>try:</text:p>
      <text:p text:style-name="P17"><text:s text:c="84"/>for __l__ in i_.find():</text:p>
      <text:p text:style-name="P17"><text:s text:c="88"/>print("₪",__l__.text)</text:p>
      <text:p text:style-name="P17"><text:s text:c="88"/>y.append(__l__.text)</text:p>
      <text:p text:style-name="P17"><text:s text:c="80"/>except:</text:p>
      <text:p text:style-name="P17"><text:s text:c="84"/>for __l__ in i_.findAll('td'):</text:p>
      <text:p text:style-name="P17"><text:soft-page-break/><text:s text:c="88"/>print("₪",__l__.text)</text:p>
      <text:p text:style-name="P17"><text:s text:c="88"/>y.append(__l__.text)</text:p>
      <text:p text:style-name="P17"><text:s text:c="72"/>except:</text:p>
      <text:p text:style-name="P17"><text:s text:c="76"/>r=requests.get("https://en.wikipedia.org/wiki/{}".format(q))</text:p>
      <text:p text:style-name="P17"><text:s text:c="76"/>s = BeautifulSoup(r.text,"html.parser")</text:p>
      <text:p text:style-name="P17"><text:s text:c="76"/>p=s.select('p')[0:3]</text:p>
      <text:p text:style-name="P17"><text:s text:c="76"/>i='\n'.join([o.text for o in p])</text:p>
      <text:p text:style-name="P17"><text:s text:c="76"/>print(i)</text:p>
      <text:p text:style-name="P17"><text:s text:c="76"/>try:</text:p>
      <text:p text:style-name="P17"><text:s text:c="80"/>for x in range(0,3):</text:p>
      <text:p text:style-name="P17"><text:s text:c="84"/>if len(p[x].text)&gt;100:</text:p>
      <text:p text:style-name="P17"><text:s text:c="88"/>f=(p[x].text)</text:p>
      <text:p text:style-name="P17"><text:s text:c="80"/>if v == "YES":</text:p>
      <text:p text:style-name="P17"><text:s text:c="84"/>s=gTTS(text="hmm {}".format(f),lang='en-uk')</text:p>
      <text:p text:style-name="P17"><text:s text:c="84"/>s.save(r"C:\Python Files\Audiofiles\VoiceOver.mp3")</text:p>
      <text:p text:style-name="P17"><text:soft-page-break/><text:s text:c="84"/>playsound(r"C:\Python Files\Audiofiles\VoiceOver.mp3")</text:p>
      <text:p text:style-name="P17"><text:s text:c="84"/>os.remove("C:\Python Files\Audiofiles\VoiceOver.mp3")</text:p>
      <text:p text:style-name="P17"><text:s text:c="76"/>except:</text:p>
      <text:p text:style-name="P17"><text:s text:c="80"/>pass</text:p>
      <text:p text:style-name="P17"><text:s text:c="20"/>if v == "YES":</text:p>
      <text:p text:style-name="P17"><text:s text:c="24"/>s=gTTS(text="hmm Here is the gist about {}".format(q),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20"/>if len(y)&lt;3:</text:p>
      <text:p text:style-name="P17"><text:s text:c="24"/>r=requests.get("https://en.wikipedia.org/wiki/{}".format(q))</text:p>
      <text:p text:style-name="P17"><text:s text:c="24"/>s = BeautifulSoup(r.text,"html.parser")</text:p>
      <text:p text:style-name="P17"><text:s text:c="24"/>p=s.select('p')[0:3]</text:p>
      <text:p text:style-name="P17"><text:s text:c="24"/>i='\n'.join([o.text for o in p])</text:p>
      <text:p text:style-name="P17"><text:soft-page-break/><text:s text:c="24"/>try:</text:p>
      <text:p text:style-name="P17"><text:s text:c="28"/>for x in range(0,3):</text:p>
      <text:p text:style-name="P17"><text:s text:c="32"/>if len(p[x].text)&gt;100:</text:p>
      <text:p text:style-name="P17"><text:s text:c="36"/>f=(p[x].text)</text:p>
      <text:p text:style-name="P17"><text:s text:c="28"/>if v == "YES":</text:p>
      <text:p text:style-name="P17"><text:s text:c="32"/>s=gTTS(text="hmm {}".format(f),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4"/>if len(i)&lt;50:</text:p>
      <text:p text:style-name="P17"><text:s text:c="28"/>webbrowser.open("https://www.google.com/search?q={}".format(w))</text:p>
      <text:p text:style-name="P17"><text:s text:c="28"/>time.sleep(1)</text:p>
      <text:p text:style-name="P17"><text:s text:c="28"/>keyboard.press_and_release('win + Up')</text:p>
      <text:p text:style-name="P17"><text:s text:c="28"/>time.sleep(1)</text:p>
      <text:p text:style-name="P17"><text:soft-page-break/><text:s text:c="28"/>keyboard.press_and_release('win + Up')</text:p>
      <text:p text:style-name="P17"><text:s text:c="28"/>time.sleep(1)</text:p>
      <text:p text:style-name="P17"><text:s text:c="28"/>keyboard.press_and_release('win + Right')</text:p>
      <text:p text:style-name="P17"><text:s text:c="28"/>time.sleep(1)</text:p>
      <text:p text:style-name="P17"><text:s text:c="24"/>else:</text:p>
      <text:p text:style-name="P17"><text:s text:c="28"/>print(i)</text:p>
      <text:p text:style-name="P17"><text:s text:c="16"/>except requests.exceptions.ConnectionError:</text:p>
      <text:p text:style-name="P17"><text:s text:c="20"/>print(" \t⚠Oops...Make Sure That You Are Connected With Internet⚠ ")</text:p>
      <text:p text:style-name="P17"><text:s text:c="20"/>if v == "YES":</text:p>
      <text:p text:style-name="P17"><text:s text:c="24"/>playsound(r"C:\Python Files\Audiofiles\offline.mp3")</text:p>
      <text:p text:style-name="P17"><text:s text:c="12"/>elif ("tell" in q_ or "show" in q_ or "get" in q_ or "give" in q_ or "brief" in q_ or "big note" in q_ or "long note" in q_ or "large note" in q_ or "huge note" in q_) and ("about" in q_ or "on" in q_):</text:p>
      <text:p text:style-name="P17"><text:s text:c="16"/>try:</text:p>
      <text:p text:style-name="P17"><text:s text:c="20"/>try:</text:p>
      <text:p text:style-name="P17"><text:s text:c="24"/>l= q_.split()</text:p>
      <text:p text:style-name="P17"><text:s text:c="24"/>try:</text:p>
      <text:p text:style-name="P17"><text:s text:c="28"/>l.remove("sid")</text:p>
      <text:p text:style-name="P17"><text:s text:c="28"/>w=' '.join(l)</text:p>
      <text:p text:style-name="P17"><text:soft-page-break/><text:s text:c="24"/>except:</text:p>
      <text:p text:style-name="P17"><text:s text:c="28"/>l.remove("glenda")</text:p>
      <text:p text:style-name="P17"><text:s text:c="28"/>w=' '.join(l)</text:p>
      <text:p text:style-name="P17"><text:s text:c="20"/>except:</text:p>
      <text:p text:style-name="P17"><text:s text:c="24"/>w=q_</text:p>
      <text:p text:style-name="P17"><text:s text:c="20"/>try:</text:p>
      <text:p text:style-name="P17"><text:s text:c="24"/>l=w.split()</text:p>
      <text:p text:style-name="P17"><text:s text:c="24"/>try:</text:p>
      <text:p text:style-name="P17"><text:s text:c="28"/>i=l.index("about")+1</text:p>
      <text:p text:style-name="P17"><text:s text:c="28"/>j=l.index("of")</text:p>
      <text:p text:style-name="P17"><text:s text:c="28"/>w__=' '.join(l[i:j])</text:p>
      <text:p text:style-name="P17"><text:s text:c="24"/>except:</text:p>
      <text:p text:style-name="P17"><text:s text:c="28"/>try:</text:p>
      <text:p text:style-name="P17"><text:s text:c="32"/>i=l.index("about")+1</text:p>
      <text:p text:style-name="P17"><text:s text:c="32"/>j=l.index("in")</text:p>
      <text:p text:style-name="P17"><text:s text:c="32"/>w__=' '.join(l[i:j])</text:p>
      <text:p text:style-name="P17"><text:s text:c="28"/>except:</text:p>
      <text:p text:style-name="P17"><text:s text:c="32"/>try:</text:p>
      <text:p text:style-name="P17"><text:s text:c="36"/>i=l.index("on")+1</text:p>
      <text:p text:style-name="P17"><text:s text:c="36"/>j=l.index("of")</text:p>
      <text:p text:style-name="P17"><text:s text:c="36"/>w__=' '.join(l[i:j])</text:p>
      <text:p text:style-name="P17"><text:soft-page-break/><text:s text:c="32"/>except:</text:p>
      <text:p text:style-name="P17"><text:s text:c="36"/>i=l.index("on")+1</text:p>
      <text:p text:style-name="P17"><text:s text:c="36"/>j=l.index("in")</text:p>
      <text:p text:style-name="P17"><text:s text:c="36"/>w__=' '.join(l[i:j])</text:p>
      <text:p text:style-name="P17"><text:s text:c="24"/>w_ = str(w__).casefold()</text:p>
      <text:p text:style-name="P17"><text:s text:c="24"/>try:</text:p>
      <text:p text:style-name="P17"><text:s text:c="28"/>i=l.index("of")+1</text:p>
      <text:p text:style-name="P17"><text:s text:c="28"/>u=' '.join(l[i:])</text:p>
      <text:p text:style-name="P17"><text:s text:c="24"/>except:</text:p>
      <text:p text:style-name="P17"><text:s text:c="28"/>try:</text:p>
      <text:p text:style-name="P17"><text:s text:c="32"/>if "in brief" not in q_ or " in big note" not in q_ or "in long note" not in q_ or "in large note" not in q_ or "in huge note" not in q_:</text:p>
      <text:p text:style-name="P17"><text:s text:c="36"/>i=l.index("in")+1</text:p>
      <text:p text:style-name="P17"><text:s text:c="36"/>u=' '.join(l[i:])</text:p>
      <text:p text:style-name="P17"><text:s text:c="28"/>except:</text:p>
      <text:p text:style-name="P17"><text:s text:c="32"/>pass</text:p>
      <text:p text:style-name="P17"><text:s text:c="24"/>r = requests.get("https://google.com/search?q={} wikipedia".format(u))</text:p>
      <text:p text:style-name="P17"><text:s text:c="24"/>s = BeautifulSoup(r.content, 'html.parser')</text:p>
      <text:p text:style-name="P17"><text:s text:c="24"/>e=[]</text:p>
      <text:p text:style-name="P17"><text:soft-page-break/><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if '%' in q:</text:p>
      <text:p text:style-name="P17"><text:s text:c="28"/>print("Just Sit Back And Hold Tight!")</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oft-page-break/><text:s text:c="24"/>r=requests.get("https://en.wikipedia.org/wiki/{}".format(q))</text:p>
      <text:p text:style-name="P17"><text:s text:c="24"/>s = BeautifulSoup(r.text,"html.parser")</text:p>
      <text:p text:style-name="P17"><text:s text:c="24"/>z=[]</text:p>
      <text:p text:style-name="P17"><text:s text:c="24"/>y=[]</text:p>
      <text:p text:style-name="P17"><text:s text:c="24"/>i_=s.find(class_='infobox')</text:p>
      <text:p text:style-name="P17"><text:s text:c="24"/>for __l__ in i_.findAll('tr'):</text:p>
      <text:p text:style-name="P17"><text:s text:c="28"/>y.append(__l__.text)</text:p>
      <text:p text:style-name="P17"><text:s text:c="28"/>if w_ in (__l__.text).casefold():</text:p>
      <text:p text:style-name="P17"><text:s text:c="32"/>z.append(__l__.text)</text:p>
      <text:p text:style-name="P17"><text:s text:c="24"/>if "president" in w_ and len(z[0]) &gt; 53:</text:p>
      <text:p text:style-name="P17"><text:s text:c="28"/>p=(y).index(z[1])</text:p>
      <text:p text:style-name="P17"><text:s text:c="24"/>else:</text:p>
      <text:p text:style-name="P17"><text:s text:c="28"/>p=(y).index(z[0])</text:p>
      <text:p text:style-name="P17"><text:s text:c="24"/>r = requests.get("https://google.com/search?q={} wikipedia".format(y[p]))</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oft-page-break/><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if '%' in q: </text:p>
      <text:p text:style-name="P17"><text:s text:c="28"/>print("Just Sit Back And Hold Tight!")</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else:</text:p>
      <text:p text:style-name="P17"><text:s text:c="28"/>print("\t <text:s text:c="26"/>\||~~~~||||",q,"||||~~~~||/ \n")</text:p>
      <text:p text:style-name="P17"><text:soft-page-break/><text:s text:c="28"/>r=requests.get("https://en.wikipedia.org/wiki/{}".format(q))</text:p>
      <text:p text:style-name="P17"><text:s text:c="28"/>s = BeautifulSoup(r.text,"html.parser")</text:p>
      <text:p text:style-name="P17"><text:s text:c="28"/>if "brief" in q_ or "big note" in q_ or "long note" in q_ or "large note" in q_ or "huge note" in q_:</text:p>
      <text:p text:style-name="P17"><text:s text:c="32"/>p=s.select('p')</text:p>
      <text:p text:style-name="P17"><text:s text:c="32"/>i='\n'.join([o.text for o in p])</text:p>
      <text:p text:style-name="P17"><text:s text:c="32"/>print(i)</text:p>
      <text:p text:style-name="P17"><text:s text:c="32"/>try:</text:p>
      <text:p text:style-name="P17"><text:s text:c="36"/>for x in range(0,10):</text:p>
      <text:p text:style-name="P17"><text:s text:c="40"/>if len(p[x].text)&gt;100:</text:p>
      <text:p text:style-name="P17"><text:s text:c="44"/>f_=(p[x+1].text)</text:p>
      <text:p text:style-name="P17"><text:s text:c="44"/>_f_=(p[x+2].text)</text:p>
      <text:p text:style-name="P17"><text:s text:c="44"/>__f__=(p[x+3].text)</text:p>
      <text:p text:style-name="P17"><text:s text:c="36"/>if v == "YES":</text:p>
      <text:p text:style-name="P17"><text:s text:c="40"/>s=gTTS(text="hmm {}".format(f+f_+_f_+__f__),lang='en-uk')</text:p>
      <text:p text:style-name="P17"><text:s text:c="40"/>s.save(r"C:\Python Files\Audiofiles\VoiceOver.mp3")</text:p>
      <text:p text:style-name="P17"><text:s text:c="40"/>playsound(r"C:\Python Files\Audiofiles\VoiceOver.mp3")</text:p>
      <text:p text:style-name="P17"><text:soft-page-break/><text:s text:c="40"/>os.remove("C:\Python Files\Audiofiles\VoiceOver.mp3")</text:p>
      <text:p text:style-name="P17"><text:s text:c="32"/>except:</text:p>
      <text:p text:style-name="P17"><text:s text:c="36"/>pass</text:p>
      <text:p text:style-name="P17"><text:s text:c="28"/>else:</text:p>
      <text:p text:style-name="P17"><text:s text:c="32"/>p=s.select('p')[0:6]</text:p>
      <text:p text:style-name="P17"><text:s text:c="32"/>i='\n'.join([o.text for o in p])</text:p>
      <text:p text:style-name="P17"><text:s text:c="32"/>print(i)</text:p>
      <text:p text:style-name="P17"><text:s text:c="32"/>try:</text:p>
      <text:p text:style-name="P17"><text:s text:c="36"/>for x in range(0,6):</text:p>
      <text:p text:style-name="P17"><text:s text:c="40"/>if len(p[x].text)&gt;100:</text:p>
      <text:p text:style-name="P17"><text:s text:c="44"/>f=(p[x].text)</text:p>
      <text:p text:style-name="P17"><text:s text:c="36"/>if v == "YES":</text:p>
      <text:p text:style-name="P17"><text:s text:c="40"/>s=gTTS(text="hmm {}".format(f),lang='en-uk')</text:p>
      <text:p text:style-name="P17"><text:s text:c="40"/>s.save(r"C:\Python Files\Audiofiles\VoiceOver.mp3")</text:p>
      <text:p text:style-name="P17"><text:s text:c="40"/>playsound(r"C:\Python Files\Audiofiles\VoiceOver.mp3")</text:p>
      <text:p text:style-name="P17"><text:s text:c="40"/>os.remove("C:\Python Files\Audiofiles\VoiceOver.mp3")</text:p>
      <text:p text:style-name="P17"><text:soft-page-break/><text:s text:c="32"/>except:</text:p>
      <text:p text:style-name="P17"><text:s text:c="36"/>pass</text:p>
      <text:p text:style-name="P17"><text:s text:c="20"/>except:</text:p>
      <text:p text:style-name="P17"><text:s text:c="24"/>r = requests.get("https://google.com/search?q={} wikipedia".format(w))</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if '%' in q:</text:p>
      <text:p text:style-name="P17"><text:s text:c="28"/>print("Just Sit Back And Hold Tight!")</text:p>
      <text:p text:style-name="P17"><text:s text:c="28"/>webbrowser.open("https://google.com/search?q={}".format(w))</text:p>
      <text:p text:style-name="P17"><text:s text:c="28"/>time.sleep(1)</text:p>
      <text:p text:style-name="P17"><text:soft-page-break/><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else:</text:p>
      <text:p text:style-name="P17"><text:s text:c="28"/>print("\t <text:s text:c="26"/>\||~~~~||||",q,"||||~~~~||/ \n")</text:p>
      <text:p text:style-name="P17"><text:s text:c="28"/>r=requests.get("https://en.wikipedia.org/wiki/{}".format(q))</text:p>
      <text:p text:style-name="P17"><text:s text:c="28"/>s = BeautifulSoup(r.text,"html.parser")</text:p>
      <text:p text:style-name="P17"><text:s text:c="28"/>a=[]</text:p>
      <text:p text:style-name="P17"><text:s text:c="28"/>p=s.select('p')[0:6]</text:p>
      <text:p text:style-name="P17"><text:s text:c="28"/>i=''.join([o.text for o in p])</text:p>
      <text:p text:style-name="P17"><text:s text:c="28"/>for b in i:</text:p>
      <text:p text:style-name="P17"><text:s text:c="32"/>for c in b:</text:p>
      <text:p text:style-name="P17"><text:s text:c="36"/>a.append(c)</text:p>
      <text:p text:style-name="P17"><text:s text:c="28"/>if "brief" in q_ or "big note" in q_ or "long note" in q_ or "large note" in q_ or "huge note" in q_:</text:p>
      <text:p text:style-name="P17"><text:s text:c="32"/>p=s.select('p')</text:p>
      <text:p text:style-name="P17"><text:soft-page-break/><text:s text:c="32"/>i='\n'.join([o.text for o in p])</text:p>
      <text:p text:style-name="P17"><text:s text:c="32"/>try:</text:p>
      <text:p text:style-name="P17"><text:s text:c="36"/>for x in range(0,10):</text:p>
      <text:p text:style-name="P17"><text:s text:c="40"/>if len(p[x].text)&gt;100:</text:p>
      <text:p text:style-name="P17"><text:s text:c="44"/>f=(p[x].text)</text:p>
      <text:p text:style-name="P17"><text:s text:c="44"/>f_=(p[x+1].text)</text:p>
      <text:p text:style-name="P17"><text:s text:c="44"/>_f_=(p[x+2].text)</text:p>
      <text:p text:style-name="P17"><text:s text:c="44"/>__f__=(p[x+3].text)</text:p>
      <text:p text:style-name="P17"><text:s text:c="36"/>if v == "YES":</text:p>
      <text:p text:style-name="P17"><text:s text:c="40"/>s=gTTS(text="hmm {}".format(f+f_+_f_+__f__),lang='en-uk')</text:p>
      <text:p text:style-name="P17"><text:s text:c="40"/>s.save(r"C:\Python Files\Audiofiles\VoiceOver.mp3")</text:p>
      <text:p text:style-name="P17"><text:s text:c="40"/>playsound(r"C:\Python Files\Audiofiles\VoiceOver.mp3")</text:p>
      <text:p text:style-name="P17"><text:s text:c="40"/>os.remove("C:\Python Files\Audiofiles\VoiceOver.mp3")</text:p>
      <text:p text:style-name="P17"><text:s text:c="32"/>except:</text:p>
      <text:p text:style-name="P17"><text:s text:c="36"/>pass</text:p>
      <text:p text:style-name="P17"><text:s text:c="28"/>elif len(a)&lt;150:</text:p>
      <text:p text:style-name="P17"><text:s text:c="32"/>i_=s.find(class_='infobox')</text:p>
      <text:p text:style-name="P17"><text:soft-page-break/><text:s text:c="32"/>y=[]</text:p>
      <text:p text:style-name="P17"><text:s text:c="32"/>for __l__ in i_.findAll('tr'):</text:p>
      <text:p text:style-name="P17"><text:s text:c="36"/>y.append(__l__.text)</text:p>
      <text:p text:style-name="P17"><text:s text:c="36"/>try:</text:p>
      <text:p text:style-name="P17"><text:s text:c="40"/>g=''</text:p>
      <text:p text:style-name="P17"><text:s text:c="40"/>g_=[]</text:p>
      <text:p text:style-name="P17"><text:s text:c="40"/>for h in (__l__.text):</text:p>
      <text:p text:style-name="P17"><text:s text:c="44"/>if h.isupper() or h.isdigit():</text:p>
      <text:p text:style-name="P17"><text:s text:c="48"/>if h.isdigit():</text:p>
      <text:p text:style-name="P17"><text:s text:c="52"/>g_.append(((__l__.text).index(h)))</text:p>
      <text:p text:style-name="P17"><text:s text:c="52"/>if ((__l__.text).index(h))==g_[0]:</text:p>
      <text:p text:style-name="P17"><text:s text:c="56"/>g=g+' '+h</text:p>
      <text:p text:style-name="P17"><text:s text:c="52"/>else:</text:p>
      <text:p text:style-name="P17"><text:s text:c="55"/>g=g+h </text:p>
      <text:p text:style-name="P17"><text:s text:c="48"/>elif h.isupper():</text:p>
      <text:p text:style-name="P17"><text:s text:c="52"/>g=g+' '+h</text:p>
      <text:p text:style-name="P17"><text:s text:c="48"/>else:</text:p>
      <text:p text:style-name="P17"><text:s text:c="52"/>g=g+h</text:p>
      <text:p text:style-name="P17"><text:s text:c="44"/>else:</text:p>
      <text:p text:style-name="P17"><text:s text:c="48"/>g=g+h</text:p>
      <text:p text:style-name="P17"><text:s text:c="40"/>print("⋱",g)</text:p>
      <text:p text:style-name="P17"><text:soft-page-break/><text:s text:c="36"/>except:</text:p>
      <text:p text:style-name="P17"><text:s text:c="40"/>print("₪",__l__.text)</text:p>
      <text:p text:style-name="P17"><text:s text:c="28"/>else:</text:p>
      <text:p text:style-name="P17"><text:s text:c="32"/>p=s.select('p')[0:6]</text:p>
      <text:p text:style-name="P17"><text:s text:c="32"/>i='\n'.join([o.text for o in p])</text:p>
      <text:p text:style-name="P17"><text:s text:c="32"/>print(i)</text:p>
      <text:p text:style-name="P17"><text:s text:c="32"/>try:</text:p>
      <text:p text:style-name="P17"><text:s text:c="36"/>for x in range(0,6):</text:p>
      <text:p text:style-name="P17"><text:s text:c="40"/>if len(p[x].text)&gt;100:</text:p>
      <text:p text:style-name="P17"><text:s text:c="44"/>f=(p[x].text)</text:p>
      <text:p text:style-name="P17"><text:s text:c="36"/>if v == "YES":</text:p>
      <text:p text:style-name="P17"><text:s text:c="40"/>s=gTTS(text="hmm {}".format(f),lang='en-uk')</text:p>
      <text:p text:style-name="P17"><text:s text:c="40"/>s.save(r"C:\Python Files\Audiofiles\VoiceOver.mp3")</text:p>
      <text:p text:style-name="P17"><text:s text:c="40"/>playsound(r"C:\Python Files\Audiofiles\VoiceOver.mp3")</text:p>
      <text:p text:style-name="P17"><text:s text:c="40"/>os.remove("C:\Python Files\Audiofiles\VoiceOver.mp3")</text:p>
      <text:p text:style-name="P17"><text:s text:c="32"/>except:</text:p>
      <text:p text:style-name="P17"><text:s text:c="36"/>pass</text:p>
      <text:p text:style-name="P17"><text:soft-page-break/><text:s text:c="16"/>except requests.exceptions.ConnectionError:</text:p>
      <text:p text:style-name="P17"><text:s text:c="20"/>print(" \t⚠Oops...Make Sure That You Are Connected With Internet⚠ ")</text:p>
      <text:p text:style-name="P17"><text:s text:c="20"/>if v == "YES":</text:p>
      <text:p text:style-name="P17"><text:s text:c="24"/>playsound(r"C:\Python Files\Audiofiles\offline.mp3")</text:p>
      <text:p text:style-name="P17"><text:s text:c="12"/>elif (("what" in q_ or "who" in q_) and ("is" in q_ or "are" in q_)) and ("of" in q_ or " in" in q_ or "for" in q_):</text:p>
      <text:p text:style-name="P17"><text:s text:c="16"/>try:</text:p>
      <text:p text:style-name="P17"><text:s text:c="20"/>l= q_.split()</text:p>
      <text:p text:style-name="P17"><text:s text:c="20"/>try:</text:p>
      <text:p text:style-name="P17"><text:s text:c="24"/>try:</text:p>
      <text:p text:style-name="P17"><text:s text:c="28"/>i=l.index("the")+1</text:p>
      <text:p text:style-name="P17"><text:s text:c="28"/>j=l.index("of")</text:p>
      <text:p text:style-name="P17"><text:s text:c="28"/>w=' '.join(l[i:j])</text:p>
      <text:p text:style-name="P17"><text:s text:c="24"/>except:</text:p>
      <text:p text:style-name="P17"><text:s text:c="28"/>try:</text:p>
      <text:p text:style-name="P17"><text:s text:c="32"/>i=l.index("the")+1</text:p>
      <text:p text:style-name="P17"><text:s text:c="32"/>j=l.index("in")</text:p>
      <text:p text:style-name="P17"><text:s text:c="32"/>w=' '.join(l[i:j])</text:p>
      <text:p text:style-name="P17"><text:s text:c="28"/>except:</text:p>
      <text:p text:style-name="P17"><text:soft-page-break/><text:s text:c="32"/>i=l.index("the")+1</text:p>
      <text:p text:style-name="P17"><text:s text:c="32"/>j=l.index("for")</text:p>
      <text:p text:style-name="P17"><text:s text:c="32"/>w=' '.join(l[i:j])</text:p>
      <text:p text:style-name="P17"><text:s text:c="20"/>except:</text:p>
      <text:p text:style-name="P17"><text:s text:c="24"/>try:</text:p>
      <text:p text:style-name="P17"><text:s text:c="28"/>try:</text:p>
      <text:p text:style-name="P17"><text:s text:c="32"/>i=l.index("is")+1</text:p>
      <text:p text:style-name="P17"><text:s text:c="32"/>j=l.index("of")</text:p>
      <text:p text:style-name="P17"><text:s text:c="32"/>w=' '.join(l[i:j])</text:p>
      <text:p text:style-name="P17"><text:s text:c="28"/>except:</text:p>
      <text:p text:style-name="P17"><text:s text:c="32"/>try:</text:p>
      <text:p text:style-name="P17"><text:s text:c="36"/>i=l.index("is")+1</text:p>
      <text:p text:style-name="P17"><text:s text:c="36"/>j=l.index("in")</text:p>
      <text:p text:style-name="P17"><text:s text:c="36"/>w=' '.join(l[i:j])</text:p>
      <text:p text:style-name="P17"><text:s text:c="32"/>except:</text:p>
      <text:p text:style-name="P17"><text:s text:c="36"/>i=l.index("is")+1</text:p>
      <text:p text:style-name="P17"><text:s text:c="36"/>j=l.index("for")</text:p>
      <text:p text:style-name="P17"><text:s text:c="36"/>w=' '.join(l[i:j])</text:p>
      <text:p text:style-name="P17"><text:s text:c="24"/>except:</text:p>
      <text:p text:style-name="P17"><text:s text:c="28"/>try:</text:p>
      <text:p text:style-name="P17"><text:s text:c="32"/>i=l.index("are")+1</text:p>
      <text:p text:style-name="P17"><text:soft-page-break/><text:s text:c="32"/>j=l.index("of")</text:p>
      <text:p text:style-name="P17"><text:s text:c="32"/>w=' '.join(l[i:j])</text:p>
      <text:p text:style-name="P17"><text:s text:c="28"/>except:</text:p>
      <text:p text:style-name="P17"><text:s text:c="32"/>try:</text:p>
      <text:p text:style-name="P17"><text:s text:c="36"/>i=l.index("are")+1</text:p>
      <text:p text:style-name="P17"><text:s text:c="36"/>j=l.index("in")</text:p>
      <text:p text:style-name="P17"><text:s text:c="36"/>w=' '.join(l[i:j])</text:p>
      <text:p text:style-name="P17"><text:s text:c="32"/>except:</text:p>
      <text:p text:style-name="P17"><text:s text:c="36"/>i=l.index("are")+1</text:p>
      <text:p text:style-name="P17"><text:s text:c="36"/>j=l.index("for")</text:p>
      <text:p text:style-name="P17"><text:s text:c="36"/>w=' '.join(l[i:j])</text:p>
      <text:p text:style-name="P17"><text:s text:c="20"/>w_ = str(w).casefold()</text:p>
      <text:p text:style-name="P17"><text:s text:c="20"/>try:</text:p>
      <text:p text:style-name="P17"><text:s text:c="24"/>i=l.index("of")+1</text:p>
      <text:p text:style-name="P17"><text:s text:c="24"/>u=' '.join(l[i:])</text:p>
      <text:p text:style-name="P17"><text:s text:c="20"/>except:</text:p>
      <text:p text:style-name="P17"><text:s text:c="24"/>try:</text:p>
      <text:p text:style-name="P17"><text:s text:c="28"/>i=l.index("in")+1</text:p>
      <text:p text:style-name="P17"><text:s text:c="28"/>u=' '.join(l[i:])</text:p>
      <text:p text:style-name="P17"><text:s text:c="24"/>except:</text:p>
      <text:p text:style-name="P17"><text:s text:c="28"/>i=l.index("for")+1</text:p>
      <text:p text:style-name="P17"><text:soft-page-break/><text:s text:c="28"/>u=' '.join(l[i:])</text:p>
      <text:p text:style-name="P17"><text:s text:c="20"/>try: <text:s/></text:p>
      <text:p text:style-name="P17"><text:s text:c="24"/>if ("birth" in q_ or "born" in q_) and ("day" in q_ or "anniversary" in q_ or "place" in q_ or "location" in q_):</text:p>
      <text:p text:style-name="P17"><text:s text:c="28"/>w_='born'</text:p>
      <text:p text:style-name="P17"><text:s text:c="24"/>elif ("Assassination" in q and ((("died" in q_ or "death" in q_) and ("day" in q_ or "anniversary")) or "die" in q_ or "killed" in q_ or "murder" in q_ or "death" in q_ or "assassination" in q_)) or "started" in q_ or "end" in q_ or "period" in q_:</text:p>
      <text:p text:style-name="P17"><text:s text:c="28"/>w_='date'</text:p>
      <text:p text:style-name="P17"><text:s text:c="24"/>elif (("died" in q_ or "death" in q_) and ("day" in q_ or "anniversary" or "place" in q_ or "location" in q_)) or "die" in q_ or "killed" in q_ or "murder" in q_ or "death" in q_ or "assassinat" in q_:</text:p>
      <text:p text:style-name="P17"><text:s text:c="28"/>w_='died'</text:p>
      <text:p text:style-name="P17"><text:s text:c="24"/>elif "construct" in q_ or "open" in q_ or "build" in q_ or "built" in q_:</text:p>
      <text:p text:style-name="P17"><text:s text:c="28"/>w_='open'</text:p>
      <text:p text:style-name="P17"><text:s text:c="24"/>elif "release" in q_ or "out" in q_:</text:p>
      <text:p text:style-name="P17"><text:s text:c="28"/>w_="release"</text:p>
      <text:p text:style-name="P17"><text:soft-page-break/><text:s text:c="24"/>elif "locat" in q_:</text:p>
      <text:p text:style-name="P17"><text:s text:c="28"/>w_='location'</text:p>
      <text:p text:style-name="P17"><text:s text:c="20"/>except:</text:p>
      <text:p text:style-name="P17"><text:s text:c="24"/>w_ = str(w).casefold()</text:p>
      <text:p text:style-name="P17"><text:s text:c="20"/>try:</text:p>
      <text:p text:style-name="P17"><text:s text:c="24"/>r = requests.get("https://google.com/search?q={} wikipedia".format(u))</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if '%' in q:</text:p>
      <text:p text:style-name="P17"><text:s text:c="28"/>print("Just Sit Back And Hold Tight!")</text:p>
      <text:p text:style-name="P17"><text:soft-page-break/><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a=b=0</text:p>
      <text:p text:style-name="P17"><text:s text:c="24"/>for o in range(len(q)):</text:p>
      <text:p text:style-name="P17"><text:s text:c="28"/>if q[o].isalpha():</text:p>
      <text:p text:style-name="P17"><text:s text:c="32"/>a=a+1</text:p>
      <text:p text:style-name="P17"><text:s text:c="28"/>elif q[o].isdigit():</text:p>
      <text:p text:style-name="P17"><text:s text:c="32"/>b=b+1</text:p>
      <text:p text:style-name="P17"><text:s text:c="28"/>else:</text:p>
      <text:p text:style-name="P17"><text:s text:c="32"/>pass</text:p>
      <text:p text:style-name="P17"><text:s text:c="24"/>if a&lt;4 and b&gt;=1:</text:p>
      <text:p text:style-name="P17"><text:s text:c="28"/>l=e[x[1]]</text:p>
      <text:p text:style-name="P17"><text:s text:c="28"/>i=l.index('&amp;')</text:p>
      <text:p text:style-name="P17"><text:s text:c="28"/>q=l[37:i]</text:p>
      <text:p text:style-name="P17"><text:soft-page-break/><text:s text:c="24"/>else:</text:p>
      <text:p text:style-name="P17"><text:s text:c="28"/>pass</text:p>
      <text:p text:style-name="P17"><text:s text:c="24"/>r=requests.get("https://en.wikipedia.org/wiki/{}".format(q))</text:p>
      <text:p text:style-name="P17"><text:s text:c="24"/>s = BeautifulSoup(r.text,"html.parser")</text:p>
      <text:p text:style-name="P17"><text:s text:c="24"/>_w_=w_.split()</text:p>
      <text:p text:style-name="P17"><text:s text:c="24"/>z=[]</text:p>
      <text:p text:style-name="P17"><text:s text:c="24"/>y=[]</text:p>
      <text:p text:style-name="P17"><text:s text:c="24"/>try:</text:p>
      <text:p text:style-name="P17"><text:s text:c="28"/>i_=s.find(class_='infobox geography vcard')</text:p>
      <text:p text:style-name="P17"><text:s text:c="28"/>try:</text:p>
      <text:p text:style-name="P17"><text:s text:c="32"/>try:</text:p>
      <text:p text:style-name="P17"><text:s text:c="36"/>for __l__ in i_.find():</text:p>
      <text:p text:style-name="P17"><text:s text:c="40"/>y.append(__l__.text)</text:p>
      <text:p text:style-name="P17"><text:s text:c="40"/>if w_ in (__l__.text).casefold():</text:p>
      <text:p text:style-name="P17"><text:s text:c="44"/>z.append(__l__.text)</text:p>
      <text:p text:style-name="P17"><text:s text:c="32"/>except:</text:p>
      <text:p text:style-name="P17"><text:s text:c="36"/>try:</text:p>
      <text:p text:style-name="P17"><text:s text:c="40"/>for __l__ in i_.find():</text:p>
      <text:p text:style-name="P17"><text:s text:c="44"/>y.append(__l__.text)</text:p>
      <text:p text:style-name="P17"><text:s text:c="44"/>if _w_[0] in (__l__.text).casefold():</text:p>
      <text:p text:style-name="P17"><text:soft-page-break/><text:s text:c="48"/>z.append(__l__.text)</text:p>
      <text:p text:style-name="P17"><text:s text:c="36"/>except:</text:p>
      <text:p text:style-name="P17"><text:s text:c="40"/>for __l__ in i_.find():</text:p>
      <text:p text:style-name="P17"><text:s text:c="44"/>y.append(__l__.text)</text:p>
      <text:p text:style-name="P17"><text:s text:c="44"/>if _w_[1] in (__l__.text).casefold():</text:p>
      <text:p text:style-name="P17"><text:s text:c="48"/>z.append(__l__.text)</text:p>
      <text:p text:style-name="P17"><text:s text:c="28"/>except:</text:p>
      <text:p text:style-name="P17"><text:s text:c="32"/>try:</text:p>
      <text:p text:style-name="P17"><text:s text:c="36"/>for __l__ in i_.findAll('tr'):</text:p>
      <text:p text:style-name="P17"><text:s text:c="40"/>y.append(__l__.text)</text:p>
      <text:p text:style-name="P17"><text:s text:c="40"/>if w_ in (__l__.text).casefold():</text:p>
      <text:p text:style-name="P17"><text:s text:c="44"/>z.append(__l__.text)</text:p>
      <text:p text:style-name="P17"><text:s text:c="32"/>except:</text:p>
      <text:p text:style-name="P17"><text:s text:c="36"/>try:</text:p>
      <text:p text:style-name="P17"><text:s text:c="40"/>for __l__ in i_.findAll('tr'):</text:p>
      <text:p text:style-name="P17"><text:s text:c="44"/>y.append(__l__.text)</text:p>
      <text:p text:style-name="P17"><text:s text:c="44"/>if _w_[0] in (__l__.text).casefold():</text:p>
      <text:p text:style-name="P17"><text:s text:c="48"/>z.append(__l__.text)</text:p>
      <text:p text:style-name="P17"><text:s text:c="36"/>except:</text:p>
      <text:p text:style-name="P17"><text:s text:c="40"/>for __l__ in i_.findAll('tr'):</text:p>
      <text:p text:style-name="P17"><text:s text:c="44"/>y.append(__l__.text)</text:p>
      <text:p text:style-name="P17"><text:soft-page-break/><text:s text:c="44"/>if _w_[1] in (__l__.text).casefold():</text:p>
      <text:p text:style-name="P17"><text:s text:c="48"/>z.append(__l__.text)</text:p>
      <text:p text:style-name="P17"><text:s text:c="24"/>except:</text:p>
      <text:p text:style-name="P17"><text:s text:c="28"/>try:</text:p>
      <text:p text:style-name="P17"><text:s text:c="32"/>i_=s.find(class_='infobox')</text:p>
      <text:p text:style-name="P17"><text:s text:c="32"/>try:</text:p>
      <text:p text:style-name="P17"><text:s text:c="36"/>try:</text:p>
      <text:p text:style-name="P17"><text:s text:c="40"/>for __l__ in i_.find():</text:p>
      <text:p text:style-name="P17"><text:s text:c="44"/>y.append(__l__.text)</text:p>
      <text:p text:style-name="P17"><text:s text:c="44"/>if w_ in (__l__.text).casefold():</text:p>
      <text:p text:style-name="P17"><text:s text:c="48"/>z.append(__l__.text)</text:p>
      <text:p text:style-name="P17"><text:s text:c="36"/>except:</text:p>
      <text:p text:style-name="P17"><text:s text:c="40"/>try:</text:p>
      <text:p text:style-name="P17"><text:s text:c="44"/>for __l__ in i_.find():</text:p>
      <text:p text:style-name="P17"><text:s text:c="48"/>y.append(__l__.text)</text:p>
      <text:p text:style-name="P17"><text:s text:c="48"/>if _w_[0] in (__l__.text).casefold():</text:p>
      <text:p text:style-name="P17"><text:s text:c="52"/>z.append(__l__.text)</text:p>
      <text:p text:style-name="P17"><text:s text:c="40"/>except:</text:p>
      <text:p text:style-name="P17"><text:s text:c="44"/>for __l__ in i_.find():</text:p>
      <text:p text:style-name="P17"><text:s text:c="48"/>y.append(__l__.text)</text:p>
      <text:p text:style-name="P17"><text:s text:c="48"/>if _w_[1] in (__l__.text).casefold():</text:p>
      <text:p text:style-name="P17"><text:soft-page-break/><text:s text:c="52"/>z.append(__l__.text)</text:p>
      <text:p text:style-name="P17"><text:s text:c="32"/>except:</text:p>
      <text:p text:style-name="P17"><text:s text:c="36"/>try:</text:p>
      <text:p text:style-name="P17"><text:s text:c="40"/>for __l__ in i_.findAll('tr'):</text:p>
      <text:p text:style-name="P17"><text:s text:c="44"/>y.append(__l__.text)</text:p>
      <text:p text:style-name="P17"><text:s text:c="44"/>if w_ in (__l__.text).casefold():</text:p>
      <text:p text:style-name="P17"><text:s text:c="48"/>z.append(__l__.text)</text:p>
      <text:p text:style-name="P17"><text:s text:c="36"/>except:</text:p>
      <text:p text:style-name="P17"><text:s text:c="40"/>try:</text:p>
      <text:p text:style-name="P17"><text:s text:c="44"/>for __l__ in i_.findAll('tr'):</text:p>
      <text:p text:style-name="P17"><text:s text:c="48"/>y.append(__l__.text)</text:p>
      <text:p text:style-name="P17"><text:s text:c="48"/>if _w_[0] in (__l__.text).casefold():</text:p>
      <text:p text:style-name="P17"><text:s text:c="52"/>z.append(__l__.text)</text:p>
      <text:p text:style-name="P17"><text:s text:c="40"/>except:</text:p>
      <text:p text:style-name="P17"><text:s text:c="44"/>for __l__ in i_.findAll('tr'):</text:p>
      <text:p text:style-name="P17"><text:s text:c="48"/>y.append(__l__.text)</text:p>
      <text:p text:style-name="P17"><text:s text:c="48"/>if _w_[1] in (__l__.text).casefold():</text:p>
      <text:p text:style-name="P17"><text:s text:c="52"/>z.append(__l__.text)</text:p>
      <text:p text:style-name="P17"><text:s text:c="28"/>except:</text:p>
      <text:p text:style-name="P17"><text:s text:c="32"/>try:</text:p>
      <text:p text:style-name="P17"><text:s text:c="36"/>i_=s.find(class_='infobox vcard')</text:p>
      <text:p text:style-name="P17"><text:soft-page-break/><text:s text:c="36"/>try:</text:p>
      <text:p text:style-name="P17"><text:s text:c="40"/>try:</text:p>
      <text:p text:style-name="P17"><text:s text:c="44"/>for __l__ in i_.find():</text:p>
      <text:p text:style-name="P17"><text:s text:c="48"/>y.append(__l__.text)</text:p>
      <text:p text:style-name="P17"><text:s text:c="48"/>if w_ in (__l__.text).casefold():</text:p>
      <text:p text:style-name="P17"><text:s text:c="52"/>z.append(__l__.text)</text:p>
      <text:p text:style-name="P17"><text:s text:c="40"/>except:</text:p>
      <text:p text:style-name="P17"><text:s text:c="44"/>try:</text:p>
      <text:p text:style-name="P17"><text:s text:c="48"/>for __l__ in i_.find():</text:p>
      <text:p text:style-name="P17"><text:s text:c="52"/>y.append(__l__.text)</text:p>
      <text:p text:style-name="P17"><text:s text:c="52"/>if _w_[0] in (__l__.text).casefold():</text:p>
      <text:p text:style-name="P17"><text:s text:c="56"/>z.append(__l__.text)</text:p>
      <text:p text:style-name="P17"><text:s text:c="44"/>except:</text:p>
      <text:p text:style-name="P17"><text:s text:c="48"/>for __l__ in i_.find():</text:p>
      <text:p text:style-name="P17"><text:s text:c="52"/>y.append(__l__.text)</text:p>
      <text:p text:style-name="P17"><text:s text:c="52"/>if _w_[1] in (__l__.text).casefold():</text:p>
      <text:p text:style-name="P17"><text:s text:c="56"/>z.append(__l__.text)</text:p>
      <text:p text:style-name="P17"><text:s text:c="36"/>except:</text:p>
      <text:p text:style-name="P17"><text:s text:c="40"/>try:</text:p>
      <text:p text:style-name="P17"><text:s text:c="44"/>for __l__ in i_.findAll('tr'):</text:p>
      <text:p text:style-name="P17"><text:s text:c="48"/>print(__l__.text)</text:p>
      <text:p text:style-name="P17"><text:soft-page-break/><text:s text:c="48"/>y.append(__l__.text)</text:p>
      <text:p text:style-name="P17"><text:s text:c="48"/>if w_ in (__l__.text).casefold():</text:p>
      <text:p text:style-name="P17"><text:s text:c="52"/>z.append(__l__.text)</text:p>
      <text:p text:style-name="P17"><text:s text:c="40"/>except:</text:p>
      <text:p text:style-name="P17"><text:s text:c="44"/>try:</text:p>
      <text:p text:style-name="P17"><text:s text:c="48"/>for __l__ in i_.findAll('tr'):</text:p>
      <text:p text:style-name="P17"><text:s text:c="52"/>y.append(__l__.text)</text:p>
      <text:p text:style-name="P17"><text:s text:c="52"/>if _w_[0] in (__l__.text).casefold():</text:p>
      <text:p text:style-name="P17"><text:s text:c="56"/>z.append(__l__.text)</text:p>
      <text:p text:style-name="P17"><text:s text:c="44"/>except:</text:p>
      <text:p text:style-name="P17"><text:s text:c="48"/>for __l__ in i_.findAll('tr'):</text:p>
      <text:p text:style-name="P17"><text:s text:c="52"/>y.append(__l__.text)</text:p>
      <text:p text:style-name="P17"><text:s text:c="52"/>if _w_[1] in (__l__.text).casefold():</text:p>
      <text:p text:style-name="P17"><text:s text:c="56"/>z.append(__l__.text)</text:p>
      <text:p text:style-name="P17"><text:s text:c="32"/>except:</text:p>
      <text:p text:style-name="P17"><text:s text:c="36"/>try:</text:p>
      <text:p text:style-name="P17"><text:s text:c="40"/>i_=s.find(class_='infobox biography vcard')</text:p>
      <text:p text:style-name="P17"><text:s text:c="40"/>try:</text:p>
      <text:p text:style-name="P17"><text:s text:c="44"/>try:</text:p>
      <text:p text:style-name="P17"><text:s text:c="48"/>for __l__ in i_.find():</text:p>
      <text:p text:style-name="P17"><text:s text:c="52"/>y.append(__l__.text)</text:p>
      <text:p text:style-name="P17"><text:soft-page-break/><text:s text:c="52"/>if w_ in (__l__.text).casefold():</text:p>
      <text:p text:style-name="P17"><text:s text:c="56"/>z.append(__l__.text)</text:p>
      <text:p text:style-name="P17"><text:s text:c="44"/>except:</text:p>
      <text:p text:style-name="P17"><text:s text:c="48"/>try:</text:p>
      <text:p text:style-name="P17"><text:s text:c="52"/>for __l__ in i_.find():</text:p>
      <text:p text:style-name="P17"><text:s text:c="56"/>y.append(__l__.text)</text:p>
      <text:p text:style-name="P17"><text:s text:c="56"/>if _w_[0] in (__l__.text).casefold():</text:p>
      <text:p text:style-name="P17"><text:s text:c="60"/>z.append(__l__.text)</text:p>
      <text:p text:style-name="P17"><text:s text:c="48"/>except:</text:p>
      <text:p text:style-name="P17"><text:s text:c="52"/>for __l__ in i_.find():</text:p>
      <text:p text:style-name="P17"><text:s text:c="56"/>y.append(__l__.text)</text:p>
      <text:p text:style-name="P17"><text:s text:c="56"/>if _w_[1] in (__l__.text).casefold():</text:p>
      <text:p text:style-name="P17"><text:s text:c="60"/>z.append(__l__.text)</text:p>
      <text:p text:style-name="P17"><text:s text:c="40"/>except:</text:p>
      <text:p text:style-name="P17"><text:s text:c="44"/>try:</text:p>
      <text:p text:style-name="P17"><text:s text:c="48"/>for __l__ in i_.findAll('tr'):</text:p>
      <text:p text:style-name="P17"><text:s text:c="52"/>y.append(__l__.text)</text:p>
      <text:p text:style-name="P17"><text:s text:c="52"/>if w_ in (__l__.text).casefold():</text:p>
      <text:p text:style-name="P17"><text:s text:c="56"/>z.append(__l__.text)</text:p>
      <text:p text:style-name="P17"><text:s text:c="44"/>except:</text:p>
      <text:p text:style-name="P17"><text:s text:c="48"/>try:</text:p>
      <text:p text:style-name="P17"><text:soft-page-break/><text:s text:c="52"/>for __l__ in i_.findAll('tr'):</text:p>
      <text:p text:style-name="P17"><text:s text:c="56"/>y.append(__l__.text)</text:p>
      <text:p text:style-name="P17"><text:s text:c="56"/>if _w_[0] in (__l__.text).casefold():</text:p>
      <text:p text:style-name="P17"><text:s text:c="60"/>z.append(__l__.text)</text:p>
      <text:p text:style-name="P17"><text:s text:c="48"/>except:</text:p>
      <text:p text:style-name="P17"><text:s text:c="52"/>for __l__ in i_.findAll('tr'):</text:p>
      <text:p text:style-name="P17"><text:s text:c="56"/>y.append(__l__.text)</text:p>
      <text:p text:style-name="P17"><text:s text:c="56"/>if _w_[1] in (__l__.text).casefold():</text:p>
      <text:p text:style-name="P17"><text:s text:c="60"/>z.append(__l__.text)</text:p>
      <text:p text:style-name="P17"><text:s text:c="36"/>except:</text:p>
      <text:p text:style-name="P17"><text:s text:c="40"/>try:</text:p>
      <text:p text:style-name="P17"><text:s text:c="44"/>i_=s.find(class_='infobox vevent')</text:p>
      <text:p text:style-name="P17"><text:s text:c="44"/>try:</text:p>
      <text:p text:style-name="P17"><text:s text:c="48"/>try:</text:p>
      <text:p text:style-name="P17"><text:s text:c="52"/>for __l__ in i_.find():</text:p>
      <text:p text:style-name="P17"><text:s text:c="56"/>y.append(__l__.text)</text:p>
      <text:p text:style-name="P17"><text:s text:c="56"/>if w_ in (__l__.text).casefold():</text:p>
      <text:p text:style-name="P17"><text:s text:c="60"/>z.append(__l__.text)</text:p>
      <text:p text:style-name="P17"><text:s text:c="48"/>except:</text:p>
      <text:p text:style-name="P17"><text:s text:c="52"/>try:</text:p>
      <text:p text:style-name="P17"><text:s text:c="56"/>for __l__ in i_.find():</text:p>
      <text:p text:style-name="P17"><text:soft-page-break/><text:s text:c="60"/>y.append(__l__.text)</text:p>
      <text:p text:style-name="P17"><text:s text:c="60"/>if _w_[0] in (__l__.text).casefold():</text:p>
      <text:p text:style-name="P17"><text:s text:c="64"/>z.append(__l__.text)</text:p>
      <text:p text:style-name="P17"><text:s text:c="52"/>except:</text:p>
      <text:p text:style-name="P17"><text:s text:c="56"/>for __l__ in i_.find():</text:p>
      <text:p text:style-name="P17"><text:s text:c="60"/>y.append(__l__.text)</text:p>
      <text:p text:style-name="P17"><text:s text:c="60"/>if _w_[1] in (__l__.text).casefold():</text:p>
      <text:p text:style-name="P17"><text:s text:c="64"/>z.append(__l__.text)</text:p>
      <text:p text:style-name="P17"><text:s text:c="44"/>except:</text:p>
      <text:p text:style-name="P17"><text:s text:c="48"/>try:</text:p>
      <text:p text:style-name="P17"><text:s text:c="52"/>for __l__ in i_.findAll('tr'):</text:p>
      <text:p text:style-name="P17"><text:s text:c="56"/>y.append(__l__.text)</text:p>
      <text:p text:style-name="P17"><text:s text:c="56"/>if w_ in (__l__.text).casefold():</text:p>
      <text:p text:style-name="P17"><text:s text:c="60"/>z.append(__l__.text)</text:p>
      <text:p text:style-name="P17"><text:s text:c="48"/>except:</text:p>
      <text:p text:style-name="P17"><text:s text:c="52"/>try:</text:p>
      <text:p text:style-name="P17"><text:s text:c="56"/>for __l__ in i_.findAll('tr'):</text:p>
      <text:p text:style-name="P17"><text:s text:c="60"/>y.append(__l__.text)</text:p>
      <text:p text:style-name="P17"><text:s text:c="60"/>if _w_[0] in (__l__.text).casefold():</text:p>
      <text:p text:style-name="P17"><text:s text:c="64"/>z.append(__l__.text)</text:p>
      <text:p text:style-name="P17"><text:s text:c="52"/>except:</text:p>
      <text:p text:style-name="P17"><text:soft-page-break/><text:s text:c="56"/>for __l__ in i_.findAll('tr'):</text:p>
      <text:p text:style-name="P17"><text:s text:c="60"/>y.append(__l__.text)</text:p>
      <text:p text:style-name="P17"><text:s text:c="60"/>if _w_[1] in (__l__.text).casefold():</text:p>
      <text:p text:style-name="P17"><text:s text:c="64"/>z.append(__l__.text)</text:p>
      <text:p text:style-name="P17"><text:s text:c="40"/>except:</text:p>
      <text:p text:style-name="P17"><text:s text:c="44"/>try:</text:p>
      <text:p text:style-name="P17"><text:s text:c="48"/>i_=s.find(class_='infobox biota')</text:p>
      <text:p text:style-name="P17"><text:s text:c="48"/>try:</text:p>
      <text:p text:style-name="P17"><text:s text:c="52"/>try:</text:p>
      <text:p text:style-name="P17"><text:s text:c="56"/>for __l__ in i_.findAll('tr'):</text:p>
      <text:p text:style-name="P17"><text:s text:c="60"/>y.append(__l__.text)</text:p>
      <text:p text:style-name="P17"><text:s text:c="60"/>if w_ in (__l__.text).casefold():</text:p>
      <text:p text:style-name="P17"><text:s text:c="64"/>z.append(__l__.text)</text:p>
      <text:p text:style-name="P17"><text:s text:c="52"/>except:</text:p>
      <text:p text:style-name="P17"><text:s text:c="56"/>try:</text:p>
      <text:p text:style-name="P17"><text:s text:c="60"/>for __l__ in i_.findAll('tr'):</text:p>
      <text:p text:style-name="P17"><text:s text:c="64"/>y.append(__l__.text)</text:p>
      <text:p text:style-name="P17"><text:s text:c="64"/>if _w_[0] in (__l__.text).casefold():</text:p>
      <text:p text:style-name="P17"><text:s text:c="68"/>z.append(__l__.text)</text:p>
      <text:p text:style-name="P17"><text:s text:c="56"/>except:</text:p>
      <text:p text:style-name="P17"><text:soft-page-break/><text:s text:c="60"/>for __l__ in i_.findAll('tr'):</text:p>
      <text:p text:style-name="P17"><text:s text:c="64"/>y.append(__l__.text)</text:p>
      <text:p text:style-name="P17"><text:s text:c="64"/>if _w_[1] in (__l__.text).casefold():</text:p>
      <text:p text:style-name="P17"><text:s text:c="68"/>z.append(__l__.text)</text:p>
      <text:p text:style-name="P17"><text:s text:c="48"/>except:</text:p>
      <text:p text:style-name="P17"><text:s text:c="52"/>try:</text:p>
      <text:p text:style-name="P17"><text:s text:c="56"/>b_='True'</text:p>
      <text:p text:style-name="P17"><text:s text:c="56"/>for __l__ in i_.findAll('td'):</text:p>
      <text:p text:style-name="P17"><text:s text:c="60"/>y.append(__l__.text)</text:p>
      <text:p text:style-name="P17"><text:s text:c="60"/>if w_ in (__l__.text).casefold():</text:p>
      <text:p text:style-name="P17"><text:s text:c="64"/>z.append(__l__.text)</text:p>
      <text:p text:style-name="P17"><text:s text:c="52"/>except:</text:p>
      <text:p text:style-name="P17"><text:s text:c="56"/>try:</text:p>
      <text:p text:style-name="P17"><text:s text:c="60"/>for __l__ in i_.findAll('td'):</text:p>
      <text:p text:style-name="P17"><text:s text:c="64"/>y.append(__l__.text)</text:p>
      <text:p text:style-name="P17"><text:s text:c="64"/>if _w_[0] in (__l__.text).casefold():</text:p>
      <text:p text:style-name="P17"><text:s text:c="68"/>z.append(__l__.text)</text:p>
      <text:p text:style-name="P17"><text:s text:c="56"/>except:</text:p>
      <text:p text:style-name="P17"><text:s text:c="60"/>for __l__ in i_.findAll('td'):</text:p>
      <text:p text:style-name="P17"><text:soft-page-break/><text:s text:c="64"/>y.append(__l__.text)</text:p>
      <text:p text:style-name="P17"><text:s text:c="64"/>if _w_[1] in (__l__.text).casefold():</text:p>
      <text:p text:style-name="P17"><text:s text:c="68"/>z.append(__l__.text)</text:p>
      <text:p text:style-name="P17"><text:s text:c="44"/>except:</text:p>
      <text:p text:style-name="P17"><text:s text:c="48"/>try:</text:p>
      <text:p text:style-name="P17"><text:s text:c="52"/>b_='False'</text:p>
      <text:p text:style-name="P17"><text:s text:c="52"/>i_=s.find(class_='infobox hproduct')</text:p>
      <text:p text:style-name="P17"><text:s text:c="52"/>try:</text:p>
      <text:p text:style-name="P17"><text:s text:c="56"/>try:</text:p>
      <text:p text:style-name="P17"><text:s text:c="60"/>for __l__ in i_.findChild():</text:p>
      <text:p text:style-name="P17"><text:s text:c="64"/>y.append(__l__.text)</text:p>
      <text:p text:style-name="P17"><text:s text:c="64"/>if w_ in (__l__.text).casefold():</text:p>
      <text:p text:style-name="P17"><text:s text:c="68"/>z.append(__l__.text)</text:p>
      <text:p text:style-name="P17"><text:s text:c="56"/>except:</text:p>
      <text:p text:style-name="P17"><text:s text:c="60"/>try:</text:p>
      <text:p text:style-name="P17"><text:s text:c="64"/>for __l__ in i_.findChild():</text:p>
      <text:p text:style-name="P17"><text:s text:c="68"/>y.append(__l__.text)</text:p>
      <text:p text:style-name="P17"><text:s text:c="68"/>if _w_[0] in (__l__.text).casefold():</text:p>
      <text:p text:style-name="P17"><text:s text:c="72"/>z.append(__l__.text)</text:p>
      <text:p text:style-name="P17"><text:soft-page-break/><text:s text:c="60"/>except:</text:p>
      <text:p text:style-name="P17"><text:s text:c="64"/>for __l__ in i_.findChild():</text:p>
      <text:p text:style-name="P17"><text:s text:c="68"/>y.append(__l__.text)</text:p>
      <text:p text:style-name="P17"><text:s text:c="68"/>if _w_[1] in (__l__.text).casefold():</text:p>
      <text:p text:style-name="P17"><text:s text:c="72"/>z.append(__l__.text)</text:p>
      <text:p text:style-name="P17"><text:s text:c="52"/>except:</text:p>
      <text:p text:style-name="P17"><text:s text:c="56"/>try:</text:p>
      <text:p text:style-name="P17"><text:s text:c="60"/>for __l__ in i_.findAll('td'):</text:p>
      <text:p text:style-name="P17"><text:s text:c="64"/>y.append(__l__.text)</text:p>
      <text:p text:style-name="P17"><text:s text:c="64"/>if w_ in (__l__.text).casefold():</text:p>
      <text:p text:style-name="P17"><text:s text:c="68"/>z.append(__l__.text)</text:p>
      <text:p text:style-name="P17"><text:s text:c="56"/>except:</text:p>
      <text:p text:style-name="P17"><text:s text:c="60"/>try:</text:p>
      <text:p text:style-name="P17"><text:s text:c="64"/>for __l__ in i_.findAll('td'):</text:p>
      <text:p text:style-name="P17"><text:s text:c="68"/>y.append(__l__.text)</text:p>
      <text:p text:style-name="P17"><text:s text:c="68"/>if _w_[0] in (__l__.text).casefold():</text:p>
      <text:p text:style-name="P17"><text:s text:c="72"/>z.append(__l__.text)</text:p>
      <text:p text:style-name="P17"><text:s text:c="60"/>except:</text:p>
      <text:p text:style-name="P17"><text:s text:c="64"/>for __l__ in i_.findAll('td'):</text:p>
      <text:p text:style-name="P17"><text:soft-page-break/><text:s text:c="68"/>y.append(__l__.text)</text:p>
      <text:p text:style-name="P17"><text:s text:c="68"/>if _w_[1] in (__l__.text).casefold():</text:p>
      <text:p text:style-name="P17"><text:s text:c="72"/>z.append(__l__.text)</text:p>
      <text:p text:style-name="P17"><text:s text:c="48"/>except:</text:p>
      <text:p text:style-name="P17"><text:s text:c="52"/>try:</text:p>
      <text:p text:style-name="P17"><text:s text:c="56"/>i_=s.find(class_='infobox bordered')</text:p>
      <text:p text:style-name="P17"><text:s text:c="56"/>try:</text:p>
      <text:p text:style-name="P17"><text:s text:c="60"/>try:</text:p>
      <text:p text:style-name="P17"><text:s text:c="64"/>for __l__ in i_.findAll('tr'):</text:p>
      <text:p text:style-name="P17"><text:s text:c="68"/>y.append(__l__.text)</text:p>
      <text:p text:style-name="P17"><text:s text:c="68"/>if w_ in (__l__.text).casefold():</text:p>
      <text:p text:style-name="P17"><text:s text:c="72"/>z.append(__l__.text)</text:p>
      <text:p text:style-name="P17"><text:s text:c="60"/>except:</text:p>
      <text:p text:style-name="P17"><text:s text:c="64"/>try:</text:p>
      <text:p text:style-name="P17"><text:s text:c="68"/>for __l__ in i_.findAll('tr'):</text:p>
      <text:p text:style-name="P17"><text:s text:c="72"/>y.append(__l__.text)</text:p>
      <text:p text:style-name="P17"><text:s text:c="72"/>if _w_[0] in (__l__.text).casefold():</text:p>
      <text:p text:style-name="P17"><text:s text:c="76"/>z.append(__l__.text)</text:p>
      <text:p text:style-name="P17"><text:s text:c="64"/>except:</text:p>
      <text:p text:style-name="P17"><text:soft-page-break/><text:s text:c="68"/>for __l__ in i_.findAll('tr'):</text:p>
      <text:p text:style-name="P17"><text:s text:c="72"/>y.append(__l__.text)</text:p>
      <text:p text:style-name="P17"><text:s text:c="72"/>if _w_[1] in (__l__.text).casefold():</text:p>
      <text:p text:style-name="P17"><text:s text:c="76"/>z.append(__l__.text)</text:p>
      <text:p text:style-name="P17"><text:s text:c="56"/>except:</text:p>
      <text:p text:style-name="P17"><text:s text:c="60"/>try:</text:p>
      <text:p text:style-name="P17"><text:s text:c="64"/>c_='True'</text:p>
      <text:p text:style-name="P17"><text:s text:c="64"/>for __l__ in i_.findAll('td'):</text:p>
      <text:p text:style-name="P17"><text:s text:c="68"/>y.append(__l__.text)</text:p>
      <text:p text:style-name="P17"><text:s text:c="68"/>if w_ in (__l__.text).casefold():</text:p>
      <text:p text:style-name="P17"><text:s text:c="72"/>z.append(__l__.text)</text:p>
      <text:p text:style-name="P17"><text:s text:c="60"/>except:</text:p>
      <text:p text:style-name="P17"><text:s text:c="64"/>try:</text:p>
      <text:p text:style-name="P17"><text:s text:c="68"/>for __l__ in i_.findAll('td'):</text:p>
      <text:p text:style-name="P17"><text:s text:c="72"/>y.append(__l__.text)</text:p>
      <text:p text:style-name="P17"><text:s text:c="72"/>if _w_[0] in (__l__.text).casefold():</text:p>
      <text:p text:style-name="P17"><text:s text:c="76"/>z.append(__l__.text)</text:p>
      <text:p text:style-name="P17"><text:s text:c="64"/>except:</text:p>
      <text:p text:style-name="P17"><text:s text:c="68"/>for __l__ in i_.findAll('td'):</text:p>
      <text:p text:style-name="P17"><text:soft-page-break/><text:s text:c="72"/>y.append(__l__.text)</text:p>
      <text:p text:style-name="P17"><text:s text:c="72"/>if _w_[1] in (__l__.text).casefold():</text:p>
      <text:p text:style-name="P17"><text:s text:c="76"/>z.append(__l__.text)</text:p>
      <text:p text:style-name="P17"><text:s text:c="52"/>except:</text:p>
      <text:p text:style-name="P17"><text:s text:c="56"/>try:</text:p>
      <text:p text:style-name="P17"><text:s text:c="60"/>c_='False'</text:p>
      <text:p text:style-name="P17"><text:s text:c="60"/>i_=s.find(class_='infobox vcard plainlist')</text:p>
      <text:p text:style-name="P17"><text:s text:c="60"/>try:</text:p>
      <text:p text:style-name="P17"><text:s text:c="64"/>try:</text:p>
      <text:p text:style-name="P17"><text:s text:c="68"/>for __l__ in i_.find():</text:p>
      <text:p text:style-name="P17"><text:s text:c="72"/>y.append(__l__.text)</text:p>
      <text:p text:style-name="P17"><text:s text:c="72"/>if w_ in (__l__.text).casefold():</text:p>
      <text:p text:style-name="P17"><text:s text:c="76"/>z.append(__l__.text)</text:p>
      <text:p text:style-name="P17"><text:s text:c="64"/>except:</text:p>
      <text:p text:style-name="P17"><text:s text:c="68"/>try:</text:p>
      <text:p text:style-name="P17"><text:s text:c="72"/>for __l__ in i_.find():</text:p>
      <text:p text:style-name="P17"><text:s text:c="76"/>y.append(__l__.text)</text:p>
      <text:p text:style-name="P17"><text:soft-page-break/><text:s text:c="76"/>if _w_[0] in (__l__.text).casefold():</text:p>
      <text:p text:style-name="P17"><text:s text:c="80"/>z.append(__l__.text)</text:p>
      <text:p text:style-name="P17"><text:s text:c="68"/>except:</text:p>
      <text:p text:style-name="P17"><text:s text:c="72"/>for __l__ in i_.find():</text:p>
      <text:p text:style-name="P17"><text:s text:c="76"/>y.append(__l__.text)</text:p>
      <text:p text:style-name="P17"><text:s text:c="76"/>if _w_[1] in (__l__.text).casefold():</text:p>
      <text:p text:style-name="P17"><text:s text:c="80"/>z.append(__l__.text)</text:p>
      <text:p text:style-name="P17"><text:s text:c="60"/>except:</text:p>
      <text:p text:style-name="P17"><text:s text:c="64"/>try:</text:p>
      <text:p text:style-name="P17"><text:s text:c="68"/>for __l__ in i_.findAll('tr'):</text:p>
      <text:p text:style-name="P17"><text:s text:c="72"/>y.append(__l__.text)</text:p>
      <text:p text:style-name="P17"><text:s text:c="72"/>if w_ in (__l__.text).casefold():</text:p>
      <text:p text:style-name="P17"><text:s text:c="76"/>z.append(__l__.text)</text:p>
      <text:p text:style-name="P17"><text:s text:c="64"/>except:</text:p>
      <text:p text:style-name="P17"><text:s text:c="68"/>try:</text:p>
      <text:p text:style-name="P17"><text:s text:c="72"/>for __l__ in i_.findAll('tr'):</text:p>
      <text:p text:style-name="P17"><text:s text:c="76"/>y.append(__l__.text)</text:p>
      <text:p text:style-name="P17"><text:soft-page-break/><text:s text:c="76"/>if _w_[0] in (__l__.text).casefold():</text:p>
      <text:p text:style-name="P17"><text:s text:c="80"/>z.append(__l__.text)</text:p>
      <text:p text:style-name="P17"><text:s text:c="68"/>except:</text:p>
      <text:p text:style-name="P17"><text:s text:c="72"/>for __l__ in i_.findAll('tr'):</text:p>
      <text:p text:style-name="P17"><text:s text:c="76"/>y.append(__l__.text)</text:p>
      <text:p text:style-name="P17"><text:s text:c="76"/>if _w_[1] in (__l__.text).casefold():</text:p>
      <text:p text:style-name="P17"><text:s text:c="80"/>z.append(__l__.text) </text:p>
      <text:p text:style-name="P17"><text:s text:c="56"/>except:</text:p>
      <text:p text:style-name="P17"><text:s text:c="60"/>try:</text:p>
      <text:p text:style-name="P17"><text:s text:c="64"/>i_=s.find(class_='infobox vevent haudio')</text:p>
      <text:p text:style-name="P17"><text:s text:c="64"/>try:</text:p>
      <text:p text:style-name="P17"><text:s text:c="68"/>try:</text:p>
      <text:p text:style-name="P17"><text:s text:c="72"/>for __l__ in i_.find():</text:p>
      <text:p text:style-name="P17"><text:s text:c="76"/>y.append(__l__.text)</text:p>
      <text:p text:style-name="P17"><text:s text:c="76"/>if w_ in (__l__.text).casefold():</text:p>
      <text:p text:style-name="P17"><text:s text:c="80"/>z.append(__l__.text)</text:p>
      <text:p text:style-name="P17"><text:s text:c="68"/>except:</text:p>
      <text:p text:style-name="P17"><text:soft-page-break/><text:s text:c="72"/>try:</text:p>
      <text:p text:style-name="P17"><text:s text:c="76"/>for __l__ in i_.find():</text:p>
      <text:p text:style-name="P17"><text:s text:c="80"/>y.append(__l__.text)</text:p>
      <text:p text:style-name="P17"><text:s text:c="80"/>if _w_[0] in (__l__.text).casefold():</text:p>
      <text:p text:style-name="P17"><text:s text:c="84"/>z.append(__l__.text)</text:p>
      <text:p text:style-name="P17"><text:s text:c="72"/>except:</text:p>
      <text:p text:style-name="P17"><text:s text:c="76"/>for __l__ in i_.find():</text:p>
      <text:p text:style-name="P17"><text:s text:c="80"/>y.append(__l__.text)</text:p>
      <text:p text:style-name="P17"><text:s text:c="80"/>if _w_[1] in (__l__.text).casefold():</text:p>
      <text:p text:style-name="P17"><text:s text:c="84"/>z.append(__l__.text)</text:p>
      <text:p text:style-name="P17"><text:s text:c="64"/>except:</text:p>
      <text:p text:style-name="P17"><text:s text:c="68"/>try:</text:p>
      <text:p text:style-name="P17"><text:s text:c="72"/>for __l__ in i_.findAll('tr'):</text:p>
      <text:p text:style-name="P17"><text:s text:c="76"/>y.append(__l__.text)</text:p>
      <text:p text:style-name="P17"><text:s text:c="76"/>if w_ in (__l__.text).casefold():</text:p>
      <text:p text:style-name="P17"><text:s text:c="80"/>z.append(__l__.text)</text:p>
      <text:p text:style-name="P17"><text:s text:c="68"/>except:</text:p>
      <text:p text:style-name="P17"><text:s text:c="72"/>try:</text:p>
      <text:p text:style-name="P17"><text:soft-page-break/><text:s text:c="76"/>for __l__ in i_.findAll('tr'):</text:p>
      <text:p text:style-name="P17"><text:s text:c="80"/>y.append(__l__.text)</text:p>
      <text:p text:style-name="P17"><text:s text:c="80"/>if _w_[0] in (__l__.text).casefold():</text:p>
      <text:p text:style-name="P17"><text:s text:c="84"/>z.append(__l__.text)</text:p>
      <text:p text:style-name="P17"><text:s text:c="72"/>except:</text:p>
      <text:p text:style-name="P17"><text:s text:c="76"/>for __l__ in i_.findAll('tr'):</text:p>
      <text:p text:style-name="P17"><text:s text:c="80"/>y.append(__l__.text)</text:p>
      <text:p text:style-name="P17"><text:s text:c="80"/>if _w_[1] in (__l__.text).casefold():</text:p>
      <text:p text:style-name="P17"><text:s text:c="84"/>z.append(__l__.text)</text:p>
      <text:p text:style-name="P17"><text:s text:c="60"/>except:</text:p>
      <text:p text:style-name="P17"><text:s text:c="64"/>try:</text:p>
      <text:p text:style-name="P17"><text:s text:c="68"/>i_=s.find(class_='vertical-navbox nowraplinks')</text:p>
      <text:p text:style-name="P17"><text:s text:c="68"/>try:</text:p>
      <text:p text:style-name="P17"><text:s text:c="72"/>try:</text:p>
      <text:p text:style-name="P17"><text:s text:c="76"/>for __l__ in i_.find():</text:p>
      <text:p text:style-name="P17"><text:s text:c="80"/>y.append(__l__.text)</text:p>
      <text:p text:style-name="P17"><text:s text:c="80"/>if w_ in (__l__.text).casefold():</text:p>
      <text:p text:style-name="P17"><text:soft-page-break/><text:s text:c="84"/>z.append(__l__.text)</text:p>
      <text:p text:style-name="P17"><text:s text:c="72"/>except:</text:p>
      <text:p text:style-name="P17"><text:s text:c="76"/>try:</text:p>
      <text:p text:style-name="P17"><text:s text:c="80"/>for __l__ in i_.find():</text:p>
      <text:p text:style-name="P17"><text:s text:c="84"/>y.append(__l__.text)</text:p>
      <text:p text:style-name="P17"><text:s text:c="84"/>if _w_[0] in (__l__.text).casefold():</text:p>
      <text:p text:style-name="P17"><text:s text:c="88"/>z.append(__l__.text)</text:p>
      <text:p text:style-name="P17"><text:s text:c="76"/>except:</text:p>
      <text:p text:style-name="P17"><text:s text:c="80"/>for __l__ in i_.find():</text:p>
      <text:p text:style-name="P17"><text:s text:c="84"/>y.append(__l__.text)</text:p>
      <text:p text:style-name="P17"><text:s text:c="84"/>if _w_[1] in (__l__.text).casefold():</text:p>
      <text:p text:style-name="P17"><text:s text:c="88"/>z.append(__l__.text)</text:p>
      <text:p text:style-name="P17"><text:s text:c="68"/>except:</text:p>
      <text:p text:style-name="P17"><text:s text:c="72"/>try:</text:p>
      <text:p text:style-name="P17"><text:s text:c="76"/>for __l__ in i_.findAll('tr'):</text:p>
      <text:p text:style-name="P17"><text:s text:c="80"/>y.append(__l__.text)</text:p>
      <text:p text:style-name="P17"><text:soft-page-break/><text:s text:c="80"/>if w_ in (__l__.text).casefold():</text:p>
      <text:p text:style-name="P17"><text:s text:c="84"/>z.append(__l__.text)</text:p>
      <text:p text:style-name="P17"><text:s text:c="72"/>except:</text:p>
      <text:p text:style-name="P17"><text:s text:c="76"/>try:</text:p>
      <text:p text:style-name="P17"><text:s text:c="80"/>for __l__ in i_.findAll('tr'):</text:p>
      <text:p text:style-name="P17"><text:s text:c="84"/>y.append(__l__.text)</text:p>
      <text:p text:style-name="P17"><text:s text:c="84"/>if _w_[0] in (__l__.text).casefold():</text:p>
      <text:p text:style-name="P17"><text:s text:c="88"/>z.append(__l__.text)</text:p>
      <text:p text:style-name="P17"><text:s text:c="76"/>except:</text:p>
      <text:p text:style-name="P17"><text:s text:c="80"/>for __l__ in i_.findAll('tr'):</text:p>
      <text:p text:style-name="P17"><text:s text:c="84"/>y.append(__l__.text)</text:p>
      <text:p text:style-name="P17"><text:s text:c="84"/>if _w_[1] in (__l__.text).casefold():</text:p>
      <text:p text:style-name="P17"><text:s text:c="88"/>z.append(__l__.text)</text:p>
      <text:p text:style-name="P17"><text:s text:c="64"/>except:</text:p>
      <text:p text:style-name="P17"><text:soft-page-break/><text:s text:c="68"/>try:</text:p>
      <text:p text:style-name="P17"><text:s text:c="72"/>i_=s.find(class_='vertical-navbox vcard')</text:p>
      <text:p text:style-name="P17"><text:s text:c="72"/>try:</text:p>
      <text:p text:style-name="P17"><text:s text:c="76"/>try:</text:p>
      <text:p text:style-name="P17"><text:s text:c="80"/>for __l__ in i_.find():</text:p>
      <text:p text:style-name="P17"><text:s text:c="84"/>y.append(__l__.text)</text:p>
      <text:p text:style-name="P17"><text:s text:c="84"/>if w_ in (__l__.text).casefold():</text:p>
      <text:p text:style-name="P17"><text:s text:c="88"/>z.append(__l__.text)</text:p>
      <text:p text:style-name="P17"><text:s text:c="76"/>except:</text:p>
      <text:p text:style-name="P17"><text:s text:c="80"/>try:</text:p>
      <text:p text:style-name="P17"><text:s text:c="84"/>for __l__ in i_.find():</text:p>
      <text:p text:style-name="P17"><text:s text:c="88"/>y.append(__l__.text)</text:p>
      <text:p text:style-name="P17"><text:s text:c="88"/>if _w_[0] in (__l__.text).casefold():</text:p>
      <text:p text:style-name="P17"><text:s text:c="92"/>z.append(__l__.text)</text:p>
      <text:p text:style-name="P17"><text:s text:c="80"/>except:</text:p>
      <text:p text:style-name="P17"><text:soft-page-break/><text:s text:c="84"/>for __l__ in i_.find():</text:p>
      <text:p text:style-name="P17"><text:s text:c="88"/>y.append(__l__.text)</text:p>
      <text:p text:style-name="P17"><text:s text:c="88"/>if _w_[1] in (__l__.text).casefold():</text:p>
      <text:p text:style-name="P17"><text:s text:c="92"/>z.append(__l__.text)</text:p>
      <text:p text:style-name="P17"><text:s text:c="72"/>except:</text:p>
      <text:p text:style-name="P17"><text:s text:c="76"/>try:</text:p>
      <text:p text:style-name="P17"><text:s text:c="80"/>for __l__ in i_.findAll('tr'):</text:p>
      <text:p text:style-name="P17"><text:s text:c="84"/>y.append(__l__.text)</text:p>
      <text:p text:style-name="P17"><text:s text:c="84"/>if w_ in (__l__.text).casefold():</text:p>
      <text:p text:style-name="P17"><text:s text:c="88"/>z.append(__l__.text)</text:p>
      <text:p text:style-name="P17"><text:s text:c="76"/>except:</text:p>
      <text:p text:style-name="P17"><text:s text:c="80"/>try:</text:p>
      <text:p text:style-name="P17"><text:s text:c="84"/>for __l__ in i_.findAll('tr'):</text:p>
      <text:p text:style-name="P17"><text:soft-page-break/><text:s text:c="88"/>y.append(__l__.text)</text:p>
      <text:p text:style-name="P17"><text:s text:c="88"/>if _w_[0] in (__l__.text).casefold():</text:p>
      <text:p text:style-name="P17"><text:s text:c="92"/>z.append(__l__.text)</text:p>
      <text:p text:style-name="P17"><text:s text:c="80"/>except:</text:p>
      <text:p text:style-name="P17"><text:s text:c="84"/>for __l__ in i_.findAll('tr'):</text:p>
      <text:p text:style-name="P17"><text:s text:c="88"/>y.append(__l__.text)</text:p>
      <text:p text:style-name="P17"><text:s text:c="88"/>if _w_[1] in (__l__.text).casefold():</text:p>
      <text:p text:style-name="P17"><text:s text:c="92"/>z.append(__l__.text)</text:p>
      <text:p text:style-name="P17"><text:s text:c="68"/>except:</text:p>
      <text:p text:style-name="P17"><text:s text:c="72"/>i_=s.find(class_='vertical-navbox nowraplinks hlist')</text:p>
      <text:p text:style-name="P17"><text:s text:c="72"/>try:</text:p>
      <text:p text:style-name="P17"><text:s text:c="76"/>try:</text:p>
      <text:p text:style-name="P17"><text:s text:c="80"/>for __l__ in i_.find():</text:p>
      <text:p text:style-name="P17"><text:soft-page-break/><text:s text:c="84"/>y.append(__l__.text)</text:p>
      <text:p text:style-name="P17"><text:s text:c="84"/>if w_ in (__l__.text).casefold():</text:p>
      <text:p text:style-name="P17"><text:s text:c="88"/>z.append(__l__.text)</text:p>
      <text:p text:style-name="P17"><text:s text:c="76"/>except:</text:p>
      <text:p text:style-name="P17"><text:s text:c="80"/>try:</text:p>
      <text:p text:style-name="P17"><text:s text:c="84"/>for __l__ in i_.find():</text:p>
      <text:p text:style-name="P17"><text:s text:c="88"/>y.append(__l__.text)</text:p>
      <text:p text:style-name="P17"><text:s text:c="88"/>if _w_[0] in (__l__.text).casefold():</text:p>
      <text:p text:style-name="P17"><text:s text:c="92"/>z.append(__l__.text)</text:p>
      <text:p text:style-name="P17"><text:s text:c="80"/>except:</text:p>
      <text:p text:style-name="P17"><text:s text:c="84"/>for __l__ in i_.find():</text:p>
      <text:p text:style-name="P17"><text:s text:c="88"/>y.append(__l__.text)</text:p>
      <text:p text:style-name="P17"><text:s text:c="88"/>if _w_[1] in (__l__.text).casefold():</text:p>
      <text:p text:style-name="P17"><text:soft-page-break/><text:s text:c="92"/>z.append(__l__.text)</text:p>
      <text:p text:style-name="P17"><text:s text:c="72"/>except:</text:p>
      <text:p text:style-name="P17"><text:s text:c="76"/>try:</text:p>
      <text:p text:style-name="P17"><text:s text:c="80"/>for __l__ in i_.findAll('tr'):</text:p>
      <text:p text:style-name="P17"><text:s text:c="84"/>y.append(__l__.text)</text:p>
      <text:p text:style-name="P17"><text:s text:c="84"/>if w_ in (__l__.text).casefold():</text:p>
      <text:p text:style-name="P17"><text:s text:c="88"/>z.append(__l__.text)</text:p>
      <text:p text:style-name="P17"><text:s text:c="76"/>except:</text:p>
      <text:p text:style-name="P17"><text:s text:c="80"/>try:</text:p>
      <text:p text:style-name="P17"><text:s text:c="84"/>for __l__ in i_.findAll('tr'):</text:p>
      <text:p text:style-name="P17"><text:s text:c="88"/>y.append(__l__.text)</text:p>
      <text:p text:style-name="P17"><text:s text:c="88"/>if _w_[0] in (__l__.text).casefold():</text:p>
      <text:p text:style-name="P17"><text:s text:c="92"/>z.append(__l__.text)</text:p>
      <text:p text:style-name="P17"><text:soft-page-break/><text:s text:c="80"/>except:</text:p>
      <text:p text:style-name="P17"><text:s text:c="84"/>for __l__ in i_.findAll('tr'):</text:p>
      <text:p text:style-name="P17"><text:s text:c="88"/>y.append(__l__.text)</text:p>
      <text:p text:style-name="P17"><text:s text:c="88"/>if _w_[1] in (__l__.text).casefold():</text:p>
      <text:p text:style-name="P17"><text:s text:c="92"/>z.append(__l__.text)</text:p>
      <text:p text:style-name="P17"><text:s text:c="24"/>if "president" in w_ and len(z[0]) &gt; 53:</text:p>
      <text:p text:style-name="P17"><text:s text:c="28"/>p=(y).index(z[1])</text:p>
      <text:p text:style-name="P17"><text:s text:c="24"/>elif "Show map" in z[0]:</text:p>
      <text:p text:style-name="P17"><text:s text:c="28"/>p=(y).index(z[1])</text:p>
      <text:p text:style-name="P17"><text:s text:c="24"/>elif i_==s.find(class_='infobox geography vcard') and len(z[0]) &gt; 95:</text:p>
      <text:p text:style-name="P17"><text:s text:c="28"/>try:</text:p>
      <text:p text:style-name="P17"><text:s text:c="32"/>p=(y).index(z[2])</text:p>
      <text:p text:style-name="P17"><text:s text:c="28"/>except:</text:p>
      <text:p text:style-name="P17"><text:s text:c="32"/>try:</text:p>
      <text:p text:style-name="P17"><text:s text:c="36"/>p=(y).index(z[1])</text:p>
      <text:p text:style-name="P17"><text:s text:c="32"/>except:</text:p>
      <text:p text:style-name="P17"><text:soft-page-break/><text:s text:c="36"/>p=(y).index(z[0])</text:p>
      <text:p text:style-name="P17"><text:s text:c="24"/>else:</text:p>
      <text:p text:style-name="P17"><text:s text:c="28"/>p=(y).index(z[0])</text:p>
      <text:p text:style-name="P17"><text:s text:c="24"/>g=''</text:p>
      <text:p text:style-name="P17"><text:s text:c="24"/>for h in y[p]:</text:p>
      <text:p text:style-name="P17"><text:s text:c="28"/>if h.isupper() or h.isdigit():</text:p>
      <text:p text:style-name="P17"><text:s text:c="32"/>if (y[p][((y[p].index(h))-1)]).islower() or (y[p][((y[p].index(h))+1)]).islower():</text:p>
      <text:p text:style-name="P17"><text:s text:c="36"/>g=g+' '+h</text:p>
      <text:p text:style-name="P17"><text:s text:c="32"/>elif (y[p][((y[p].index(h))-1)]).isdigit() or (y[p][((y[p].index(h))+1)]).isdigit() or (y[p][((y[p].index(h))+1)]) is not ' ':</text:p>
      <text:p text:style-name="P17"><text:s text:c="36"/>g=g+h</text:p>
      <text:p text:style-name="P17"><text:s text:c="32"/>elif (y[p][((y[p].index(h))-1)]).isupper() or (y[p][((y[p].index(h))+1)]).isupper() or (y[p][((y[p].index(h))+1)]) is not ' ':</text:p>
      <text:p text:style-name="P17"><text:s text:c="36"/>g=g+h</text:p>
      <text:p text:style-name="P17"><text:s text:c="28"/>else:</text:p>
      <text:p text:style-name="P17"><text:s text:c="32"/>g=g+h</text:p>
      <text:p text:style-name="P17"><text:s text:c="24"/>y[p]=g</text:p>
      <text:p text:style-name="P17"><text:s text:c="24"/>if "•" in y[p]:</text:p>
      <text:p text:style-name="P17"><text:soft-page-break/><text:s text:c="28"/>print("〰",y[p],"• 〰")</text:p>
      <text:p text:style-name="P17"><text:s text:c="24"/>elif i_==s.find(class_='vertical-navbox nowraplinks hlist') or i_==s.find(class_='vertical-navbox nowraplinks') or i_==s.find(class_='vertical-navbox vcard'):</text:p>
      <text:p text:style-name="P17"><text:s text:c="28"/>print("↴",y[p])</text:p>
      <text:p text:style-name="P17"><text:s text:c="24"/>else:</text:p>
      <text:p text:style-name="P17"><text:s text:c="28"/>print(y[p])</text:p>
      <text:p text:style-name="P17"><text:s text:c="24"/>try:</text:p>
      <text:p text:style-name="P17"><text:s text:c="28"/>if v == "YES":</text:p>
      <text:p text:style-name="P17"><text:s text:c="32"/>s=gTTS(text="hmm {}".format(y[p]),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4"/>try:</text:p>
      <text:p text:style-name="P17"><text:soft-page-break/><text:s text:c="28"/>if i_==s.find(class_='infobox bordered') and c_=='True':</text:p>
      <text:p text:style-name="P17"><text:s text:c="32"/>y_=y.index('Chemical formula\n')</text:p>
      <text:p text:style-name="P17"><text:s text:c="32"/>if y_&lt;p:</text:p>
      <text:p text:style-name="P17"><text:s text:c="36"/>print("-⇴►",y[p+1])</text:p>
      <text:p text:style-name="P17"><text:s text:c="32"/>else:</text:p>
      <text:p text:style-name="P17"><text:s text:c="36"/>pass</text:p>
      <text:p text:style-name="P17"><text:s text:c="28"/>elif i_==s.find(class_='infobox biota') and b_=='True':</text:p>
      <text:p text:style-name="P17"><text:s text:c="32"/>print("-⇴►",y[p+1])</text:p>
      <text:p text:style-name="P17"><text:s text:c="28"/>try:</text:p>
      <text:p text:style-name="P17"><text:s text:c="32"/>if v == "YES":</text:p>
      <text:p text:style-name="P17"><text:s text:c="36"/>s=gTTS(text="hmm {}".format(y[p+1]),lang='en-uk')</text:p>
      <text:p text:style-name="P17"><text:s text:c="36"/>s.save(r"C:\Python Files\Audiofiles\VoiceOver.mp3")</text:p>
      <text:p text:style-name="P17"><text:s text:c="36"/>playsound(r"C:\Python Files\Audiofiles\VoiceOver.mp3")</text:p>
      <text:p text:style-name="P17"><text:s text:c="36"/>os.remove("C:\Python Files\Audiofiles\VoiceOver.mp3")</text:p>
      <text:p text:style-name="P17"><text:s text:c="28"/>except:</text:p>
      <text:p text:style-name="P17"><text:soft-page-break/><text:s text:c="32"/>pass</text:p>
      <text:p text:style-name="P17"><text:s text:c="24"/>except:</text:p>
      <text:p text:style-name="P17"><text:s text:c="28"/>pass</text:p>
      <text:p text:style-name="P17"><text:s text:c="24"/>try:</text:p>
      <text:p text:style-name="P17"><text:s text:c="28"/>if "•" not in y[p]:</text:p>
      <text:p text:style-name="P17"><text:s text:c="32"/>if "•" in y[p+1]:</text:p>
      <text:p text:style-name="P17"><text:s text:c="36"/>print("\n")</text:p>
      <text:p text:style-name="P17"><text:s text:c="36"/>print(y[p+1])</text:p>
      <text:p text:style-name="P17"><text:s text:c="36"/>try:</text:p>
      <text:p text:style-name="P17"><text:s text:c="40"/>if v == "YES":</text:p>
      <text:p text:style-name="P17"><text:s text:c="44"/>s=gTTS(text="hmm {}".format(y[p+1]),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2] and "•" in y[p+1]:</text:p>
      <text:p text:style-name="P17"><text:soft-page-break/><text:s text:c="36"/>print("\n")</text:p>
      <text:p text:style-name="P17"><text:s text:c="36"/>print(y[p+2])</text:p>
      <text:p text:style-name="P17"><text:s text:c="36"/>try:</text:p>
      <text:p text:style-name="P17"><text:s text:c="40"/>if v == "YES":</text:p>
      <text:p text:style-name="P17"><text:s text:c="44"/>s=gTTS(text="hmm {}".format(y[p+2]),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3] and ("•" in y[p+1] and "•" in y[p+2]):</text:p>
      <text:p text:style-name="P17"><text:s text:c="36"/>print("\n")</text:p>
      <text:p text:style-name="P17"><text:s text:c="36"/>print(y[p+3])</text:p>
      <text:p text:style-name="P17"><text:s text:c="36"/>try:</text:p>
      <text:p text:style-name="P17"><text:s text:c="40"/>if v == "YES":</text:p>
      <text:p text:style-name="P17"><text:soft-page-break/><text:s text:c="44"/>s=gTTS(text="hmm {}".format(y[p+3]),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4] and ("•" in y[p+1] and "•" in y[p+2] and "•" in y[p+3]):</text:p>
      <text:p text:style-name="P17"><text:s text:c="36"/>print("\n")</text:p>
      <text:p text:style-name="P17"><text:s text:c="36"/>print(y[p+4])</text:p>
      <text:p text:style-name="P17"><text:s text:c="36"/>try:</text:p>
      <text:p text:style-name="P17"><text:s text:c="40"/>if v == "YES":</text:p>
      <text:p text:style-name="P17"><text:s text:c="44"/>s=gTTS(text="hmm {}".format(y[p+4]),lang='en-uk')</text:p>
      <text:p text:style-name="P17"><text:s text:c="44"/>s.save(r"C:\Python Files\Audiofiles\VoiceOver.mp3")</text:p>
      <text:p text:style-name="P17"><text:soft-page-break/><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5] and ("•" in y[p+1] and "•" in y[p+2] and "•" in y[p+3] and "•" in y[p+4]):</text:p>
      <text:p text:style-name="P17"><text:s text:c="36"/>print("\n")</text:p>
      <text:p text:style-name="P17"><text:s text:c="36"/>print(y[p+5])</text:p>
      <text:p text:style-name="P17"><text:s text:c="36"/>try:</text:p>
      <text:p text:style-name="P17"><text:s text:c="40"/>if v == "YES":</text:p>
      <text:p text:style-name="P17"><text:s text:c="44"/>s=gTTS(text="hmm {}".format(y[p+5]),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oft-page-break/><text:s text:c="40"/>pass</text:p>
      <text:p text:style-name="P17"><text:s text:c="32"/>if "•" in y[p+6] and ("•" in y[p+1] and "•" in y[p+2] and "•" in y[p+3] and "•" in y[p+4] and "•" in y[p+5]):</text:p>
      <text:p text:style-name="P17"><text:s text:c="36"/>print("\n")</text:p>
      <text:p text:style-name="P17"><text:s text:c="36"/>print(y[p+6])</text:p>
      <text:p text:style-name="P17"><text:s text:c="36"/>try:</text:p>
      <text:p text:style-name="P17"><text:s text:c="40"/>if v == "YES":</text:p>
      <text:p text:style-name="P17"><text:s text:c="44"/>s=gTTS(text="hmm {}".format(y[p+6]),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24"/>except:</text:p>
      <text:p text:style-name="P17"><text:s text:c="28"/>pass</text:p>
      <text:p text:style-name="P17"><text:s text:c="20"/>except:</text:p>
      <text:p text:style-name="P17"><text:s text:c="24"/>try:</text:p>
      <text:p text:style-name="P17"><text:soft-page-break/><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16"/>except:</text:p>
      <text:p text:style-name="P17"><text:s text:c="20"/>try:</text:p>
      <text:p text:style-name="P17"><text:soft-page-break/><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0"/>except requests.exceptions.ConnectionError:</text:p>
      <text:p text:style-name="P17"><text:soft-page-break/><text:s text:c="24"/>print(" \t⚠Oops...Make Sure That You Are Connected With Internet⚠ ")</text:p>
      <text:p text:style-name="P17"><text:s text:c="24"/>if v == "YES":</text:p>
      <text:p text:style-name="P17"><text:s text:c="28"/>playsound(r"C:\Python Files\Audiofiles\offline.mp3")</text:p>
      <text:p text:style-name="P17"><text:s text:c="12"/>elif "what is" in q_:</text:p>
      <text:p text:style-name="P17"><text:s text:c="16"/>try:</text:p>
      <text:p text:style-name="P17"><text:s text:c="20"/>try:</text:p>
      <text:p text:style-name="P17"><text:s text:c="24"/>if "who" in q_ or "glenda" in q_:</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lse:</text:p>
      <text:p text:style-name="P17"><text:s text:c="28"/>w=q_</text:p>
      <text:p text:style-name="P17"><text:s text:c="24"/>r = requests.get("https://google.com/search?q={} wikipedia".format(q_))</text:p>
      <text:p text:style-name="P17"><text:s text:c="24"/>s = BeautifulSoup(r.content, 'html.parser')</text:p>
      <text:p text:style-name="P17"><text:soft-page-break/><text:s text:c="24"/>e=[]</text:p>
      <text:p text:style-name="P17"><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if '%' in q:</text:p>
      <text:p text:style-name="P17"><text:s text:c="28"/>print("Just Sit Back And Hold Tight!")</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oft-page-break/><text:s text:c="24"/>else:</text:p>
      <text:p text:style-name="P17"><text:s text:c="28"/>print("\t <text:s text:c="26"/>\||~~~~||||",q,"||||~~~~||/ \n")</text:p>
      <text:p text:style-name="P17"><text:s text:c="28"/>r=requests.get("https://en.wikipedia.org/wiki/{}".format(q))</text:p>
      <text:p text:style-name="P17"><text:s text:c="28"/>s = BeautifulSoup(r.text,"html.parser")</text:p>
      <text:p text:style-name="P17"><text:s text:c="28"/>p=s.select('p')[0:6]</text:p>
      <text:p text:style-name="P17"><text:s text:c="28"/>i='\n'.join([o.text for o in p])</text:p>
      <text:p text:style-name="P17"><text:s text:c="28"/>if len(i) &gt; 100:</text:p>
      <text:p text:style-name="P17"><text:s text:c="32"/>print(i)</text:p>
      <text:p text:style-name="P17"><text:s text:c="32"/>try:</text:p>
      <text:p text:style-name="P17"><text:s text:c="36"/>for x in range(0,6):</text:p>
      <text:p text:style-name="P17"><text:s text:c="40"/>if len(p[x].text)&gt;100:</text:p>
      <text:p text:style-name="P17"><text:s text:c="44"/>f=(p[x].text)</text:p>
      <text:p text:style-name="P17"><text:s text:c="36"/>if v == "YES":</text:p>
      <text:p text:style-name="P17"><text:s text:c="40"/>s=gTTS(text="hmm {}".format(f),lang='en-uk')</text:p>
      <text:p text:style-name="P17"><text:s text:c="40"/>s.save(r"C:\Python Files\Audiofiles\VoiceOver.mp3")</text:p>
      <text:p text:style-name="P17"><text:s text:c="40"/>playsound(r"C:\Python Files\Audiofiles\VoiceOver.mp3")</text:p>
      <text:p text:style-name="P17"><text:soft-page-break/><text:s text:c="40"/>os.remove("C:\Python Files\Audiofiles\VoiceOver.mp3")</text:p>
      <text:p text:style-name="P17"><text:s text:c="32"/>except:</text:p>
      <text:p text:style-name="P17"><text:s text:c="36"/>pass</text:p>
      <text:p text:style-name="P17"><text:s text:c="28"/>else:</text:p>
      <text:p text:style-name="P17"><text:s text:c="32"/>g = requests.get("https://google.com/search?q={} in cambridge dictionary".format(w))</text:p>
      <text:p text:style-name="P17"><text:s text:c="32"/>_s_ = BeautifulSoup(g.content, 'html.parser')</text:p>
      <text:p text:style-name="P17"><text:s text:c="32"/>y=[]</text:p>
      <text:p text:style-name="P17"><text:s text:c="32"/>for a in _s_.find_all('a', href=True):</text:p>
      <text:p text:style-name="P17"><text:s text:c="36"/>y.append(a['href'])</text:p>
      <text:p text:style-name="P17"><text:s text:c="32"/>z=[]</text:p>
      <text:p text:style-name="P17"><text:s text:c="32"/>for t in y:</text:p>
      <text:p text:style-name="P17"><text:s text:c="36"/>if "/url?q=https://dictionary.cambridge.org/dictionary/english/" in t:</text:p>
      <text:p text:style-name="P17"><text:s text:c="40"/>z.append(y.index(t))</text:p>
      <text:p text:style-name="P17"><text:s text:c="32"/>l=y[z[0]]</text:p>
      <text:p text:style-name="P17"><text:s text:c="32"/>j=l.index('&amp;')</text:p>
      <text:p text:style-name="P17"><text:s text:c="32"/>k=l[59:j]</text:p>
      <text:p text:style-name="P17"><text:s text:c="32"/>if k == "":</text:p>
      <text:p text:style-name="P17"><text:s text:c="36"/>print("ERROR 404:Not Found!") <text:s text:c="3"/></text:p>
      <text:p text:style-name="P17"><text:soft-page-break/><text:s text:c="32"/>else:</text:p>
      <text:p text:style-name="P17"><text:s text:c="36"/>try:</text:p>
      <text:p text:style-name="P17"><text:s text:c="40"/>r = requests.get("https://dictionary.cambridge.org/dictionary/english/{}".format(k))</text:p>
      <text:p text:style-name="P17"><text:s text:c="40"/>print(r)</text:p>
      <text:p text:style-name="P17"><text:s text:c="40"/>s = BeautifulSoup(r.content, 'html.parser')</text:p>
      <text:p text:style-name="P17"><text:s text:c="40"/>print(k)</text:p>
      <text:p text:style-name="P17"><text:s text:c="40"/>i= s.find(class_="ddef_h")</text:p>
      <text:p text:style-name="P17"><text:s text:c="40"/>e=[]</text:p>
      <text:p text:style-name="P17"><text:s text:c="40"/>for b in i.findAll():</text:p>
      <text:p text:style-name="P17"><text:s text:c="44"/>e.append(b.text)</text:p>
      <text:p text:style-name="P17"><text:s text:c="40"/>x=[]</text:p>
      <text:p text:style-name="P17"><text:s text:c="40"/>for h in e:</text:p>
      <text:p text:style-name="P17"><text:s text:c="44"/>if ":" in h:</text:p>
      <text:p text:style-name="P17"><text:s text:c="48"/>x.append(e.index(h))</text:p>
      <text:p text:style-name="P17"><text:s text:c="40"/>p_=e[x[0]]</text:p>
      <text:p text:style-name="P17"><text:s text:c="40"/>print("As Per Cambridge Dictionary:",p_)</text:p>
      <text:p text:style-name="P17"><text:s text:c="36"/>except:</text:p>
      <text:p text:style-name="P17"><text:s text:c="40"/>pass</text:p>
      <text:p text:style-name="P17"><text:s text:c="36"/>try:</text:p>
      <text:p text:style-name="P17"><text:soft-page-break/><text:s text:c="40"/>r_ = requests.get("https://www.oxfordlearnersdictionaries.com/definition/english/{}".format(k))</text:p>
      <text:p text:style-name="P17"><text:s text:c="40"/>s_ = BeautifulSoup(r_.content, 'html.parser')</text:p>
      <text:p text:style-name="P17"><text:s text:c="40"/>i_= s_.find(class_="def")</text:p>
      <text:p text:style-name="P17"><text:s text:c="40"/>print("\nAs Per Oxford Dictionary:",(i_.extract()).text)</text:p>
      <text:p text:style-name="P17"><text:s text:c="36"/>except:</text:p>
      <text:p text:style-name="P17"><text:s text:c="40"/>pass</text:p>
      <text:p text:style-name="P17"><text:s text:c="36"/>try:</text:p>
      <text:p text:style-name="P17"><text:s text:c="40"/>r__ = requests.get("https://www.macmillandictionary.com/dictionary/british/{}".format(k))</text:p>
      <text:p text:style-name="P17"><text:s text:c="40"/>s__ = BeautifulSoup(r__.content, 'html.parser')</text:p>
      <text:p text:style-name="P17"><text:s text:c="40"/>i__= s__.find(class_="DEFINITION")</text:p>
      <text:p text:style-name="P17"><text:s text:c="40"/>print("\nAs Per Macmillan Dictionary:",(i__.extract()).text)</text:p>
      <text:p text:style-name="P17"><text:s text:c="36"/>except:</text:p>
      <text:p text:style-name="P17"><text:s text:c="40"/>pass</text:p>
      <text:p text:style-name="P17"><text:s text:c="32"/>try:</text:p>
      <text:p text:style-name="P17"><text:soft-page-break/><text:s text:c="36"/>try:</text:p>
      <text:p text:style-name="P17"><text:s text:c="40"/>if len((i_.extract()).text)&gt;len((i__.extract()).text):</text:p>
      <text:p text:style-name="P17"><text:s text:c="44"/>m=(i_.extract()).text</text:p>
      <text:p text:style-name="P17"><text:s text:c="40"/>else:</text:p>
      <text:p text:style-name="P17"><text:s text:c="44"/>m=(i__.extract()).text</text:p>
      <text:p text:style-name="P17"><text:s text:c="36"/>except:</text:p>
      <text:p text:style-name="P17"><text:s text:c="40"/>try:</text:p>
      <text:p text:style-name="P17"><text:s text:c="44"/>m=(i_.extract()).text</text:p>
      <text:p text:style-name="P17"><text:s text:c="40"/>except:</text:p>
      <text:p text:style-name="P17"><text:s text:c="44"/>m=(i__.extract()).text</text:p>
      <text:p text:style-name="P17"><text:s text:c="36"/>if v == "YES":</text:p>
      <text:p text:style-name="P17"><text:s text:c="40"/>s=gTTS(text="hmm {} means that {}".format(k,m),lang='en-uk')</text:p>
      <text:p text:style-name="P17"><text:s text:c="40"/>s.save(r"C:\Python Files\Audiofiles\VoiceOver.mp3")</text:p>
      <text:p text:style-name="P17"><text:s text:c="40"/>playsound(r"C:\Python Files\Audiofiles\VoiceOver.mp3")</text:p>
      <text:p text:style-name="P17"><text:s text:c="40"/>os.remove("C:\Python Files\Audiofiles\VoiceOver.mp3")</text:p>
      <text:p text:style-name="P17"><text:s text:c="32"/>except:</text:p>
      <text:p text:style-name="P17"><text:soft-page-break/><text:s text:c="36"/>pass</text:p>
      <text:p text:style-name="P17"><text:s text:c="20"/>excep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16"/>except requests.exceptions.ConnectionError:</text:p>
      <text:p text:style-name="P17"><text:s text:c="20"/>print(" \t⚠Oops...Make Sure That You Are Connected With Internet⚠ ")</text:p>
      <text:p text:style-name="P17"><text:s text:c="20"/>if v == "YES":</text:p>
      <text:p text:style-name="P17"><text:s text:c="24"/>playsound(r"C:\Python Files\Audiofiles\offline.mp3")</text:p>
      <text:p text:style-name="P17"><text:s text:c="12"/>elif "who is" in q_ or "how is" in q_ or "how was" in q_ or "who was" in q_ or "how did" in q_:</text:p>
      <text:p text:style-name="P17"><text:s text:c="16"/>try:</text:p>
      <text:p text:style-name="P17"><text:s text:c="20"/>try:</text:p>
      <text:p text:style-name="P17"><text:soft-page-break/><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r = requests.get("https://google.com/search?q={} wikipedia".format(w))</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oft-page-break/><text:s text:c="24"/>i=l.index('&amp;')</text:p>
      <text:p text:style-name="P17"><text:s text:c="24"/>q=l[37:i]</text:p>
      <text:p text:style-name="P17"><text:s text:c="24"/>if '%' in q:</text:p>
      <text:p text:style-name="P17"><text:s text:c="28"/>print("Just Sit Back And Hold Tight!")</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else:</text:p>
      <text:p text:style-name="P17"><text:s text:c="28"/>print("\t <text:s text:c="23"/>\||~~~~||||",q,"||||~~~~||/ \n")</text:p>
      <text:p text:style-name="P17"><text:s text:c="28"/>r=requests.get("https://en.wikipedia.org/wiki/{}".format(q))</text:p>
      <text:p text:style-name="P17"><text:s text:c="28"/>s = BeautifulSoup(r.text,"html.parser")</text:p>
      <text:p text:style-name="P17"><text:s text:c="28"/>p=s.select('p')[0:6]</text:p>
      <text:p text:style-name="P17"><text:s text:c="28"/>i='\n'.join([o.text for o in p])</text:p>
      <text:p text:style-name="P17"><text:soft-page-break/><text:s text:c="28"/>if len(i)&gt;100:</text:p>
      <text:p text:style-name="P17"><text:s text:c="32"/>print(i)</text:p>
      <text:p text:style-name="P17"><text:s text:c="32"/>try:</text:p>
      <text:p text:style-name="P17"><text:s text:c="36"/>for x in range(0,6):</text:p>
      <text:p text:style-name="P17"><text:s text:c="40"/>if len(p[x].text)&gt;100:</text:p>
      <text:p text:style-name="P17"><text:s text:c="44"/>f=(p[x].text)</text:p>
      <text:p text:style-name="P17"><text:s text:c="36"/>if v == "YES":</text:p>
      <text:p text:style-name="P17"><text:s text:c="40"/>s=gTTS(text="hmm {}".format(f),lang='en-uk')</text:p>
      <text:p text:style-name="P17"><text:s text:c="40"/>s.save(r"C:\Python Files\Audiofiles\VoiceOver.mp3")</text:p>
      <text:p text:style-name="P17"><text:s text:c="40"/>playsound(r"C:\Python Files\Audiofiles\VoiceOver.mp3")</text:p>
      <text:p text:style-name="P17"><text:s text:c="40"/>os.remove("C:\Python Files\Audiofiles\VoiceOver.mp3")</text:p>
      <text:p text:style-name="P17"><text:s text:c="32"/>except:</text:p>
      <text:p text:style-name="P17"><text:s text:c="36"/>pass</text:p>
      <text:p text:style-name="P17"><text:s text:c="28"/>else:</text:p>
      <text:p text:style-name="P17"><text:s text:c="32"/>r=requests.get("https://en.wikipedia.org/wiki/{}".format(q))</text:p>
      <text:p text:style-name="P17"><text:s text:c="32"/>s = BeautifulSoup(r.text,"html.parser")</text:p>
      <text:p text:style-name="P17"><text:soft-page-break/><text:s text:c="32"/>i_=s.find(class_='infobox')</text:p>
      <text:p text:style-name="P17"><text:s text:c="32"/>y=[]</text:p>
      <text:p text:style-name="P17"><text:s text:c="32"/>for __l__ in i_.findAll('tr'):</text:p>
      <text:p text:style-name="P17"><text:s text:c="36"/>y.append(__l__.text)</text:p>
      <text:p text:style-name="P17"><text:s text:c="36"/>try:</text:p>
      <text:p text:style-name="P17"><text:s text:c="40"/>g=''</text:p>
      <text:p text:style-name="P17"><text:s text:c="40"/>g_=[]</text:p>
      <text:p text:style-name="P17"><text:s text:c="40"/>for h in (__l__.text):</text:p>
      <text:p text:style-name="P17"><text:s text:c="44"/>if h.isupper() or h.isdigit():</text:p>
      <text:p text:style-name="P17"><text:s text:c="48"/>if h.isdigit():</text:p>
      <text:p text:style-name="P17"><text:s text:c="52"/>g_.append(((__l__.text).index(h)))</text:p>
      <text:p text:style-name="P17"><text:s text:c="52"/>if ((__l__.text).index(h))==g_[0]:</text:p>
      <text:p text:style-name="P17"><text:s text:c="56"/>g=g+' '+h</text:p>
      <text:p text:style-name="P17"><text:s text:c="52"/>else:</text:p>
      <text:p text:style-name="P17"><text:s text:c="55"/>g=g+h </text:p>
      <text:p text:style-name="P17"><text:s text:c="48"/>elif h.isupper():</text:p>
      <text:p text:style-name="P17"><text:s text:c="52"/>g=g+' '+h</text:p>
      <text:p text:style-name="P17"><text:s text:c="48"/>else:</text:p>
      <text:p text:style-name="P17"><text:s text:c="52"/>g=g+h</text:p>
      <text:p text:style-name="P17"><text:s text:c="44"/>else:</text:p>
      <text:p text:style-name="P17"><text:s text:c="48"/>g=g+h</text:p>
      <text:p text:style-name="P17"><text:soft-page-break/><text:s text:c="40"/>print("⋱",g)</text:p>
      <text:p text:style-name="P17"><text:s text:c="36"/>except:</text:p>
      <text:p text:style-name="P17"><text:s text:c="40"/>print("₪",__l__.text)</text:p>
      <text:p text:style-name="P17"><text:s text:c="20"/>excep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16"/>except requests.exceptions.ConnectionError:</text:p>
      <text:p text:style-name="P17"><text:s text:c="20"/>print(" \t⚠Oops...Make Sure That You Are Connected With Internet⚠ ")</text:p>
      <text:p text:style-name="P17"><text:s text:c="20"/>if v == "YES":</text:p>
      <text:p text:style-name="P17"><text:s text:c="24"/>playsound(r"C:\Python Files\Audiofiles\offline.mp3")</text:p>
      <text:p text:style-name="P17"><text:s text:c="12"/>elif "when was" in q_ or "where was" in q_ or "where is" in q_ or "where did" in q_ or "when is" in q_ or "when did" in q_:</text:p>
      <text:p text:style-name="P17"><text:soft-page-break/><text:s text:c="16"/>try:</text:p>
      <text:p text:style-name="P17"><text:s text:c="20"/>l= q_.split()</text:p>
      <text:p text:style-name="P17"><text:s text:c="20"/>try:</text:p>
      <text:p text:style-name="P17"><text:s text:c="24"/>i=l.index("was")+1</text:p>
      <text:p text:style-name="P17"><text:s text:c="24"/>w=' '.join(l[i:])</text:p>
      <text:p text:style-name="P17"><text:s text:c="20"/>except:</text:p>
      <text:p text:style-name="P17"><text:s text:c="24"/>i=l.index("is")+1</text:p>
      <text:p text:style-name="P17"><text:s text:c="24"/>w=' '.join(l[i:])</text:p>
      <text:p text:style-name="P17"><text:s text:c="20"/>try:</text:p>
      <text:p text:style-name="P17"><text:s text:c="24"/>if l[len(l)-1]=='?' or l[len(l)-1]=='.' or l[len(l)-1]=='!':</text:p>
      <text:p text:style-name="P17"><text:s text:c="28"/>i=len(l)-2</text:p>
      <text:p text:style-name="P17"><text:s text:c="24"/>else:</text:p>
      <text:p text:style-name="P17"><text:s text:c="28"/>i=len(l)-1</text:p>
      <text:p text:style-name="P17"><text:s text:c="24"/>u=l[i]</text:p>
      <text:p text:style-name="P17"><text:s text:c="20"/>except:</text:p>
      <text:p text:style-name="P17"><text:s text:c="24"/>pass</text:p>
      <text:p text:style-name="P17"><text:s text:c="20"/>w_ = str(u).casefold()</text:p>
      <text:p text:style-name="P17"><text:s text:c="20"/>if '?' in w_ or '.' in w_ or '.' in w_ or ',' in w_:</text:p>
      <text:p text:style-name="P17"><text:s text:c="24"/>o=len(w_)-1</text:p>
      <text:p text:style-name="P17"><text:s text:c="24"/>w_=w_[0:o]</text:p>
      <text:p text:style-name="P17"><text:s text:c="20"/>else:</text:p>
      <text:p text:style-name="P17"><text:soft-page-break/><text:s text:c="24"/>w_ = str(u).casefold()</text:p>
      <text:p text:style-name="P17"><text:s text:c="20"/>try:</text:p>
      <text:p text:style-name="P17"><text:s text:c="24"/>r = requests.get("https://google.com/search?q={} wikipedia".format(w))</text:p>
      <text:p text:style-name="P17"><text:s text:c="24"/>s = BeautifulSoup(r.content, 'html.parser')</text:p>
      <text:p text:style-name="P17"><text:s text:c="24"/>e=[]</text:p>
      <text:p text:style-name="P17"><text:s text:c="24"/>for a_ in s.find_all('a', href=True):</text:p>
      <text:p text:style-name="P17"><text:s text:c="28"/>e.append(a_['href'])</text:p>
      <text:p text:style-name="P17"><text:s text:c="24"/>x=[]</text:p>
      <text:p text:style-name="P17"><text:s text:c="24"/>for t in e:</text:p>
      <text:p text:style-name="P17"><text:s text:c="28"/>if "/url?q=https://en.wikipedia.org/wiki/" in t:</text:p>
      <text:p text:style-name="P17"><text:s text:c="32"/>x.append(e.index(t))</text:p>
      <text:p text:style-name="P17"><text:s text:c="24"/>l=e[x[0]]</text:p>
      <text:p text:style-name="P17"><text:s text:c="24"/>i=l.index('&amp;')</text:p>
      <text:p text:style-name="P17"><text:s text:c="24"/>q=l[37:i]</text:p>
      <text:p text:style-name="P17"><text:s text:c="24"/>print(q)</text:p>
      <text:p text:style-name="P17"><text:s text:c="24"/>if "when" in q_:</text:p>
      <text:p text:style-name="P17"><text:s text:c="28"/>if ("birth" in q_ or "born" in q_) and ("day" in q_ or "anniversary" in q_):</text:p>
      <text:p text:style-name="P17"><text:s text:c="32"/>w_='born'</text:p>
      <text:p text:style-name="P17"><text:soft-page-break/><text:s text:c="28"/>elif ("Assassination" in q and ((("died" in q_ or "death" in q_) and ("day" in q_ or "anniversary")) or "die" in q_ or "killed" in q_ or "murder" in q_ or "death" in q_ or "assas" in q_)) or "started" in q_ or "end" in q_ or "period" in q_:</text:p>
      <text:p text:style-name="P17"><text:s text:c="32"/>w_='date'</text:p>
      <text:p text:style-name="P17"><text:s text:c="28"/>elif (("died" in q_ or "death" in q_) and ("day" in q_ or "anniversary")) or "die" in q_ or "killed" in q_ or "murder" in q_ or "death" in q_ or "assas" in q_:</text:p>
      <text:p text:style-name="P17"><text:s text:c="32"/>w_='died'</text:p>
      <text:p text:style-name="P17"><text:s text:c="28"/>elif "construct" in q_ or "open" in q_ or "build" in q_ or "built" in q_:</text:p>
      <text:p text:style-name="P17"><text:s text:c="32"/>w_='open'</text:p>
      <text:p text:style-name="P17"><text:s text:c="28"/>elif "release" in q_ or "out" in q_:</text:p>
      <text:p text:style-name="P17"><text:s text:c="32"/>w_="release"</text:p>
      <text:p text:style-name="P17"><text:s text:c="24"/>elif "where" in q_:</text:p>
      <text:p text:style-name="P17"><text:s text:c="28"/>if ("birth" in q_ or "born" in q_) and ("place" in q_ or "location" in q_):</text:p>
      <text:p text:style-name="P17"><text:s text:c="32"/>w_='born'</text:p>
      <text:p text:style-name="P17"><text:s text:c="28"/>elif (("died" in q_ or "death" in q_) and ("place" in q_ or "location" in q_)):</text:p>
      <text:p text:style-name="P17"><text:s text:c="32"/>w_='died'</text:p>
      <text:p text:style-name="P17"><text:soft-page-break/><text:s text:c="28"/>else:</text:p>
      <text:p text:style-name="P17"><text:s text:c="32"/>w_='location'</text:p>
      <text:p text:style-name="P17"><text:s text:c="24"/>if '%' in q:</text:p>
      <text:p text:style-name="P17"><text:s text:c="28"/>print("Just Sit Back And Hold Tight!")</text:p>
      <text:p text:style-name="P17"><text:s text:c="28"/>webbrowser.open("https://google.com/search?q={}".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4"/>a=b=0</text:p>
      <text:p text:style-name="P17"><text:s text:c="24"/>for o in range(len(q)):</text:p>
      <text:p text:style-name="P17"><text:s text:c="28"/>if q[o].isalpha():</text:p>
      <text:p text:style-name="P17"><text:s text:c="32"/>a=a+1</text:p>
      <text:p text:style-name="P17"><text:s text:c="28"/>elif q[o].isdigit():</text:p>
      <text:p text:style-name="P17"><text:s text:c="32"/>b=b+1</text:p>
      <text:p text:style-name="P17"><text:s text:c="28"/>else:</text:p>
      <text:p text:style-name="P17"><text:s text:c="32"/>pass</text:p>
      <text:p text:style-name="P17"><text:soft-page-break/><text:s text:c="24"/>if a&lt;4 and b&gt;=1:</text:p>
      <text:p text:style-name="P17"><text:s text:c="28"/>l=e[x[1]]</text:p>
      <text:p text:style-name="P17"><text:s text:c="28"/>i=l.index('&amp;')</text:p>
      <text:p text:style-name="P17"><text:s text:c="28"/>q=l[37:i]</text:p>
      <text:p text:style-name="P17"><text:s text:c="24"/>else:</text:p>
      <text:p text:style-name="P17"><text:s text:c="28"/>pass</text:p>
      <text:p text:style-name="P17"><text:s text:c="24"/>r=requests.get("https://en.wikipedia.org/wiki/{}".format(q))</text:p>
      <text:p text:style-name="P17"><text:s text:c="24"/>s = BeautifulSoup(r.text,"html.parser")</text:p>
      <text:p text:style-name="P17"><text:s text:c="24"/>_w_=w_.split()</text:p>
      <text:p text:style-name="P17"><text:s text:c="24"/>z=[]</text:p>
      <text:p text:style-name="P17"><text:s text:c="24"/>y=[]</text:p>
      <text:p text:style-name="P17"><text:s text:c="24"/>try:</text:p>
      <text:p text:style-name="P17"><text:s text:c="28"/>i_=s.find(class_='infobox geography vcard')</text:p>
      <text:p text:style-name="P17"><text:s text:c="28"/>try:</text:p>
      <text:p text:style-name="P17"><text:s text:c="32"/>for __l__ in i_.findAll('tr'):</text:p>
      <text:p text:style-name="P17"><text:s text:c="36"/>y.append(__l__.text)</text:p>
      <text:p text:style-name="P17"><text:s text:c="36"/>if w_ in (__l__.text).casefold():</text:p>
      <text:p text:style-name="P17"><text:s text:c="40"/>z.append(__l__.text)</text:p>
      <text:p text:style-name="P17"><text:s text:c="28"/>except:</text:p>
      <text:p text:style-name="P17"><text:s text:c="32"/>for __l__ in i_.find():</text:p>
      <text:p text:style-name="P17"><text:soft-page-break/><text:s text:c="36"/>y.append(__l__.text)</text:p>
      <text:p text:style-name="P17"><text:s text:c="36"/>if w_ in (__l__.text).casefold():</text:p>
      <text:p text:style-name="P17"><text:s text:c="40"/>z.append(__l__.text)</text:p>
      <text:p text:style-name="P17"><text:s text:c="8"/></text:p>
      <text:p text:style-name="P17"><text:s text:c="24"/>except:</text:p>
      <text:p text:style-name="P17"><text:s text:c="28"/>try:</text:p>
      <text:p text:style-name="P17"><text:s text:c="32"/>i_=s.find(class_='infobox')</text:p>
      <text:p text:style-name="P17"><text:s text:c="32"/>try:</text:p>
      <text:p text:style-name="P17"><text:s text:c="36"/>for __l__ in i_.findAll('tr'):</text:p>
      <text:p text:style-name="P17"><text:s text:c="40"/>y.append(__l__.text)</text:p>
      <text:p text:style-name="P17"><text:s text:c="40"/>if w_ in (__l__.text).casefold():</text:p>
      <text:p text:style-name="P17"><text:s text:c="44"/>z.append(__l__.text)</text:p>
      <text:p text:style-name="P17"><text:s text:c="32"/>except:</text:p>
      <text:p text:style-name="P17"><text:s text:c="36"/>for __l__ in i_.find():</text:p>
      <text:p text:style-name="P17"><text:s text:c="40"/>y.append(__l__.text)</text:p>
      <text:p text:style-name="P17"><text:s text:c="40"/>if w_ in (__l__.text).casefold():</text:p>
      <text:p text:style-name="P17"><text:s text:c="44"/>z.append(__l__.text)</text:p>
      <text:p text:style-name="P17"><text:s text:c="28"/>except:</text:p>
      <text:p text:style-name="P17"><text:s text:c="32"/>try:</text:p>
      <text:p text:style-name="P17"><text:s text:c="36"/>i_=s.find(class_='infobox vcard')</text:p>
      <text:p text:style-name="P17"><text:s text:c="36"/>try:</text:p>
      <text:p text:style-name="P17"><text:soft-page-break/><text:s text:c="40"/>for __l__ in i_.findAll('tr'):</text:p>
      <text:p text:style-name="P17"><text:s text:c="44"/>y.append(__l__.text)</text:p>
      <text:p text:style-name="P17"><text:s text:c="44"/>if w_ in (__l__.text).casefold():</text:p>
      <text:p text:style-name="P17"><text:s text:c="48"/>z.append(__l__.text)</text:p>
      <text:p text:style-name="P17"><text:s text:c="36"/>except:</text:p>
      <text:p text:style-name="P17"><text:s text:c="40"/>for __l__ in i_.find():</text:p>
      <text:p text:style-name="P17"><text:s text:c="44"/>y.append(__l__.text)</text:p>
      <text:p text:style-name="P17"><text:s text:c="44"/>if w_ in (__l__.text).casefold():</text:p>
      <text:p text:style-name="P17"><text:s text:c="48"/>z.append(__l__.text)</text:p>
      <text:p text:style-name="P17"><text:s text:c="32"/>except:</text:p>
      <text:p text:style-name="P17"><text:s text:c="36"/>try:</text:p>
      <text:p text:style-name="P17"><text:s text:c="40"/>i_=s.find(class_='infobox biography vcard')</text:p>
      <text:p text:style-name="P17"><text:s text:c="40"/>try:</text:p>
      <text:p text:style-name="P17"><text:s text:c="44"/>for __l__ in i_.findAll('tr'):</text:p>
      <text:p text:style-name="P17"><text:s text:c="48"/>y.append(__l__.text)</text:p>
      <text:p text:style-name="P17"><text:s text:c="48"/>if w_ in (__l__.text).casefold():</text:p>
      <text:p text:style-name="P17"><text:s text:c="52"/>z.append(__l__.text)</text:p>
      <text:p text:style-name="P17"><text:s text:c="40"/>except:</text:p>
      <text:p text:style-name="P17"><text:s text:c="44"/>for __l__ in i_.find():</text:p>
      <text:p text:style-name="P17"><text:s text:c="48"/>y.append(__l__.text)</text:p>
      <text:p text:style-name="P17"><text:s text:c="48"/>if w_ in (__l__.text).casefold():</text:p>
      <text:p text:style-name="P17"><text:soft-page-break/><text:s text:c="52"/>z.append(__l__.text)</text:p>
      <text:p text:style-name="P17"><text:s text:c="36"/>except:</text:p>
      <text:p text:style-name="P17"><text:s text:c="40"/>try:</text:p>
      <text:p text:style-name="P17"><text:s text:c="44"/>i_=s.find(class_='infobox vevent')</text:p>
      <text:p text:style-name="P17"><text:s text:c="44"/>try:</text:p>
      <text:p text:style-name="P17"><text:s text:c="48"/>for __l__ in i_.findAll('tr'):</text:p>
      <text:p text:style-name="P17"><text:s text:c="52"/>y.append(__l__.text)</text:p>
      <text:p text:style-name="P17"><text:s text:c="52"/>if w_ in (__l__.text).casefold():</text:p>
      <text:p text:style-name="P17"><text:s text:c="56"/>z.append(__l__.text)</text:p>
      <text:p text:style-name="P17"><text:s text:c="44"/>except:</text:p>
      <text:p text:style-name="P17"><text:s text:c="48"/>for __l__ in i_.find():</text:p>
      <text:p text:style-name="P17"><text:s text:c="52"/>y.append(__l__.text)</text:p>
      <text:p text:style-name="P17"><text:s text:c="52"/>if w_ in (__l__.text).casefold():</text:p>
      <text:p text:style-name="P17"><text:s text:c="56"/>z.append(__l__.text)</text:p>
      <text:p text:style-name="P17"><text:s text:c="40"/>except:</text:p>
      <text:p text:style-name="P17"><text:s text:c="44"/>try:</text:p>
      <text:p text:style-name="P17"><text:s text:c="48"/>i_=s.find(class_='infobox biota')</text:p>
      <text:p text:style-name="P17"><text:s text:c="48"/>for __l__ in i_.findAll('tr'):</text:p>
      <text:p text:style-name="P17"><text:s text:c="52"/>y.append(__l__.text)</text:p>
      <text:p text:style-name="P17"><text:s text:c="52"/>if w_ in (__l__.text).casefold():</text:p>
      <text:p text:style-name="P17"><text:s text:c="56"/>z.append(__l__.text)</text:p>
      <text:p text:style-name="P17"><text:soft-page-break/><text:s text:c="44"/>except:</text:p>
      <text:p text:style-name="P17"><text:s text:c="48"/>try:</text:p>
      <text:p text:style-name="P17"><text:s text:c="52"/>b_='False'</text:p>
      <text:p text:style-name="P17"><text:s text:c="52"/>i_=s.find(class_='infobox hproduct')</text:p>
      <text:p text:style-name="P17"><text:s text:c="52"/>for __l__ in i_.findChild():</text:p>
      <text:p text:style-name="P17"><text:s text:c="56"/>y.append(__l__.text)</text:p>
      <text:p text:style-name="P17"><text:s text:c="56"/>if w_ in (__l__.text).casefold():</text:p>
      <text:p text:style-name="P17"><text:s text:c="60"/>z.append(__l__.text)</text:p>
      <text:p text:style-name="P17"><text:s text:c="48"/>except:</text:p>
      <text:p text:style-name="P17"><text:s text:c="52"/>try:</text:p>
      <text:p text:style-name="P17"><text:s text:c="56"/>i_=s.find(class_='infobox bordered')</text:p>
      <text:p text:style-name="P17"><text:s text:c="56"/>for __l__ in i_.findAll('tr'):</text:p>
      <text:p text:style-name="P17"><text:s text:c="60"/>y.append(__l__.text)</text:p>
      <text:p text:style-name="P17"><text:s text:c="60"/>if w_ in (__l__.text).casefold():</text:p>
      <text:p text:style-name="P17"><text:s text:c="64"/>z.append(__l__.text)</text:p>
      <text:p text:style-name="P17"><text:s text:c="52"/>except:</text:p>
      <text:p text:style-name="P17"><text:s text:c="56"/>try:</text:p>
      <text:p text:style-name="P17"><text:s text:c="60"/>c_='False'</text:p>
      <text:p text:style-name="P17"><text:s text:c="60"/>i_=s.find(class_='infobox vcard plainlist')</text:p>
      <text:p text:style-name="P17"><text:s text:c="60"/>try:</text:p>
      <text:p text:style-name="P17"><text:soft-page-break/><text:s text:c="64"/>for __l__ in i_.findAll('tr'):</text:p>
      <text:p text:style-name="P17"><text:s text:c="68"/>y.append(__l__.text)</text:p>
      <text:p text:style-name="P17"><text:s text:c="68"/>if w_ in (__l__.text).casefold():</text:p>
      <text:p text:style-name="P17"><text:s text:c="72"/>z.append(__l__.text)</text:p>
      <text:p text:style-name="P17"><text:s text:c="60"/>except:</text:p>
      <text:p text:style-name="P17"><text:s text:c="64"/>for __l__ in i_.find():</text:p>
      <text:p text:style-name="P17"><text:s text:c="68"/>y.append(__l__.text)</text:p>
      <text:p text:style-name="P17"><text:s text:c="68"/>if w_ in (__l__.text).casefold():</text:p>
      <text:p text:style-name="P17"><text:s text:c="72"/>z.append(__l__.text)</text:p>
      <text:p text:style-name="P17"><text:s text:c="56"/>except:</text:p>
      <text:p text:style-name="P17"><text:s text:c="60"/>try:</text:p>
      <text:p text:style-name="P17"><text:s text:c="64"/>i_=s.find(class_='infobox vevent haudio')</text:p>
      <text:p text:style-name="P17"><text:s text:c="64"/>try:</text:p>
      <text:p text:style-name="P17"><text:s text:c="68"/>for __l__ in i_.findAll('tr'):</text:p>
      <text:p text:style-name="P17"><text:s text:c="72"/>y.append(__l__.text)</text:p>
      <text:p text:style-name="P17"><text:s text:c="72"/>if w_ in (__l__.text).casefold():</text:p>
      <text:p text:style-name="P17"><text:s text:c="76"/>z.append(__l__.text)</text:p>
      <text:p text:style-name="P17"><text:s text:c="64"/>except:</text:p>
      <text:p text:style-name="P17"><text:s text:c="68"/>for __l__ in i_.find():</text:p>
      <text:p text:style-name="P17"><text:soft-page-break/><text:s text:c="72"/>y.append(__l__.text)</text:p>
      <text:p text:style-name="P17"><text:s text:c="72"/>if w_ in (__l__.text).casefold():</text:p>
      <text:p text:style-name="P17"><text:s text:c="76"/>z.append(__l__.text)</text:p>
      <text:p text:style-name="P17"><text:s text:c="60"/>except:</text:p>
      <text:p text:style-name="P17"><text:s text:c="64"/>try:</text:p>
      <text:p text:style-name="P17"><text:s text:c="68"/>i_=s.find(class_='vertical-navbox nowraplinks')</text:p>
      <text:p text:style-name="P17"><text:s text:c="68"/>try:</text:p>
      <text:p text:style-name="P17"><text:s text:c="72"/>for __l__ in i_.findAll('tr'):</text:p>
      <text:p text:style-name="P17"><text:s text:c="76"/>y.append(__l__.text)</text:p>
      <text:p text:style-name="P17"><text:s text:c="76"/>if w_ in (__l__.text).casefold():</text:p>
      <text:p text:style-name="P17"><text:s text:c="80"/>z.append(__l__.text)</text:p>
      <text:p text:style-name="P17"><text:s text:c="68"/>except:</text:p>
      <text:p text:style-name="P17"><text:s text:c="72"/>for __l__ in i_.find():</text:p>
      <text:p text:style-name="P17"><text:s text:c="76"/>y.append(__l__.text)</text:p>
      <text:p text:style-name="P17"><text:s text:c="76"/>if w_ in (__l__.text).casefold():</text:p>
      <text:p text:style-name="P17"><text:s text:c="80"/>z.append(__l__.text)</text:p>
      <text:p text:style-name="P17"><text:s text:c="64"/>except:</text:p>
      <text:p text:style-name="P17"><text:soft-page-break/><text:s text:c="68"/>try:</text:p>
      <text:p text:style-name="P17"><text:s text:c="72"/>i_=s.find(class_='vertical-navbox vcard')</text:p>
      <text:p text:style-name="P17"><text:s text:c="72"/>try:</text:p>
      <text:p text:style-name="P17"><text:s text:c="76"/>for __l__ in i_.findAll('tr'):</text:p>
      <text:p text:style-name="P17"><text:s text:c="80"/>y.append(__l__.text)</text:p>
      <text:p text:style-name="P17"><text:s text:c="80"/>if w_ in (__l__.text).casefold():</text:p>
      <text:p text:style-name="P17"><text:s text:c="84"/>z.append(__l__.text)</text:p>
      <text:p text:style-name="P17"><text:s text:c="72"/>except:</text:p>
      <text:p text:style-name="P17"><text:s text:c="76"/>for __l__ in i_.find():</text:p>
      <text:p text:style-name="P17"><text:s text:c="80"/>y.append(__l__.text)</text:p>
      <text:p text:style-name="P17"><text:s text:c="80"/>if w_ in (__l__.text).casefold():</text:p>
      <text:p text:style-name="P17"><text:s text:c="84"/>z.append(__l__.text)</text:p>
      <text:p text:style-name="P17"><text:s text:c="68"/>except:</text:p>
      <text:p text:style-name="P17"><text:s text:c="72"/>i_=s.find(class_='vertical-navbox nowraplinks hlist')</text:p>
      <text:p text:style-name="P17"><text:s text:c="72"/>try:</text:p>
      <text:p text:style-name="P17"><text:s text:c="76"/>for __l__ in i_.findAll('tr'):</text:p>
      <text:p text:style-name="P17"><text:s text:c="80"/>y.append(__l__.text)</text:p>
      <text:p text:style-name="P17"><text:soft-page-break/><text:s text:c="80"/>if w_ in (__l__.text).casefold():</text:p>
      <text:p text:style-name="P17"><text:s text:c="84"/>z.append(__l__.text)</text:p>
      <text:p text:style-name="P17"><text:s text:c="72"/>except:</text:p>
      <text:p text:style-name="P17"><text:s text:c="76"/>print("26")</text:p>
      <text:p text:style-name="P17"><text:s text:c="76"/>for __l__ in i_.find():</text:p>
      <text:p text:style-name="P17"><text:s text:c="80"/>y.append(__l__.text)</text:p>
      <text:p text:style-name="P17"><text:s text:c="80"/>if w_ in (__l__.text).casefold():</text:p>
      <text:p text:style-name="P17"><text:s text:c="84"/>z.append(__l__.text)</text:p>
      <text:p text:style-name="P17"><text:s text:c="24"/>if "president" in w_ and len(z[0]) &gt; 53:</text:p>
      <text:p text:style-name="P17"><text:s text:c="28"/>p=(y).index(z[1])</text:p>
      <text:p text:style-name="P17"><text:s text:c="24"/>elif "Show map" in z[0]:</text:p>
      <text:p text:style-name="P17"><text:s text:c="28"/>p=(y).index(z[1])</text:p>
      <text:p text:style-name="P17"><text:s text:c="24"/>elif i_==s.find(class_='infobox geography vcard') and len(z[0]) &gt; 95:</text:p>
      <text:p text:style-name="P17"><text:s text:c="28"/>try:</text:p>
      <text:p text:style-name="P17"><text:s text:c="32"/>p=(y).index(z[2])</text:p>
      <text:p text:style-name="P17"><text:s text:c="28"/>except:</text:p>
      <text:p text:style-name="P17"><text:s text:c="32"/>try:</text:p>
      <text:p text:style-name="P17"><text:s text:c="36"/>p=(y).index(z[1])</text:p>
      <text:p text:style-name="P17"><text:soft-page-break/><text:s text:c="32"/>except:</text:p>
      <text:p text:style-name="P17"><text:s text:c="36"/>p=(y).index(z[0])</text:p>
      <text:p text:style-name="P17"><text:s text:c="24"/>else:</text:p>
      <text:p text:style-name="P17"><text:s text:c="28"/>p=(y).index(z[0])</text:p>
      <text:p text:style-name="P17"><text:s text:c="24"/>g=''</text:p>
      <text:p text:style-name="P17"><text:s text:c="24"/>for h in y[p]:</text:p>
      <text:p text:style-name="P17"><text:s text:c="28"/>if h.isupper() or h.isdigit():</text:p>
      <text:p text:style-name="P17"><text:s text:c="32"/>if (y[p][((y[p].index(h))-1)]).islower() or (y[p][((y[p].index(h))+1)]).islower():</text:p>
      <text:p text:style-name="P17"><text:s text:c="36"/>g=g+' '+h</text:p>
      <text:p text:style-name="P17"><text:s text:c="32"/>elif (y[p][((y[p].index(h))-1)]).isalpha() and (y[p][((y[p].index(h))+1)]).isdigit():</text:p>
      <text:p text:style-name="P17"><text:s text:c="36"/>g=g+' '+h</text:p>
      <text:p text:style-name="P17"><text:s text:c="32"/>else:</text:p>
      <text:p text:style-name="P17"><text:s text:c="36"/>g=g+h</text:p>
      <text:p text:style-name="P17"><text:s text:c="28"/>else:</text:p>
      <text:p text:style-name="P17"><text:s text:c="32"/>g=g+h</text:p>
      <text:p text:style-name="P17"><text:s text:c="24"/>y[p]=g</text:p>
      <text:p text:style-name="P17"><text:s text:c="24"/>if "•" in y[p]:</text:p>
      <text:p text:style-name="P17"><text:s text:c="28"/>print("29")</text:p>
      <text:p text:style-name="P17"><text:s text:c="28"/>print("〰",y[p],"• 〰")</text:p>
      <text:p text:style-name="P17"><text:soft-page-break/><text:s text:c="24"/>elif i_==s.find(class_='vertical-navbox nowraplinks hlist') or i_==s.find(class_='vertical-navbox nowraplinks') or i_==s.find(class_='vertical-navbox vcard'):</text:p>
      <text:p text:style-name="P17"><text:s text:c="28"/>print("30")</text:p>
      <text:p text:style-name="P17"><text:s text:c="28"/>print("↴",y[p])</text:p>
      <text:p text:style-name="P17"><text:s text:c="24"/>else:</text:p>
      <text:p text:style-name="P17"><text:s text:c="28"/>print("31")</text:p>
      <text:p text:style-name="P17"><text:s text:c="28"/>print(y[p])</text:p>
      <text:p text:style-name="P17"><text:s text:c="24"/>try:</text:p>
      <text:p text:style-name="P17"><text:s text:c="28"/>if v == "YES":</text:p>
      <text:p text:style-name="P17"><text:s text:c="32"/>s=gTTS(text="hmm {}".format(y[p]),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4"/>try:</text:p>
      <text:p text:style-name="P17"><text:soft-page-break/><text:s text:c="28"/>if i_==s.find(class_='infobox bordered') and c_=='True':</text:p>
      <text:p text:style-name="P17"><text:s text:c="32"/>y_=y.index('Chemical formula\n')</text:p>
      <text:p text:style-name="P17"><text:s text:c="32"/>if y_&lt;p:</text:p>
      <text:p text:style-name="P17"><text:s text:c="36"/>print("-⇴►",y[p+1])</text:p>
      <text:p text:style-name="P17"><text:s text:c="32"/>else:</text:p>
      <text:p text:style-name="P17"><text:s text:c="36"/>pass</text:p>
      <text:p text:style-name="P17"><text:s text:c="28"/>elif i_==s.find(class_='infobox biota') and b_=='True':</text:p>
      <text:p text:style-name="P17"><text:s text:c="32"/>print("-⇴►",y[p+1])</text:p>
      <text:p text:style-name="P17"><text:s text:c="28"/>try:</text:p>
      <text:p text:style-name="P17"><text:s text:c="32"/>if v == "YES":</text:p>
      <text:p text:style-name="P17"><text:s text:c="36"/>s=gTTS(text="hmm {}".format(y[p+1]),lang='en-uk')</text:p>
      <text:p text:style-name="P17"><text:s text:c="36"/>s.save(r"C:\Python Files\Audiofiles\VoiceOver.mp3")</text:p>
      <text:p text:style-name="P17"><text:s text:c="36"/>playsound(r"C:\Python Files\Audiofiles\VoiceOver.mp3")</text:p>
      <text:p text:style-name="P17"><text:s text:c="36"/>os.remove("C:\Python Files\Audiofiles\VoiceOver.mp3")</text:p>
      <text:p text:style-name="P17"><text:s text:c="28"/>except:</text:p>
      <text:p text:style-name="P17"><text:soft-page-break/><text:s text:c="32"/>pass</text:p>
      <text:p text:style-name="P17"><text:s text:c="24"/>except:</text:p>
      <text:p text:style-name="P17"><text:s text:c="28"/>pass</text:p>
      <text:p text:style-name="P17"><text:s text:c="24"/>try:</text:p>
      <text:p text:style-name="P17"><text:s text:c="28"/>if "•" not in y[p]:</text:p>
      <text:p text:style-name="P17"><text:s text:c="32"/>if "•" in y[p+1]:</text:p>
      <text:p text:style-name="P17"><text:s text:c="36"/>print("\n")</text:p>
      <text:p text:style-name="P17"><text:s text:c="36"/>print(y[p+1])</text:p>
      <text:p text:style-name="P17"><text:s text:c="36"/>try:</text:p>
      <text:p text:style-name="P17"><text:s text:c="40"/>if v == "YES":</text:p>
      <text:p text:style-name="P17"><text:s text:c="44"/>s=gTTS(text="hmm {}".format(y[p+1]),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2] and "•" in y[p+1]:</text:p>
      <text:p text:style-name="P17"><text:soft-page-break/><text:s text:c="36"/>print("\n")</text:p>
      <text:p text:style-name="P17"><text:s text:c="36"/>print(y[p+2])</text:p>
      <text:p text:style-name="P17"><text:s text:c="36"/>try:</text:p>
      <text:p text:style-name="P17"><text:s text:c="40"/>if v == "YES":</text:p>
      <text:p text:style-name="P17"><text:s text:c="44"/>s=gTTS(text="hmm {}".format(y[p+2]),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3] and ("•" in y[p+1] and "•" in y[p+2]):</text:p>
      <text:p text:style-name="P17"><text:s text:c="36"/>print("\n")</text:p>
      <text:p text:style-name="P17"><text:s text:c="36"/>print(y[p+3])</text:p>
      <text:p text:style-name="P17"><text:s text:c="36"/>try:</text:p>
      <text:p text:style-name="P17"><text:s text:c="40"/>if v == "YES":</text:p>
      <text:p text:style-name="P17"><text:soft-page-break/><text:s text:c="44"/>s=gTTS(text="hmm {}".format(y[p+3]),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4] and ("•" in y[p+1] and "•" in y[p+2] and "•" in y[p+3]):</text:p>
      <text:p text:style-name="P17"><text:s text:c="36"/>print("\n")</text:p>
      <text:p text:style-name="P17"><text:s text:c="36"/>print(y[p+4])</text:p>
      <text:p text:style-name="P17"><text:s text:c="36"/>try:</text:p>
      <text:p text:style-name="P17"><text:s text:c="40"/>if v == "YES":</text:p>
      <text:p text:style-name="P17"><text:s text:c="44"/>s=gTTS(text="hmm {}".format(y[p+4]),lang='en-uk')</text:p>
      <text:p text:style-name="P17"><text:s text:c="44"/>s.save(r"C:\Python Files\Audiofiles\VoiceOver.mp3")</text:p>
      <text:p text:style-name="P17"><text:soft-page-break/><text:s text:c="44"/>playsound(r"C:\Python Files\Audiofiles\VoiceOver.mp3")</text:p>
      <text:p text:style-name="P17"><text:s text:c="44"/>os.remove("C:\Python Files\Audiofiles\VoiceOver.mp3")</text:p>
      <text:p text:style-name="P17"><text:s text:c="36"/>except:</text:p>
      <text:p text:style-name="P17"><text:s text:c="40"/>pass</text:p>
      <text:p text:style-name="P17"><text:s text:c="32"/>if "•" in y[p+5] and ("•" in y[p+1] and "•" in y[p+2] and "•" in y[p+3] and "•" in y[p+4]):</text:p>
      <text:p text:style-name="P17"><text:s text:c="36"/>print("\n")</text:p>
      <text:p text:style-name="P17"><text:s text:c="36"/>print(y[p+5])</text:p>
      <text:p text:style-name="P17"><text:s text:c="36"/>try:</text:p>
      <text:p text:style-name="P17"><text:s text:c="40"/>if v == "YES":</text:p>
      <text:p text:style-name="P17"><text:s text:c="44"/>s=gTTS(text="hmm {}".format(y[p+5]),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oft-page-break/><text:s text:c="40"/>pass</text:p>
      <text:p text:style-name="P17"><text:s text:c="32"/>if "•" in y[p+6] and ("•" in y[p+1] and "•" in y[p+2] and "•" in y[p+3] and "•" in y[p+4] and "•" in y[p+5]):</text:p>
      <text:p text:style-name="P17"><text:s text:c="36"/>print("\n")</text:p>
      <text:p text:style-name="P17"><text:s text:c="36"/>print(y[p+6])</text:p>
      <text:p text:style-name="P17"><text:s text:c="36"/>try:</text:p>
      <text:p text:style-name="P17"><text:s text:c="40"/>if v == "YES":</text:p>
      <text:p text:style-name="P17"><text:s text:c="44"/>s=gTTS(text="hmm {}".format(y[p+6]),lang='en-uk')</text:p>
      <text:p text:style-name="P17"><text:s text:c="44"/>s.save(r"C:\Python Files\Audiofiles\VoiceOver.mp3")</text:p>
      <text:p text:style-name="P17"><text:s text:c="44"/>playsound(r"C:\Python Files\Audiofiles\VoiceOver.mp3")</text:p>
      <text:p text:style-name="P17"><text:s text:c="44"/>os.remove("C:\Python Files\Audiofiles\VoiceOver.mp3")</text:p>
      <text:p text:style-name="P17"><text:s text:c="36"/>except:</text:p>
      <text:p text:style-name="P17"><text:s text:c="40"/>pass</text:p>
      <text:p text:style-name="P17"><text:s text:c="24"/>except:</text:p>
      <text:p text:style-name="P17"><text:s text:c="28"/>pass</text:p>
      <text:p text:style-name="P17"><text:s text:c="20"/>except:</text:p>
      <text:p text:style-name="P17"><text:s text:c="24"/>try:</text:p>
      <text:p text:style-name="P17"><text:soft-page-break/><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 </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16"/>except requests.exceptions.ConnectionError:</text:p>
      <text:p text:style-name="P17"><text:soft-page-break/><text:s text:c="20"/>print(" \t⚠Oops...Make Sure That You Are Connected With Internet⚠ ")</text:p>
      <text:p text:style-name="P17"><text:s text:c="20"/>if v == "YES":</text:p>
      <text:p text:style-name="P17"><text:s text:c="24"/>playsound(r"C:\Python Files\Audiofiles\offline.mp3")</text:p>
      <text:p text:style-name="P17"><text:s text:c="12"/>elif (("hey" in q_ or "hi" in q_ or "hay" in q_ or "ok" in q_) and ("siri" in q_ or "google" in q_ or "cortana" in q_ or "bixby" in q_ or "alexa" in q_)):</text:p>
      <text:p text:style-name="P17"><text:s text:c="16"/>r=["For clearification: I'm Sid", "That's Awkward!", "That's Awful", "I did'nt Expect that!", "You're dissappointing Me!", "You're here with different Person in a different Platform", "I thought you Recognise me!"]</text:p>
      <text:p text:style-name="P17"><text:s text:c="16"/>r_=random.randint(0,6)</text:p>
      <text:p text:style-name="P17"><text:s text:c="16"/>t_=r[r_]</text:p>
      <text:p text:style-name="P17"><text:s text:c="16"/>print(t_)</text:p>
      <text:p text:style-name="P17"><text:s text:c="16"/>r1=["That is Awkward!", "That is Awful", "I did'nt Expect that!", "You're dissappointing Me!", "You're here with different Person in a different Platform", "I thought you Recognise me!"]</text:p>
      <text:p text:style-name="P17"><text:s text:c="16"/>r1_=random.randint(0,5)</text:p>
      <text:p text:style-name="P17"><text:s text:c="16"/>t=r1[r1_]</text:p>
      <text:p text:style-name="P17"><text:s text:c="16"/>if v == "YES":</text:p>
      <text:p text:style-name="P17"><text:soft-page-break/><text:s text:c="20"/>s=gTTS(text="hmm,{}".format(t),lang='en-uk')</text:p>
      <text:p text:style-name="P17"><text:s text:c="20"/>s.save(r"C:\Python Files\Audiofiles\VoiceOver.mp3")</text:p>
      <text:p text:style-name="P17"><text:s text:c="20"/>playsound(r"C:\Python Files\Audiofiles\VoiceOver.mp3")</text:p>
      <text:p text:style-name="P17"><text:s text:c="20"/>os.remove("C:\Python Files\Audiofiles\VoiceOver.mp3")</text:p>
      <text:p text:style-name="P17"><text:s text:c="12"/>elif "scan file" in q_ or "scan folder" in q_ or "scan disk" in q_ or "scan location" in q_ or " scan" in q_:</text:p>
      <text:p text:style-name="P17"><text:s text:c="16"/>try:</text:p>
      <text:p text:style-name="P17"><text:s text:c="20"/>if v == "YES":</text:p>
      <text:p text:style-name="P17"><text:s text:c="24"/>s=gTTS(text="Enter the Location",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6"/>try:</text:p>
      <text:p text:style-name="P17"><text:s text:c="20"/>l=input("Enter the location:")</text:p>
      <text:p text:style-name="P17"><text:soft-page-break/><text:s text:c="20"/>os.chdir('{}'.format(l))</text:p>
      <text:p text:style-name="P17"><text:s text:c="20"/>for dirpath, dirnames, filenames in os.walk(os.getcwd()):</text:p>
      <text:p text:style-name="P17"><text:s text:c="24"/>print("File Name:", filenames)</text:p>
      <text:p text:style-name="P17"><text:s text:c="24"/>print("Current path:", dirpath)</text:p>
      <text:p text:style-name="P17"><text:s text:c="24"/>print("Files available:", dirnames)</text:p>
      <text:p text:style-name="P17"><text:s text:c="20"/>print("Scanning Completed! These are the Results")</text:p>
      <text:p text:style-name="P17"><text:s text:c="20"/>try:</text:p>
      <text:p text:style-name="P17"><text:s text:c="24"/>if v == "YES":</text:p>
      <text:p text:style-name="P17"><text:s text:c="28"/>s=gTTS(text="Scanning Completed! These are the Results",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xcept requests.exceptions.ConnectionError:</text:p>
      <text:p text:style-name="P17"><text:s text:c="24"/>pass</text:p>
      <text:p text:style-name="P17"><text:s text:c="16"/>except:</text:p>
      <text:p text:style-name="P17"><text:s text:c="20"/>print("Error: InValid Location")</text:p>
      <text:p text:style-name="P17"><text:soft-page-break/><text:s text:c="20"/>try:</text:p>
      <text:p text:style-name="P17"><text:s text:c="24"/>if v == "YES":</text:p>
      <text:p text:style-name="P17"><text:s text:c="28"/>s=gTTS(text="Couldn't pass on procedures due to Invalid location ",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xcept requests.exceptions.ConnectionError:</text:p>
      <text:p text:style-name="P17"><text:s text:c="24"/>pass</text:p>
      <text:p text:style-name="P17"><text:s text:c="12"/>elif "iam" in q_ or "i'm" in q_:</text:p>
      <text:p text:style-name="P17"><text:s text:c="16"/>print("I'm Glad to Acknowledge that!")</text:p>
      <text:p text:style-name="P17"><text:s text:c="16"/>try:</text:p>
      <text:p text:style-name="P17"><text:s text:c="20"/>if v == "YES":</text:p>
      <text:p text:style-name="P17"><text:s text:c="24"/>s=gTTS(text="I'm Glad to Acknowledge that!",lang='en-uk')</text:p>
      <text:p text:style-name="P17"><text:s text:c="24"/>s.save(r"C:\Python Files\Audiofiles\VoiceOver.mp3")</text:p>
      <text:p text:style-name="P17"><text:soft-page-break/><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sid" in q_ and "you" in q_:</text:p>
      <text:p text:style-name="P17"><text:s text:c="16"/>print("Hmm that was UnExpected!")</text:p>
      <text:p text:style-name="P17"><text:s text:c="16"/>try:</text:p>
      <text:p text:style-name="P17"><text:s text:c="20"/>if v == "YES":</text:p>
      <text:p text:style-name="P17"><text:s text:c="24"/>s=gTTS(text="hmm he didn't expect that!",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my" in q_ and "is" in q_:</text:p>
      <text:p text:style-name="P17"><text:soft-page-break/><text:s text:c="16"/>print("I'm Glad to Acknowledge that!")</text:p>
      <text:p text:style-name="P17"><text:s text:c="16"/>try:</text:p>
      <text:p text:style-name="P17"><text:s text:c="20"/>if v == "YES":</text:p>
      <text:p text:style-name="P17"><text:s text:c="24"/>s=gTTS(text="I'm Glad to Acknowledge that!",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ass</text:p>
      <text:p text:style-name="P17"><text:s text:c="12"/>elif ("open" in q_ and ("search" in q_ or "look" in q_ or "find" in q_)) or (("search" in q_ or "look" in q_ or "find" in q_ or "some" in q_ or "get" in q_) and ("on" in q_ or "in" in q_ or "for" in q_ or "over" in q_ or "from" in q_)) or (("on" in q_ or "in" in q_ or "over") and "for" in q_):</text:p>
      <text:p text:style-name="P17"><text:s text:c="16"/>try:</text:p>
      <text:p text:style-name="P17"><text:s text:c="20"/>if "sid" in q_ or "glenda" in q_:</text:p>
      <text:p text:style-name="P17"><text:s text:c="24"/>l= q_.split()</text:p>
      <text:p text:style-name="P17"><text:soft-page-break/><text:s text:c="24"/>try:</text:p>
      <text:p text:style-name="P17"><text:s text:c="28"/>l.remove("sid")</text:p>
      <text:p text:style-name="P17"><text:s text:c="28"/>w=' '.join(l)</text:p>
      <text:p text:style-name="P17"><text:s text:c="24"/>except:</text:p>
      <text:p text:style-name="P17"><text:s text:c="28"/>l.remove("glenda")</text:p>
      <text:p text:style-name="P17"><text:s text:c="28"/>w=' '.join(l)</text:p>
      <text:p text:style-name="P17"><text:s text:c="20"/>else:</text:p>
      <text:p text:style-name="P17"><text:s text:c="24"/>w=q_</text:p>
      <text:p text:style-name="P17"><text:s text:c="20"/>l= w.split()</text:p>
      <text:p text:style-name="P17"><text:s text:c="20"/>try:</text:p>
      <text:p text:style-name="P17"><text:s text:c="24"/>i=l.index("open")+1</text:p>
      <text:p text:style-name="P17"><text:s text:c="24"/>j=l.index("and")</text:p>
      <text:p text:style-name="P17"><text:s text:c="24"/>w_=' '.join(l[i:j])</text:p>
      <text:p text:style-name="P17"><text:s text:c="24"/>i_=l.index("for")+1</text:p>
      <text:p text:style-name="P17"><text:s text:c="24"/>q=' '.join(l[i_:])</text:p>
      <text:p text:style-name="P17"><text:s text:c="20"/>except:</text:p>
      <text:p text:style-name="P17"><text:s text:c="24"/>try:</text:p>
      <text:p text:style-name="P17"><text:s text:c="28"/>i_=l.index("for")+1</text:p>
      <text:p text:style-name="P17"><text:s text:c="28"/>j_=l.index("in")</text:p>
      <text:p text:style-name="P17"><text:s text:c="28"/>q=' '.join(l[i_:j_])</text:p>
      <text:p text:style-name="P17"><text:s text:c="28"/>i_=l.index("in")+1</text:p>
      <text:p text:style-name="P17"><text:soft-page-break/><text:s text:c="28"/>w_=' '.join(l[i:])</text:p>
      <text:p text:style-name="P17"><text:s text:c="24"/>except:</text:p>
      <text:p text:style-name="P17"><text:s text:c="28"/>try:</text:p>
      <text:p text:style-name="P17"><text:s text:c="32"/>i_=l.index("look")+1</text:p>
      <text:p text:style-name="P17"><text:s text:c="32"/>j_=l.index("for")</text:p>
      <text:p text:style-name="P17"><text:s text:c="32"/>q=' '.join(l[i_:j_])</text:p>
      <text:p text:style-name="P17"><text:s text:c="32"/>i=l.index("in")+1</text:p>
      <text:p text:style-name="P17"><text:s text:c="32"/>w_=' '.join(l[i:])</text:p>
      <text:p text:style-name="P17"><text:s text:c="28"/>except:</text:p>
      <text:p text:style-name="P17"><text:s text:c="32"/>try:</text:p>
      <text:p text:style-name="P17"><text:s text:c="36"/>i_=l.index("search")+1</text:p>
      <text:p text:style-name="P17"><text:s text:c="36"/>j_=l.index("for")</text:p>
      <text:p text:style-name="P17"><text:s text:c="36"/>q=' '.join(l[i_:j_])</text:p>
      <text:p text:style-name="P17"><text:s text:c="36"/>i=l.index("in")+1</text:p>
      <text:p text:style-name="P17"><text:s text:c="36"/>w_=' '.join(l[i:])</text:p>
      <text:p text:style-name="P17"><text:s text:c="32"/>except:</text:p>
      <text:p text:style-name="P17"><text:s text:c="36"/>try:</text:p>
      <text:p text:style-name="P17"><text:s text:c="40"/>i_=l.index("find")+1</text:p>
      <text:p text:style-name="P17"><text:s text:c="40"/>j_=l.index("in")</text:p>
      <text:p text:style-name="P17"><text:s text:c="40"/>q=' '.join(l[i_:j_])</text:p>
      <text:p text:style-name="P17"><text:s text:c="40"/>i=l.index("in")+1</text:p>
      <text:p text:style-name="P17"><text:soft-page-break/><text:s text:c="40"/>w_=' '.join(l[i:])</text:p>
      <text:p text:style-name="P17"><text:s text:c="36"/>except:</text:p>
      <text:p text:style-name="P17"><text:s text:c="40"/>try:</text:p>
      <text:p text:style-name="P17"><text:s text:c="44"/>i_=l.index("search")+1</text:p>
      <text:p text:style-name="P17"><text:s text:c="44"/>j_=l.index("in")</text:p>
      <text:p text:style-name="P17"><text:s text:c="44"/>q=' '.join(l[i_:j_])</text:p>
      <text:p text:style-name="P17"><text:s text:c="44"/>i_=l.index("in")+1</text:p>
      <text:p text:style-name="P17"><text:s text:c="44"/>w_=' '.join(l[i:]) <text:s text:c="11"/></text:p>
      <text:p text:style-name="P17"><text:s text:c="40"/>except:</text:p>
      <text:p text:style-name="P17"><text:s text:c="44"/>try:</text:p>
      <text:p text:style-name="P17"><text:s text:c="48"/>i=l.index("in")+1</text:p>
      <text:p text:style-name="P17"><text:s text:c="48"/>j=l.index("for")</text:p>
      <text:p text:style-name="P17"><text:s text:c="48"/>w_=' '.join(l[i:j])</text:p>
      <text:p text:style-name="P17"><text:s text:c="48"/>i_=l.index("for")+1</text:p>
      <text:p text:style-name="P17"><text:s text:c="48"/>q=' '.join(l[i_:])</text:p>
      <text:p text:style-name="P17"><text:s text:c="44"/>except:</text:p>
      <text:p text:style-name="P17"><text:s text:c="48"/>try:</text:p>
      <text:p text:style-name="P17"><text:s text:c="52"/>i=l.index("on")+1</text:p>
      <text:p text:style-name="P17"><text:s text:c="52"/>j=l.index("search")</text:p>
      <text:p text:style-name="P17"><text:s text:c="52"/>w_=' '.join(l[i:j])</text:p>
      <text:p text:style-name="P17"><text:s text:c="52"/>i_=l.index("for")+1</text:p>
      <text:p text:style-name="P17"><text:soft-page-break/><text:s text:c="52"/>q=' '.join(l[i_:])</text:p>
      <text:p text:style-name="P17"><text:s text:c="48"/>except:</text:p>
      <text:p text:style-name="P17"><text:s text:c="52"/>try:</text:p>
      <text:p text:style-name="P17"><text:s text:c="56"/>i=l.index("on")+1</text:p>
      <text:p text:style-name="P17"><text:s text:c="56"/>j=l.index("look")</text:p>
      <text:p text:style-name="P17"><text:s text:c="56"/>w_=' '.join(l[i:j])</text:p>
      <text:p text:style-name="P17"><text:s text:c="56"/>i_=l.index("for")+1</text:p>
      <text:p text:style-name="P17"><text:s text:c="56"/>q=' '.join(l[i_:])</text:p>
      <text:p text:style-name="P17"><text:s text:c="52"/>except:</text:p>
      <text:p text:style-name="P17"><text:s text:c="56"/>try:</text:p>
      <text:p text:style-name="P17"><text:s text:c="60"/>i_=l.index("some")+1</text:p>
      <text:p text:style-name="P17"><text:s text:c="60"/>j_=l.index("in")</text:p>
      <text:p text:style-name="P17"><text:s text:c="60"/>q=' '.join(l[i_:j_])</text:p>
      <text:p text:style-name="P17"><text:s text:c="60"/>i=l.index("in")+1</text:p>
      <text:p text:style-name="P17"><text:s text:c="60"/>w_=' '.join(l[i:])</text:p>
      <text:p text:style-name="P17"><text:s text:c="56"/>except:</text:p>
      <text:p text:style-name="P17"><text:s text:c="60"/>try:</text:p>
      <text:p text:style-name="P17"><text:s text:c="64"/>i_=l.index("some")+1</text:p>
      <text:p text:style-name="P17"><text:s text:c="64"/>j_=l.index("from")</text:p>
      <text:p text:style-name="P17"><text:s text:c="64"/>q=' '.join(l[i_:j_])</text:p>
      <text:p text:style-name="P17"><text:s text:c="64"/>i=l.index("from")+1</text:p>
      <text:p text:style-name="P17"><text:soft-page-break/><text:s text:c="64"/>w_=' '.join(l[i:])</text:p>
      <text:p text:style-name="P17"><text:s text:c="60"/>except:</text:p>
      <text:p text:style-name="P17"><text:s text:c="64"/>try:</text:p>
      <text:p text:style-name="P17"><text:s text:c="68"/>i_=l.index("some")+1</text:p>
      <text:p text:style-name="P17"><text:s text:c="68"/>j_=l.index("on")</text:p>
      <text:p text:style-name="P17"><text:s text:c="68"/>q=' '.join(l[i_:j_])</text:p>
      <text:p text:style-name="P17"><text:s text:c="68"/>i=l.index("on")+1</text:p>
      <text:p text:style-name="P17"><text:s text:c="68"/>w_=' '.join(l[i:])</text:p>
      <text:p text:style-name="P17"><text:s text:c="64"/>except:</text:p>
      <text:p text:style-name="P17"><text:s text:c="68"/>try:</text:p>
      <text:p text:style-name="P17"><text:s text:c="72"/>i=l.index("to")+1</text:p>
      <text:p text:style-name="P17"><text:s text:c="72"/>j=l.index("and")</text:p>
      <text:p text:style-name="P17"><text:s text:c="72"/>w_=' '.join(l[i:j])</text:p>
      <text:p text:style-name="P17"><text:s text:c="72"/>i_=l.index("for")+1</text:p>
      <text:p text:style-name="P17"><text:s text:c="72"/>q=' '.join(l[i_:])</text:p>
      <text:p text:style-name="P17"><text:s text:c="68"/>except:</text:p>
      <text:p text:style-name="P17"><text:s text:c="72"/>try:</text:p>
      <text:p text:style-name="P17"><text:s text:c="76"/>i=l.index("over")+1</text:p>
      <text:p text:style-name="P17"><text:s text:c="76"/>j=l.index("for")</text:p>
      <text:p text:style-name="P17"><text:s text:c="76"/>w_=' '.join(l[i:j])</text:p>
      <text:p text:style-name="P17"><text:s text:c="76"/>i_=l.index("for")+1</text:p>
      <text:p text:style-name="P17"><text:soft-page-break/><text:s text:c="76"/>q=' '.join(l[i_:])</text:p>
      <text:p text:style-name="P17"><text:s text:c="72"/>except:</text:p>
      <text:p text:style-name="P17"><text:s text:c="76"/>try:</text:p>
      <text:p text:style-name="P17"><text:s text:c="80"/>i=l.index("me")+1</text:p>
      <text:p text:style-name="P17"><text:s text:c="80"/>j=l.index("in")</text:p>
      <text:p text:style-name="P17"><text:s text:c="80"/>q=' '.join(l[i:j])</text:p>
      <text:p text:style-name="P17"><text:s text:c="80"/>i_=l.index("in")+1</text:p>
      <text:p text:style-name="P17"><text:s text:c="80"/>w_=' '.join(l[i_:])</text:p>
      <text:p text:style-name="P17"><text:s text:c="76"/>except:</text:p>
      <text:p text:style-name="P17"><text:s text:c="80"/>i=l.index("search")+1</text:p>
      <text:p text:style-name="P17"><text:s text:c="80"/>j=l.index("for")</text:p>
      <text:p text:style-name="P17"><text:s text:c="80"/>w_=' '.join(l[i:j])</text:p>
      <text:p text:style-name="P17"><text:s text:c="80"/>i_=l.index("for")+1</text:p>
      <text:p text:style-name="P17"><text:s text:c="80"/>q=' '.join(l[i_:])</text:p>
      <text:p text:style-name="P17"><text:s text:c="20"/>l_=w_.split()</text:p>
      <text:p text:style-name="P17"><text:s text:c="20"/>if w_ == "" or q == "" or len(l_) &gt; 1:</text:p>
      <text:p text:style-name="P17"><text:s text:c="24"/>try:</text:p>
      <text:p text:style-name="P17"><text:s text:c="28"/>i=l.index("in")+1</text:p>
      <text:p text:style-name="P17"><text:s text:c="28"/>j=l.index("search")</text:p>
      <text:p text:style-name="P17"><text:s text:c="28"/>w_=' '.join(l[i:j])</text:p>
      <text:p text:style-name="P17"><text:s text:c="28"/>i_=l.index("for")+1</text:p>
      <text:p text:style-name="P17"><text:soft-page-break/><text:s text:c="28"/>q=' '.join(l[i_:])</text:p>
      <text:p text:style-name="P17"><text:s text:c="24"/>except:</text:p>
      <text:p text:style-name="P17"><text:s text:c="28"/>try:</text:p>
      <text:p text:style-name="P17"><text:s text:c="32"/>i=l.index("on")+1</text:p>
      <text:p text:style-name="P17"><text:s text:c="32"/>j=l.index("search")</text:p>
      <text:p text:style-name="P17"><text:s text:c="32"/>w_=' '.join(l[i:j])</text:p>
      <text:p text:style-name="P17"><text:s text:c="32"/>i_=l.index("for")+1</text:p>
      <text:p text:style-name="P17"><text:s text:c="32"/>q=' '.join(l[i_:])</text:p>
      <text:p text:style-name="P17"><text:s text:c="28"/>except:</text:p>
      <text:p text:style-name="P17"><text:s text:c="32"/>try:</text:p>
      <text:p text:style-name="P17"><text:s text:c="36"/>i=l.index("in")+1</text:p>
      <text:p text:style-name="P17"><text:s text:c="36"/>j=l.index("find")</text:p>
      <text:p text:style-name="P17"><text:s text:c="36"/>w_=' '.join(l[i:j])</text:p>
      <text:p text:style-name="P17"><text:s text:c="36"/>i_=l.index("find")+1</text:p>
      <text:p text:style-name="P17"><text:s text:c="36"/>q=' '.join(l[i_:])</text:p>
      <text:p text:style-name="P17"><text:s text:c="32"/>except:</text:p>
      <text:p text:style-name="P17"><text:s text:c="36"/>try: <text:s text:c="2"/></text:p>
      <text:p text:style-name="P17"><text:s text:c="40"/>i=l.index("on")+1</text:p>
      <text:p text:style-name="P17"><text:s text:c="40"/>j=l.index("find")</text:p>
      <text:p text:style-name="P17"><text:s text:c="40"/>w_=' '.join(l[i:j])</text:p>
      <text:p text:style-name="P17"><text:s text:c="40"/>i_=l.index("find")+1</text:p>
      <text:p text:style-name="P17"><text:soft-page-break/><text:s text:c="40"/>q=' '.join(l[i_:])</text:p>
      <text:p text:style-name="P17"><text:s text:c="36"/>except:</text:p>
      <text:p text:style-name="P17"><text:s text:c="40"/>try:</text:p>
      <text:p text:style-name="P17"><text:s text:c="44"/>i_=l.index("for")+1</text:p>
      <text:p text:style-name="P17"><text:s text:c="44"/>j_=l.index("from")</text:p>
      <text:p text:style-name="P17"><text:s text:c="44"/>q=' '.join(l[i_:j_])</text:p>
      <text:p text:style-name="P17"><text:s text:c="44"/>i=l.index("from")+1</text:p>
      <text:p text:style-name="P17"><text:s text:c="44"/>w_=' '.join(l[i:])</text:p>
      <text:p text:style-name="P17"><text:s text:c="40"/>except:</text:p>
      <text:p text:style-name="P17"><text:s text:c="44"/>try:</text:p>
      <text:p text:style-name="P17"><text:s text:c="48"/>i=l.index("in")+1</text:p>
      <text:p text:style-name="P17"><text:s text:c="48"/>j=l.index("search")</text:p>
      <text:p text:style-name="P17"><text:s text:c="48"/>w_=' '.join(l[i:j])</text:p>
      <text:p text:style-name="P17"><text:s text:c="48"/>i_=l.index("for")+1</text:p>
      <text:p text:style-name="P17"><text:s text:c="48"/>q=' '.join(l[i_:])</text:p>
      <text:p text:style-name="P17"><text:s text:c="44"/>except:</text:p>
      <text:p text:style-name="P17"><text:s text:c="48"/>try:</text:p>
      <text:p text:style-name="P17"><text:s text:c="52"/>i=l.index("in")+1</text:p>
      <text:p text:style-name="P17"><text:s text:c="52"/>j=l.index("look")</text:p>
      <text:p text:style-name="P17"><text:s text:c="52"/>w_=' '.join(l[i:j])</text:p>
      <text:p text:style-name="P17"><text:s text:c="52"/>i_=l.index("for")+1</text:p>
      <text:p text:style-name="P17"><text:soft-page-break/><text:s text:c="52"/>q=' '.join(l[i_:])</text:p>
      <text:p text:style-name="P17"><text:s text:c="48"/>except:</text:p>
      <text:p text:style-name="P17"><text:s text:c="52"/>try:</text:p>
      <text:p text:style-name="P17"><text:s text:c="56"/>i=l.index("in")+1</text:p>
      <text:p text:style-name="P17"><text:s text:c="56"/>j=l.index("search")</text:p>
      <text:p text:style-name="P17"><text:s text:c="56"/>w_=' '.join(l[i:j])</text:p>
      <text:p text:style-name="P17"><text:s text:c="56"/>i_=l.index("search")+1</text:p>
      <text:p text:style-name="P17"><text:s text:c="56"/>q=' '.join(l[i_:])</text:p>
      <text:p text:style-name="P17"><text:s text:c="52"/>except:</text:p>
      <text:p text:style-name="P17"><text:s text:c="56"/>try:</text:p>
      <text:p text:style-name="P17"><text:s text:c="60"/>i=l.index("in")+1</text:p>
      <text:p text:style-name="P17"><text:s text:c="60"/>j=l.index("look")</text:p>
      <text:p text:style-name="P17"><text:s text:c="60"/>w_=' '.join(l[i:j])</text:p>
      <text:p text:style-name="P17"><text:s text:c="60"/>i_=l.index("look")+1</text:p>
      <text:p text:style-name="P17"><text:s text:c="60"/>q=' '.join(l[i_:])</text:p>
      <text:p text:style-name="P17"><text:s text:c="56"/>except:</text:p>
      <text:p text:style-name="P17"><text:s text:c="60"/>try:</text:p>
      <text:p text:style-name="P17"><text:s text:c="64"/>i=l.index("in")+1</text:p>
      <text:p text:style-name="P17"><text:s text:c="64"/>j=l.index("for")</text:p>
      <text:p text:style-name="P17"><text:s text:c="64"/>w_=' '.join(l[i:j])</text:p>
      <text:p text:style-name="P17"><text:s text:c="64"/>i_=l.index("for")+1</text:p>
      <text:p text:style-name="P17"><text:soft-page-break/><text:s text:c="64"/>q=' '.join(l[i_:])</text:p>
      <text:p text:style-name="P17"><text:s text:c="60"/>except:</text:p>
      <text:p text:style-name="P17"><text:s text:c="64"/>try:</text:p>
      <text:p text:style-name="P17"><text:s text:c="68"/>i_=l.index("few")+1</text:p>
      <text:p text:style-name="P17"><text:s text:c="68"/>j_=l.index("in")</text:p>
      <text:p text:style-name="P17"><text:s text:c="68"/>q=' '.join(l[i_:j_])</text:p>
      <text:p text:style-name="P17"><text:s text:c="68"/>i=l.index("in")+1</text:p>
      <text:p text:style-name="P17"><text:s text:c="68"/>w_=' '.join(l[i:])</text:p>
      <text:p text:style-name="P17"><text:s text:c="64"/>except:</text:p>
      <text:p text:style-name="P17"><text:s text:c="68"/>try:</text:p>
      <text:p text:style-name="P17"><text:s text:c="72"/>i_=l.index("few")+1</text:p>
      <text:p text:style-name="P17"><text:s text:c="72"/>j_=l.index("from")</text:p>
      <text:p text:style-name="P17"><text:s text:c="72"/>q=' '.join(l[i_:j_])</text:p>
      <text:p text:style-name="P17"><text:s text:c="72"/>i=l.index("from")+1</text:p>
      <text:p text:style-name="P17"><text:s text:c="72"/>w_=' '.join(l[i:])</text:p>
      <text:p text:style-name="P17"><text:s text:c="68"/>except:</text:p>
      <text:p text:style-name="P17"><text:s text:c="72"/>try:</text:p>
      <text:p text:style-name="P17"><text:s text:c="76"/>i_=l.index("few")+1</text:p>
      <text:p text:style-name="P17"><text:s text:c="76"/>j_=l.index("on")</text:p>
      <text:p text:style-name="P17"><text:s text:c="76"/>q=' '.join(l[i_:j_])</text:p>
      <text:p text:style-name="P17"><text:s text:c="76"/>i=l.index("on")+1</text:p>
      <text:p text:style-name="P17"><text:soft-page-break/><text:s text:c="76"/>w_=' '.join(l[i:])</text:p>
      <text:p text:style-name="P17"><text:s text:c="72"/>except:</text:p>
      <text:p text:style-name="P17"><text:s text:c="76"/>try:</text:p>
      <text:p text:style-name="P17"><text:s text:c="80"/>i=l.index("look")+1</text:p>
      <text:p text:style-name="P17"><text:s text:c="80"/>j=l.index("for")</text:p>
      <text:p text:style-name="P17"><text:s text:c="80"/>w_=' '.join(l[i:j])</text:p>
      <text:p text:style-name="P17"><text:s text:c="80"/>i_=l.index("for")+1</text:p>
      <text:p text:style-name="P17"><text:s text:c="80"/>q=' '.join(l[i_:])</text:p>
      <text:p text:style-name="P17"><text:s text:c="76"/>except:</text:p>
      <text:p text:style-name="P17"><text:s text:c="80"/>try:</text:p>
      <text:p text:style-name="P17"><text:s text:c="84"/>i=l.index("search")+1</text:p>
      <text:p text:style-name="P17"><text:s text:c="84"/>j=l.index("for")</text:p>
      <text:p text:style-name="P17"><text:s text:c="84"/>w_=' '.join(l[i:j])</text:p>
      <text:p text:style-name="P17"><text:s text:c="84"/>i_=l.index("for")+1</text:p>
      <text:p text:style-name="P17"><text:s text:c="84"/>q=' '.join(l[i_:])</text:p>
      <text:p text:style-name="P17"><text:s text:c="80"/>except:</text:p>
      <text:p text:style-name="P17"><text:s text:c="84"/>try:</text:p>
      <text:p text:style-name="P17"><text:s text:c="88"/>i=l.index("me")+1</text:p>
      <text:p text:style-name="P17"><text:s text:c="88"/>j=l.index("on")</text:p>
      <text:p text:style-name="P17"><text:s text:c="88"/>q=' '.join(l[i:j])</text:p>
      <text:p text:style-name="P17"><text:soft-page-break/><text:s text:c="88"/>i_=l.index("on")+1</text:p>
      <text:p text:style-name="P17"><text:s text:c="88"/>w=' '.join(l[i_:])</text:p>
      <text:p text:style-name="P17"><text:s text:c="84"/>except:</text:p>
      <text:p text:style-name="P17"><text:s text:c="88"/>pass</text:p>
      <text:p text:style-name="P17"><text:s text:c="20"/>r = requests.get("https://google.com/search?q={}".format(w))</text:p>
      <text:p text:style-name="P17"><text:s text:c="20"/>s = BeautifulSoup(r.content, 'html.parser')</text:p>
      <text:p text:style-name="P17"><text:s text:c="20"/>e=[]</text:p>
      <text:p text:style-name="P17"><text:s text:c="20"/>for a_ in s.find_all('a', href=True):</text:p>
      <text:p text:style-name="P17"><text:s text:c="24"/>e.append(a_['href'])</text:p>
      <text:p text:style-name="P17"><text:s text:c="20"/>x=[]</text:p>
      <text:p text:style-name="P17"><text:s text:c="20"/>for t in e:</text:p>
      <text:p text:style-name="P17"><text:s text:c="24"/>if "/url?q=https://www." in t:</text:p>
      <text:p text:style-name="P17"><text:s text:c="28"/>x.append(e.index(t))</text:p>
      <text:p text:style-name="P17"><text:s text:c="20"/>l=e[x[0]]</text:p>
      <text:p text:style-name="P17"><text:s text:c="20"/>j=l[19:].index('.')</text:p>
      <text:p text:style-name="P17"><text:s text:c="20"/>w=l[19:19+j]</text:p>
      <text:p text:style-name="P17"><text:s text:c="20"/>l_=q.split()</text:p>
      <text:p text:style-name="P17"><text:s text:c="20"/>if w_==" " or w_=="":</text:p>
      <text:p text:style-name="P17"><text:s text:c="24"/>w_=w</text:p>
      <text:p text:style-name="P17"><text:s text:c="20"/>elif w in l_ or "in" in l_ or "from" in l_ or "on" in l_:</text:p>
      <text:p text:style-name="P17"><text:soft-page-break/><text:s text:c="24"/>if w in l_:</text:p>
      <text:p text:style-name="P17"><text:s text:c="28"/>l_.remove(w)</text:p>
      <text:p text:style-name="P17"><text:s text:c="24"/>if "in" in l_:</text:p>
      <text:p text:style-name="P17"><text:s text:c="28"/>l_.remove("in")</text:p>
      <text:p text:style-name="P17"><text:s text:c="24"/>if "on" in l_:</text:p>
      <text:p text:style-name="P17"><text:s text:c="28"/>l_.remove("on")</text:p>
      <text:p text:style-name="P17"><text:s text:c="24"/>if "for" in l_:</text:p>
      <text:p text:style-name="P17"><text:s text:c="28"/>l_.remove("for")</text:p>
      <text:p text:style-name="P17"><text:s text:c="24"/>q=' '.join([x for x in l_ if x in l_])</text:p>
      <text:p text:style-name="P17"><text:s text:c="24"/>w_=w</text:p>
      <text:p text:style-name="P17"><text:s text:c="20"/>print(q,l_)</text:p>
      <text:p text:style-name="P17"><text:s text:c="20"/>if Counter(w)==Counter(w_) or len(w)==len(w_) or w[0]==w_[0] or w[len(w)-1]==w_[len(w)-1] or " " not in w_:</text:p>
      <text:p text:style-name="P17"><text:s text:c="24"/>w_=w</text:p>
      <text:p text:style-name="P17"><text:s text:c="20"/>else:</text:p>
      <text:p text:style-name="P17"><text:s text:c="24"/>w_=q</text:p>
      <text:p text:style-name="P17"><text:s text:c="20"/>print(w)</text:p>
      <text:p text:style-name="P17"><text:s text:c="20"/>print("Just Sit Back And Hold Tight!")</text:p>
      <text:p text:style-name="P17"><text:s text:c="20"/>print("Here We Are Moving to {}.com".format(w))</text:p>
      <text:p text:style-name="P17"><text:s text:c="20"/>if w is True:</text:p>
      <text:p text:style-name="P17"><text:s text:c="24"/>pass</text:p>
      <text:p text:style-name="P17"><text:soft-page-break/><text:s text:c="20"/>elif "amazon" in w:</text:p>
      <text:p text:style-name="P17"><text:s text:c="24"/>webbrowser.open("https://www.amazon.in/s?k={}".format(q))</text:p>
      <text:p text:style-name="P17"><text:s text:c="20"/>elif "snapdeal" in w:</text:p>
      <text:p text:style-name="P17"><text:s text:c="24"/>webbrowser.open("https://www.snapdeal.com/search?keyword={}".format(q))</text:p>
      <text:p text:style-name="P17"><text:s text:c="20"/>elif "ebay" in w:</text:p>
      <text:p text:style-name="P17"><text:s text:c="24"/>webbrowser.open("https://www.ebay.com/sch/i.html?_from=R40&amp;_trksid=m570.l1313&amp;_nkw={}".format(q))</text:p>
      <text:p text:style-name="P17"><text:s text:c="20"/>elif "olx" in w:</text:p>
      <text:p text:style-name="P17"><text:s text:c="24"/>webbrowser.open("https://www.olx.in/items/q-{}?isSearchCall=true".format(q))</text:p>
      <text:p text:style-name="P17"><text:s text:c="20"/>elif "paytm" in w:</text:p>
      <text:p text:style-name="P17"><text:s text:c="24"/>webbrowser.open("https://paytmmall.com/shop/search?q={}".format(q))</text:p>
      <text:p text:style-name="P17"><text:s text:c="20"/>elif "myntra" in w:</text:p>
      <text:p text:style-name="P17"><text:s text:c="24"/>webbrowser.open("https://www.myntra.com/{}".format(q))</text:p>
      <text:p text:style-name="P17"><text:soft-page-break/><text:s text:c="20"/>elif "bigbasket" in w:</text:p>
      <text:p text:style-name="P17"><text:s text:c="24"/>webbrowser.open("https://www.bigbasket.com/ps/?q={}".format(q))</text:p>
      <text:p text:style-name="P17"><text:s text:c="20"/>elif "pepperfry" in w:</text:p>
      <text:p text:style-name="P17"><text:s text:c="24"/>webbrowser.open("https://www.pepperfry.com/site_product/search?q={}+&amp;as=0&amp;src=os".format(q))</text:p>
      <text:p text:style-name="P17"><text:s text:c="20"/>elif "alibaba" in w:</text:p>
      <text:p text:style-name="P17"><text:s text:c="24"/>webbrowser.open("https://www.alibaba.com/showroom/{}.html?fsb=y&amp;IndexArea=product_en&amp;CatId=&amp;SearchText={}&amp;isGalleryList=G".format(q,q))</text:p>
      <text:p text:style-name="P17"><text:s text:c="20"/>elif "aliexpress" in w:</text:p>
      <text:p text:style-name="P17"><text:s text:c="24"/>webbrowser.open("https://www.aliexpress.com/premium/{}.html?d=y&amp;origin=y&amp;catId=0&amp;SearchText={}".format(q,q))</text:p>
      <text:p text:style-name="P17"><text:s text:c="20"/>elif "yahoo" in w:</text:p>
      <text:p text:style-name="P17"><text:soft-page-break/><text:s text:c="24"/>webbrowser.open("https://www.search.yahoo.com/search?p={}".format(q))</text:p>
      <text:p text:style-name="P17"><text:s text:c="20"/>elif "google" in w and "news" in w:</text:p>
      <text:p text:style-name="P17"><text:s text:c="24"/>webbrowser.open("https://news.google.com/search?q={}&amp;hl=en-US&amp;gl=US&amp;ceid=US%3Aen".format(q))</text:p>
      <text:p text:style-name="P17"><text:s text:c="20"/>else:</text:p>
      <text:p text:style-name="P17"><text:s text:c="24"/>webbrowser.open("https://www.{}.com/search?q={}".format(w,q))</text:p>
      <text:p text:style-name="P17"><text:s text:c="20"/>time.sleep(1)</text:p>
      <text:p text:style-name="P17"><text:s text:c="20"/>keyboard.press_and_release('win + Up')</text:p>
      <text:p text:style-name="P17"><text:s text:c="20"/>time.sleep(1)</text:p>
      <text:p text:style-name="P17"><text:s text:c="20"/>keyboard.press_and_release('win + Up')</text:p>
      <text:p text:style-name="P17"><text:s text:c="20"/>time.sleep(1)</text:p>
      <text:p text:style-name="P17"><text:s text:c="20"/>keyboard.press_and_release('win + Right')</text:p>
      <text:p text:style-name="P17"><text:s text:c="20"/>time.sleep(1)</text:p>
      <text:p text:style-name="P17"><text:s text:c="20"/>if v == "YES":</text:p>
      <text:p text:style-name="P17"><text:s text:c="24"/>s=gTTS(text="hmm These are the results for {} in {}".format(q,w),lang='en-uk')</text:p>
      <text:p text:style-name="P17"><text:soft-page-break/><text:s text:c="24"/>s.save(r"C:\Python Files\Audiofiles\VoiceOver.mp3")</text:p>
      <text:p text:style-name="P17"><text:s text:c="24"/>playsound(r"C:\Python Files\Audiofiles\VoiceOver.mp3")</text:p>
      <text:p text:style-name="P17"><text:s text:c="24"/>os.remove("C:\Python Files\Audiofiles\VoiceOver.mp3")</text:p>
      <text:p text:style-name="P17"><text:s text:c="16"/>except requests.exceptions.ConnectionError:</text:p>
      <text:p text:style-name="P17"><text:s text:c="20"/>print(" \t⚠Oops...Make Sure That You Are Connected With Internet⚠")</text:p>
      <text:p text:style-name="P17"><text:s text:c="20"/>if v == "YES":</text:p>
      <text:p text:style-name="P17"><text:s text:c="24"/>playsound(r"C:\Python Files\Audiofiles\offline.mp3")</text:p>
      <text:p text:style-name="P17"><text:s text:c="12"/>elif "open" in q_ or "go to" in q_ or "take me" in q_ or "move to" in q_:</text:p>
      <text:p text:style-name="P17"><text:s text:c="16"/>try:</text:p>
      <text:p text:style-name="P17"><text:s text:c="20"/>try:</text:p>
      <text:p text:style-name="P17"><text:s text:c="24"/>if "sid" in q_ or "glenda" in q_:</text:p>
      <text:p text:style-name="P17"><text:s text:c="28"/>l= q_.split()</text:p>
      <text:p text:style-name="P17"><text:s text:c="28"/>try:</text:p>
      <text:p text:style-name="P17"><text:s text:c="32"/>l.remove("sid")</text:p>
      <text:p text:style-name="P17"><text:s text:c="32"/>w=' '.join(l)</text:p>
      <text:p text:style-name="P17"><text:soft-page-break/><text:s text:c="28"/>except:</text:p>
      <text:p text:style-name="P17"><text:s text:c="32"/>l.remove("glenda")</text:p>
      <text:p text:style-name="P17"><text:s text:c="32"/>w=' '.join(l)</text:p>
      <text:p text:style-name="P17"><text:s text:c="24"/>else:</text:p>
      <text:p text:style-name="P17"><text:s text:c="28"/>w=q_</text:p>
      <text:p text:style-name="P17"><text:s text:c="20"/>except:</text:p>
      <text:p text:style-name="P17"><text:s text:c="24"/>pass</text:p>
      <text:p text:style-name="P17"><text:s text:c="20"/>if (".com" in q_ or ("dot" in q_ and "com" in q_) or "amazon" in q_ or "youtube" in q_ or "yahoo" in q_ or "bigbasket" in q_ or "bing" in q_ or "aliexpress" in q_ or "ebay" in q_ or <text:s/>"flipkart" in q_ or "snapdeal" in q_ or "browser" in q_ or "search engine" in q_ or "web" in q_ or ("book" in q_ and "my" in q_ and "show" in q_)) and ("app" not in q_ and "sett" not in q_):</text:p>
      <text:p text:style-name="P17"><text:s text:c="24"/>try:</text:p>
      <text:p text:style-name="P17"><text:s text:c="28"/>r = requests.get("https://google.com/search?q={}".format(w))</text:p>
      <text:p text:style-name="P17"><text:s text:c="28"/>s = BeautifulSoup(r.content, 'html.parser')</text:p>
      <text:p text:style-name="P17"><text:s text:c="28"/>e=[]</text:p>
      <text:p text:style-name="P17"><text:s text:c="28"/>for a_ in s.find_all('a', href=True):</text:p>
      <text:p text:style-name="P17"><text:s text:c="32"/>e.append(a_['href'])</text:p>
      <text:p text:style-name="P17"><text:s text:c="28"/>x=[]</text:p>
      <text:p text:style-name="P17"><text:soft-page-break/><text:s text:c="28"/>x_=[]</text:p>
      <text:p text:style-name="P17"><text:s text:c="28"/>for t in e:</text:p>
      <text:p text:style-name="P17"><text:s text:c="32"/>if "/url?q=https://www." in t:</text:p>
      <text:p text:style-name="P17"><text:s text:c="36"/>x.append(e.index(t))</text:p>
      <text:p text:style-name="P17"><text:s text:c="32"/>elif "/url?q=https://in." in t and ".mail." not in t:</text:p>
      <text:p text:style-name="P17"><text:s text:c="36"/>x_.append(e.index(t))</text:p>
      <text:p text:style-name="P17"><text:s text:c="32"/>else:</text:p>
      <text:p text:style-name="P17"><text:s text:c="36"/>pass</text:p>
      <text:p text:style-name="P17"><text:s text:c="28"/>try:</text:p>
      <text:p text:style-name="P17"><text:s text:c="32"/>if x[0]&lt;x_[0]:</text:p>
      <text:p text:style-name="P17"><text:s text:c="36"/>l=e[x[0]]</text:p>
      <text:p text:style-name="P17"><text:s text:c="36"/>j=l[19:].index('.')</text:p>
      <text:p text:style-name="P17"><text:s text:c="36"/>w=l[19:19+j]</text:p>
      <text:p text:style-name="P17"><text:s text:c="32"/>else:</text:p>
      <text:p text:style-name="P17"><text:s text:c="36"/>l=e[x_[0]]</text:p>
      <text:p text:style-name="P17"><text:s text:c="36"/>j=l[18:].index('.')</text:p>
      <text:p text:style-name="P17"><text:s text:c="36"/>w=l[18:18+j]</text:p>
      <text:p text:style-name="P17"><text:s text:c="28"/>except:</text:p>
      <text:p text:style-name="P17"><text:s text:c="32"/>l=e[x[0]]</text:p>
      <text:p text:style-name="P17"><text:s text:c="32"/>j=l[19:].index('.')</text:p>
      <text:p text:style-name="P17"><text:s text:c="32"/>w=l[19:19+j]</text:p>
      <text:p text:style-name="P17"><text:soft-page-break/><text:s text:c="28"/>print("Just Sit Back And Hold Tight!")</text:p>
      <text:p text:style-name="P17"><text:s text:c="28"/>if "yandex" in q_:</text:p>
      <text:p text:style-name="P17"><text:s text:c="32"/>w="yandex"</text:p>
      <text:p text:style-name="P17"><text:s text:c="28"/>elif "baibu" in q_:</text:p>
      <text:p text:style-name="P17"><text:s text:c="32"/>w="baidu"</text:p>
      <text:p text:style-name="P17"><text:s text:c="28"/>if "private" in q_ and "browser":</text:p>
      <text:p text:style-name="P17"><text:s text:c="32"/>w="duckduckgo"</text:p>
      <text:p text:style-name="P17"><text:s text:c="28"/>print("We Are Heading To {}...".format(w))</text:p>
      <text:p text:style-name="P17"><text:s text:c="28"/>webbrowser.open("https://www.{}.com".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 text:c="28"/>time.sleep(1)</text:p>
      <text:p text:style-name="P17"><text:s text:c="28"/>keyboard.press_and_release('win + Right')</text:p>
      <text:p text:style-name="P17"><text:s text:c="28"/>time.sleep(1)</text:p>
      <text:p text:style-name="P17"><text:s text:c="28"/>if v == "YES":</text:p>
      <text:p text:style-name="P17"><text:s text:c="32"/>s=gTTS(text="hmm Here we are moving to {}dot com".format(w),lang='en-uk')</text:p>
      <text:p text:style-name="P17"><text:soft-page-break/><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l=q_.split()</text:p>
      <text:p text:style-name="P17"><text:s text:c="28"/>try: <text:s text:c="2"/></text:p>
      <text:p text:style-name="P17"><text:s text:c="32"/>i=l.index("open")+1</text:p>
      <text:p text:style-name="P17"><text:s text:c="32"/>w=' '.join(l[i:])</text:p>
      <text:p text:style-name="P17"><text:s text:c="28"/>except:</text:p>
      <text:p text:style-name="P17"><text:s text:c="32"/>i=l.index("to")+1</text:p>
      <text:p text:style-name="P17"><text:s text:c="32"/>w=' '.join(l[i:])</text:p>
      <text:p text:style-name="P17"><text:s text:c="28"/>print("Just Sit Back And Hold Tight!")</text:p>
      <text:p text:style-name="P17"><text:s text:c="28"/>print("We Are Heading To {}...".format(w))</text:p>
      <text:p text:style-name="P17"><text:s text:c="28"/>webbrowser.open("https://www.{}".format(w))</text:p>
      <text:p text:style-name="P17"><text:s text:c="28"/>time.sleep(1)</text:p>
      <text:p text:style-name="P17"><text:s text:c="28"/>keyboard.press_and_release('win + Up')</text:p>
      <text:p text:style-name="P17"><text:s text:c="28"/>time.sleep(1)</text:p>
      <text:p text:style-name="P17"><text:s text:c="28"/>keyboard.press_and_release('win + Up')</text:p>
      <text:p text:style-name="P17"><text:soft-page-break/><text:s text:c="28"/>time.sleep(1)</text:p>
      <text:p text:style-name="P17"><text:s text:c="28"/>keyboard.press_and_release('win + Right')</text:p>
      <text:p text:style-name="P17"><text:s text:c="28"/>time.sleep(1)</text:p>
      <text:p text:style-name="P17"><text:s text:c="20"/>else:</text:p>
      <text:p text:style-name="P17"><text:s text:c="24"/>l= w.split()</text:p>
      <text:p text:style-name="P17"><text:s text:c="24"/>try: <text:s text:c="2"/></text:p>
      <text:p text:style-name="P17"><text:s text:c="28"/>i=l.index("open")+1</text:p>
      <text:p text:style-name="P17"><text:s text:c="28"/>j=l.index("app")+1</text:p>
      <text:p text:style-name="P17"><text:s text:c="28"/>w=' '.join(l[i:j])</text:p>
      <text:p text:style-name="P17"><text:s text:c="24"/>except:</text:p>
      <text:p text:style-name="P17"><text:s text:c="28"/>try:</text:p>
      <text:p text:style-name="P17"><text:s text:c="32"/>i=l.index("open")+1</text:p>
      <text:p text:style-name="P17"><text:s text:c="32"/>w=' '.join(l[i:])</text:p>
      <text:p text:style-name="P17"><text:s text:c="28"/>except:</text:p>
      <text:p text:style-name="P17"><text:s text:c="32"/>try:</text:p>
      <text:p text:style-name="P17"><text:s text:c="36"/>i=l.index("to")+1</text:p>
      <text:p text:style-name="P17"><text:s text:c="36"/>j=l.index("app")+1</text:p>
      <text:p text:style-name="P17"><text:s text:c="36"/>w=' '.join(l[i:j])</text:p>
      <text:p text:style-name="P17"><text:s text:c="32"/>except:</text:p>
      <text:p text:style-name="P17"><text:s text:c="36"/>i=l.index("to")+1</text:p>
      <text:p text:style-name="P17"><text:s text:c="36"/>w=' '.join(l[i:])</text:p>
      <text:p text:style-name="P17"><text:soft-page-break/><text:s text:c="24"/>keyboard.press_and_release('win')</text:p>
      <text:p text:style-name="P17"><text:s text:c="24"/>time.sleep(1)</text:p>
      <text:p text:style-name="P17"><text:s text:c="24"/>keyboard.write('{}'.format(w))</text:p>
      <text:p text:style-name="P17"><text:s text:c="24"/>time.sleep(1)</text:p>
      <text:p text:style-name="P17"><text:s text:c="24"/>keyboard.press_and_release('Enter')</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 text:c="24"/>time.sleep(1)</text:p>
      <text:p text:style-name="P17"><text:s text:c="24"/>keyboard.press_and_release('win + Right')</text:p>
      <text:p text:style-name="P17"><text:s text:c="24"/>time.sleep(1)</text:p>
      <text:p text:style-name="P17"><text:s text:c="24"/>print("Just Sit Back And Hold Tight!")</text:p>
      <text:p text:style-name="P17"><text:s text:c="24"/>print("Opening {}...".format(w))</text:p>
      <text:p text:style-name="P17"><text:s text:c="24"/>if v == "YES":</text:p>
      <text:p text:style-name="P17"><text:s text:c="28"/>s=gTTS(text="hmm And this is {}".format(w),lang='en-uk')</text:p>
      <text:p text:style-name="P17"><text:s text:c="28"/>s.save(r"C:\Python Files\Audiofiles\VoiceOver.mp3")</text:p>
      <text:p text:style-name="P17"><text:s text:c="28"/>playsound(r"C:\Python Files\Audiofiles\VoiceOver.mp3")</text:p>
      <text:p text:style-name="P17"><text:soft-page-break/><text:s text:c="28"/>os.remove("C:\Python Files\Audiofiles\VoiceOver.mp3")</text:p>
      <text:p text:style-name="P17"><text:s text:c="16"/>except:</text:p>
      <text:p text:style-name="P17"><text:s text:c="20"/>try:</text:p>
      <text:p text:style-name="P17"><text:s text:c="24"/>try:</text:p>
      <text:p text:style-name="P17"><text:s text:c="28"/>l= q_.split()</text:p>
      <text:p text:style-name="P17"><text:s text:c="28"/>try:</text:p>
      <text:p text:style-name="P17"><text:s text:c="32"/>l.remove("sid")</text:p>
      <text:p text:style-name="P17"><text:s text:c="32"/>w=' '.join(l)</text:p>
      <text:p text:style-name="P17"><text:s text:c="28"/>except:</text:p>
      <text:p text:style-name="P17"><text:s text:c="32"/>l.remove("glenda")</text:p>
      <text:p text:style-name="P17"><text:s text:c="32"/>w=' '.join(l)</text:p>
      <text:p text:style-name="P17"><text:s text:c="24"/>except:</text:p>
      <text:p text:style-name="P17"><text:s text:c="28"/>w=q_</text:p>
      <text:p text:style-name="P17"><text:s text:c="24"/>print("Just Sit Back And Hold Tight!")</text:p>
      <text:p text:style-name="P17"><text:s text:c="24"/>webbrowser.open("https://google.com/search?q={}".format(w))</text:p>
      <text:p text:style-name="P17"><text:s text:c="24"/>time.sleep(1)</text:p>
      <text:p text:style-name="P17"><text:s text:c="24"/>keyboard.press_and_release('win + Up')</text:p>
      <text:p text:style-name="P17"><text:s text:c="24"/>time.sleep(1)</text:p>
      <text:p text:style-name="P17"><text:s text:c="24"/>keyboard.press_and_release('win + Up')</text:p>
      <text:p text:style-name="P17"><text:soft-page-break/><text:s text:c="24"/>time.sleep(1)</text:p>
      <text:p text:style-name="P17"><text:s text:c="24"/>keyboard.press_and_release('win + Right')</text:p>
      <text:p text:style-name="P17"><text:s text:c="24"/>time.sleep(1)</text:p>
      <text:p text:style-name="P17"><text:s text:c="24"/>try:</text:p>
      <text:p text:style-name="P17"><text:s text:c="28"/>if v == "YES":</text:p>
      <text:p text:style-name="P17"><text:s text:c="32"/>s=gTTS(text="hmm These are results for {} in internet".format(w),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20"/>except requests.exceptions.ConnectionError:</text:p>
      <text:p text:style-name="P17"><text:s text:c="24"/>print(" \t⚠Oops...Make Sure That You Are Connected With Internet⚠")</text:p>
      <text:p text:style-name="P17"><text:s text:c="24"/>if v == "YES":</text:p>
      <text:p text:style-name="P17"><text:s text:c="28"/>playsound(r"C:\Python Files\Audiofiles\offline.mp3")</text:p>
      <text:p text:style-name="P17"><text:soft-page-break/><text:s text:c="12"/>elif "thanks" in q_ or "thank you" in q_:</text:p>
      <text:p text:style-name="P17"><text:s text:c="16"/>if "very" in q_:</text:p>
      <text:p text:style-name="P17"><text:s text:c="20"/>print("So nice of you, you're Welcome")</text:p>
      <text:p text:style-name="P17"><text:s text:c="20"/>if v == "YES":</text:p>
      <text:p text:style-name="P17"><text:s text:c="24"/>s=gTTS(text="hmm so nice of you, you're welcome",lang='en-uk')</text:p>
      <text:p text:style-name="P17"><text:s text:c="24"/>s.save(r"C:\Python Files\Audiofiles\VoiceOver.mp3")</text:p>
      <text:p text:style-name="P17"><text:s text:c="24"/>playsound(r"C:\Python Files\Audiofiles\VoiceOver.mp3")</text:p>
      <text:p text:style-name="P17"><text:s text:c="24"/>os.remove("C:\Python Files\Audiofiles\VoiceOver.mp3")</text:p>
      <text:p text:style-name="P17"><text:s text:c="16"/>else:</text:p>
      <text:p text:style-name="P17"><text:s text:c="20"/>print("You're Welcome")</text:p>
      <text:p text:style-name="P17"><text:s text:c="20"/>if v == "YES":</text:p>
      <text:p text:style-name="P17"><text:s text:c="24"/>s=gTTS(text="hmm you're welcome",lang='en-uk')</text:p>
      <text:p text:style-name="P17"><text:s text:c="24"/>s.save(r"C:\Python Files\Audiofiles\VoiceOver.mp3")</text:p>
      <text:p text:style-name="P17"><text:s text:c="24"/>playsound(r"C:\Python Files\Audiofiles\VoiceOver.mp3")</text:p>
      <text:p text:style-name="P17"><text:soft-page-break/><text:s text:c="24"/>os.remove("C:\Python Files\Audiofiles\VoiceOver.mp3")</text:p>
      <text:p text:style-name="P17"><text:s text:c="12"/>elif "restart" in q_ or "reboot" in q_:</text:p>
      <text:p text:style-name="P17"><text:s text:c="16"/>print("ReBooting...")</text:p>
      <text:p text:style-name="P17"><text:s text:c="16"/>try:</text:p>
      <text:p text:style-name="P17"><text:s text:c="20"/>if v == "YES":</text:p>
      <text:p text:style-name="P17"><text:s text:c="24"/>s=gTTS(text="hmm Computer Rebooting now!",lang='en-uk')</text:p>
      <text:p text:style-name="P17"><text:s text:c="24"/>s.save(r"C:\Python Files\Audiofiles\VoiceOver.mp3")</text:p>
      <text:p text:style-name="P17"><text:s text:c="24"/>playsound(r"C:\Python Files\Audiofiles\VoiceOver.mp3")</text:p>
      <text:p text:style-name="P17"><text:s text:c="24"/>os.remove("C:\Python Files\Audiofiles\VoiceOver.mp3") <text:s text:c="3"/></text:p>
      <text:p text:style-name="P17"><text:s text:c="16"/>except requests.exceptions.ConnectionError:</text:p>
      <text:p text:style-name="P17"><text:s text:c="20"/>pass</text:p>
      <text:p text:style-name="P17"><text:s text:c="16"/>os.system('shutdown -t 0 -r -f')</text:p>
      <text:p text:style-name="P17"><text:s text:c="12"/>elif "shut" in q_ and "down" in q_:</text:p>
      <text:p text:style-name="P17"><text:s text:c="16"/>print("Shutting Down...")</text:p>
      <text:p text:style-name="P17"><text:s text:c="16"/>try:</text:p>
      <text:p text:style-name="P17"><text:s text:c="20"/>if v == "YES":</text:p>
      <text:p text:style-name="P17"><text:soft-page-break/><text:s text:c="24"/>s=gTTS(text="hmm Computer Shutting down!",lang='en-uk')</text:p>
      <text:p text:style-name="P17"><text:s text:c="24"/>s.save(r"C:\Python Files\Audiofiles\VoiceOver.mp3")</text:p>
      <text:p text:style-name="P17"><text:s text:c="24"/>playsound(r"C:\Python Files\Audiofiles\VoiceOver.mp3")</text:p>
      <text:p text:style-name="P17"><text:s text:c="24"/>os.remove("C:\Python Files\Audiofiles\VoiceOver.mp3") <text:s text:c="3"/></text:p>
      <text:p text:style-name="P17"><text:s text:c="16"/>except requests.exceptions.ConnectionError:</text:p>
      <text:p text:style-name="P17"><text:s text:c="20"/>pass</text:p>
      <text:p text:style-name="P17"><text:s text:c="16"/>os.system('shutdown /s /t 1')</text:p>
      <text:p text:style-name="P17"><text:s text:c="12"/>elif ("log" in q_ and "out" in q_) or ("sign" in q_ and "out" in q_):</text:p>
      <text:p text:style-name="P17"><text:s text:c="16"/>print("SigningOut...")</text:p>
      <text:p text:style-name="P17"><text:s text:c="16"/>try:</text:p>
      <text:p text:style-name="P17"><text:s text:c="20"/>if v == "YES":</text:p>
      <text:p text:style-name="P17"><text:s text:c="24"/>s=gTTS(text="hmm Computer Signing out!",lang='en-uk')</text:p>
      <text:p text:style-name="P17"><text:s text:c="24"/>s.save(r"C:\Python Files\Audiofiles\VoiceOver.mp3")</text:p>
      <text:p text:style-name="P17"><text:soft-page-break/><text:s text:c="24"/>playsound(r"C:\Python Files\Audiofiles\VoiceOver.mp3")</text:p>
      <text:p text:style-name="P17"><text:s text:c="24"/>os.remove("C:\Python Files\Audiofiles\VoiceOver.mp3") <text:s text:c="3"/></text:p>
      <text:p text:style-name="P17"><text:s text:c="16"/>except requests.exceptions.ConnectionError:</text:p>
      <text:p text:style-name="P17"><text:s text:c="20"/>pass</text:p>
      <text:p text:style-name="P17"><text:s text:c="16"/>os.system('shutdown -l')</text:p>
      <text:p text:style-name="P17"><text:s text:c="12"/>else:</text:p>
      <text:p text:style-name="P17"><text:s text:c="16"/>try:</text:p>
      <text:p text:style-name="P17"><text:s text:c="20"/></text:p>
      <text:p text:style-name="P17"><text:s text:c="20"/>if "sid" in q_ or "glenda" in q_:</text:p>
      <text:p text:style-name="P17"><text:s text:c="24"/>l= q_.split()</text:p>
      <text:p text:style-name="P17"><text:s text:c="24"/>try:</text:p>
      <text:p text:style-name="P17"><text:s text:c="28"/>l.remove("sid")</text:p>
      <text:p text:style-name="P17"><text:s text:c="28"/>w=' '.join(l)</text:p>
      <text:p text:style-name="P17"><text:s text:c="24"/>except:</text:p>
      <text:p text:style-name="P17"><text:s text:c="28"/>l.remove("glenda")</text:p>
      <text:p text:style-name="P17"><text:s text:c="28"/>w=' '.join(l)</text:p>
      <text:p text:style-name="P17"><text:s text:c="20"/>else:</text:p>
      <text:p text:style-name="P17"><text:s text:c="24"/>w=q_</text:p>
      <text:p text:style-name="P17"><text:s text:c="20"/>print("Just Sit Back And Hold Tight!")</text:p>
      <text:p text:style-name="P17"><text:soft-page-break/><text:s text:c="20"/>webbrowser.open("https://google.com/search?q={}".format(q_))</text:p>
      <text:p text:style-name="P17"><text:s text:c="20"/>time.sleep(1)</text:p>
      <text:p text:style-name="P17"><text:s text:c="20"/>keyboard.press_and_release('win + Up')</text:p>
      <text:p text:style-name="P17"><text:s text:c="20"/>time.sleep(1)</text:p>
      <text:p text:style-name="P17"><text:s text:c="20"/>keyboard.press_and_release('win + Up')</text:p>
      <text:p text:style-name="P17"><text:s text:c="20"/>time.sleep(1)</text:p>
      <text:p text:style-name="P17"><text:s text:c="20"/>keyboard.press_and_release('win + Right')</text:p>
      <text:p text:style-name="P17"><text:s text:c="20"/>time.sleep(1)</text:p>
      <text:p text:style-name="P17"><text:s text:c="20"/>try:</text:p>
      <text:p text:style-name="P17"><text:s text:c="24"/>if v == "YES":</text:p>
      <text:p text:style-name="P17"><text:s text:c="28"/>s=gTTS(text="hmm these are Results from Internet! about {}".format(q_),lang='en-uk')</text:p>
      <text:p text:style-name="P17"><text:s text:c="28"/>s.save(r"C:\Python Files\Audiofiles\VoiceOver.mp3")</text:p>
      <text:p text:style-name="P17"><text:s text:c="28"/>playsound(r"C:\Python Files\Audiofiles\VoiceOver.mp3")</text:p>
      <text:p text:style-name="P17"><text:s text:c="28"/>os.remove("C:\Python Files\Audiofiles\VoiceOver.mp3")</text:p>
      <text:p text:style-name="P17"><text:s text:c="20"/>except:</text:p>
      <text:p text:style-name="P17"><text:s text:c="24"/>try:</text:p>
      <text:p text:style-name="P17"><text:soft-page-break/><text:s text:c="28"/>os.remove("C:\Python Files\Audiofiles\VoiceOver.mp3")</text:p>
      <text:p text:style-name="P17"><text:s text:c="28"/>if v == "YES":</text:p>
      <text:p text:style-name="P17"><text:s text:c="32"/>s=gTTS(text="hmm these are Results from Internet! about {}".format(q_),lang='en-uk')</text:p>
      <text:p text:style-name="P17"><text:s text:c="32"/>s.save(r"C:\Python Files\Audiofiles\VoiceOver.mp3")</text:p>
      <text:p text:style-name="P17"><text:s text:c="32"/>playsound(r"C:\Python Files\Audiofiles\VoiceOver.mp3")</text:p>
      <text:p text:style-name="P17"><text:s text:c="32"/>os.remove("C:\Python Files\Audiofiles\VoiceOver.mp3")</text:p>
      <text:p text:style-name="P17"><text:s text:c="24"/>except:</text:p>
      <text:p text:style-name="P17"><text:s text:c="28"/>pass</text:p>
      <text:p text:style-name="P17"><text:s text:c="16"/>except requests.exceptions.ConnectionError:</text:p>
      <text:p text:style-name="P17"><text:s text:c="20"/>print(" \t⚠Oops...Make Sure That You Are Connected With Internet⚠")</text:p>
      <text:p text:style-name="P17"><text:s text:c="20"/>if v == "YES":</text:p>
      <text:p text:style-name="P17"><text:s text:c="24"/>playsound(r"C:\Python Files\Audiofiles\offline.mp3")</text:p>
      <text:p text:style-name="P17"><text:s text:c="8"/>finally:</text:p>
      <text:p text:style-name="P17"><text:s text:c="12"/>pass</text:p>
      <text:p text:style-name="P18"><text:soft-page-break/>#==============================================<text:span text:style-name="T25">=</text:span>#</text:p>
      <text:p text:style-name="P17">_q_=input().casefold()</text:p>
      <text:p text:style-name="P17">if _q_ == "":</text:p>
      <text:p text:style-name="P17"><text:s text:c="4"/>print("Hi I'm Sid, Virtual Assistant \n So,How can I help you?”<text:span text:style-name="T25">)</text:span> </text:p>
      <text:p text:style-name="P17"><text:s text:c="4"/>process()</text:p>
      <text:p text:style-name="P17">else:</text:p>
      <text:p text:style-name="P17"><text:s text:c="4"/>pass</text:p>
      <text:p text:style-name="P17">‘’’</text:p>
      <text:p text:style-name="P17">First Finished &amp; Tested Prototype <text:s text:c="7"/>|*| 20/04/2020-03:52 AM</text:p>
      <text:p text:style-name="P17">First Updated &amp; Tested Prototype <text:s text:c="7"/>|*| 21/04/2020-12:51 AM</text:p>
      <text:p text:style-name="P17">Second Updated &amp; Tested Prototype <text:s text:c="2"/>|*| 04/06/2020--09:16 PM</text:p>
      <text:p text:style-name="P17">Third Updated &amp; Tested Prototype <text:s text:c="5"/>|*| 08/07/2020-09:46 PM</text:p>
      <text:p text:style-name="P17">Forth Updated &amp; Tested Prototype <text:s text:c="5"/>|*| 13/07/2020-10:39 PM</text:p>
      <text:p text:style-name="P17">Fifth Updated &amp; Tested Prototype <text:s text:c="6"/>|*| 14/07/2020-10:16 PM</text:p>
      <text:p text:style-name="P17">Sixth Updated &amp; Tested Prototype <text:s text:c="6"/>|*| 04/08/2020--05:32 PM</text:p>
      <text:p text:style-name="P17">Seventh Updated &amp; Tested Prototype |*| 04/09/2020--01:53 AM</text:p>
      <text:p text:style-name="P17">Eighth Updated &amp; Tested Prototype <text:s text:c="3"/>|*| 20/09/2020--04:13 AM</text:p>
      <text:p text:style-name="P17">Ninth Updated &amp; Tested Prototype <text:s text:c="5"/>|*| 20/09/2020--03:42 PM</text:p>
      <text:p text:style-name="P17">Tenth Updated &amp; Tested Prototype <text:s text:c="5"/>|*| 22/09/2020-04:18 AM</text:p>
      <text:p text:style-name="P17">Eleventh Updated &amp; Tested Prototype|*| 07/12/2020--09:34 PM</text:p>
      <text:p text:style-name="P17">‘’’</text:p>
      <text:p text:style-name="P14"><text:soft-page-break/></text:p>
      <text:p text:style-name="P14">OUTPUT</text:p>
      <text:p text:style-name="P14"/>
      <text:p text:style-name="P12"><text:soft-page-break/>BIBLIOGRAPHY</text:p>
      <text:p text:style-name="P33"/>
      <text:list xml:id="list2056561565" text:style-name="L2">
        <text:list-item>
          <text:p text:style-name="P32">w3schools- https://www.w3schools.com/python/</text:p>
        </text:list-item>
        <text:list-item>
          <text:p text:style-name="P32">GeeksforGeeks- https://www.geeksforgeeks.org/python-programming-langu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WW8Num1z0" style:family="text">
      <style:text-properties style:font-name="Wingdings" fo:font-family="Wingdings" style:font-pitch="variable" style:font-charset="x-symbol" fo:font-size="30pt" style:font-size-asian="30pt" style:font-name-complex="Wingdings" style:font-family-complex="Wingdings" style:font-pitch-complex="variable" style:font-charset-complex="x-symbol" style:font-size-complex="3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22:51:42.990000000</meta:creation-date>
    <dc:date>2020-12-08T11:24:14.571000000</dc:date>
    <meta:editing-duration>PT14M39S</meta:editing-duration>
    <meta:editing-cycles>3</meta:editing-cycles>
    <meta:generator>Neat_Office/6.2.8.2$Windows_x86 LibreOffice_project/</meta:generator>
    <meta:document-statistic meta:table-count="0" meta:image-count="0" meta:object-count="0" meta:page-count="421" meta:paragraph-count="7132" meta:word-count="23005" meta:character-count="422420" meta:non-whitespace-character-count="169642"/>
  </office:meta>
</office:document-meta>
</file>